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Google Sans" svg:font-family="'Google Sans', Roboto, sans-serif"/>
    <style:font-face style:name="Roboto Mono" svg:font-family="'Roboto Mono', Menlo, 'Bitstream Vera Sans Mono', 'DejaVu Sans Mono', Monaco, Consolas, monospace"/>
    <style:font-face style:name="Roboto1" svg:font-family="Roboto, Arial, sans-serif"/>
    <style:font-face style:name="Roboto" svg:font-family="Roboto, sans-serif"/>
    <style:font-face style:name="apple-system" svg:font-family="apple-system, BlinkMacSystemFont, 'Segoe UI', 'Liberation Sans', sans-serif"/>
    <style:font-face style:name="inherit" svg:font-family="inherit"/>
    <style:font-face style:name="var ff-mono" svg:font-family="'var ff-mono'"/>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2cca36"/>
    </style:style>
    <style:style style:name="P2" style:family="paragraph" style:parent-style-name="Preformatted_20_Text">
      <style:paragraph-properties fo:text-align="start" style:justify-single-word="false"/>
      <style:text-properties fo:font-variant="normal" fo:text-transform="none" fo:color="#222222" loext:opacity="100%" style:font-name="Liberation Mono" fo:letter-spacing="normal" fo:font-style="normal" fo:font-weight="normal" officeooo:rsid="0012c210" officeooo:paragraph-rsid="0016439f" fo:background-color="#ff8000" style:font-name-asian="Noto Sans Mono CJK SC" style:font-name-complex="Liberation Mono"/>
    </style:style>
    <style:style style:name="P3"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style>
    <style:style style:name="P4"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12c210"/>
    </style:style>
    <style:style style:name="P5"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17075f"/>
    </style:style>
    <style:style style:name="P6"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1f4d13"/>
    </style:style>
    <style:style style:name="P7"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276431"/>
    </style:style>
    <style:style style:name="P8"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28af5a"/>
    </style:style>
    <style:style style:name="P9"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294d4d"/>
    </style:style>
    <style:style style:name="P10"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dd5e5"/>
    </style:style>
    <style:style style:name="P11"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e8508"/>
    </style:style>
    <style:style style:name="P12" style:family="paragraph" style:parent-style-name="Standard">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222222" loext:opacity="100%" style:font-name="Roboto Mono" fo:font-size="12pt" fo:letter-spacing="normal" fo:font-style="normal" fo:font-weight="normal" officeooo:rsid="001222e7" officeooo:paragraph-rsid="0018fccb" fo:background-color="#ffffff" style:font-name-asian="Noto Sans Mono CJK SC" style:font-name-complex="Liberation Mono"/>
    </style:style>
    <style:style style:name="P13" style:family="paragraph" style:parent-style-name="Standard">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22e30c" fo:background-color="#ffff00" style:font-name-asian="Noto Sans Mono CJK SC" style:font-weight-asian="bold" style:font-name-complex="Liberation Mono" style:font-weight-complex="bold"/>
    </style:style>
    <style:style style:name="P14" style:family="paragraph" style:parent-style-name="Standard">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22e30c"/>
    </style:style>
    <style:style style:name="P15" style:family="paragraph" style:parent-style-name="Standard">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247a3c"/>
    </style:style>
    <style:style style:name="P16"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294d4d"/>
    </style:style>
    <style:style style:name="P17"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2ab275"/>
    </style:style>
    <style:style style:name="P18"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2ba1e8"/>
    </style:style>
    <style:style style:name="P19"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2cca36"/>
    </style:style>
    <style:style style:name="P20"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04495"/>
    </style:style>
    <style:style style:name="P21"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34713"/>
    </style:style>
    <style:style style:name="P22"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4bb3b"/>
    </style:style>
    <style:style style:name="P23"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5da9c"/>
    </style:style>
    <style:style style:name="P24"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b060b"/>
    </style:style>
    <style:style style:name="P25"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b13cc"/>
    </style:style>
    <style:style style:name="P26"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e8508"/>
    </style:style>
    <style:style style:name="P27"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f8e74"/>
    </style:style>
    <style:style style:name="P28"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3fd92a"/>
    </style:style>
    <style:style style:name="P29"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Google Sans" fo:font-size="12pt" fo:letter-spacing="normal" fo:font-style="normal" fo:font-weight="normal" officeooo:rsid="0012c210" officeooo:paragraph-rsid="0028af5a" fo:background-color="#ff8000" style:font-name-asian="Noto Sans Mono CJK SC" style:font-size-asian="12pt" style:font-weight-asian="bold" style:font-name-complex="Liberation Mono" style:font-size-complex="12pt" style:font-weight-complex="bold"/>
    </style:style>
    <style:style style:name="P30"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2ab275" fo:background-color="#ff8000" style:font-name-asian="Noto Sans Mono CJK SC" style:font-size-asian="12pt" style:font-weight-asian="bold" style:font-name-complex="Liberation Mono" style:font-size-complex="12pt" style:font-weight-complex="bold"/>
    </style:style>
    <style:style style:name="P31"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2ba1e8" fo:background-color="#ff8000" style:font-name-asian="Noto Sans Mono CJK SC" style:font-size-asian="12pt" style:font-weight-asian="bold" style:font-name-complex="Liberation Mono" style:font-size-complex="12pt" style:font-weight-complex="bold"/>
    </style:style>
    <style:style style:name="P32"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2cca36" fo:background-color="#ff8000" style:font-name-asian="Noto Sans Mono CJK SC" style:font-size-asian="12pt" style:font-weight-asian="bold" style:font-name-complex="Liberation Mono" style:font-size-complex="12pt" style:font-weight-complex="bold"/>
    </style:style>
    <style:style style:name="P33"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304495" fo:background-color="#ff8000" style:font-name-asian="Noto Sans Mono CJK SC" style:font-size-asian="12pt" style:font-weight-asian="bold" style:font-name-complex="Liberation Mono" style:font-size-complex="12pt" style:font-weight-complex="bold"/>
    </style:style>
    <style:style style:name="P34"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334713" fo:background-color="#ff8000" style:font-name-asian="Noto Sans Mono CJK SC" style:font-size-asian="12pt" style:font-weight-asian="bold" style:font-name-complex="Liberation Mono" style:font-size-complex="12pt" style:font-weight-complex="bold"/>
    </style:style>
    <style:style style:name="P35"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34bb3b" fo:background-color="#ff8000" style:font-name-asian="Noto Sans Mono CJK SC" style:font-size-asian="12pt" style:font-weight-asian="bold" style:font-name-complex="Liberation Mono" style:font-size-complex="12pt" style:font-weight-complex="bold"/>
    </style:style>
    <style:style style:name="P36"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3b060b" fo:background-color="#ff8000" style:font-name-asian="Noto Sans Mono CJK SC" style:font-size-asian="12pt" style:font-weight-asian="bold" style:font-name-complex="Liberation Mono" style:font-size-complex="12pt" style:font-weight-complex="bold"/>
    </style:style>
    <style:style style:name="P37"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3e8508" fo:background-color="#ff8000" style:font-name-asian="Noto Sans Mono CJK SC" style:font-size-asian="12pt" style:font-weight-asian="bold" style:font-name-complex="Liberation Mono" style:font-size-complex="12pt" style:font-weight-complex="bold"/>
    </style:style>
    <style:style style:name="P38"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3f8e74" fo:background-color="#ff8000" style:font-name-asian="Noto Sans Mono CJK SC" style:font-size-asian="12pt" style:font-weight-asian="bold" style:font-name-complex="Liberation Mono" style:font-size-complex="12pt" style:font-weight-complex="bold"/>
    </style:style>
    <style:style style:name="P39"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3fd92a" fo:background-color="#ff8000" style:font-name-asian="Noto Sans Mono CJK SC" style:font-size-asian="12pt" style:font-weight-asian="bold" style:font-name-complex="Liberation Mono" style:font-size-complex="12pt" style:font-weight-complex="bold"/>
    </style:style>
    <style:style style:name="P40"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2cca36" fo:background-color="#ffff00" style:font-name-asian="Noto Sans Mono CJK SC" style:font-size-asian="12pt" style:font-weight-asian="bold" style:font-name-complex="Liberation Mono" style:font-size-complex="12pt" style:font-weight-complex="bold"/>
    </style:style>
    <style:style style:name="P41"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Liberation Mono" fo:font-size="12pt" fo:letter-spacing="normal" fo:font-style="normal" fo:font-weight="normal" officeooo:rsid="0012c210" officeooo:paragraph-rsid="0034bb3b" fo:background-color="#ffff00" style:font-name-asian="Noto Sans Mono CJK SC" style:font-size-asian="12pt" style:font-weight-asian="bold" style:font-name-complex="Liberation Mono" style:font-size-complex="12pt" style:font-weight-complex="bold"/>
    </style:style>
    <style:style style:name="P42"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000000" loext:opacity="100%" style:font-name="Roboto" fo:font-size="12pt" fo:letter-spacing="normal" fo:font-style="normal" fo:font-weight="normal" officeooo:rsid="0012c210" officeooo:paragraph-rsid="002cca36" fo:background-color="#ffff00" style:font-name-asian="Noto Sans Mono CJK SC" style:font-size-asian="12pt" style:font-weight-asian="bold" style:font-name-complex="Liberation Mono" style:font-size-complex="12pt" style:font-weight-complex="bold"/>
    </style:style>
    <style:style style:name="P43"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222222" loext:opacity="100%" style:font-name="Roboto Mono" fo:font-size="12pt" fo:letter-spacing="normal" fo:font-style="normal" fo:font-weight="normal" officeooo:rsid="001222e7" officeooo:paragraph-rsid="0035da9c" fo:background-color="#ffffff" style:font-name-asian="Noto Sans Mono CJK SC" style:font-size-asian="12pt" style:font-weight-asian="bold" style:font-name-complex="Liberation Mono" style:font-size-complex="12pt" style:font-weight-complex="bold"/>
    </style:style>
    <style:style style:name="P44"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222222" loext:opacity="100%" style:font-name="Roboto Mono" fo:font-size="12pt" fo:letter-spacing="normal" fo:font-style="normal" fo:font-weight="normal" officeooo:rsid="001222e7" officeooo:paragraph-rsid="003b060b" fo:background-color="#ffffff" style:font-name-asian="Noto Sans Mono CJK SC" style:font-size-asian="12pt" style:font-weight-asian="bold" style:font-name-complex="Liberation Mono" style:font-size-complex="12pt" style:font-weight-complex="bold"/>
    </style:style>
    <style:style style:name="P45" style:family="paragraph" style:parent-style-name="Standard">
      <style:paragraph-properties fo:text-align="center" style:justify-single-word="false"/>
      <style:text-properties officeooo:rsid="0011259b" officeooo:paragraph-rsid="0011259b"/>
    </style:style>
    <style:style style:name="P46" style:family="paragraph" style:parent-style-name="Standard">
      <style:paragraph-properties fo:text-align="start" style:justify-single-word="false"/>
      <style:text-properties officeooo:rsid="0011259b" officeooo:paragraph-rsid="0011259b"/>
    </style:style>
    <style:style style:name="P47" style:family="paragraph" style:parent-style-name="Standard">
      <style:paragraph-properties fo:text-align="start" style:justify-single-word="false"/>
      <style:text-properties officeooo:rsid="001222e7" officeooo:paragraph-rsid="001222e7"/>
    </style:style>
    <style:style style:name="P48" style:family="paragraph" style:parent-style-name="Standard">
      <style:paragraph-properties fo:text-align="center" style:justify-single-word="false"/>
      <style:text-properties officeooo:rsid="001222e7" officeooo:paragraph-rsid="001222e7"/>
    </style:style>
    <style:style style:name="P49" style:family="paragraph" style:parent-style-name="Standard">
      <style:paragraph-properties fo:text-align="start" style:justify-single-word="false"/>
      <style:text-properties officeooo:paragraph-rsid="001222e7"/>
    </style:style>
    <style:style style:name="P50" style:family="paragraph" style:parent-style-name="Standard">
      <style:paragraph-properties fo:text-align="start" style:justify-single-word="false"/>
      <style:text-properties officeooo:paragraph-rsid="0012c210"/>
    </style:style>
    <style:style style:name="P51" style:family="paragraph" style:parent-style-name="Standard">
      <style:paragraph-properties fo:text-align="start" style:justify-single-word="false"/>
      <style:text-properties officeooo:paragraph-rsid="0013a4d5"/>
    </style:style>
    <style:style style:name="P52" style:family="paragraph" style:parent-style-name="Standard">
      <style:paragraph-properties fo:text-align="start" style:justify-single-word="false"/>
      <style:text-properties officeooo:paragraph-rsid="00159447"/>
    </style:style>
    <style:style style:name="P53" style:family="paragraph" style:parent-style-name="Standard">
      <style:paragraph-properties fo:text-align="start" style:justify-single-word="false"/>
      <style:text-properties officeooo:paragraph-rsid="0016439f"/>
    </style:style>
    <style:style style:name="P54" style:family="paragraph" style:parent-style-name="Standard">
      <style:paragraph-properties fo:text-align="start" style:justify-single-word="false"/>
      <style:text-properties officeooo:paragraph-rsid="0017075f"/>
    </style:style>
    <style:style style:name="P55" style:family="paragraph" style:parent-style-name="Standard">
      <style:paragraph-properties fo:text-align="start" style:justify-single-word="false"/>
      <style:text-properties officeooo:paragraph-rsid="001755d1"/>
    </style:style>
    <style:style style:name="P56" style:family="paragraph" style:parent-style-name="Standard">
      <style:paragraph-properties fo:text-align="start" style:justify-single-word="false"/>
      <style:text-properties officeooo:paragraph-rsid="0018fccb"/>
    </style:style>
    <style:style style:name="P57" style:family="paragraph" style:parent-style-name="Standard">
      <style:paragraph-properties fo:text-align="start" style:justify-single-word="false"/>
      <style:text-properties officeooo:paragraph-rsid="001abb2e"/>
    </style:style>
    <style:style style:name="P58" style:family="paragraph" style:parent-style-name="Standard">
      <style:paragraph-properties fo:text-align="start" style:justify-single-word="false"/>
      <style:text-properties officeooo:paragraph-rsid="001f4d13"/>
    </style:style>
    <style:style style:name="P59" style:family="paragraph" style:parent-style-name="Standard">
      <style:paragraph-properties fo:text-align="start" style:justify-single-word="false"/>
      <style:text-properties officeooo:paragraph-rsid="00210096"/>
    </style:style>
    <style:style style:name="P60" style:family="paragraph" style:parent-style-name="Standard">
      <style:paragraph-properties fo:text-align="start" style:justify-single-word="false"/>
      <style:text-properties officeooo:paragraph-rsid="0022e30c"/>
    </style:style>
    <style:style style:name="P61" style:family="paragraph" style:parent-style-name="Standard">
      <style:paragraph-properties fo:text-align="start" style:justify-single-word="false"/>
      <style:text-properties officeooo:paragraph-rsid="00247a3c"/>
    </style:style>
    <style:style style:name="P62" style:family="paragraph" style:parent-style-name="Standard">
      <style:paragraph-properties fo:text-align="start" style:justify-single-word="false"/>
      <style:text-properties officeooo:paragraph-rsid="00276431"/>
    </style:style>
    <style:style style:name="P63" style:family="paragraph" style:parent-style-name="Standard">
      <style:paragraph-properties fo:text-align="center" style:justify-single-word="false"/>
      <style:text-properties officeooo:rsid="001222e7" officeooo:paragraph-rsid="001222e7" fo:background-color="#ff8000"/>
    </style:style>
    <style:style style:name="P64" style:family="paragraph" style:parent-style-name="Standard">
      <style:paragraph-properties fo:text-align="center" style:justify-single-word="false"/>
      <style:text-properties officeooo:rsid="0012c210" officeooo:paragraph-rsid="0012c210" fo:background-color="#ff8000"/>
    </style:style>
    <style:style style:name="P65" style:family="paragraph" style:parent-style-name="Standard">
      <style:paragraph-properties fo:text-align="center" style:justify-single-word="false"/>
      <style:text-properties officeooo:rsid="0012c210" officeooo:paragraph-rsid="0013a4d5" fo:background-color="#ff8000"/>
    </style:style>
    <style:style style:name="P66" style:family="paragraph" style:parent-style-name="Standard">
      <style:paragraph-properties fo:text-align="start" style:justify-single-word="false"/>
      <style:text-properties officeooo:rsid="0012c210" officeooo:paragraph-rsid="0012c210" fo:background-color="#ff8000"/>
    </style:style>
    <style:style style:name="P67" style:family="paragraph" style:parent-style-name="Standard">
      <style:paragraph-properties fo:text-align="start" style:justify-single-word="false"/>
      <style:text-properties officeooo:rsid="0012c210" officeooo:paragraph-rsid="0013a4d5" fo:background-color="#ff8000"/>
    </style:style>
    <style:style style:name="P68" style:family="paragraph" style:parent-style-name="Standard">
      <style:paragraph-properties fo:text-align="center" style:justify-single-word="false"/>
      <style:text-properties officeooo:rsid="0012c210" officeooo:paragraph-rsid="0012c210"/>
    </style:style>
    <style:style style:name="P69" style:family="paragraph" style:parent-style-name="Standard">
      <style:paragraph-properties fo:text-align="start" style:justify-single-word="false"/>
      <style:text-properties officeooo:rsid="0012c210" officeooo:paragraph-rsid="0012c210" fo:background-color="#ffffff"/>
    </style:style>
    <style:style style:name="P70" style:family="paragraph" style:parent-style-name="Standard">
      <style:paragraph-properties fo:text-align="start" style:justify-single-word="false"/>
      <style:text-properties officeooo:rsid="001222e7" officeooo:paragraph-rsid="0012c210" fo:background-color="#ffffff"/>
    </style:style>
    <style:style style:name="P71" style:family="paragraph" style:parent-style-name="Standard">
      <style:paragraph-properties fo:text-align="start" style:justify-single-word="false"/>
      <style:text-properties officeooo:rsid="001222e7" officeooo:paragraph-rsid="0013a4d5" fo:background-color="#ffffff"/>
    </style:style>
    <style:style style:name="P72" style:family="paragraph" style:parent-style-name="Standard">
      <style:paragraph-properties fo:text-align="center" style:justify-single-word="false"/>
      <style:text-properties officeooo:rsid="0011259b" officeooo:paragraph-rsid="0011259b" fo:background-color="#729fcf"/>
    </style:style>
    <style:style style:name="P73" style:family="paragraph" style:parent-style-name="Standard">
      <style:paragraph-properties fo:text-align="center" style:justify-single-word="false"/>
      <style:text-properties fo:font-variant="normal" fo:text-transform="none" fo:color="#222222" loext:opacity="100%" style:font-name="Roboto Mono" fo:letter-spacing="normal" fo:font-style="normal" fo:font-weight="normal" officeooo:rsid="0012c210" officeooo:paragraph-rsid="0013a4d5" fo:background-color="#ff8000" style:font-name-asian="Noto Sans Mono CJK SC" style:font-name-complex="Liberation Mono"/>
    </style:style>
    <style:style style:name="P74" style:family="paragraph" style:parent-style-name="Standard">
      <style:paragraph-properties fo:text-align="center" style:justify-single-word="false"/>
      <style:text-properties fo:font-variant="normal" fo:text-transform="none" fo:color="#222222" loext:opacity="100%" style:font-name="Roboto Mono" fo:letter-spacing="normal" fo:font-style="normal" fo:font-weight="normal" officeooo:rsid="0012c210" officeooo:paragraph-rsid="00159447" fo:background-color="#ff8000" style:font-name-asian="Noto Sans Mono CJK SC" style:font-name-complex="Liberation Mono"/>
    </style:style>
    <style:style style:name="P75" style:family="paragraph" style:parent-style-name="Standard">
      <style:paragraph-properties fo:text-align="start" style:justify-single-word="false"/>
      <style:text-properties fo:font-variant="normal" fo:text-transform="none" fo:color="#222222" loext:opacity="100%" style:font-name="Roboto Mono" fo:letter-spacing="normal" fo:font-style="normal" fo:font-weight="normal" officeooo:rsid="0012c210" officeooo:paragraph-rsid="0013a4d5" fo:background-color="#ff8000" style:font-name-asian="Noto Sans Mono CJK SC" style:font-name-complex="Liberation Mono"/>
    </style:style>
    <style:style style:name="P76" style:family="paragraph" style:parent-style-name="Standard">
      <style:paragraph-properties fo:text-align="start" style:justify-single-word="false"/>
      <style:text-properties fo:font-variant="normal" fo:text-transform="none" fo:color="#222222" loext:opacity="100%" style:font-name="Roboto Mono" fo:letter-spacing="normal" fo:font-style="normal" fo:font-weight="normal" officeooo:rsid="0012c210" officeooo:paragraph-rsid="00159447" fo:background-color="#ff8000" style:font-name-asian="Noto Sans Mono CJK SC" style:font-name-complex="Liberation Mono"/>
    </style:style>
    <style:style style:name="P77" style:family="paragraph" style:parent-style-name="Standard">
      <style:paragraph-properties fo:text-align="start" style:justify-single-word="false"/>
      <style:text-properties fo:font-variant="normal" fo:text-transform="none" fo:color="#222222" loext:opacity="100%" style:font-name="Roboto Mono" fo:letter-spacing="normal" fo:font-style="normal" fo:font-weight="normal" officeooo:rsid="001222e7" officeooo:paragraph-rsid="00159447" fo:background-color="#ffffff" style:font-name-asian="Noto Sans Mono CJK SC" style:font-name-complex="Liberation Mono"/>
    </style:style>
    <style:style style:name="P78" style:family="paragraph" style:parent-style-name="Standard">
      <style:paragraph-properties fo:text-align="start" style:justify-single-word="false"/>
      <style:text-properties fo:font-variant="normal" fo:text-transform="none" fo:color="#222222" loext:opacity="100%" style:font-name="Roboto Mono" fo:letter-spacing="normal" fo:font-style="normal" fo:font-weight="normal" officeooo:rsid="001222e7" officeooo:paragraph-rsid="0016439f" fo:background-color="#ffffff" style:font-name-asian="Noto Sans Mono CJK SC" style:font-name-complex="Liberation Mono"/>
    </style:style>
    <style:style style:name="P79" style:family="paragraph" style:parent-style-name="Standard">
      <style:paragraph-properties fo:text-align="start" style:justify-single-word="false"/>
      <style:text-properties fo:font-variant="normal" fo:text-transform="none" fo:color="#222222" loext:opacity="100%" style:font-name="Roboto Mono" fo:letter-spacing="normal" fo:font-style="normal" fo:font-weight="normal" officeooo:rsid="001222e7" officeooo:paragraph-rsid="0017075f" fo:background-color="#ffffff" style:font-name-asian="Noto Sans Mono CJK SC" style:font-name-complex="Liberation Mono"/>
    </style:style>
    <style:style style:name="P80"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1755d1" fo:background-color="#ffffff" style:font-name-asian="Noto Sans Mono CJK SC" style:font-name-complex="Liberation Mono"/>
    </style:style>
    <style:style style:name="P81"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18fccb" fo:background-color="#ffffff" style:font-name-asian="Noto Sans Mono CJK SC" style:font-name-complex="Liberation Mono"/>
    </style:style>
    <style:style style:name="P82"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1abb2e" fo:background-color="#ffffff" style:font-name-asian="Noto Sans Mono CJK SC" style:font-name-complex="Liberation Mono"/>
    </style:style>
    <style:style style:name="P83"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1f1c4a" fo:background-color="#ffffff" style:font-name-asian="Noto Sans Mono CJK SC" style:font-weight-asian="bold" style:font-name-complex="Liberation Mono" style:font-weight-complex="bold"/>
    </style:style>
    <style:style style:name="P84"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20901d" fo:background-color="#ffffff" style:font-name-asian="Noto Sans Mono CJK SC" style:font-weight-asian="bold" style:font-name-complex="Liberation Mono" style:font-weight-complex="bold"/>
    </style:style>
    <style:style style:name="P85"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24a3bf" fo:background-color="#ffffff" style:font-name-asian="Noto Sans Mono CJK SC" style:font-weight-asian="bold" style:font-name-complex="Liberation Mono" style:font-weight-complex="bold"/>
    </style:style>
    <style:style style:name="P86"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276431" fo:background-color="#ffffff" style:font-name-asian="Noto Sans Mono CJK SC" style:font-weight-asian="bold" style:font-name-complex="Liberation Mono" style:font-weight-complex="bold"/>
    </style:style>
    <style:style style:name="P87"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28af5a" fo:background-color="#ffffff" style:font-name-asian="Noto Sans Mono CJK SC" style:font-weight-asian="bold" style:font-name-complex="Liberation Mono" style:font-weight-complex="bold"/>
    </style:style>
    <style:style style:name="P88"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294d4d" fo:background-color="#ffffff" style:font-name-asian="Noto Sans Mono CJK SC" style:font-weight-asian="bold" style:font-name-complex="Liberation Mono" style:font-weight-complex="bold"/>
    </style:style>
    <style:style style:name="P89"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2ab275" fo:background-color="#ffffff" style:font-name-asian="Noto Sans Mono CJK SC" style:font-size-asian="12pt" style:font-weight-asian="bold" style:font-name-complex="Liberation Mono" style:font-size-complex="12pt" style:font-weight-complex="bold"/>
    </style:style>
    <style:style style:name="P90"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2ba1e8" fo:background-color="#ffffff" style:font-name-asian="Noto Sans Mono CJK SC" style:font-size-asian="12pt" style:font-weight-asian="bold" style:font-name-complex="Liberation Mono" style:font-size-complex="12pt" style:font-weight-complex="bold"/>
    </style:style>
    <style:style style:name="P91"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2cca36" fo:background-color="#ffffff" style:font-name-asian="Noto Sans Mono CJK SC" style:font-size-asian="12pt" style:font-weight-asian="bold" style:font-name-complex="Liberation Mono" style:font-size-complex="12pt" style:font-weight-complex="bold"/>
    </style:style>
    <style:style style:name="P92"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04495" fo:background-color="#ffffff" style:font-name-asian="Noto Sans Mono CJK SC" style:font-size-asian="12pt" style:font-weight-asian="bold" style:font-name-complex="Liberation Mono" style:font-size-complex="12pt" style:font-weight-complex="bold"/>
    </style:style>
    <style:style style:name="P93"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34713" fo:background-color="#ffffff" style:font-name-asian="Noto Sans Mono CJK SC" style:font-size-asian="12pt" style:font-weight-asian="bold" style:font-name-complex="Liberation Mono" style:font-size-complex="12pt" style:font-weight-complex="bold"/>
    </style:style>
    <style:style style:name="P94"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4bb3b" fo:background-color="#ffffff" style:font-name-asian="Noto Sans Mono CJK SC" style:font-size-asian="12pt" style:font-weight-asian="bold" style:font-name-complex="Liberation Mono" style:font-size-complex="12pt" style:font-weight-complex="bold"/>
    </style:style>
    <style:style style:name="P95"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5da9c" fo:background-color="#ffffff" style:font-name-asian="Noto Sans Mono CJK SC" style:font-size-asian="12pt" style:font-weight-asian="bold" style:font-name-complex="Liberation Mono" style:font-size-complex="12pt" style:font-weight-complex="bold"/>
    </style:style>
    <style:style style:name="P96"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b060b" fo:background-color="#ffffff" style:font-name-asian="Noto Sans Mono CJK SC" style:font-size-asian="12pt" style:font-weight-asian="bold" style:font-name-complex="Liberation Mono" style:font-size-complex="12pt" style:font-weight-complex="bold"/>
    </style:style>
    <style:style style:name="P97"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c2c91" fo:background-color="#ffffff" style:font-name-asian="Noto Sans Mono CJK SC" style:font-size-asian="12pt" style:font-weight-asian="bold" style:font-name-complex="Liberation Mono" style:font-size-complex="12pt" style:font-weight-complex="bold"/>
    </style:style>
    <style:style style:name="P98"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e8508" fo:background-color="#ffffff" style:font-name-asian="Noto Sans Mono CJK SC" style:font-size-asian="12pt" style:font-weight-asian="bold" style:font-name-complex="Liberation Mono" style:font-size-complex="12pt" style:font-weight-complex="bold"/>
    </style:style>
    <style:style style:name="P99"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f8e74" fo:background-color="#ffffff" style:font-name-asian="Noto Sans Mono CJK SC" style:font-size-asian="12pt" style:font-weight-asian="bold" style:font-name-complex="Liberation Mono" style:font-size-complex="12pt" style:font-weight-complex="bold"/>
    </style:style>
    <style:style style:name="P100"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fd92a" fo:background-color="#ffffff" style:font-name-asian="Noto Sans Mono CJK SC" style:font-size-asian="12pt" style:font-weight-asian="bold" style:font-name-complex="Liberation Mono" style:font-size-complex="12pt" style:font-weight-complex="bold"/>
    </style:style>
    <style:style style:name="P101" style:family="paragraph" style:parent-style-name="Standard">
      <style:paragraph-properties fo:text-align="center" style:justify-single-word="false"/>
      <style:text-properties fo:font-variant="normal" fo:text-transform="none" fo:color="#222222" loext:opacity="100%" style:font-name="Roboto Mono" fo:font-size="12pt" fo:letter-spacing="normal" fo:font-style="normal" fo:font-weight="normal" officeooo:rsid="0011259b" officeooo:paragraph-rsid="00304495" fo:background-color="#729fcf" style:font-name-asian="Noto Sans Mono CJK SC" style:font-size-asian="12pt" style:font-weight-asian="bold" style:font-name-complex="Liberation Mono" style:font-size-complex="12pt" style:font-weight-complex="bold"/>
    </style:style>
    <style:style style:name="P102" style:family="paragraph" style:parent-style-name="Standard">
      <style:paragraph-properties fo:text-align="center" style:justify-single-word="false"/>
      <style:text-properties fo:font-variant="normal" fo:text-transform="none" fo:color="#222222" loext:opacity="100%" style:font-name="Liberation Mono" fo:letter-spacing="normal" fo:font-style="normal" fo:font-weight="normal" officeooo:rsid="0012c210" officeooo:paragraph-rsid="0016439f" fo:background-color="#ff8000" style:font-name-asian="Noto Sans Mono CJK SC" style:font-name-complex="Liberation Mono"/>
    </style:style>
    <style:style style:name="P103" style:family="paragraph" style:parent-style-name="Standard">
      <style:paragraph-properties fo:text-align="start" style:justify-single-word="false"/>
      <style:text-properties fo:font-variant="normal" fo:text-transform="none" fo:color="#222222" loext:opacity="100%" style:font-name="Liberation Mono" fo:letter-spacing="normal" fo:font-style="normal" fo:font-weight="normal" officeooo:rsid="0012c210" officeooo:paragraph-rsid="0016439f" fo:background-color="#ff8000" style:font-name-asian="Noto Sans Mono CJK SC" style:font-name-complex="Liberation Mono"/>
    </style:style>
    <style:style style:name="P104" style:family="paragraph" style:parent-style-name="Standard">
      <style:paragraph-properties fo:text-align="start" style:justify-single-word="false"/>
      <style:text-properties fo:font-variant="normal" fo:text-transform="none" fo:color="#222222" loext:opacity="100%" style:font-name="Liberation Mono" fo:letter-spacing="normal" fo:font-style="normal" fo:font-weight="normal" officeooo:rsid="0012c210" officeooo:paragraph-rsid="0017075f" fo:background-color="#ff8000" style:font-name-asian="Noto Sans Mono CJK SC" style:font-name-complex="Liberation Mono"/>
    </style:style>
    <style:style style:name="P105" style:family="paragraph" style:parent-style-name="Standard">
      <style:paragraph-properties fo:text-align="start" style:justify-single-word="false"/>
      <style:text-properties fo:font-variant="normal" fo:text-transform="none" fo:color="#222222" loext:opacity="100%" style:font-name="Liberation Mono" fo:letter-spacing="normal" fo:font-style="normal" fo:font-weight="normal" officeooo:rsid="0017075f" officeooo:paragraph-rsid="0017075f" fo:background-color="#ffffff" style:font-name-asian="Noto Sans Mono CJK SC" style:font-name-complex="Liberation Mono"/>
    </style:style>
    <style:style style:name="P106" style:family="paragraph" style:parent-style-name="Standard">
      <style:paragraph-properties fo:text-align="center" style:justify-single-word="false"/>
      <style:text-properties fo:font-variant="normal" fo:text-transform="none" fo:color="#000000" loext:opacity="100%" style:font-name="Roboto" fo:font-size="12pt" fo:letter-spacing="normal" fo:font-style="normal" fo:font-weight="normal" officeooo:rsid="0012c210" officeooo:paragraph-rsid="0017075f" fo:background-color="#ff8000" style:font-name-asian="Noto Sans Mono CJK SC" style:font-name-complex="Liberation Mono"/>
    </style:style>
    <style:style style:name="P107"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17075f" fo:background-color="#ff8000" style:font-name-asian="Noto Sans Mono CJK SC" style:font-name-complex="Liberation Mono"/>
    </style:style>
    <style:style style:name="P108"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1abb2e" fo:background-color="#ffff00" style:font-name-asian="Noto Sans Mono CJK SC" style:font-weight-asian="bold" style:font-name-complex="Liberation Mono" style:font-weight-complex="bold"/>
    </style:style>
    <style:style style:name="P109"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1b0277" fo:background-color="#ffff00" style:font-name-asian="Noto Sans Mono CJK SC" style:font-weight-asian="bold" style:font-name-complex="Liberation Mono" style:font-weight-complex="bold"/>
    </style:style>
    <style:style style:name="P110"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210096" fo:background-color="#ffff00" style:font-name-asian="Noto Sans Mono CJK SC" style:font-weight-asian="bold" style:font-name-complex="Liberation Mono" style:font-weight-complex="bold"/>
    </style:style>
    <style:style style:name="P111"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22e30c" fo:background-color="#ffff00" style:font-name-asian="Noto Sans Mono CJK SC" style:font-weight-asian="bold" style:font-name-complex="Liberation Mono" style:font-weight-complex="bold"/>
    </style:style>
    <style:style style:name="P112"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247a3c" fo:background-color="#ffff00" style:font-name-asian="Noto Sans Mono CJK SC" style:font-weight-asian="bold" style:font-name-complex="Liberation Mono" style:font-weight-complex="bold"/>
    </style:style>
    <style:style style:name="P113"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1f1c4a" fo:background-color="#ffff00" style:font-name-asian="Noto Sans Mono CJK SC" style:font-weight-asian="bold" style:font-name-complex="Liberation Mono" style:font-weight-complex="bold"/>
    </style:style>
    <style:style style:name="P114"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1f4d13" fo:background-color="#ffff00" style:font-name-asian="Noto Sans Mono CJK SC" style:font-weight-asian="bold" style:font-name-complex="Liberation Mono" style:font-weight-complex="bold"/>
    </style:style>
    <style:style style:name="P115" style:family="paragraph" style:parent-style-name="Standard">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20901d" fo:background-color="#ffff00" style:font-name-asian="Noto Sans Mono CJK SC" style:font-weight-asian="bold" style:font-name-complex="Liberation Mono" style:font-weight-complex="bold"/>
    </style:style>
    <style:style style:name="P116"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1755d1" fo:background-color="#ff8000" style:font-name-asian="Noto Sans Mono CJK SC" style:font-name-complex="Liberation Mono"/>
    </style:style>
    <style:style style:name="P117"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18fccb" fo:background-color="#ff8000" style:font-name-asian="Noto Sans Mono CJK SC" style:font-name-complex="Liberation Mono"/>
    </style:style>
    <style:style style:name="P118"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1abb2e" fo:background-color="#ff8000" style:font-name-asian="Noto Sans Mono CJK SC" style:font-name-complex="Liberation Mono"/>
    </style:style>
    <style:style style:name="P119"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1755d1" fo:background-color="#ff8000" style:font-name-asian="Noto Sans Mono CJK SC" style:font-name-complex="Liberation Mono"/>
    </style:style>
    <style:style style:name="P120"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18fccb" fo:background-color="#ff8000" style:font-name-asian="Noto Sans Mono CJK SC" style:font-name-complex="Liberation Mono"/>
    </style:style>
    <style:style style:name="P121"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1abb2e" fo:background-color="#ff8000" style:font-name-asian="Noto Sans Mono CJK SC" style:font-name-complex="Liberation Mono"/>
    </style:style>
    <style:style style:name="P122"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1f1c4a" fo:background-color="#ff8000" style:font-name-asian="Noto Sans Mono CJK SC" style:font-weight-asian="bold" style:font-name-complex="Liberation Mono" style:font-weight-complex="bold"/>
    </style:style>
    <style:style style:name="P123"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28af5a" fo:background-color="#ff8000" style:font-name-asian="Noto Sans Mono CJK SC" style:font-weight-asian="bold" style:font-name-complex="Liberation Mono" style:font-weight-complex="bold"/>
    </style:style>
    <style:style style:name="P124"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28af5a" fo:background-color="#ff8000" style:font-name-asian="Noto Sans Mono CJK SC" style:font-weight-asian="bold" style:font-name-complex="Liberation Mono" style:font-weight-complex="bold"/>
    </style:style>
    <style:style style:name="P125"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28af5a" fo:background-color="#ff8000" style:font-name-asian="Noto Sans Mono CJK SC" style:font-size-asian="12pt" style:font-weight-asian="bold" style:font-name-complex="Liberation Mono" style:font-size-complex="12pt" style:font-weight-complex="bold"/>
    </style:style>
    <style:style style:name="P126"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294d4d" fo:background-color="#ff8000" style:font-name-asian="Noto Sans Mono CJK SC" style:font-size-asian="12pt" style:font-weight-asian="bold" style:font-name-complex="Liberation Mono" style:font-size-complex="12pt" style:font-weight-complex="bold"/>
    </style:style>
    <style:style style:name="P127"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2ab275" fo:background-color="#ff8000" style:font-name-asian="Noto Sans Mono CJK SC" style:font-size-asian="12pt" style:font-weight-asian="bold" style:font-name-complex="Liberation Mono" style:font-size-complex="12pt" style:font-weight-complex="bold"/>
    </style:style>
    <style:style style:name="P128"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2ba1e8" fo:background-color="#ff8000" style:font-name-asian="Noto Sans Mono CJK SC" style:font-size-asian="12pt" style:font-weight-asian="bold" style:font-name-complex="Liberation Mono" style:font-size-complex="12pt" style:font-weight-complex="bold"/>
    </style:style>
    <style:style style:name="P129"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304495" fo:background-color="#ff8000" style:font-name-asian="Noto Sans Mono CJK SC" style:font-size-asian="12pt" style:font-weight-asian="bold" style:font-name-complex="Liberation Mono" style:font-size-complex="12pt" style:font-weight-complex="bold"/>
    </style:style>
    <style:style style:name="P130"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334713" fo:background-color="#ff8000" style:font-name-asian="Noto Sans Mono CJK SC" style:font-size-asian="12pt" style:font-weight-asian="bold" style:font-name-complex="Liberation Mono" style:font-size-complex="12pt" style:font-weight-complex="bold"/>
    </style:style>
    <style:style style:name="P131"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34bb3b" fo:background-color="#ff8000" style:font-name-asian="Noto Sans Mono CJK SC" style:font-size-asian="12pt" style:font-weight-asian="bold" style:font-name-complex="Liberation Mono" style:font-size-complex="12pt" style:font-weight-complex="bold"/>
    </style:style>
    <style:style style:name="P132"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35da9c" fo:background-color="#ff8000" style:font-name-asian="Noto Sans Mono CJK SC" style:font-size-asian="12pt" style:font-weight-asian="bold" style:font-name-complex="Liberation Mono" style:font-size-complex="12pt" style:font-weight-complex="bold"/>
    </style:style>
    <style:style style:name="P133"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3b060b" fo:background-color="#ff8000" style:font-name-asian="Noto Sans Mono CJK SC" style:font-size-asian="12pt" style:font-weight-asian="bold" style:font-name-complex="Liberation Mono" style:font-size-complex="12pt" style:font-weight-complex="bold"/>
    </style:style>
    <style:style style:name="P134"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3b13cc" fo:background-color="#ff8000" style:font-name-asian="Noto Sans Mono CJK SC" style:font-size-asian="12pt" style:font-weight-asian="bold" style:font-name-complex="Liberation Mono" style:font-size-complex="12pt" style:font-weight-complex="bold"/>
    </style:style>
    <style:style style:name="P135"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3e8508" fo:background-color="#ff8000" style:font-name-asian="Noto Sans Mono CJK SC" style:font-size-asian="12pt" style:font-weight-asian="bold" style:font-name-complex="Liberation Mono" style:font-size-complex="12pt" style:font-weight-complex="bold"/>
    </style:style>
    <style:style style:name="P136"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3f8e74" fo:background-color="#ff8000" style:font-name-asian="Noto Sans Mono CJK SC" style:font-size-asian="12pt" style:font-weight-asian="bold" style:font-name-complex="Liberation Mono" style:font-size-complex="12pt" style:font-weight-complex="bold"/>
    </style:style>
    <style:style style:name="P137"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3fd92a" fo:background-color="#ff8000" style:font-name-asian="Noto Sans Mono CJK SC" style:font-size-asian="12pt" style:font-weight-asian="bold" style:font-name-complex="Liberation Mono" style:font-size-complex="12pt" style:font-weight-complex="bold"/>
    </style:style>
    <style:style style:name="P138"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294d4d" fo:background-color="#ff8000" style:font-name-asian="Noto Sans Mono CJK SC" style:font-size-asian="12pt" style:font-weight-asian="bold" style:font-name-complex="Liberation Mono" style:font-size-complex="12pt" style:font-weight-complex="bold"/>
    </style:style>
    <style:style style:name="P139"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304495" fo:background-color="#ff8000" style:font-name-asian="Noto Sans Mono CJK SC" style:font-size-asian="12pt" style:font-weight-asian="bold" style:font-name-complex="Liberation Mono" style:font-size-complex="12pt" style:font-weight-complex="bold"/>
    </style:style>
    <style:style style:name="P140"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3b13cc" fo:background-color="#ff8000" style:font-name-asian="Noto Sans Mono CJK SC" style:font-size-asian="12pt" style:font-weight-asian="bold" style:font-name-complex="Liberation Mono" style:font-size-complex="12pt" style:font-weight-complex="bold"/>
    </style:style>
    <style:style style:name="P141"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3e8508" fo:background-color="#ff8000" style:font-name-asian="Noto Sans Mono CJK SC" style:font-size-asian="12pt" style:font-weight-asian="bold" style:font-name-complex="Liberation Mono" style:font-size-complex="12pt" style:font-weight-complex="bold"/>
    </style:style>
    <style:style style:name="P142"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1abb2e" fo:background-color="#ffffff" style:font-name-asian="Noto Sans Mono CJK SC" style:font-name-complex="Liberation Mono"/>
    </style:style>
    <style:style style:name="P143"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22e30c" fo:background-color="#ffff00" style:font-name-asian="Noto Sans Mono CJK SC" style:font-weight-asian="bold" style:font-name-complex="Liberation Mono" style:font-weight-complex="bold"/>
    </style:style>
    <style:style style:name="P144" style:family="paragraph" style:parent-style-name="Standard">
      <style:paragraph-properties fo:text-align="start" style:justify-single-word="false"/>
      <style:text-properties fo:font-variant="normal" fo:text-transform="none" fo:color="#000000" loext:opacity="100%" style:font-name="Google Sans" fo:font-size="12pt" fo:letter-spacing="normal" fo:font-style="normal" fo:font-weight="normal" officeooo:rsid="0012c210" officeooo:paragraph-rsid="00276431" fo:background-color="#ff8000" style:font-name-asian="Noto Sans Mono CJK SC" style:font-size-asian="12pt" style:font-weight-asian="bold" style:font-name-complex="Liberation Mono" style:font-size-complex="12pt" style:font-weight-complex="bold"/>
    </style:style>
    <style:style style:name="P145" style:family="paragraph" style:parent-style-name="Standard">
      <style:paragraph-properties style:line-height-at-least="0.503cm"/>
      <style:text-properties fo:color="#f8f8f2" loext:opacity="100%" style:font-name="Droid Sans Mono" fo:font-size="10.5pt" fo:font-weight="normal" fo:background-color="#282a36"/>
    </style:style>
    <style:style style:name="P146" style:family="paragraph" style:parent-style-name="Heading_20_3">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1f4d13" fo:background-color="#ffff00" style:font-name-asian="Noto Sans Mono CJK SC" style:font-weight-asian="bold" style:font-name-complex="Liberation Mono" style:font-weight-complex="bold"/>
    </style:style>
    <style:style style:name="P147" style:family="paragraph" style:parent-style-name="Heading_20_3">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210096" fo:background-color="#ff8000" style:font-name-asian="Noto Sans Mono CJK SC" style:font-weight-asian="bold" style:font-name-complex="Liberation Mono" style:font-weight-complex="bold"/>
    </style:style>
    <style:style style:name="P148" style:family="paragraph" style:parent-style-name="Heading_20_3">
      <style:paragraph-properties fo:text-align="center" style:justify-single-word="false"/>
      <style:text-properties fo:font-variant="normal" fo:text-transform="none" fo:color="#000000" loext:opacity="100%" style:font-name="Google Sans" fo:font-size="12pt" fo:letter-spacing="normal" fo:font-style="normal" fo:font-weight="normal" officeooo:rsid="0012c210" officeooo:paragraph-rsid="0024a3bf" fo:background-color="#ff8000" style:font-name-asian="Noto Sans Mono CJK SC" style:font-size-asian="12pt" style:font-weight-asian="bold" style:font-name-complex="Liberation Mono" style:font-size-complex="12pt" style:font-weight-complex="bold"/>
    </style:style>
    <style:style style:name="P149" style:family="paragraph" style:parent-style-name="Text_20_body">
      <style:paragraph-properties fo:text-align="start" style:justify-single-word="false"/>
      <style:text-properties officeooo:paragraph-rsid="00210096"/>
    </style:style>
    <style:style style:name="P150" style:family="paragraph" style:parent-style-name="Text_20_body">
      <style:paragraph-properties fo:text-align="start" style:justify-single-word="false"/>
      <style:text-properties officeooo:paragraph-rsid="0022e30c"/>
    </style:style>
    <style:style style:name="P151" style:family="paragraph" style:parent-style-name="Text_20_body">
      <style:paragraph-properties fo:text-align="start" style:justify-single-word="false"/>
      <style:text-properties officeooo:paragraph-rsid="00276431"/>
    </style:style>
    <style:style style:name="P152" style:family="paragraph" style:parent-style-name="Text_20_body">
      <style:paragraph-properties fo:text-align="start" style:justify-single-word="false"/>
      <style:text-properties officeooo:paragraph-rsid="0028af5a"/>
    </style:style>
    <style:style style:name="P153" style:family="paragraph" style:parent-style-name="Text_20_body">
      <style:paragraph-properties fo:text-align="start" style:justify-single-word="false"/>
      <style:text-properties officeooo:paragraph-rsid="0035da9c"/>
    </style:style>
    <style:style style:name="P154" style:family="paragraph" style:parent-style-name="Text_20_body">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1f1c4a" fo:background-color="#ffff00" style:font-name-asian="Noto Sans Mono CJK SC" style:font-weight-asian="bold" style:font-name-complex="Liberation Mono" style:font-weight-complex="bold"/>
    </style:style>
    <style:style style:name="P155" style:family="paragraph" style:parent-style-name="Text_20_body">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1f4d13" fo:background-color="#ffff00" style:font-name-asian="Noto Sans Mono CJK SC" style:font-weight-asian="bold" style:font-name-complex="Liberation Mono" style:font-weight-complex="bold"/>
    </style:style>
    <style:style style:name="P156" style:family="paragraph" style:parent-style-name="Text_20_body">
      <style:paragraph-properties fo:text-align="start" style:justify-single-word="false"/>
      <style:text-properties fo:font-variant="normal" fo:text-transform="none" fo:color="#000000" loext:opacity="100%" style:font-name="Roboto" fo:font-size="12pt" fo:letter-spacing="normal" fo:font-style="normal" fo:font-weight="normal" officeooo:rsid="0012c210" officeooo:paragraph-rsid="00210096" fo:background-color="#ffff00" style:font-name-asian="Noto Sans Mono CJK SC" style:font-weight-asian="bold" style:font-name-complex="Liberation Mono" style:font-weight-complex="bold"/>
    </style:style>
    <style:style style:name="P157" style:family="paragraph" style:parent-style-name="Text_20_body">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210096" fo:background-color="#ff8000" style:font-name-asian="Noto Sans Mono CJK SC" style:font-weight-asian="bold" style:font-name-complex="Liberation Mono" style:font-weight-complex="bold"/>
    </style:style>
    <style:style style:name="P158" style:family="paragraph" style:parent-style-name="Text_20_body">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28af5a" fo:background-color="#ff8000" style:font-name-asian="Noto Sans Mono CJK SC" style:font-weight-asian="bold" style:font-name-complex="Liberation Mono" style:font-weight-complex="bold"/>
    </style:style>
    <style:style style:name="P159" style:family="paragraph" style:parent-style-name="Text_20_body">
      <style:paragraph-properties fo:text-align="center" style:justify-single-word="false"/>
      <style:text-properties fo:font-variant="normal" fo:text-transform="none" fo:color="#000000" loext:opacity="100%" style:font-name="Google Sans" fo:font-size="12pt" fo:letter-spacing="normal" fo:font-style="normal" fo:font-weight="normal" officeooo:rsid="0012c210" officeooo:paragraph-rsid="0024a3bf" fo:background-color="#ff8000" style:font-name-asian="Noto Sans Mono CJK SC" style:font-size-asian="12pt" style:font-weight-asian="bold" style:font-name-complex="Liberation Mono" style:font-size-complex="12pt" style:font-weight-complex="bold"/>
    </style:style>
    <style:style style:name="P160" style:family="paragraph" style:parent-style-name="Text_20_body">
      <style:paragraph-properties fo:text-align="start" style:justify-single-word="false"/>
      <style:text-properties fo:font-variant="normal" fo:text-transform="none" fo:color="#000000" loext:opacity="100%" style:font-name="Google Sans" fo:font-size="12pt" fo:letter-spacing="normal" fo:font-style="normal" fo:font-weight="normal" officeooo:rsid="0012c210" officeooo:paragraph-rsid="00276431" fo:background-color="#ff8000" style:font-name-asian="Noto Sans Mono CJK SC" style:font-size-asian="12pt" style:font-weight-asian="bold" style:font-name-complex="Liberation Mono" style:font-size-complex="12pt" style:font-weight-complex="bold"/>
    </style:style>
    <style:style style:name="P161" style:family="paragraph" style:parent-style-name="Text_20_body">
      <style:paragraph-properties fo:text-align="start" style:justify-single-word="false"/>
      <style:text-properties fo:font-variant="normal" fo:text-transform="none" fo:color="#000000" loext:opacity="100%" style:font-name="Google Sans" fo:font-size="12pt" fo:letter-spacing="normal" fo:font-style="normal" fo:font-weight="normal" officeooo:rsid="0012c210" officeooo:paragraph-rsid="0028af5a" fo:background-color="#ff8000" style:font-name-asian="Noto Sans Mono CJK SC" style:font-size-asian="12pt" style:font-weight-asian="bold" style:font-name-complex="Liberation Mono" style:font-size-complex="12pt" style:font-weight-complex="bold"/>
    </style:style>
    <style:style style:name="P162" style:family="paragraph" style:parent-style-name="Text_20_body">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5da9c" fo:background-color="#ffffff" style:font-name-asian="Noto Sans Mono CJK SC" style:font-size-asian="12pt" style:font-weight-asian="bold" style:font-name-complex="Liberation Mono" style:font-size-complex="12pt" style:font-weight-complex="bold"/>
    </style:style>
    <style:style style:name="P163" style:family="paragraph" style:parent-style-name="Text_20_body">
      <style:text-properties officeooo:paragraph-rsid="00210096"/>
    </style:style>
    <style:style style:name="P164" style:family="paragraph" style:parent-style-name="Text_20_body">
      <style:text-properties officeooo:paragraph-rsid="0022e30c"/>
    </style:style>
    <style:style style:name="P165" style:family="paragraph" style:parent-style-name="Text_20_body">
      <style:text-properties officeooo:paragraph-rsid="00276431"/>
    </style:style>
    <style:style style:name="P166" style:family="paragraph" style:parent-style-name="Text_20_body">
      <style:text-properties officeooo:paragraph-rsid="0028af5a"/>
    </style:style>
    <style:style style:name="P167" style:family="paragraph" style:parent-style-name="Text_20_body">
      <style:text-properties officeooo:paragraph-rsid="0035da9c"/>
    </style:style>
    <style:style style:name="P168" style:family="paragraph" style:parent-style-name="Preformatted_20_Text">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style>
    <style:style style:name="P169"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3fd92a" fo:background-color="#ffffff" style:font-name-asian="Noto Sans Mono CJK SC" style:font-size-asian="12pt" style:font-weight-asian="bold" style:font-name-complex="Liberation Mono" style:font-size-complex="12pt" style:font-weight-complex="bold"/>
    </style:style>
    <style:style style:name="P170"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42d17e" fo:background-color="#ffffff" style:font-name-asian="Noto Sans Mono CJK SC" style:font-size-asian="12pt" style:font-weight-asian="bold" style:font-name-complex="Liberation Mono" style:font-size-complex="12pt" style:font-weight-complex="bold"/>
    </style:style>
    <style:style style:name="P171"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4435de" fo:background-color="#ffffff" style:font-name-asian="Noto Sans Mono CJK SC" style:font-size-asian="12pt" style:font-weight-asian="bold" style:font-name-complex="Liberation Mono" style:font-size-complex="12pt" style:font-weight-complex="bold"/>
    </style:style>
    <style:style style:name="P172"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44597a" fo:background-color="#ffffff" style:font-name-asian="Noto Sans Mono CJK SC" style:font-size-asian="12pt" style:font-weight-asian="bold" style:font-name-complex="Liberation Mono" style:font-size-complex="12pt" style:font-weight-complex="bold"/>
    </style:style>
    <style:style style:name="P173"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1222e7" officeooo:paragraph-rsid="00464093" fo:background-color="#ffffff" style:font-name-asian="Noto Sans Mono CJK SC" style:font-size-asian="12pt" style:font-weight-asian="bold" style:font-name-complex="Liberation Mono" style:font-size-complex="12pt" style:font-weight-complex="bold"/>
    </style:style>
    <style:style style:name="P174" style:family="paragraph" style:parent-style-name="Standard">
      <style:paragraph-properties fo:text-align="start" style:justify-single-word="false"/>
      <style:text-properties fo:font-variant="normal" fo:text-transform="none" fo:color="#222222" loext:opacity="100%" style:font-name="Roboto Mono" fo:font-size="12pt" fo:letter-spacing="normal" fo:font-style="normal" fo:font-weight="normal" officeooo:rsid="0044597a" officeooo:paragraph-rsid="0044597a" fo:background-color="#ffffff" style:font-name-asian="Noto Sans Mono CJK SC" style:font-size-asian="12pt" style:font-weight-asian="bold" style:font-name-complex="Liberation Mono" style:font-size-complex="12pt" style:font-weight-complex="bold"/>
    </style:style>
    <style:style style:name="P175"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42d17e" fo:background-color="#ff8000" style:font-name-asian="Noto Sans Mono CJK SC" style:font-size-asian="12pt" style:font-weight-asian="bold" style:font-name-complex="Liberation Mono" style:font-size-complex="12pt" style:font-weight-complex="bold"/>
    </style:style>
    <style:style style:name="P176"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44597a" fo:background-color="#ff8000" style:font-name-asian="Noto Sans Mono CJK SC" style:font-size-asian="12pt" style:font-weight-asian="bold" style:font-name-complex="Liberation Mono" style:font-size-complex="12pt" style:font-weight-complex="bold"/>
    </style:style>
    <style:style style:name="P177"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4566f8" fo:background-color="#ff8000" style:font-name-asian="Noto Sans Mono CJK SC" style:font-size-asian="12pt" style:font-weight-asian="bold" style:font-name-complex="Liberation Mono" style:font-size-complex="12pt" style:font-weight-complex="bold"/>
    </style:style>
    <style:style style:name="P178"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normal" officeooo:rsid="0012c210" officeooo:paragraph-rsid="00464093" fo:background-color="#ff8000" style:font-name-asian="Noto Sans Mono CJK SC" style:font-size-asian="12pt" style:font-weight-asian="bold" style:font-name-complex="Liberation Mono" style:font-size-complex="12pt" style:font-weight-complex="bold"/>
    </style:style>
    <style:style style:name="P179"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42d17e" fo:background-color="#ff8000" style:font-name-asian="Noto Sans Mono CJK SC" style:font-size-asian="12pt" style:font-weight-asian="bold" style:font-name-complex="Liberation Mono" style:font-size-complex="12pt" style:font-weight-complex="bold"/>
    </style:style>
    <style:style style:name="P180"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44597a" fo:background-color="#ff8000" style:font-name-asian="Noto Sans Mono CJK SC" style:font-size-asian="12pt" style:font-weight-asian="bold" style:font-name-complex="Liberation Mono" style:font-size-complex="12pt" style:font-weight-complex="bold"/>
    </style:style>
    <style:style style:name="P181" style:family="paragraph" style:parent-style-name="Standard">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464093" fo:background-color="#ff8000" style:font-name-asian="Noto Sans Mono CJK SC" style:font-size-asian="12pt" style:font-weight-asian="bold" style:font-name-complex="Liberation Mono" style:font-size-complex="12pt" style:font-weight-complex="bold"/>
    </style:style>
    <style:style style:name="P182" style:family="paragraph" style:parent-style-name="Text_20_body">
      <style:paragraph-properties fo:text-align="start" style:justify-single-word="false"/>
      <style:text-properties fo:font-variant="normal" fo:text-transform="none" fo:color="#000000" loext:opacity="100%" style:font-name="Liberation Mono" fo:font-size="12pt" fo:letter-spacing="normal" fo:font-style="normal" fo:font-weight="normal" officeooo:rsid="0012c210" officeooo:paragraph-rsid="00464093" fo:background-color="#ff8000" style:font-name-asian="Noto Sans Mono CJK SC" style:font-size-asian="12pt" style:font-weight-asian="bold" style:font-name-complex="Liberation Mono" style:font-size-complex="12pt" style:font-weight-complex="bold"/>
    </style:style>
    <style:style style:name="P183" style:family="paragraph" style:parent-style-name="Text_20_body">
      <style:paragraph-properties fo:text-align="start" style:justify-single-word="false"/>
      <style:text-properties officeooo:paragraph-rsid="004435de"/>
    </style:style>
    <style:style style:name="P184" style:family="paragraph" style:parent-style-name="Text_20_body" style:list-style-name="L1">
      <style:paragraph-properties fo:margin-top="0cm" fo:margin-bottom="0.247cm" style:contextual-spacing="false" fo:text-align="start" style:justify-single-word="false" fo:orphans="2" fo:widows="2"/>
    </style:style>
    <style:style style:name="P185"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fo:font-variant="normal" fo:text-transform="none" fo:color="#222222" loext:opacity="100%" style:font-name="Roboto Mono" fo:font-size="12pt" fo:letter-spacing="normal" fo:font-style="normal" fo:font-weight="normal" officeooo:rsid="0044597a" officeooo:paragraph-rsid="0044597a" fo:background-color="#ffffff" style:font-name-asian="Noto Sans Mono CJK SC" style:font-size-asian="12pt" style:font-weight-asian="bold" style:font-name-complex="Liberation Mono" style:font-size-complex="12pt" style:font-weight-complex="bold"/>
    </style:style>
    <style:style style:name="P186" style:family="paragraph" style:parent-style-name="Text_20_body">
      <loext:graphic-properties draw:fill="solid" draw:fill-color="#f5f5f5" draw:opacity="100%"/>
      <style:paragraph-properties fo:margin-top="0cm" fo:margin-bottom="0.247cm" style:contextual-spacing="false" fo:text-align="start" style:justify-single-word="false" fo:orphans="2" fo:widows="2" fo:background-color="#f5f5f5" fo:padding="0cm" fo:border="none"/>
      <style:text-properties officeooo:paragraph-rsid="0044597a"/>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8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222e7"/>
    </style:style>
    <style:style style:name="T2" style:family="text">
      <style:text-properties style:font-name="Roboto Mono"/>
    </style:style>
    <style:style style:name="T3" style:family="text">
      <style:text-properties style:font-name="Roboto Mono" fo:background-color="#3faf46" loext:char-shading-value="0"/>
    </style:style>
    <style:style style:name="T4" style:family="text">
      <style:text-properties style:font-name="Roboto Mono" officeooo:rsid="0012c210" fo:background-color="#3faf46" loext:char-shading-value="0"/>
    </style:style>
    <style:style style:name="T5" style:family="text">
      <style:text-properties style:font-name="Roboto Mono" fo:background-color="#ff0000" loext:char-shading-value="0"/>
    </style:style>
    <style:style style:name="T6" style:family="text">
      <style:text-properties style:font-name="Roboto Mono" officeooo:rsid="0012c210" fo:background-color="#ff0000" loext:char-shading-value="0"/>
    </style:style>
    <style:style style:name="T7" style:family="text">
      <style:text-properties style:font-name="Roboto Mono" fo:background-color="#ffffff" loext:char-shading-value="0"/>
    </style:style>
    <style:style style:name="T8" style:family="text">
      <style:text-properties style:font-name="Roboto Mono" officeooo:rsid="001222e7" fo:background-color="#ffffff" loext:char-shading-value="0"/>
    </style:style>
    <style:style style:name="T9" style:family="text">
      <style:text-properties style:font-name="Roboto Mono" officeooo:rsid="0016439f" fo:background-color="#ffffff" loext:char-shading-value="0"/>
    </style:style>
    <style:style style:name="T10" style:family="text">
      <style:text-properties style:font-name="Roboto Mono" fo:background-color="#ffff00" loext:char-shading-value="0"/>
    </style:style>
    <style:style style:name="T11" style:family="text">
      <style:text-properties style:font-name="Roboto Mono" officeooo:rsid="001b0277" fo:background-color="#ffff00" loext:char-shading-value="0"/>
    </style:style>
    <style:style style:name="T12" style:family="text">
      <style:text-properties style:font-name="Roboto Mono" officeooo:rsid="001b0277"/>
    </style:style>
    <style:style style:name="T13" style:family="text">
      <style:text-properties style:font-name="Roboto Mono" style:font-size-asian="12pt" style:font-size-complex="12pt"/>
    </style:style>
    <style:style style:name="T14" style:family="text">
      <style:text-properties style:font-name="Roboto Mono" officeooo:rsid="002ba1e8"/>
    </style:style>
    <style:style style:name="T15" style:family="text">
      <style:text-properties style:font-name="Roboto Mono" officeooo:rsid="00304495"/>
    </style:style>
    <style:style style:name="T16" style:family="text">
      <style:text-properties fo:color="#bc0056" loext:opacity="100%" style:font-name="Roboto Mono" officeooo:rsid="0016439f" fo:background-color="#ffffff" loext:char-shading-value="0"/>
    </style:style>
    <style:style style:name="T17" style:family="text">
      <style:text-properties fo:color="#7500a0" loext:opacity="100%" style:font-name="Roboto Mono" officeooo:rsid="0016439f" fo:background-color="#ffffff" loext:char-shading-value="0"/>
    </style:style>
    <style:style style:name="T18" style:family="text">
      <style:text-properties fo:color="#7500a0" loext:opacity="100%" style:font-name="Roboto Mono" officeooo:rsid="001b0277" fo:background-color="#ffffff" loext:char-shading-value="0"/>
    </style:style>
    <style:style style:name="T19" style:family="text">
      <style:text-properties fo:color="#7500a0" loext:opacity="100%" style:font-name="Roboto Mono" officeooo:rsid="001b0277" fo:background-color="#ffffff" loext:char-shading-value="0" style:font-name-asian="Noto Sans Mono CJK SC" style:font-name-complex="Liberation Mono"/>
    </style:style>
    <style:style style:name="T20" style:family="text">
      <style:text-properties fo:color="#222222" loext:opacity="100%" style:font-name="Roboto Mono" fo:background-color="#ff0000" loext:char-shading-value="0"/>
    </style:style>
    <style:style style:name="T21" style:family="text">
      <style:text-properties fo:color="#222222" loext:opacity="100%" style:font-name="Roboto Mono" officeooo:rsid="00210096" fo:background-color="#ff0000" loext:char-shading-value="0" style:font-name-asian="Noto Sans Mono CJK SC" style:font-name-complex="Liberation Mono"/>
    </style:style>
    <style:style style:name="T22" style:family="text">
      <style:text-properties fo:color="#222222" loext:opacity="100%" style:font-name="Roboto Mono" fo:background-color="#ff0000" loext:char-shading-value="0" style:font-size-asian="12pt" style:font-size-complex="12pt"/>
    </style:style>
    <style:style style:name="T23" style:family="text">
      <style:text-properties fo:color="#222222" loext:opacity="100%" style:font-name="Roboto Mono" fo:background-color="#3faf46" loext:char-shading-value="0"/>
    </style:style>
    <style:style style:name="T24" style:family="text">
      <style:text-properties fo:color="#222222" loext:opacity="100%" style:font-name="Roboto Mono" officeooo:rsid="00210096" fo:background-color="#3faf46" loext:char-shading-value="0" style:font-name-asian="Noto Sans Mono CJK SC" style:font-name-complex="Liberation Mono"/>
    </style:style>
    <style:style style:name="T25" style:family="text">
      <style:text-properties fo:color="#222222" loext:opacity="100%" style:font-name="Roboto Mono" fo:background-color="#3faf46" loext:char-shading-value="0" style:font-size-asian="12pt" style:font-size-complex="12pt"/>
    </style:style>
    <style:style style:name="T26" style:family="text">
      <style:text-properties fo:color="#222222" loext:opacity="100%" style:font-name="Roboto Mono" officeooo:rsid="0017075f" fo:background-color="#ffff00" loext:char-shading-value="0"/>
    </style:style>
    <style:style style:name="T27" style:family="text">
      <style:text-properties fo:color="#222222" loext:opacity="100%" style:font-name="Roboto Mono" fo:background-color="#ffffff" loext:char-shading-value="0"/>
    </style:style>
    <style:style style:name="T28" style:family="text">
      <style:text-properties fo:color="#222222" loext:opacity="100%" style:font-name="Roboto Mono" officeooo:rsid="001222e7" fo:background-color="#ffffff" loext:char-shading-value="0"/>
    </style:style>
    <style:style style:name="T29" style:family="text">
      <style:text-properties fo:color="#222222" loext:opacity="100%" style:font-name="Roboto Mono" officeooo:rsid="001b0277" fo:background-color="#ffffff" loext:char-shading-value="0"/>
    </style:style>
    <style:style style:name="T30" style:family="text">
      <style:text-properties fo:color="#222222" loext:opacity="100%" style:font-name="Roboto Mono" officeooo:rsid="001222e7" fo:background-color="#ffffff" loext:char-shading-value="0" style:font-size-asian="12pt" style:font-size-complex="12pt"/>
    </style:style>
    <style:style style:name="T31" style:family="text">
      <style:text-properties fo:font-variant="normal" fo:text-transform="none" fo:color="#bc0056" loext:opacity="100%" style:font-name="Roboto Mono" fo:letter-spacing="normal" fo:font-style="normal" fo:font-weight="normal"/>
    </style:style>
    <style:style style:name="T32" style:family="text">
      <style:text-properties fo:font-variant="normal" fo:text-transform="none" fo:color="#bc0056" loext:opacity="100%" style:font-name="Roboto Mono" fo:letter-spacing="normal" fo:font-style="normal" fo:font-weight="normal" fo:background-color="#ffffff" loext:char-shading-value="0"/>
    </style:style>
    <style:style style:name="T33" style:family="text">
      <style:text-properties fo:font-variant="normal" fo:text-transform="none" fo:color="#bc0056" loext:opacity="100%" style:font-name="Roboto Mono" fo:letter-spacing="normal" fo:font-style="normal" fo:font-weight="normal" officeooo:rsid="0012c210" fo:background-color="#ffffff" loext:char-shading-value="0"/>
    </style:style>
    <style:style style:name="T34" style:family="text">
      <style:text-properties fo:font-variant="normal" fo:text-transform="none" fo:color="#bc0056" loext:opacity="100%" style:font-name="Roboto Mono" fo:letter-spacing="normal" fo:font-style="normal" fo:font-weight="normal" fo:background-color="#ffffff" loext:char-shading-value="0" style:font-size-asian="12pt" style:font-size-complex="12pt"/>
    </style:style>
    <style:style style:name="T35" style:family="text">
      <style:text-properties fo:font-variant="normal" fo:text-transform="none" fo:color="#bc0056" loext:opacity="100%" style:font-name="Roboto Mono" fo:letter-spacing="normal" fo:font-style="normal" fo:font-weight="normal" fo:background-color="#ffffff" loext:char-shading-value="0" loext:padding="0cm" loext:border="none"/>
    </style:style>
    <style:style style:name="T36" style:family="text">
      <style:text-properties fo:font-variant="normal" fo:text-transform="none" fo:color="#bc0056" loext:opacity="100%" style:font-name="Roboto Mono" fo:letter-spacing="normal" fo:font-style="normal" fo:font-weight="normal" fo:background-color="#eeeeee" loext:char-shading-value="0"/>
    </style:style>
    <style:style style:name="T37" style:family="text">
      <style:text-properties fo:font-variant="normal" fo:text-transform="none" fo:color="#bc0056" loext:opacity="100%" style:font-name="Roboto Mono" fo:letter-spacing="normal" fo:font-style="normal" fo:font-weight="normal" fo:background-color="#ffe600" loext:char-shading-value="0" loext:padding="0cm" loext:border="none"/>
    </style:style>
    <style:style style:name="T38" style:family="text">
      <style:text-properties fo:font-variant="normal" fo:text-transform="none" fo:color="#bc0056" loext:opacity="100%" style:font-name="Roboto Mono" fo:font-size="12pt" fo:letter-spacing="normal" fo:font-style="normal" fo:font-weight="normal" officeooo:rsid="0012c210" fo:background-color="#ffffff" loext:char-shading-value="0" style:font-weight-asian="bold" style:font-weight-complex="bold"/>
    </style:style>
    <style:style style:name="T39" style:family="text">
      <style:text-properties fo:font-variant="normal" fo:text-transform="none" fo:color="#bc0056" loext:opacity="100%" style:font-name="Roboto Mono" fo:font-size="12pt" fo:letter-spacing="normal" fo:font-style="normal" fo:font-weight="normal" officeooo:rsid="0012c210" fo:background-color="#ffffff" loext:char-shading-value="0" style:font-size-asian="12pt" style:font-weight-asian="bold" style:font-size-complex="12pt" style:font-weight-complex="bold"/>
    </style:style>
    <style:style style:name="T40" style:family="text">
      <style:text-properties fo:font-variant="normal" fo:text-transform="none" fo:color="#7500a0" loext:opacity="100%" style:font-name="Roboto Mono" fo:letter-spacing="normal" fo:font-style="normal" fo:font-weight="normal"/>
    </style:style>
    <style:style style:name="T41" style:family="text">
      <style:text-properties fo:font-variant="normal" fo:text-transform="none" fo:color="#7500a0" loext:opacity="100%" style:font-name="Roboto Mono" fo:letter-spacing="normal" fo:font-style="normal" fo:font-weight="normal" officeooo:rsid="001222e7"/>
    </style:style>
    <style:style style:name="T42" style:family="text">
      <style:text-properties fo:font-variant="normal" fo:text-transform="none" fo:color="#7500a0" loext:opacity="100%" style:font-name="Roboto Mono" fo:letter-spacing="normal" fo:font-style="normal" fo:font-weight="normal" fo:background-color="#ffe600" loext:char-shading-value="0" loext:padding="0cm" loext:border="none"/>
    </style:style>
    <style:style style:name="T43" style:family="text">
      <style:text-properties fo:font-variant="normal" fo:text-transform="none" fo:color="#7500a0" loext:opacity="100%" style:font-name="Roboto Mono" fo:letter-spacing="normal" fo:font-style="normal" fo:font-weight="normal" fo:background-color="#ffffff" loext:char-shading-value="0"/>
    </style:style>
    <style:style style:name="T44" style:family="text">
      <style:text-properties fo:font-variant="normal" fo:text-transform="none" fo:color="#7500a0" loext:opacity="100%" style:font-name="Roboto Mono" fo:letter-spacing="normal" fo:font-style="normal" fo:font-weight="normal" officeooo:rsid="0012c210" fo:background-color="#ffffff" loext:char-shading-value="0"/>
    </style:style>
    <style:style style:name="T45" style:family="text">
      <style:text-properties fo:font-variant="normal" fo:text-transform="none" fo:color="#7500a0" loext:opacity="100%" style:font-name="Roboto Mono" fo:letter-spacing="normal" fo:font-style="normal" fo:font-weight="normal" officeooo:rsid="0012c210" fo:background-color="#ffffff" loext:char-shading-value="0"/>
    </style:style>
    <style:style style:name="T46" style:family="text">
      <style:text-properties fo:font-variant="normal" fo:text-transform="none" fo:color="#7500a0" loext:opacity="100%" style:font-name="Roboto Mono" fo:letter-spacing="normal" fo:font-style="normal" fo:font-weight="normal" fo:background-color="#ffffff" loext:char-shading-value="0" style:font-size-asian="12pt" style:font-size-complex="12pt"/>
    </style:style>
    <style:style style:name="T47" style:family="text">
      <style:text-properties fo:font-variant="normal" fo:text-transform="none" fo:color="#7500a0" loext:opacity="100%" style:font-name="Roboto Mono" fo:letter-spacing="normal" fo:font-style="normal" fo:font-weight="normal" officeooo:rsid="0012c210"/>
    </style:style>
    <style:style style:name="T48" style:family="text">
      <style:text-properties fo:font-variant="normal" fo:text-transform="none" fo:color="#7500a0" loext:opacity="100%" style:font-name="Roboto Mono" fo:letter-spacing="normal" fo:font-style="normal" fo:font-weight="normal" fo:background-color="#eeeeee" loext:char-shading-value="0"/>
    </style:style>
    <style:style style:name="T49" style:family="text">
      <style:text-properties fo:font-variant="normal" fo:text-transform="none" fo:color="#7500a0" loext:opacity="100%" style:font-name="Roboto Mono" fo:font-size="12pt" fo:letter-spacing="normal" fo:font-style="normal" fo:font-weight="normal" officeooo:rsid="0012c210" fo:background-color="#ffffff" loext:char-shading-value="0" style:font-weight-asian="bold" style:font-weight-complex="bold"/>
    </style:style>
    <style:style style:name="T50" style:family="text">
      <style:text-properties fo:font-variant="normal" fo:text-transform="none" fo:color="#7500a0" loext:opacity="100%" style:font-name="Roboto Mono" fo:font-size="12pt" fo:letter-spacing="normal" fo:font-style="normal" fo:font-weight="normal" officeooo:rsid="0012c210" fo:background-color="#ffffff" loext:char-shading-value="0" style:font-size-asian="12pt" style:font-weight-asian="bold" style:font-size-complex="12pt" style:font-weight-complex="bold"/>
    </style:style>
    <style:style style:name="T51" style:family="text">
      <style:text-properties fo:font-variant="normal" fo:text-transform="none" fo:color="#7500a0" loext:opacity="100%" fo:letter-spacing="normal"/>
    </style:style>
    <style:style style:name="T52" style:family="text">
      <style:text-properties fo:font-variant="normal" fo:text-transform="none" fo:color="#00677a" loext:opacity="100%" style:font-name="Roboto Mono" fo:letter-spacing="normal" fo:font-style="normal" fo:font-weight="normal"/>
    </style:style>
    <style:style style:name="T53" style:family="text">
      <style:text-properties fo:font-variant="normal" fo:text-transform="none" fo:color="#00677a" loext:opacity="100%" style:font-name="Roboto Mono" fo:letter-spacing="normal" fo:font-style="normal" fo:font-weight="normal" fo:background-color="#ffe600" loext:char-shading-value="0" loext:padding="0cm" loext:border="none"/>
    </style:style>
    <style:style style:name="T54" style:family="text">
      <style:text-properties fo:font-variant="normal" fo:text-transform="none" fo:color="#00677a" loext:opacity="100%" style:font-name="Roboto Mono" fo:letter-spacing="normal" fo:font-style="normal" fo:font-weight="normal" fo:background-color="#ffffff" loext:char-shading-value="0"/>
    </style:style>
    <style:style style:name="T55" style:family="text">
      <style:text-properties fo:font-variant="normal" fo:text-transform="none" fo:color="#00677a" loext:opacity="100%" style:font-name="Roboto Mono" fo:letter-spacing="normal" fo:font-style="normal" fo:font-weight="normal" officeooo:rsid="0013a4d5" fo:background-color="#ffffff" loext:char-shading-value="0"/>
    </style:style>
    <style:style style:name="T56" style:family="text">
      <style:text-properties fo:font-variant="normal" fo:text-transform="none" fo:color="#00677a" loext:opacity="100%" style:font-name="Roboto Mono" fo:letter-spacing="normal" fo:font-style="normal" fo:font-weight="normal" officeooo:rsid="0012c210" fo:background-color="#ffffff" loext:char-shading-value="0"/>
    </style:style>
    <style:style style:name="T57" style:family="text">
      <style:text-properties fo:font-variant="normal" fo:text-transform="none" fo:color="#00677a" loext:opacity="100%" style:font-name="Roboto Mono" fo:letter-spacing="normal" fo:font-style="normal" fo:font-weight="normal" fo:background-color="#eeeeee" loext:char-shading-value="0"/>
    </style:style>
    <style:style style:name="T58" style:family="text">
      <style:text-properties fo:font-variant="normal" fo:text-transform="none" fo:color="#222222" loext:opacity="100%" style:font-name="Roboto Mono" fo:letter-spacing="normal" fo:font-style="normal" fo:font-weight="normal"/>
    </style:style>
    <style:style style:name="T59" style:family="text">
      <style:text-properties fo:font-variant="normal" fo:text-transform="none" fo:color="#222222" loext:opacity="100%" style:font-name="Roboto Mono" fo:letter-spacing="normal" fo:font-style="normal" fo:font-weight="normal" officeooo:rsid="001222e7"/>
    </style:style>
    <style:style style:name="T60" style:family="text">
      <style:text-properties fo:font-variant="normal" fo:text-transform="none" fo:color="#222222" loext:opacity="100%" style:font-name="Roboto Mono" fo:letter-spacing="normal" fo:font-style="normal" fo:font-weight="normal" fo:background-color="#ffe600" loext:char-shading-value="0" loext:padding="0cm" loext:border="none"/>
    </style:style>
    <style:style style:name="T61" style:family="text">
      <style:text-properties fo:font-variant="normal" fo:text-transform="none" fo:color="#222222" loext:opacity="100%" style:font-name="Roboto Mono" fo:letter-spacing="normal" fo:font-style="normal" fo:font-weight="normal" fo:background-color="#ff0000" loext:char-shading-value="0"/>
    </style:style>
    <style:style style:name="T62" style:family="text">
      <style:text-properties fo:font-variant="normal" fo:text-transform="none" fo:color="#222222" loext:opacity="100%" style:font-name="Roboto Mono" fo:letter-spacing="normal" fo:font-style="normal" fo:font-weight="normal" officeooo:rsid="001222e7" fo:background-color="#ff0000" loext:char-shading-value="0"/>
    </style:style>
    <style:style style:name="T63" style:family="text">
      <style:text-properties fo:font-variant="normal" fo:text-transform="none" fo:color="#222222" loext:opacity="100%" style:font-name="Roboto Mono" fo:letter-spacing="normal" fo:font-style="normal" fo:font-weight="normal" officeooo:rsid="0012c210" fo:background-color="#ff0000" loext:char-shading-value="0"/>
    </style:style>
    <style:style style:name="T64" style:family="text">
      <style:text-properties fo:font-variant="normal" fo:text-transform="none" fo:color="#222222" loext:opacity="100%" style:font-name="Roboto Mono" fo:letter-spacing="normal" fo:font-style="normal" fo:font-weight="normal" officeooo:rsid="00210096" fo:background-color="#ff0000" loext:char-shading-value="0" style:font-name-asian="Noto Sans Mono CJK SC" style:font-name-complex="Liberation Mono"/>
    </style:style>
    <style:style style:name="T65" style:family="text">
      <style:text-properties fo:font-variant="normal" fo:text-transform="none" fo:color="#222222" loext:opacity="100%" style:font-name="Roboto Mono" fo:letter-spacing="normal" fo:font-style="normal" fo:font-weight="normal" fo:background-color="#3faf46" loext:char-shading-value="0"/>
    </style:style>
    <style:style style:name="T66" style:family="text">
      <style:text-properties fo:font-variant="normal" fo:text-transform="none" fo:color="#222222" loext:opacity="100%" style:font-name="Roboto Mono" fo:letter-spacing="normal" fo:font-style="normal" fo:font-weight="normal" officeooo:rsid="0012c210" fo:background-color="#3faf46" loext:char-shading-value="0"/>
    </style:style>
    <style:style style:name="T67" style:family="text">
      <style:text-properties fo:font-variant="normal" fo:text-transform="none" fo:color="#222222" loext:opacity="100%" style:font-name="Roboto Mono" fo:letter-spacing="normal" fo:font-style="normal" fo:font-weight="normal" officeooo:rsid="00210096" fo:background-color="#3faf46" loext:char-shading-value="0" style:font-name-asian="Noto Sans Mono CJK SC" style:font-name-complex="Liberation Mono"/>
    </style:style>
    <style:style style:name="T68" style:family="text">
      <style:text-properties fo:font-variant="normal" fo:text-transform="none" fo:color="#222222" loext:opacity="100%" style:font-name="Roboto Mono" fo:letter-spacing="normal" fo:font-style="normal" fo:font-weight="normal" fo:background-color="#ffffff" loext:char-shading-value="0"/>
    </style:style>
    <style:style style:name="T69" style:family="text">
      <style:text-properties fo:font-variant="normal" fo:text-transform="none" fo:color="#222222" loext:opacity="100%" style:font-name="Roboto Mono" fo:letter-spacing="normal" fo:font-style="normal" fo:font-weight="normal" officeooo:rsid="0012c210" fo:background-color="#ffffff" loext:char-shading-value="0"/>
    </style:style>
    <style:style style:name="T70" style:family="text">
      <style:text-properties fo:font-variant="normal" fo:text-transform="none" fo:color="#222222" loext:opacity="100%" style:font-name="Roboto Mono" fo:letter-spacing="normal" fo:font-style="normal" fo:font-weight="normal" officeooo:rsid="0012c210" fo:background-color="#ffffff" loext:char-shading-value="0"/>
    </style:style>
    <style:style style:name="T71" style:family="text">
      <style:text-properties fo:font-variant="normal" fo:text-transform="none" fo:color="#222222" loext:opacity="100%" style:font-name="Roboto Mono" fo:letter-spacing="normal" fo:font-style="normal" fo:font-weight="normal" officeooo:rsid="001222e7" fo:background-color="#ffffff" loext:char-shading-value="0"/>
    </style:style>
    <style:style style:name="T72" style:family="text">
      <style:text-properties fo:font-variant="normal" fo:text-transform="none" fo:color="#222222" loext:opacity="100%" style:font-name="Roboto Mono" fo:letter-spacing="normal" fo:font-style="normal" fo:font-weight="normal" officeooo:rsid="0016439f" fo:background-color="#ffffff" loext:char-shading-value="0"/>
    </style:style>
    <style:style style:name="T73" style:family="text">
      <style:text-properties fo:font-variant="normal" fo:text-transform="none" fo:color="#222222" loext:opacity="100%" style:font-name="Roboto Mono" fo:letter-spacing="normal" fo:font-style="normal" fo:font-weight="normal" fo:background-color="#ffffff" loext:char-shading-value="0" style:font-size-asian="12pt" style:font-size-complex="12pt"/>
    </style:style>
    <style:style style:name="T74" style:family="text">
      <style:text-properties fo:font-variant="normal" fo:text-transform="none" fo:color="#222222" loext:opacity="100%" style:font-name="Roboto Mono" fo:letter-spacing="normal" fo:font-style="normal" fo:font-weight="normal" officeooo:rsid="0013a4d5"/>
    </style:style>
    <style:style style:name="T75" style:family="text">
      <style:text-properties fo:font-variant="normal" fo:text-transform="none" fo:color="#222222" loext:opacity="100%" style:font-name="Roboto Mono" fo:letter-spacing="normal" fo:font-style="normal" fo:font-weight="normal" officeooo:rsid="0016439f"/>
    </style:style>
    <style:style style:name="T76" style:family="text">
      <style:text-properties fo:font-variant="normal" fo:text-transform="none" fo:color="#222222" loext:opacity="100%" style:font-name="Roboto Mono" fo:letter-spacing="normal" fo:font-style="normal" fo:font-weight="normal" fo:background-color="#eeeeee" loext:char-shading-value="0"/>
    </style:style>
    <style:style style:name="T77" style:family="text">
      <style:text-properties fo:font-variant="normal" fo:text-transform="none" fo:color="#222222" loext:opacity="100%" style:font-name="Roboto Mono" fo:letter-spacing="normal" fo:font-style="normal" fo:font-weight="normal" officeooo:rsid="0028af5a"/>
    </style:style>
    <style:style style:name="T78" style:family="text">
      <style:text-properties fo:font-variant="normal" fo:text-transform="none" fo:color="#222222" loext:opacity="100%" style:font-name="Roboto Mono" fo:font-size="12pt" fo:letter-spacing="normal" fo:font-style="normal" fo:font-weight="normal" officeooo:rsid="0012c210" fo:background-color="#ff0000" loext:char-shading-value="0"/>
    </style:style>
    <style:style style:name="T79" style:family="text">
      <style:text-properties fo:font-variant="normal" fo:text-transform="none" fo:color="#222222" loext:opacity="100%" style:font-name="Roboto Mono" fo:font-size="12pt" fo:letter-spacing="normal" fo:font-style="normal" fo:font-weight="normal" officeooo:rsid="0012c210" fo:background-color="#ff0000" loext:char-shading-value="0" style:font-weight-asian="bold" style:font-weight-complex="bold"/>
    </style:style>
    <style:style style:name="T80" style:family="text">
      <style:text-properties fo:font-variant="normal" fo:text-transform="none" fo:color="#222222" loext:opacity="100%" style:font-name="Roboto Mono" fo:font-size="12pt" fo:letter-spacing="normal" fo:font-style="normal" fo:font-weight="normal" officeooo:rsid="00210096" fo:background-color="#ff0000" loext:char-shading-value="0" style:font-name-asian="Noto Sans Mono CJK SC" style:font-weight-asian="bold" style:font-name-complex="Liberation Mono" style:font-weight-complex="bold"/>
    </style:style>
    <style:style style:name="T81" style:family="text">
      <style:text-properties fo:font-variant="normal" fo:text-transform="none" fo:color="#222222" loext:opacity="100%" style:font-name="Roboto Mono" fo:font-size="12pt" fo:letter-spacing="normal" fo:font-style="normal" fo:font-weight="normal" officeooo:rsid="00210096" fo:background-color="#ff0000" loext:char-shading-value="0" style:font-name-asian="Noto Sans Mono CJK SC" style:font-name-complex="Liberation Mono"/>
    </style:style>
    <style:style style:name="T82" style:family="text">
      <style:text-properties fo:font-variant="normal" fo:text-transform="none" fo:color="#222222" loext:opacity="100%" style:font-name="Roboto Mono" fo:font-size="12pt" fo:letter-spacing="normal" fo:font-style="normal" fo:font-weight="normal" officeooo:rsid="00210096" fo:background-color="#ff0000" loext:char-shading-value="0" style:font-name-asian="Noto Sans Mono CJK SC" style:font-size-asian="12pt" style:font-weight-asian="bold" style:font-name-complex="Liberation Mono" style:font-size-complex="12pt" style:font-weight-complex="bold"/>
    </style:style>
    <style:style style:name="T83" style:family="text">
      <style:text-properties fo:font-variant="normal" fo:text-transform="none" fo:color="#222222" loext:opacity="100%" style:font-name="Roboto Mono" fo:font-size="12pt" fo:letter-spacing="normal" fo:font-style="normal" fo:font-weight="normal" officeooo:rsid="0012c210" fo:background-color="#ff0000" loext:char-shading-value="0" style:font-size-asian="12pt" style:font-weight-asian="bold" style:font-size-complex="12pt" style:font-weight-complex="bold"/>
    </style:style>
    <style:style style:name="T84" style:family="text">
      <style:text-properties fo:font-variant="normal" fo:text-transform="none" fo:color="#222222" loext:opacity="100%" style:font-name="Roboto Mono" fo:font-size="12pt" fo:letter-spacing="normal" fo:font-style="normal" fo:font-weight="normal" officeooo:rsid="0012c210" fo:background-color="#3faf46" loext:char-shading-value="0"/>
    </style:style>
    <style:style style:name="T85" style:family="text">
      <style:text-properties fo:font-variant="normal" fo:text-transform="none" fo:color="#222222" loext:opacity="100%" style:font-name="Roboto Mono" fo:font-size="12pt" fo:letter-spacing="normal" fo:font-style="normal" fo:font-weight="normal" officeooo:rsid="0012c210" fo:background-color="#3faf46" loext:char-shading-value="0" style:font-weight-asian="bold" style:font-weight-complex="bold"/>
    </style:style>
    <style:style style:name="T86" style:family="text">
      <style:text-properties fo:font-variant="normal" fo:text-transform="none" fo:color="#222222" loext:opacity="100%" style:font-name="Roboto Mono" fo:font-size="12pt" fo:letter-spacing="normal" fo:font-style="normal" fo:font-weight="normal" officeooo:rsid="00210096" fo:background-color="#3faf46" loext:char-shading-value="0" style:font-name-asian="Noto Sans Mono CJK SC" style:font-weight-asian="bold" style:font-name-complex="Liberation Mono" style:font-weight-complex="bold"/>
    </style:style>
    <style:style style:name="T87" style:family="text">
      <style:text-properties fo:font-variant="normal" fo:text-transform="none" fo:color="#222222" loext:opacity="100%" style:font-name="Roboto Mono" fo:font-size="12pt" fo:letter-spacing="normal" fo:font-style="normal" fo:font-weight="normal" officeooo:rsid="00210096" fo:background-color="#3faf46" loext:char-shading-value="0" style:font-name-asian="Noto Sans Mono CJK SC" style:font-name-complex="Liberation Mono"/>
    </style:style>
    <style:style style:name="T88" style:family="text">
      <style:text-properties fo:font-variant="normal" fo:text-transform="none" fo:color="#222222" loext:opacity="100%" style:font-name="Roboto Mono" fo:font-size="12pt" fo:letter-spacing="normal" fo:font-style="normal" fo:font-weight="normal" officeooo:rsid="00210096" fo:background-color="#3faf46" loext:char-shading-value="0" style:font-name-asian="Noto Sans Mono CJK SC" style:font-size-asian="12pt" style:font-weight-asian="bold" style:font-name-complex="Liberation Mono" style:font-size-complex="12pt" style:font-weight-complex="bold"/>
    </style:style>
    <style:style style:name="T89" style:family="text">
      <style:text-properties fo:font-variant="normal" fo:text-transform="none" fo:color="#222222" loext:opacity="100%" style:font-name="Roboto Mono" fo:font-size="12pt" fo:letter-spacing="normal" fo:font-style="normal" fo:font-weight="normal" officeooo:rsid="0012c210" fo:background-color="#3faf46" loext:char-shading-value="0" style:font-size-asian="12pt" style:font-weight-asian="bold" style:font-size-complex="12pt" style:font-weight-complex="bold"/>
    </style:style>
    <style:style style:name="T90" style:family="text">
      <style:text-properties fo:font-variant="normal" fo:text-transform="none" fo:color="#222222" loext:opacity="100%" style:font-name="Roboto Mono" fo:font-size="12pt" fo:letter-spacing="normal" fo:font-style="normal" fo:font-weight="normal" officeooo:rsid="00294d4d" fo:background-color="#3faf46" loext:char-shading-value="0" style:font-size-asian="12pt" style:font-weight-asian="bold" style:font-size-complex="12pt" style:font-weight-complex="bold"/>
    </style:style>
    <style:style style:name="T91" style:family="text">
      <style:text-properties fo:font-variant="normal" fo:text-transform="none" fo:color="#222222" loext:opacity="100%" style:font-name="Roboto Mono" fo:font-size="12pt" fo:letter-spacing="normal" fo:font-style="normal" fo:font-weight="normal" officeooo:rsid="0012c210" fo:background-color="#ffffff" loext:char-shading-value="0"/>
    </style:style>
    <style:style style:name="T92" style:family="text">
      <style:text-properties fo:font-variant="normal" fo:text-transform="none" fo:color="#222222" loext:opacity="100%" style:font-name="Roboto Mono" fo:font-size="12pt" fo:letter-spacing="normal" fo:font-style="normal" fo:font-weight="normal" officeooo:rsid="001222e7" fo:background-color="#ffffff" loext:char-shading-value="0"/>
    </style:style>
    <style:style style:name="T93" style:family="text">
      <style:text-properties fo:font-variant="normal" fo:text-transform="none" fo:color="#222222" loext:opacity="100%" style:font-name="Roboto Mono" fo:font-size="12pt" fo:letter-spacing="normal" fo:font-style="normal" fo:font-weight="normal" officeooo:rsid="0012c210" fo:background-color="#ffffff" loext:char-shading-value="0" style:font-weight-asian="bold" style:font-weight-complex="bold"/>
    </style:style>
    <style:style style:name="T94" style:family="text">
      <style:text-properties fo:font-variant="normal" fo:text-transform="none" fo:color="#222222" loext:opacity="100%" style:font-name="Roboto Mono" fo:font-size="12pt" fo:letter-spacing="normal" fo:font-style="normal" fo:font-weight="normal" officeooo:rsid="001222e7" fo:background-color="#ffffff" loext:char-shading-value="0" style:font-weight-asian="bold" style:font-weight-complex="bold"/>
    </style:style>
    <style:style style:name="T95" style:family="text">
      <style:text-properties fo:font-variant="normal" fo:text-transform="none" fo:color="#222222" loext:opacity="100%" style:font-name="Roboto Mono" fo:font-size="12pt" fo:letter-spacing="normal" fo:font-style="normal" fo:font-weight="normal" officeooo:rsid="0012c210" fo:background-color="#ffffff" loext:char-shading-value="0" style:font-size-asian="12pt" style:font-weight-asian="bold" style:font-size-complex="12pt" style:font-weight-complex="bold"/>
    </style:style>
    <style:style style:name="T96" style:family="text">
      <style:text-properties fo:font-variant="normal" fo:text-transform="none" fo:color="#222222" loext:opacity="100%" style:font-name="Roboto Mono" fo:font-size="12pt" fo:letter-spacing="normal" fo:font-style="normal" fo:font-weight="normal" officeooo:rsid="0012c210" fo:background-color="#ffffff" loext:char-shading-value="0" style:font-size-asian="12pt" style:font-weight-asian="bold" style:font-size-complex="12pt" style:font-weight-complex="bold"/>
    </style:style>
    <style:style style:name="T97" style:family="text">
      <style:text-properties fo:font-variant="normal" fo:text-transform="none" fo:color="#222222" loext:opacity="100%" style:font-name="Roboto Mono" fo:font-size="12pt" fo:letter-spacing="normal" fo:font-style="normal" fo:font-weight="normal" officeooo:rsid="001222e7" fo:background-color="#ffffff" loext:char-shading-value="0" style:font-size-asian="12pt" style:font-weight-asian="bold" style:font-size-complex="12pt" style:font-weight-complex="bold"/>
    </style:style>
    <style:style style:name="T98" style:family="text">
      <style:text-properties fo:font-variant="normal" fo:text-transform="none" fo:color="#222222" loext:opacity="100%" style:font-name="Roboto Mono" fo:font-size="12pt" fo:letter-spacing="normal" fo:font-style="normal" fo:font-weight="normal" officeooo:rsid="0012c210" fo:background-color="#eeeeee" loext:char-shading-value="0"/>
    </style:style>
    <style:style style:name="T99" style:family="text">
      <style:text-properties fo:font-variant="normal" fo:text-transform="none" fo:color="#222222" loext:opacity="100%" style:font-name="Roboto Mono" fo:font-size="10pt" fo:letter-spacing="normal" fo:font-style="normal" fo:font-weight="normal" officeooo:rsid="00210096" fo:background-color="#ff0000" loext:char-shading-value="0" style:font-name-asian="Noto Sans Mono CJK SC" style:font-size-asian="10pt" style:font-name-complex="Liberation Mono" style:font-size-complex="10pt"/>
    </style:style>
    <style:style style:name="T100" style:family="text">
      <style:text-properties fo:font-variant="normal" fo:text-transform="none" fo:color="#222222" loext:opacity="100%" style:font-name="Liberation Mono" fo:letter-spacing="normal" fo:font-style="normal" fo:font-weight="normal" officeooo:rsid="0012c210" fo:background-color="#ff8000" loext:char-shading-value="0" style:font-name-asian="Noto Sans Mono CJK SC" style:font-name-complex="Liberation Mono"/>
    </style:style>
    <style:style style:name="T101" style:family="text">
      <style:text-properties fo:font-variant="normal" fo:text-transform="none" fo:color="#660066" loext:opacity="100%" style:font-name="Roboto Mono" fo:letter-spacing="normal" fo:font-style="normal" fo:font-weight="normal"/>
    </style:style>
    <style:style style:name="T102" style:family="text">
      <style:text-properties fo:font-variant="normal" fo:text-transform="none" fo:color="#660066" loext:opacity="100%" style:font-name="Roboto Mono" fo:letter-spacing="normal" fo:font-style="normal" fo:font-weight="normal" officeooo:rsid="001222e7"/>
    </style:style>
    <style:style style:name="T103" style:family="text">
      <style:text-properties fo:font-variant="normal" fo:text-transform="none" fo:color="#660066" loext:opacity="100%" style:font-name="Roboto Mono" fo:letter-spacing="normal" fo:font-style="normal" fo:font-weight="normal" fo:background-color="#ffe600" loext:char-shading-value="0" loext:padding="0cm" loext:border="none"/>
    </style:style>
    <style:style style:name="T104" style:family="text">
      <style:text-properties fo:font-variant="normal" fo:text-transform="none" fo:color="#660066" loext:opacity="100%" style:font-name="Roboto Mono" fo:letter-spacing="normal" fo:font-style="normal" fo:font-weight="normal" fo:background-color="#ffffff" loext:char-shading-value="0"/>
    </style:style>
    <style:style style:name="T105" style:family="text">
      <style:text-properties fo:font-variant="normal" fo:text-transform="none" fo:color="#660066" loext:opacity="100%" style:font-name="Roboto Mono" fo:letter-spacing="normal" fo:font-style="normal" fo:font-weight="normal" fo:background-color="#ffffff" loext:char-shading-value="0" style:font-size-asian="12pt" style:font-size-complex="12pt"/>
    </style:style>
    <style:style style:name="T106" style:family="text">
      <style:text-properties fo:font-variant="normal" fo:text-transform="none" fo:color="#660066" loext:opacity="100%" style:font-name="Roboto Mono" fo:letter-spacing="normal" fo:font-style="normal" fo:font-weight="normal" officeooo:rsid="0012c210" fo:background-color="#ffffff" loext:char-shading-value="0"/>
    </style:style>
    <style:style style:name="T107" style:family="text">
      <style:text-properties fo:font-variant="normal" fo:text-transform="none" fo:color="#660066" loext:opacity="100%" style:font-name="Roboto Mono" fo:letter-spacing="normal" fo:font-style="normal" fo:font-weight="normal" officeooo:rsid="0012c210" fo:background-color="#ffffff" loext:char-shading-value="0"/>
    </style:style>
    <style:style style:name="T108" style:family="text">
      <style:text-properties fo:font-variant="normal" fo:text-transform="none" fo:color="#660066" loext:opacity="100%" style:font-name="Roboto Mono" fo:letter-spacing="normal" fo:font-style="normal" fo:font-weight="normal" fo:background-color="#eeeeee" loext:char-shading-value="0"/>
    </style:style>
    <style:style style:name="T109" style:family="text">
      <style:text-properties fo:font-variant="normal" fo:text-transform="none" fo:color="#660066" loext:opacity="100%" style:font-name="Roboto Mono" fo:font-size="12pt" fo:letter-spacing="normal" fo:font-style="normal" fo:font-weight="normal" officeooo:rsid="0012c210" fo:background-color="#ffffff" loext:char-shading-value="0" style:font-weight-asian="bold" style:font-weight-complex="bold"/>
    </style:style>
    <style:style style:name="T110" style:family="text">
      <style:text-properties fo:font-variant="normal" fo:text-transform="none" fo:color="#660066" loext:opacity="100%" style:font-name="Roboto Mono" fo:font-size="12pt" fo:letter-spacing="normal" fo:font-style="normal" fo:font-weight="normal" officeooo:rsid="0012c210" fo:background-color="#ffffff" loext:char-shading-value="0" style:font-size-asian="12pt" style:font-weight-asian="bold" style:font-size-complex="12pt" style:font-weight-complex="bold"/>
    </style:style>
    <style:style style:name="T111" style:family="text">
      <style:text-properties fo:font-variant="normal" fo:text-transform="none" fo:color="#6e6e70" loext:opacity="100%" style:font-name="Roboto Mono" fo:letter-spacing="normal" fo:font-style="normal" fo:font-weight="normal"/>
    </style:style>
    <style:style style:name="T112" style:family="text">
      <style:text-properties fo:font-variant="normal" fo:text-transform="none" fo:color="#6e6e70" loext:opacity="100%" style:font-name="Roboto Mono" fo:letter-spacing="normal" fo:font-style="normal" fo:font-weight="normal" fo:background-color="#ffffff" loext:char-shading-value="0"/>
    </style:style>
    <style:style style:name="T113" style:family="text">
      <style:text-properties fo:font-variant="normal" fo:text-transform="none" fo:color="#6e6e70" loext:opacity="100%" style:font-name="Roboto Mono" fo:letter-spacing="normal" fo:font-style="normal" fo:font-weight="normal" officeooo:rsid="0012c210" fo:background-color="#ffffff" loext:char-shading-value="0"/>
    </style:style>
    <style:style style:name="T114" style:family="text">
      <style:text-properties fo:font-variant="normal" fo:text-transform="none" fo:color="#6e6e70" loext:opacity="100%" style:font-name="Roboto Mono" fo:letter-spacing="normal" fo:font-style="normal" fo:font-weight="normal" fo:background-color="#ff0000" loext:char-shading-value="0"/>
    </style:style>
    <style:style style:name="T115" style:family="text">
      <style:text-properties fo:font-variant="normal" fo:text-transform="none" fo:color="#000000" loext:opacity="100%" style:font-name="Roboto" fo:font-size="12pt" fo:letter-spacing="normal" fo:font-style="normal" fo:font-weight="normal" officeooo:rsid="0022e30c" fo:background-color="#ffff00" loext:char-shading-value="0" style:font-weight-asian="bold" style:font-weight-complex="bold"/>
    </style:style>
    <style:style style:name="T116" style:family="text">
      <style:text-properties fo:font-variant="normal" fo:text-transform="none" fo:color="#000000" loext:opacity="100%" style:font-name="Roboto" fo:font-size="12pt" fo:letter-spacing="normal" fo:font-style="normal" fo:font-weight="normal" officeooo:rsid="001b0277" fo:background-color="#ffff00" loext:char-shading-value="0"/>
    </style:style>
    <style:style style:name="T117" style:family="text">
      <style:text-properties fo:font-variant="normal" fo:text-transform="none" fo:color="#000000" loext:opacity="100%" style:font-name="Roboto" fo:font-size="12pt" fo:letter-spacing="normal" fo:font-style="normal" fo:font-weight="normal" officeooo:rsid="0034bb3b" fo:background-color="#ffff00" loext:char-shading-value="0"/>
    </style:style>
    <style:style style:name="T118" style:family="text">
      <style:text-properties fo:font-variant="normal" fo:text-transform="none" fo:color="#000000" loext:opacity="100%" style:font-name="Roboto" fo:font-size="12pt" fo:letter-spacing="normal" fo:font-style="normal" fo:font-weight="normal" officeooo:rsid="0035da9c" fo:background-color="#ffff00" loext:char-shading-value="0"/>
    </style:style>
    <style:style style:name="T119" style:family="text">
      <style:text-properties fo:font-variant="normal" fo:text-transform="none" fo:color="#000000" loext:opacity="100%" style:font-name="Roboto" fo:font-size="12pt" fo:letter-spacing="normal" fo:font-style="normal" fo:font-weight="normal" officeooo:rsid="0034bb3b" fo:background-color="#ffff00" loext:char-shading-value="0" style:font-size-asian="12pt" style:font-weight-asian="bold" style:font-size-complex="12pt" style:font-weight-complex="bold"/>
    </style:style>
    <style:style style:name="T120" style:family="text">
      <style:text-properties fo:font-variant="normal" fo:text-transform="none" fo:color="#000000" loext:opacity="100%" style:font-name="Roboto" fo:font-size="12pt" fo:letter-spacing="normal" fo:font-style="normal" fo:font-weight="normal" fo:background-color="#ffffff" loext:char-shading-value="0"/>
    </style:style>
    <style:style style:name="T121" style:family="text">
      <style:text-properties fo:font-variant="normal" fo:text-transform="none" fo:color="#000000" loext:opacity="100%" style:font-name="Roboto" fo:font-size="12pt" fo:letter-spacing="normal" fo:font-style="normal" fo:font-weight="bold" officeooo:rsid="0034bb3b" fo:background-color="#ffff00" loext:char-shading-value="0"/>
    </style:style>
    <style:style style:name="T122" style:family="text">
      <style:text-properties fo:font-variant="normal" fo:text-transform="none" fo:color="#000000" loext:opacity="100%" style:font-name="Google Sans" fo:font-size="12pt" fo:letter-spacing="normal" fo:font-style="normal" fo:font-weight="normal" officeooo:rsid="001b0277" fo:background-color="#ffff00" loext:char-shading-value="0" style:font-size-asian="12pt" style:font-weight-asian="bold" style:font-size-complex="12pt" style:font-weight-complex="bold"/>
    </style:style>
    <style:style style:name="T123" style:family="text">
      <style:text-properties fo:font-variant="normal" fo:text-transform="none" fo:color="#000000" loext:opacity="100%" style:font-name="Roboto Mono" fo:font-size="12pt" fo:letter-spacing="normal" fo:font-style="normal" fo:font-weight="normal" officeooo:rsid="0022e30c" fo:background-color="#ffff00" loext:char-shading-value="0" style:font-weight-asian="bold" style:font-weight-complex="bold"/>
    </style:style>
    <style:style style:name="T124" style:family="text">
      <style:text-properties fo:font-variant="normal" fo:text-transform="none" fo:color="#000000" loext:opacity="100%" style:font-name="Roboto Mono" fo:font-size="12pt" fo:letter-spacing="normal" fo:font-style="normal" fo:font-weight="normal" officeooo:rsid="001b0277" fo:background-color="#ffff00" loext:char-shading-value="0" style:font-size-asian="12pt" style:font-weight-asian="bold" style:font-size-complex="12pt" style:font-weight-complex="bold"/>
    </style:style>
    <style:style style:name="T125" style:family="text">
      <style:text-properties fo:font-variant="normal" fo:text-transform="none" fo:color="#000000" loext:opacity="100%" style:font-name="Roboto Mono" fo:font-size="12pt" fo:letter-spacing="normal" fo:font-style="normal" fo:font-weight="normal" officeooo:rsid="0034bb3b" fo:background-color="#ffff00" loext:char-shading-value="0" style:font-size-asian="12pt" style:font-weight-asian="bold" style:font-size-complex="12pt" style:font-weight-complex="bold"/>
    </style:style>
    <style:style style:name="T126" style:family="text">
      <style:text-properties fo:font-variant="normal" fo:text-transform="none" fo:color="#000000" loext:opacity="100%" style:font-name="Roboto Mono" fo:font-size="12pt" fo:letter-spacing="normal" fo:font-style="normal" fo:font-weight="normal" officeooo:rsid="001b0277" fo:background-color="#ffff00" loext:char-shading-value="0"/>
    </style:style>
    <style:style style:name="T127" style:family="text">
      <style:text-properties fo:font-variant="normal" fo:text-transform="none" fo:color="#000000" loext:opacity="100%" style:font-name="Roboto Mono" fo:font-size="12pt" fo:letter-spacing="normal" fo:font-style="normal" fo:font-weight="normal" officeooo:rsid="0034bb3b" fo:background-color="#ffff00" loext:char-shading-value="0"/>
    </style:style>
    <style:style style:name="T128" style:family="text">
      <style:text-properties fo:font-variant="normal" fo:text-transform="none" fo:color="#000000" loext:opacity="100%" style:font-name="Roboto Mono" fo:font-size="12pt" fo:letter-spacing="normal" fo:font-style="normal" fo:font-weight="normal" fo:background-color="#ffffff" loext:char-shading-value="0"/>
    </style:style>
    <style:style style:name="T129" style:family="text">
      <style:text-properties fo:font-variant="normal" fo:text-transform="none" fo:color="#000000" loext:opacity="100%" style:font-name="apple-system" fo:font-size="11.25pt" fo:letter-spacing="normal" fo:font-style="normal" fo:font-weight="normal"/>
    </style:style>
    <style:style style:name="T130" style:family="text">
      <style:text-properties fo:font-variant="normal" fo:text-transform="none" fo:color="#000000" loext:opacity="100%" style:font-name="apple-system" fo:font-size="11.25pt" fo:letter-spacing="normal" fo:font-style="normal" fo:font-weight="normal" fo:background-color="#ffffff" loext:char-shading-value="0"/>
    </style:style>
    <style:style style:name="T131" style:family="text">
      <style:text-properties fo:font-variant="normal" fo:text-transform="none" fo:color="#000000" loext:opacity="100%" style:font-name="apple-system" fo:font-size="11.25pt" fo:letter-spacing="normal" fo:font-style="normal" fo:font-weight="normal" fo:background-color="#ffffff" loext:char-shading-value="0"/>
    </style:style>
    <style:style style:name="T132" style:family="text">
      <style:text-properties fo:font-variant="normal" fo:text-transform="none" fo:color="#000000" loext:opacity="100%" style:font-name="var ff-mono" fo:font-size="9.75pt" fo:letter-spacing="normal" fo:font-style="normal" fo:font-weight="normal" loext:padding="0cm" loext:border="none"/>
    </style:style>
    <style:style style:name="T133" style:family="text">
      <style:text-properties fo:font-variant="normal" fo:text-transform="none" fo:color="#000000" loext:opacity="100%" style:font-name="var ff-mono" fo:font-size="9.75pt" fo:letter-spacing="normal" fo:font-style="normal" fo:font-weight="normal" fo:background-color="#ffffff" loext:char-shading-value="0" loext:padding="0cm" loext:border="none"/>
    </style:style>
    <style:style style:name="T134" style:family="text">
      <style:text-properties fo:font-variant="normal" fo:text-transform="none" fo:color="#000000" loext:opacity="100%" style:font-name="var ff-mono" fo:font-size="9.75pt" fo:letter-spacing="normal" fo:font-style="normal" fo:font-weight="normal" fo:background-color="#ffffff" loext:char-shading-value="0" loext:padding="0cm" loext:border="none"/>
    </style:style>
    <style:style style:name="T135" style:family="text">
      <style:text-properties fo:font-variant="normal" fo:text-transform="none" fo:color="#000000" loext:opacity="100%" style:font-name="inherit" fo:font-size="11.25pt" fo:letter-spacing="normal" fo:font-style="italic" fo:font-weight="normal" loext:padding="0cm" loext:border="none"/>
    </style:style>
    <style:style style:name="T136" style:family="text">
      <style:text-properties fo:font-variant="normal" fo:text-transform="none" fo:color="#000000" loext:opacity="100%" style:font-name="inherit" fo:font-size="11.25pt" fo:letter-spacing="normal" fo:font-style="italic" fo:font-weight="normal" fo:background-color="#ffffff" loext:char-shading-value="0" loext:padding="0cm" loext:border="none"/>
    </style:style>
    <style:style style:name="T137" style:family="text">
      <style:text-properties fo:font-variant="normal" fo:text-transform="none" fo:color="#000000" loext:opacity="100%" style:font-name="inherit" fo:font-size="11.25pt" fo:letter-spacing="normal" fo:font-style="italic" fo:font-weight="normal" fo:background-color="#ffffff" loext:char-shading-value="0" loext:padding="0cm" loext:border="none"/>
    </style:style>
    <style:style style:name="T138" style:family="text">
      <style:text-properties fo:font-variant="normal" fo:text-transform="none" fo:color="#650953" loext:opacity="100%" style:font-name="Roboto Mono" fo:font-size="12pt" fo:letter-spacing="normal" fo:font-style="normal" fo:font-weight="normal" officeooo:rsid="0022e30c" fo:background-color="#ffff00" loext:char-shading-value="0" style:font-name-asian="Noto Sans Mono CJK SC" style:font-size-asian="12pt" style:font-weight-asian="bold" style:font-name-complex="Liberation Mono" style:font-size-complex="12pt" style:font-weight-complex="bold"/>
    </style:style>
    <style:style style:name="T139" style:family="text">
      <style:text-properties fo:font-variant="normal" fo:text-transform="none" fo:color="#4a4a4a" loext:opacity="100%" style:font-name="Roboto" fo:font-size="12pt" fo:letter-spacing="normal" fo:font-style="normal" fo:font-weight="normal" officeooo:rsid="0034bb3b" fo:background-color="#ffff00" loext:char-shading-value="0" style:font-size-asian="12pt" style:font-weight-asian="bold" style:font-size-complex="12pt" style:font-weight-complex="bold"/>
    </style:style>
    <style:style style:name="T140" style:family="text">
      <style:text-properties fo:font-variant="normal" fo:text-transform="none" fo:color="#4a4a4a" loext:opacity="100%" style:font-name="Roboto" fo:font-size="12pt" fo:letter-spacing="normal" fo:font-style="normal" fo:font-weight="normal" officeooo:rsid="001222e7" fo:background-color="#ffffff" loext:char-shading-value="0" style:font-size-asian="12pt" style:font-weight-asian="bold" style:font-size-complex="12pt" style:font-weight-complex="bold"/>
    </style:style>
    <style:style style:name="T141" style:family="text">
      <style:text-properties fo:font-variant="normal" fo:text-transform="none" fo:color="#4a4a4a" loext:opacity="100%" style:font-name="Roboto Mono" fo:letter-spacing="normal" fo:background-color="#ffffff" loext:char-shading-value="0"/>
    </style:style>
    <style:style style:name="T142" style:family="text">
      <style:text-properties fo:font-variant="normal" fo:text-transform="none" fo:color="#4a4a4a" loext:opacity="100%" style:font-name="Google Sans" fo:font-size="15.75pt" fo:letter-spacing="normal" fo:font-style="normal" fo:font-weight="normal"/>
    </style:style>
    <style:style style:name="T143" style:family="text">
      <style:text-properties fo:font-variant="normal" fo:text-transform="none" fo:color="#4a4a4a" loext:opacity="100%" style:font-name="Google Sans" fo:font-size="15.75pt" fo:letter-spacing="normal" fo:font-style="normal" fo:font-weight="normal" officeooo:rsid="001222e7" fo:background-color="#ffffff" loext:char-shading-value="0" style:font-size-asian="12pt" style:font-weight-asian="bold" style:font-size-complex="12pt" style:font-weight-complex="bold"/>
    </style:style>
    <style:style style:name="T144" style:family="text">
      <style:text-properties fo:font-variant="normal" fo:text-transform="none" fo:color="#247777" loext:opacity="100%" style:font-name="Roboto Mono" fo:font-size="12pt" fo:letter-spacing="normal" fo:font-style="normal" fo:font-weight="normal" fo:background-color="#ffffff" loext:char-shading-value="0"/>
    </style:style>
    <style:style style:name="T145" style:family="text">
      <style:text-properties fo:font-variant="normal" fo:text-transform="none" fo:color="#247777" loext:opacity="100%" style:font-name="Roboto Mono" fo:font-size="12pt" fo:letter-spacing="normal" fo:font-style="normal" fo:font-weight="normal" officeooo:rsid="001222e7" fo:background-color="#ffffff" loext:char-shading-value="0" style:font-size-asian="12pt" style:font-weight-asian="bold" style:font-size-complex="12pt" style:font-weight-complex="bold"/>
    </style:style>
    <style:style style:name="T146" style:family="text">
      <style:text-properties fo:font-variant="normal" fo:text-transform="none" fo:color="#247777" loext:opacity="100%" style:font-name="Roboto Mono" fo:font-size="12pt" fo:letter-spacing="normal" fo:font-style="normal" fo:font-weight="normal" officeooo:rsid="0034bb3b" fo:background-color="#ffff00" loext:char-shading-value="0" style:font-size-asian="12pt" style:font-weight-asian="bold" style:font-size-complex="12pt" style:font-weight-complex="bold"/>
    </style:style>
    <style:style style:name="T147" style:family="text">
      <style:text-properties fo:font-variant="normal" fo:text-transform="none" fo:color="#ff0000" loext:opacity="100%" style:font-name="Roboto Mono" fo:font-size="12pt" fo:letter-spacing="normal" fo:font-style="normal" fo:font-weight="normal" officeooo:rsid="0034bb3b" fo:background-color="#ffff00" loext:char-shading-value="0"/>
    </style:style>
    <style:style style:name="T148" style:family="text">
      <style:text-properties fo:font-variant="normal" fo:text-transform="none" fo:color="#ff0000" loext:opacity="100%" style:font-name="Roboto Mono" fo:font-size="12pt" fo:letter-spacing="normal" fo:font-style="normal" fo:font-weight="normal" officeooo:rsid="0034bb3b" fo:background-color="#ffff00" loext:char-shading-value="0" style:font-size-asian="12pt" style:font-weight-asian="bold" style:font-size-complex="12pt" style:font-weight-complex="bold"/>
    </style:style>
    <style:style style:name="T149" style:family="text">
      <style:text-properties fo:font-variant="normal" fo:text-transform="none" fo:color="#ff0000" loext:opacity="100%" style:font-name="Roboto" fo:font-size="12pt" fo:letter-spacing="normal" fo:font-style="normal" fo:font-weight="bold" officeooo:rsid="0034bb3b" fo:background-color="#ffff00" loext:char-shading-value="0" style:font-size-asian="12pt" style:font-size-complex="12pt"/>
    </style:style>
    <style:style style:name="T150" style:family="text">
      <style:text-properties fo:font-variant="normal" fo:text-transform="none" fo:color="#ff0000" loext:opacity="100%" style:font-name="Roboto" fo:font-size="12pt" fo:letter-spacing="normal" fo:font-style="normal" fo:font-weight="normal" officeooo:rsid="0034bb3b" fo:background-color="#ffff00" loext:char-shading-value="0" style:font-size-asian="12pt" style:font-weight-asian="bold" style:font-size-complex="12pt" style:font-weight-complex="bold"/>
    </style:style>
    <style:style style:name="T151" style:family="text">
      <style:text-properties fo:font-variant="normal" fo:text-transform="none" fo:color="#242729" loext:opacity="100%" style:font-name="apple-system" fo:font-size="11.25pt" fo:letter-spacing="normal" fo:font-style="normal" fo:font-weight="normal"/>
    </style:style>
    <style:style style:name="T152" style:family="text">
      <style:text-properties fo:font-variant="normal" fo:text-transform="none" fo:color="#242729" loext:opacity="100%" style:font-name="var ff-mono" fo:font-size="9.75pt" fo:letter-spacing="normal" fo:font-style="normal" fo:font-weight="normal" loext:padding="0cm" loext:border="none"/>
    </style:style>
    <style:style style:name="T153" style:family="text">
      <style:text-properties fo:font-variant="normal" fo:text-transform="none" fo:color="#242729" loext:opacity="100%" style:font-name="inherit" fo:font-size="11.25pt" fo:letter-spacing="normal" fo:font-style="italic" fo:font-weight="normal" loext:padding="0cm" loext:border="none"/>
    </style:style>
    <style:style style:name="T154" style:family="text">
      <style:text-properties fo:font-variant="normal" fo:text-transform="none" style:font-name="apple-system" fo:font-size="11.25pt" fo:letter-spacing="normal" fo:font-style="normal" fo:font-weight="normal"/>
    </style:style>
    <style:style style:name="T155" style:family="text">
      <style:text-properties fo:font-variant="normal" fo:text-transform="none" style:font-name="var ff-mono" fo:font-size="9.75pt" fo:letter-spacing="normal" fo:font-style="normal" fo:font-weight="normal" loext:padding="0cm" loext:border="none"/>
    </style:style>
    <style:style style:name="T156" style:family="text">
      <style:text-properties fo:font-variant="normal" fo:text-transform="none" style:font-name="inherit" fo:font-size="11.25pt" fo:letter-spacing="normal" fo:font-style="italic" fo:font-weight="normal" loext:padding="0cm" loext:border="none"/>
    </style:style>
    <style:style style:name="T157" style:family="text">
      <style:text-properties fo:background-color="#ff8000" loext:char-shading-value="0"/>
    </style:style>
    <style:style style:name="T158" style:family="text">
      <style:text-properties officeooo:rsid="0016439f" fo:background-color="#ff8000" loext:char-shading-value="0"/>
    </style:style>
    <style:style style:name="T159" style:family="text">
      <style:text-properties fo:background-color="#ffffff" loext:char-shading-value="0"/>
    </style:style>
    <style:style style:name="T160" style:family="text">
      <style:text-properties officeooo:rsid="0012c210" fo:background-color="#ffffff" loext:char-shading-value="0"/>
    </style:style>
    <style:style style:name="T161" style:family="text">
      <style:text-properties officeooo:rsid="003fd92a" fo:background-color="#ffffff" loext:char-shading-value="0" loext:padding="0cm" loext:border="none"/>
    </style:style>
    <style:style style:name="T162" style:family="text">
      <style:text-properties fo:background-color="#3faf46" loext:char-shading-value="0"/>
    </style:style>
    <style:style style:name="T163" style:family="text">
      <style:text-properties officeooo:rsid="001222e7" fo:background-color="#3faf46" loext:char-shading-value="0"/>
    </style:style>
    <style:style style:name="T164" style:family="text">
      <style:text-properties officeooo:rsid="0012c210" fo:background-color="#3faf46" loext:char-shading-value="0"/>
    </style:style>
    <style:style style:name="T165" style:family="text">
      <style:text-properties officeooo:rsid="00210096" fo:background-color="#3faf46" loext:char-shading-value="0"/>
    </style:style>
    <style:style style:name="T166" style:family="text">
      <style:text-properties fo:background-color="#ff0000" loext:char-shading-value="0"/>
    </style:style>
    <style:style style:name="T167" style:family="text">
      <style:text-properties officeooo:rsid="001222e7" fo:background-color="#ff0000" loext:char-shading-value="0"/>
    </style:style>
    <style:style style:name="T168" style:family="text">
      <style:text-properties officeooo:rsid="0012c210" fo:background-color="#ff0000" loext:char-shading-value="0"/>
    </style:style>
    <style:style style:name="T169" style:family="text">
      <style:text-properties officeooo:rsid="00210096" fo:background-color="#ff0000" loext:char-shading-value="0"/>
    </style:style>
    <style:style style:name="T170" style:family="text">
      <style:text-properties officeooo:rsid="0013a4d5"/>
    </style:style>
    <style:style style:name="T171" style:family="text">
      <style:text-properties officeooo:rsid="00159447"/>
    </style:style>
    <style:style style:name="T172" style:family="text">
      <style:text-properties officeooo:rsid="0016439f"/>
    </style:style>
    <style:style style:name="T173" style:family="text">
      <style:text-properties style:font-name="Roboto" fo:font-weight="normal" fo:background-color="#ffff00" loext:char-shading-value="0"/>
    </style:style>
    <style:style style:name="T174" style:family="text">
      <style:text-properties style:font-name="Roboto" fo:background-color="#ffff00" loext:char-shading-value="0"/>
    </style:style>
    <style:style style:name="T175" style:family="text">
      <style:text-properties style:font-name="Roboto" officeooo:rsid="001b0277" fo:background-color="#ffff00" loext:char-shading-value="0"/>
    </style:style>
    <style:style style:name="T176" style:family="text">
      <style:text-properties style:font-name="Roboto" officeooo:rsid="0028af5a" fo:background-color="#ffff00" loext:char-shading-value="0"/>
    </style:style>
    <style:style style:name="T177" style:family="text">
      <style:text-properties style:font-name="Roboto" officeooo:rsid="001b0277"/>
    </style:style>
    <style:style style:name="T178" style:family="text">
      <style:text-properties style:font-name="Roboto" fo:background-color="#ffffff" loext:char-shading-value="0"/>
    </style:style>
    <style:style style:name="T179" style:family="text">
      <style:text-properties fo:color="#000000" loext:opacity="100%"/>
    </style:style>
    <style:style style:name="T180" style:family="text">
      <style:text-properties fo:color="#000000" loext:opacity="100%" style:font-name="Roboto" fo:font-size="12pt"/>
    </style:style>
    <style:style style:name="T181" style:family="text">
      <style:text-properties fo:color="#000000" loext:opacity="100%" style:font-name="Roboto" fo:font-size="12pt" officeooo:rsid="0016439f"/>
    </style:style>
    <style:style style:name="T182" style:family="text">
      <style:text-properties fo:color="#000000" loext:opacity="100%" style:font-name="Roboto" officeooo:rsid="0034bb3b" fo:background-color="#ffff00" loext:char-shading-value="0"/>
    </style:style>
    <style:style style:name="T183" style:family="text">
      <style:text-properties fo:color="#000000" loext:opacity="100%" style:font-name="Roboto" fo:font-weight="normal" officeooo:rsid="0034bb3b" fo:background-color="#ffff00" loext:char-shading-value="0"/>
    </style:style>
    <style:style style:name="T184" style:family="text">
      <style:text-properties fo:color="#000000" loext:opacity="100%" officeooo:rsid="001b0277" fo:background-color="#ffff00" loext:char-shading-value="0"/>
    </style:style>
    <style:style style:name="T185" style:family="text">
      <style:text-properties fo:color="#000000" loext:opacity="100%" fo:background-color="#ffff00" loext:char-shading-value="0"/>
    </style:style>
    <style:style style:name="T186" style:family="text">
      <style:text-properties fo:color="#000000" loext:opacity="100%" style:font-name="Roboto Mono" officeooo:rsid="0034bb3b" fo:background-color="#ffff00" loext:char-shading-value="0"/>
    </style:style>
    <style:style style:name="T187" style:family="text">
      <style:text-properties fo:color="#000000" loext:opacity="100%" officeooo:rsid="0044597a" fo:background-color="#ff8000" loext:char-shading-value="0"/>
    </style:style>
    <style:style style:name="T188" style:family="text">
      <style:text-properties fo:color="#000000" loext:opacity="100%" officeooo:rsid="004566f8" fo:background-color="#ff8000" loext:char-shading-value="0"/>
    </style:style>
    <style:style style:name="T189" style:family="text">
      <style:text-properties fo:color="#000000" loext:opacity="100%" fo:background-color="#ffffff" loext:char-shading-value="0"/>
    </style:style>
    <style:style style:name="T190" style:family="text">
      <style:text-properties fo:color="#000000" loext:opacity="100%" fo:background-color="#ffffff" loext:char-shading-value="0"/>
    </style:style>
    <style:style style:name="T191" style:family="text">
      <style:text-properties officeooo:rsid="0017075f"/>
    </style:style>
    <style:style style:name="T192" style:family="text">
      <style:text-properties fo:background-color="#ffff00" loext:char-shading-value="0"/>
    </style:style>
    <style:style style:name="T193" style:family="text">
      <style:text-properties fo:background-color="#ffff00" loext:char-shading-value="0"/>
    </style:style>
    <style:style style:name="T194" style:family="text">
      <style:text-properties officeooo:rsid="001755d1"/>
    </style:style>
    <style:style style:name="T195" style:family="text">
      <style:text-properties officeooo:rsid="0018fccb"/>
    </style:style>
    <style:style style:name="T196" style:family="text">
      <style:text-properties officeooo:rsid="001990d0"/>
    </style:style>
    <style:style style:name="T197" style:family="text">
      <style:text-properties fo:color="#660066" loext:opacity="100%" style:font-name="Roboto Mono" officeooo:rsid="001b0277" fo:background-color="#ffffff" loext:char-shading-value="0"/>
    </style:style>
    <style:style style:name="T198" style:family="text">
      <style:text-properties officeooo:rsid="001abb2e"/>
    </style:style>
    <style:style style:name="T199" style:family="text">
      <style:text-properties officeooo:rsid="001b0277"/>
    </style:style>
    <style:style style:name="T200" style:family="text">
      <style:text-properties officeooo:rsid="001f1c4a"/>
    </style:style>
    <style:style style:name="T201" style:family="text">
      <style:text-properties fo:color="#650953" loext:opacity="100%" style:font-name="Roboto Mono" officeooo:rsid="001f1c4a"/>
    </style:style>
    <style:style style:name="T202" style:family="text">
      <style:text-properties style:font-name="Google Sans" fo:font-size="15.75pt" officeooo:rsid="001b0277"/>
    </style:style>
    <style:style style:name="T203" style:family="text">
      <style:text-properties style:font-name="Google Sans" fo:font-size="15.75pt" officeooo:rsid="001f1c4a" fo:background-color="#ffff00" loext:char-shading-value="0" style:font-size-asian="12pt" style:font-size-complex="12pt"/>
    </style:style>
    <style:style style:name="T204" style:family="text">
      <style:text-properties style:font-name="Google Sans" officeooo:rsid="001b0277" style:font-size-asian="12pt" style:font-size-complex="12pt"/>
    </style:style>
    <style:style style:name="T205" style:family="text">
      <style:text-properties style:font-name="Google Sans" officeooo:rsid="001f4d13" style:font-size-asian="12pt" style:font-size-complex="12pt"/>
    </style:style>
    <style:style style:name="T206" style:family="text">
      <style:text-properties style:font-name="Google Sans" officeooo:rsid="001f1c4a" style:font-size-asian="12pt" style:font-size-complex="12pt"/>
    </style:style>
    <style:style style:name="T207" style:family="text">
      <style:text-properties officeooo:rsid="0022e30c"/>
    </style:style>
    <style:style style:name="T208" style:family="text">
      <style:text-properties officeooo:rsid="0024a3bf"/>
    </style:style>
    <style:style style:name="T209" style:family="text">
      <style:text-properties fo:color="#4a4a4a" loext:opacity="100%"/>
    </style:style>
    <style:style style:name="T210" style:family="text">
      <style:text-properties fo:color="#4a4a4a" loext:opacity="100%" style:font-name="Roboto"/>
    </style:style>
    <style:style style:name="T211" style:family="text">
      <style:text-properties fo:color="#4a4a4a" loext:opacity="100%" style:font-name="Roboto" officeooo:rsid="001b0277" fo:background-color="#ffff00" loext:char-shading-value="0"/>
    </style:style>
    <style:style style:name="T212" style:family="text">
      <style:text-properties fo:color="#4a4a4a" loext:opacity="100%" style:font-name="Roboto" fo:font-weight="normal"/>
    </style:style>
    <style:style style:name="T213" style:family="text">
      <style:text-properties fo:color="#4a4a4a" loext:opacity="100%" style:font-name="Roboto" officeooo:rsid="0044597a"/>
    </style:style>
    <style:style style:name="T214" style:family="text">
      <style:text-properties officeooo:rsid="0028af5a"/>
    </style:style>
    <style:style style:name="T215" style:family="text">
      <style:text-properties officeooo:rsid="00294d4d"/>
    </style:style>
    <style:style style:name="T216" style:family="text">
      <style:text-properties officeooo:rsid="002ab275"/>
    </style:style>
    <style:style style:name="T217" style:family="text">
      <style:text-properties officeooo:rsid="002ba1e8"/>
    </style:style>
    <style:style style:name="T218" style:family="text">
      <style:text-properties style:font-name="Liberation Mono" officeooo:rsid="002ba1e8" style:font-name-asian="Noto Sans Mono CJK SC" style:font-name-complex="Liberation Mono"/>
    </style:style>
    <style:style style:name="T219" style:family="text">
      <style:text-properties style:font-name="Liberation Mono" officeooo:rsid="002cca36" style:font-name-asian="Noto Sans Mono CJK SC" style:font-name-complex="Liberation Mono"/>
    </style:style>
    <style:style style:name="T220" style:family="text">
      <style:text-properties officeooo:rsid="002cca36"/>
    </style:style>
    <style:style style:name="T221" style:family="text">
      <style:text-properties officeooo:rsid="00304495"/>
    </style:style>
    <style:style style:name="T222" style:family="text">
      <style:text-properties officeooo:rsid="00334713"/>
    </style:style>
    <style:style style:name="T223" style:family="text">
      <style:text-properties officeooo:rsid="0034bb3b"/>
    </style:style>
    <style:style style:name="T224" style:family="text">
      <style:text-properties officeooo:rsid="0035da9c"/>
    </style:style>
    <style:style style:name="T225" style:family="text">
      <style:text-properties fo:color="#ff0000" loext:opacity="100%" style:font-name="Roboto Mono" officeooo:rsid="0034bb3b" fo:background-color="#ffff00" loext:char-shading-value="0"/>
    </style:style>
    <style:style style:name="T226" style:family="text">
      <style:text-properties officeooo:rsid="003b060b"/>
    </style:style>
    <style:style style:name="T227" style:family="text">
      <style:text-properties officeooo:rsid="003b13cc"/>
    </style:style>
    <style:style style:name="T228" style:family="text">
      <style:text-properties officeooo:rsid="003e8508"/>
    </style:style>
    <style:style style:name="T229" style:family="text">
      <style:text-properties officeooo:rsid="003f8e74"/>
    </style:style>
    <style:style style:name="T230" style:family="text">
      <style:text-properties fo:color="#f8f8f2" loext:opacity="100%" style:font-name="Droid Sans Mono" fo:font-size="10.5pt" fo:font-weight="normal" fo:background-color="#282a36" loext:char-shading-value="0"/>
    </style:style>
    <style:style style:name="T231" style:family="text">
      <style:text-properties fo:color="#ff79c6" loext:opacity="100%"/>
    </style:style>
    <style:style style:name="T232" style:family="text">
      <style:text-properties fo:color="#ff79c6" loext:opacity="100%" style:font-name="Droid Sans Mono" fo:font-size="10.5pt" fo:font-weight="normal" fo:background-color="#282a36" loext:char-shading-value="0"/>
    </style:style>
    <style:style style:name="T233" style:family="text">
      <style:text-properties fo:color="#8be9fd" loext:opacity="100%" style:font-name="Droid Sans Mono" fo:font-size="10.5pt" fo:font-style="italic" fo:font-weight="normal" fo:background-color="#282a36" loext:char-shading-value="0"/>
    </style:style>
    <style:style style:name="T234" style:family="text">
      <style:text-properties fo:color="#8be9fd" loext:opacity="100%" fo:font-style="italic"/>
    </style:style>
    <style:style style:name="T235" style:family="text">
      <style:text-properties fo:color="#f1fa8c" loext:opacity="100%"/>
    </style:style>
    <style:style style:name="T236" style:family="text">
      <style:text-properties fo:color="#50fa7b" loext:opacity="100%"/>
    </style:style>
    <style:style style:name="T237" style:family="text">
      <style:text-properties fo:color="#bd93f9" loext:opacity="100%"/>
    </style:style>
    <style:style style:name="T238" style:family="text">
      <style:text-properties officeooo:rsid="003fd92a"/>
    </style:style>
    <style:style style:name="T239" style:family="text">
      <style:text-properties style:font-name="Roboto1" fo:font-size="10.5pt" officeooo:rsid="003fd92a" fo:background-color="#ffffff" loext:char-shading-value="0" loext:padding="0cm" loext:border="none"/>
    </style:style>
    <style:style style:name="T240" style:family="text">
      <style:text-properties officeooo:rsid="0042d17e"/>
    </style:style>
    <style:style style:name="T241" style:family="text">
      <style:text-properties officeooo:rsid="0044597a"/>
    </style:style>
    <style:style style:name="T242" style:family="text">
      <style:text-properties fo:color="#ff4000" loext:opacity="100%"/>
    </style:style>
    <style:style style:name="T243" style:family="text">
      <style:text-properties fo:color="#ff4000" loext:opacity="100%" style:font-name="Roboto" fo:font-weight="normal"/>
    </style:style>
    <style:style style:name="T244" style:family="text">
      <style:text-properties fo:color="#247777" loext:opacity="100%" style:font-name="Roboto Mono"/>
    </style:style>
    <style:style style:name="T245" style:family="text">
      <style:text-properties fo:color="#247777" loext:opacity="100%" style:font-name="Roboto Mono" fo:background-color="#e7f8ff" loext:char-shading-value="0"/>
    </style:style>
    <style:style style:name="T246" style:family="text">
      <style:text-properties officeooo:rsid="004566f8"/>
    </style:style>
    <style:style style:name="T247" style:family="text">
      <style:text-properties officeooo:rsid="00464093"/>
    </style:style>
    <style:style style:name="T248" style:family="text">
      <style:text-properties style:font-name="apple-system" fo:font-size="11.25pt" fo:background-color="#ffff00" loext:char-shading-value="0"/>
    </style:style>
    <style:style style:name="T249" style:family="text">
      <style:text-properties style:font-name="var ff-mono" fo:font-size="9.75pt" fo:background-color="#ffff00" loext:char-shading-value="0" loext:padding="0cm" loext:border="none"/>
    </style:style>
    <style:style style:name="T250" style:family="text">
      <style:text-properties fo:color="#242729" loext:opacity="100%" style:font-name="apple-system" fo:font-size="11.25pt"/>
    </style:style>
    <style:style style:name="T251" style:family="text">
      <style:text-properties fo:color="#242729" loext:opacity="100%" style:font-name="apple-system" fo:font-size="11.25pt" fo:background-color="#ffff00" loext:char-shading-value="0"/>
    </style:style>
    <style:style style:name="T252" style:family="text">
      <style:text-properties fo:color="#242729" loext:opacity="100%" style:font-name="apple-system" fo:font-size="11.25pt" fo:background-color="#ffff00" loext:char-shading-value="0"/>
    </style:style>
    <style:style style:name="T253" style:family="text">
      <style:text-properties fo:color="#242729" loext:opacity="100%" style:font-name="var ff-mono" fo:font-size="9.75pt" loext:padding="0cm" loext:border="none"/>
    </style:style>
    <style:style style:name="T254" style:family="text">
      <style:text-properties fo:color="#242729" loext:opacity="100%" style:font-name="var ff-mono" fo:font-size="9.75pt" fo:background-color="#ffff00" loext:char-shading-value="0" loext:padding="0cm" loext:border="none"/>
    </style:style>
    <style:style style:name="T255" style:family="text">
      <style:text-properties fo:color="#242729" loext:opacity="100%" style:font-name="var ff-mono" fo:font-size="9.75pt" fo:background-color="#ffff00" loext:char-shading-value="0" loext:padding="0cm" loext:border="none"/>
    </style:style>
    <style:style style:name="T25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OC DART</text:p>
      <text:p text:style-name="P72">Aqui terá alguns exemplos que nã<office:annotation loext:resolved="false"><dc:creator>Autor desconhecido</dc:creator><dc:date>2021-06-20T22:01:08.379545583</dc:date><text:p text:style-name="P188"><text:span text:style-name="T256">Seguindo a documentação do dart.</text:span></text:p></office:annotation>o vimos em videos !</text:p>
      <text:p text:style-name="P45"/>
      <text:p text:style-name="P46"/>
      <text:p text:style-name="P63">Imp<office:annotation loext:resolved="false"><dc:creator>Autor desconhecido</dc:creator><dc:date>2021-06-20T22:01:31.366830245</dc:date><text:p text:style-name="P188"><text:span text:style-name="T256">Como inserir os imports corretamente</text:span></text:p></office:annotation>ort</text:p>
      <text:p text:style-name="P49"><text:span text:style-name="T1">→ Utilize sempre um package para importar algo : </text:span><text:span text:style-name="Source_20_Text"><text:span text:style-name="T31">import</text:span></text:span><text:span text:style-name="Source_20_Text"><text:span text:style-name="T40"> </text:span></text:span><text:span text:style-name="Source_20_Text"><text:span text:style-name="T52">'package:my_package/api.dart'</text:span></text:span><text:span text:style-name="Source_20_Text"><text:span text:style-name="T58">;</text:span></text:span></text:p>
      <text:p text:style-name="P49"><text:span text:style-name="T1">→ Quando buscar em pastas estili SRC faça assim : </text:span><text:span text:style-name="Source_20_Text"><text:span text:style-name="T31">import</text:span></text:span><text:span text:style-name="Source_20_Text"><text:span text:style-name="T40"> </text:span></text:span><text:span text:style-name="Source_20_Text"><text:span text:style-name="T52">'src/utils.dart'</text:span></text:span><text:span text:style-name="Source_20_Text"><text:span text:style-name="T58">;</text:span></text:span></text:p>
      <text:p text:style-name="P47">------------------------------------------------------------------------------------------------------------------------</text:p>
      <text:p text:style-name="P47"/>
      <text:p text:style-name="P68"><text:span text:style-name="T157">Atribuição d</text:span><text:span text:style-name="T157"><office:annotation loext:resolved="false"><dc:creator>Autor desconhecido</dc:creator><dc:date>2021-06-20T22:02:09.288245712</dc:date><text:p text:style-name="P188"><text:span text:style-name="T256">Variaveis nulas e non-nulas</text:span></text:p></office:annotation></text:span><text:span text:style-name="T157">e Null</text:span> </text:p>
      <text:p text:style-name="P47"><text:span text:style-name="T162">→ </text:span><text:span text:style-name="T165">Bom</text:span><text:span text:style-name="T162"> =</text:span> String? Mensagem;</text:p>
      <text:p text:style-name="P47"><text:span text:style-name="T166">→ </text:span><text:span text:style-name="T169">Ruim</text:span><text:span text:style-name="T166"> =</text:span> String? Mensagem = null;</text:p>
      <text:p text:style-name="P47">------------------------------------------------------------------------------------------------------------------------</text:p>
      <text:p text:style-name="P64">Atribui<office:annotation loext:resolved="false"><dc:creator>Autor desconhecido</dc:creator><dc:date>2021-06-20T22:02:26.057985626</dc:date><text:p text:style-name="P188"><text:span text:style-name="T256">Como atrubuir o null ? corretamente</text:span></text:p></office:annotation>ção de Null</text:p>
      <text:p text:style-name="P48"/>
      <text:p text:style-name="P48"/>
      <text:p text:style-name="P49"><text:span text:style-name="T163">→ </text:span><text:span text:style-name="T165">Bom</text:span><text:span text:style-name="T163"> =</text:span><text:span text:style-name="T1"> </text:span><text:span text:style-name="Source_20_Text"><text:span text:style-name="T101">void</text:span></text:span><text:span text:style-name="Source_20_Text"><text:span text:style-name="T40"> error</text:span></text:span><text:span text:style-name="Source_20_Text"><text:span text:style-name="T58">([</text:span></text:span><text:span text:style-name="Source_20_Text"><text:span text:style-name="T101">String</text:span></text:span><text:span text:style-name="Source_20_Text"><text:span text:style-name="T58">?</text:span></text:span><text:span text:style-name="Source_20_Text"><text:span text:style-name="T40"> messag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tab/></text:span></text:span><text:span text:style-name="Source_20_Text"><text:span text:style-name="T40">stderr</text:span></text:span><text:span text:style-name="Source_20_Text"><text:span text:style-name="T58">.</text:span></text:span><text:span text:style-name="Source_20_Text"><text:span text:style-name="T40">write</text:span></text:span><text:span text:style-name="Source_20_Text"><text:span text:style-name="T58">(</text:span></text:span><text:span text:style-name="Source_20_Text"><text:span text:style-name="T40">message </text:span></text:span><text:span text:style-name="Source_20_Text"><text:span text:style-name="T58">??</text:span></text:span><text:span text:style-name="Source_20_Text"><text:span text:style-name="T40"> </text:span></text:span><text:span text:style-name="Source_20_Text"><text:span text:style-name="T52">'\n'</text:span></text:span><text:span text:style-name="Source_20_Text"><text:span text:style-name="T58">);</text:span></text:span></text:p>
      <text:p text:style-name="P3"><text:span text:style-name="Source_20_Text"><text:span text:style-name="T58"><text:tab/>}</text:span></text:span></text:p>
      <text:p text:style-name="P3"><text:span text:style-name="Source_20_Text"><text:span text:style-name="T58"/></text:span></text:p>
      <text:p text:style-name="P3"><text:span text:style-name="Source_20_Text"><text:span text:style-name="T61">→ </text:span></text:span><text:span text:style-name="Source_20_Text"><text:span text:style-name="T99">Ruim</text:span></text:span><text:span text:style-name="Source_20_Text"><text:span text:style-name="T62"> =</text:span></text:span><text:span text:style-name="Source_20_Text"><text:span text:style-name="T59"> </text:span></text:span><text:span text:style-name="Source_20_Text"><text:span text:style-name="T102">void</text:span></text:span><text:span text:style-name="Source_20_Text"><text:span text:style-name="T41"> error</text:span></text:span><text:span text:style-name="Source_20_Text"><text:span text:style-name="T59">([</text:span></text:span><text:span text:style-name="Source_20_Text"><text:span text:style-name="T102">String</text:span></text:span><text:span text:style-name="Source_20_Text"><text:span text:style-name="T59">?</text:span></text:span><text:span text:style-name="Source_20_Text"><text:span text:style-name="T41"> message </text:span></text:span><text:span text:style-name="Source_20_Text"><text:span text:style-name="T59">=</text:span></text:span><text:span text:style-name="Source_20_Text"><text:span text:style-name="T41"> </text:span></text:span><text:span text:style-name="Source_20_Text"><text:span text:style-name="T102">null</text:span></text:span><text:span text:style-name="Source_20_Text"><text:span text:style-name="T59">])</text:span></text:span><text:span text:style-name="Source_20_Text"><text:span text:style-name="T41"> </text:span></text:span><text:span text:style-name="Source_20_Text"><text:span text:style-name="T59">{</text:span></text:span></text:p>
      <text:p text:style-name="P3"><text:span text:style-name="Source_20_Text"><text:span text:style-name="T51"><text:s text:c="2"/><text:tab/></text:span></text:span><text:span text:style-name="Source_20_Text"><text:span text:style-name="T40">stderr</text:span></text:span><text:span text:style-name="Source_20_Text"><text:span text:style-name="T58">.</text:span></text:span><text:span text:style-name="Source_20_Text"><text:span text:style-name="T40">write</text:span></text:span><text:span text:style-name="Source_20_Text"><text:span text:style-name="T58">(</text:span></text:span><text:span text:style-name="Source_20_Text"><text:span text:style-name="T40">message </text:span></text:span><text:span text:style-name="Source_20_Text"><text:span text:style-name="T58">??</text:span></text:span><text:span text:style-name="Source_20_Text"><text:span text:style-name="T40"> </text:span></text:span><text:span text:style-name="Source_20_Text"><text:span text:style-name="T52">'\n'</text:span></text:span><text:span text:style-name="Source_20_Text"><text:span text:style-name="T58">);</text:span></text:span></text:p>
      <text:p text:style-name="P3"><text:span text:style-name="Source_20_Text"><text:span text:style-name="T58"><text:tab/>}</text:span></text:span></text:p>
      <text:p text:style-name="P47">------------------------------------------------------------------------------------------------------------------------</text:p>
      <text:p text:style-name="P47"/>
      <text:p text:style-name="P64">Atribuição d<office:annotation loext:resolved="false"><dc:creator>Autor desconhecido</dc:creator><dc:date>2021-06-20T22:03:15.812421672</dc:date><text:p text:style-name="P188"><text:span text:style-name="T256">Inserindo corretamente variaveis nulas em variaveis locais e loops</text:span></text:p></office:annotation>e Null</text:p>
      <text:p text:style-name="P47"/>
      <text:p text:style-name="P49"><text:span text:style-name="T163">→ </text:span><text:span text:style-name="T165">Bom</text:span><text:span text:style-name="T163"> = </text:span><text:span text:style-name="Source_20_Text"><text:span text:style-name="T101">Item</text:span></text:span><text:span text:style-name="Source_20_Text"><text:span text:style-name="T58">?</text:span></text:span><text:span text:style-name="Source_20_Text"><text:span text:style-name="T40"> bestDeal</text:span></text:span><text:span text:style-name="Source_20_Text"><text:span text:style-name="T58">(</text:span></text:span><text:span text:style-name="Source_20_Text"><text:span text:style-name="T101">List</text:span></text:span><text:span text:style-name="Source_20_Text"><text:span text:style-name="T58">&lt;</text:span></text:span><text:span text:style-name="Source_20_Text"><text:span text:style-name="T101">Item</text:span></text:span><text:span text:style-name="Source_20_Text"><text:span text:style-name="T58">&gt;</text:span></text:span><text:span text:style-name="Source_20_Text"><text:span text:style-name="T40"> cart</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101">Item</text:span></text:span><text:span text:style-name="Source_20_Text"><text:span text:style-name="T58">?</text:span></text:span><text:span text:style-name="Source_20_Text"><text:span text:style-name="T40"> bestItem</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31">for</text:span></text:span><text:span text:style-name="Source_20_Text"><text:span text:style-name="T40"> </text:span></text:span><text:span text:style-name="Source_20_Text"><text:span text:style-name="T58">(</text:span></text:span><text:span text:style-name="Source_20_Text"><text:span text:style-name="T31">var</text:span></text:span><text:span text:style-name="Source_20_Text"><text:span text:style-name="T40"> item </text:span></text:span><text:span text:style-name="Source_20_Text"><text:span text:style-name="T31">in</text:span></text:span><text:span text:style-name="Source_20_Text"><text:span text:style-name="T40"> cart</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bestItem </text:span></text:span><text:span text:style-name="Source_20_Text"><text:span text:style-name="T58">==</text:span></text:span><text:span text:style-name="Source_20_Text"><text:span text:style-name="T40"> </text:span></text:span><text:span text:style-name="Source_20_Text"><text:span text:style-name="T101">null</text:span></text:span><text:span text:style-name="Source_20_Text"><text:span text:style-name="T40"> </text:span></text:span><text:span text:style-name="Source_20_Text"><text:span text:style-name="T58">||</text:span></text:span><text:span text:style-name="Source_20_Text"><text:span text:style-name="T40"> item</text:span></text:span><text:span text:style-name="Source_20_Text"><text:span text:style-name="T58">.</text:span></text:span><text:span text:style-name="Source_20_Text"><text:span text:style-name="T40">price </text:span></text:span><text:span text:style-name="Source_20_Text"><text:span text:style-name="T58">&lt;</text:span></text:span><text:span text:style-name="Source_20_Text"><text:span text:style-name="T40"> bestItem</text:span></text:span><text:span text:style-name="Source_20_Text"><text:span text:style-name="T58">.</text:span></text:span><text:span text:style-name="Source_20_Text"><text:span text:style-name="T40">pric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6"/></text:span></text:span><text:span text:style-name="Source_20_Text"><text:span text:style-name="T40">bestItem </text:span></text:span><text:span text:style-name="Source_20_Text"><text:span text:style-name="T58">=</text:span></text:span><text:span text:style-name="Source_20_Text"><text:span text:style-name="T40"> item</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31">return</text:span></text:span><text:span text:style-name="Source_20_Text"><text:span text:style-name="T40"> bestItem</text:span></text:span><text:span text:style-name="Source_20_Text"><text:span text:style-name="T58">;</text:span></text:span></text:p>
      <text:p text:style-name="P3"><text:span text:style-name="Source_20_Text"><text:span text:style-name="T58">}</text:span></text:span></text:p>
      <text:p text:style-name="P47"/>
      <text:p text:style-name="P49"><text:span text:style-name="T167">→ </text:span><text:span text:style-name="T169">Ruim</text:span><text:span text:style-name="T167"> =</text:span><text:span text:style-name="T1"> </text:span><text:span text:style-name="T196">i</text:span><text:span text:style-name="Source_20_Text"><text:span text:style-name="T101">tem</text:span></text:span><text:span text:style-name="Source_20_Text"><text:span text:style-name="T58">?</text:span></text:span><text:span text:style-name="Source_20_Text"><text:span text:style-name="T40"> bestDeal</text:span></text:span><text:span text:style-name="Source_20_Text"><text:span text:style-name="T58">(</text:span></text:span><text:span text:style-name="Source_20_Text"><text:span text:style-name="T101">List</text:span></text:span><text:span text:style-name="Source_20_Text"><text:span text:style-name="T58">&lt;</text:span></text:span><text:span text:style-name="Source_20_Text"><text:span text:style-name="T101">Item</text:span></text:span><text:span text:style-name="Source_20_Text"><text:span text:style-name="T58">&gt;</text:span></text:span><text:span text:style-name="Source_20_Text"><text:span text:style-name="T40"> cart</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101">Item</text:span></text:span><text:span text:style-name="Source_20_Text"><text:span text:style-name="T58">?</text:span></text:span><text:span text:style-name="Source_20_Text"><text:span text:style-name="T40"> bestItem</text:span></text:span><text:span text:style-name="Source_20_Text"><text:span text:style-name="T42"> </text:span></text:span><text:span text:style-name="Source_20_Text"><text:span text:style-name="T60">=</text:span></text:span><text:span text:style-name="Source_20_Text"><text:span text:style-name="T42"> </text:span></text:span><text:span text:style-name="Source_20_Text"><text:span text:style-name="T103">null</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31">for</text:span></text:span><text:span text:style-name="Source_20_Text"><text:span text:style-name="T40"> </text:span></text:span><text:span text:style-name="Source_20_Text"><text:span text:style-name="T58">(</text:span></text:span><text:span text:style-name="Source_20_Text"><text:span text:style-name="T31">var</text:span></text:span><text:span text:style-name="Source_20_Text"><text:span text:style-name="T40"> item </text:span></text:span><text:span text:style-name="Source_20_Text"><text:span text:style-name="T31">in</text:span></text:span><text:span text:style-name="Source_20_Text"><text:span text:style-name="T40"> cart</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oft-page-break/><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bestItem </text:span></text:span><text:span text:style-name="Source_20_Text"><text:span text:style-name="T58">==</text:span></text:span><text:span text:style-name="Source_20_Text"><text:span text:style-name="T40"> </text:span></text:span><text:span text:style-name="Source_20_Text"><text:span text:style-name="T101">null</text:span></text:span><text:span text:style-name="Source_20_Text"><text:span text:style-name="T40"> </text:span></text:span><text:span text:style-name="Source_20_Text"><text:span text:style-name="T58">||</text:span></text:span><text:span text:style-name="Source_20_Text"><text:span text:style-name="T40"> item</text:span></text:span><text:span text:style-name="Source_20_Text"><text:span text:style-name="T58">.</text:span></text:span><text:span text:style-name="Source_20_Text"><text:span text:style-name="T40">price </text:span></text:span><text:span text:style-name="Source_20_Text"><text:span text:style-name="T58">&lt;</text:span></text:span><text:span text:style-name="Source_20_Text"><text:span text:style-name="T40"> bestItem</text:span></text:span><text:span text:style-name="Source_20_Text"><text:span text:style-name="T58">.</text:span></text:span><text:span text:style-name="Source_20_Text"><text:span text:style-name="T40">pric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6"/></text:span></text:span><text:span text:style-name="Source_20_Text"><text:span text:style-name="T40">bestItem </text:span></text:span><text:span text:style-name="Source_20_Text"><text:span text:style-name="T58">=</text:span></text:span><text:span text:style-name="Source_20_Text"><text:span text:style-name="T40"> item</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31">return</text:span></text:span><text:span text:style-name="Source_20_Text"><text:span text:style-name="T40"> bestItem</text:span></text:span><text:span text:style-name="Source_20_Text"><text:span text:style-name="T58">;</text:span></text:span></text:p>
      <text:p text:style-name="P3"><text:span text:style-name="Source_20_Text"><text:span text:style-name="T58">}</text:span></text:span></text:p>
      <text:p text:style-name="P3"><text:span text:style-name="Source_20_Text"><text:span text:style-name="T58"/></text:span></text:p>
      <text:p text:style-name="P47">------------------------------------------------------------------------------------------------------------------------</text:p>
      <text:p text:style-name="P47"/>
      <text:p text:style-name="P64">Operador ?? conversor de n<office:annotation loext:resolved="false"><dc:creator>Autor desconhecido</dc:creator><dc:date>2021-06-20T22:04:18.556443204</dc:date><text:p text:style-name="P188"><text:span text:style-name="T256">Como substituir a verificação de igualdade == se é nullo um booleano ou não </text:span></text:p><text:p text:style-name="P188"><text:span text:style-name="T256">Ao invés de usar == </text:span></text:p><text:p text:style-name="P188"><text:span text:style-name="T256">Use ??</text:span></text:p></office:annotation>ull para boolean</text:p>
      <text:p text:style-name="P64"/>
      <text:p text:style-name="P50"><text:span text:style-name="T164">→ </text:span><text:span text:style-name="T165">Bom</text:span><text:span text:style-name="T164"> = </text:span><text:span text:style-name="Source_20_Text"><text:span text:style-name="T111">// If you want null to be false:</text:span></text:span></text:p>
      <text:p text:style-name="P3"><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optionalThing</text:span></text:span><text:span text:style-name="Source_20_Text"><text:span text:style-name="T58">?.</text:span></text:span><office:annotation office:name="__Annotation__6921_2642754858" loext:resolved="false"><dc:creator>Autor desconhecido</dc:creator><dc:date>2021-06-21T10:09:03.245287058</dc:date><text:p text:style-name="P189"><text:span text:style-name="T256">Retorna verdadeiro se a ação está habilitada e pronta para ser chamada.</text:span></text:p><text:p text:style-name="P189"><text:span text:style-name="T256"/></text:p><text:p text:style-name="P189"><text:span text:style-name="T256">Isso será chamado pelo ActionDispatcher antes de tentar chamar a ação.</text:span></text:p><text:p text:style-name="P189"><text:span text:style-name="T256"/></text:p><text:p text:style-name="P189"><text:span text:style-name="T256">Se a mudanças de estado habilitado, subclasses imperiosas deve chamar notifyActionListeners notificar todas ouvintes da mudança.</text:span></text:p></office:annotation><text:span text:style-name="Source_20_Text"><text:span text:style-name="T40">isEnabled</text:span></text:span><office:annotation-end office:name="__Annotation__6921_2642754858"/><text:span text:style-name="Source_20_Text"><text:span text:style-name="T40"> </text:span></text:span><text:span text:style-name="Source_20_Text"><text:span text:style-name="T58">??</text:span></text:span><text:span text:style-name="Source_20_Text"><text:span text:style-name="T40"> </text:span></text:span><text:span text:style-name="Source_20_Text"><text:span text:style-name="T31">fals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40">print</text:span></text:span><text:span text:style-name="Source_20_Text"><text:span text:style-name="T58">(</text:span></text:span><text:span text:style-name="Source_20_Text"><text:span text:style-name="T52">'Have enabled thing.'</text:span></text:span><text:span text:style-name="Source_20_Text"><text:span text:style-name="T58">);</text:span></text:span></text:p>
      <text:p text:style-name="P3"><text:span text:style-name="Source_20_Text"><text:span text:style-name="T58">}</text:span></text:span></text:p>
      <text:p text:style-name="P3"/>
      <text:p text:style-name="P3"><text:span text:style-name="Source_20_Text"><text:span text:style-name="T111">// If you want null to be true:</text:span></text:span></text:p>
      <text:p text:style-name="P3"><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optionalThing</text:span></text:span><text:span text:style-name="Source_20_Text"><text:span text:style-name="T58">?.</text:span></text:span><text:span text:style-name="Source_20_Text"><text:span text:style-name="T40">isEnabled </text:span></text:span><text:span text:style-name="Source_20_Text"><text:span text:style-name="T58">??</text:span></text:span><text:span text:style-name="Source_20_Text"><text:span text:style-name="T40"> </text:span></text:span><text:span text:style-name="Source_20_Text"><text:span text:style-name="T31">tru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40">print</text:span></text:span><text:span text:style-name="Source_20_Text"><text:span text:style-name="T58">(</text:span></text:span><text:span text:style-name="Source_20_Text"><text:span text:style-name="T52">'Have enabled thing or nothing.'</text:span></text:span><text:span text:style-name="Source_20_Text"><text:span text:style-name="T58">);</text:span></text:span></text:p>
      <text:p text:style-name="P3"><text:span text:style-name="Source_20_Text"><text:span text:style-name="T58">}</text:span></text:span></text:p>
      <text:p text:style-name="P69"/>
      <text:p text:style-name="P50"><text:span text:style-name="T168">→ </text:span><text:span text:style-name="T169">Ruim</text:span><text:span text:style-name="T168"> = </text:span><text:span text:style-name="Source_20_Text"><text:span text:style-name="T111">// If you want null to be false:</text:span></text:span></text:p>
      <text:p text:style-name="P3"><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optionalThing</text:span></text:span><text:span text:style-name="Source_20_Text"><text:span text:style-name="T58">?.</text:span></text:span><text:span text:style-name="Source_20_Text"><text:span text:style-name="T40">isEnabled </text:span></text:span><text:span text:style-name="Source_20_Text"><text:span text:style-name="T58">==</text:span></text:span><text:span text:style-name="Source_20_Text"><text:span text:style-name="T40"> </text:span></text:span><text:span text:style-name="Source_20_Text"><text:span text:style-name="T31">tru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40">print</text:span></text:span><text:span text:style-name="Source_20_Text"><text:span text:style-name="T58">(</text:span></text:span><text:span text:style-name="Source_20_Text"><text:span text:style-name="T52">'Have enabled thing.'</text:span></text:span><text:span text:style-name="Source_20_Text"><text:span text:style-name="T58">);</text:span></text:span></text:p>
      <text:p text:style-name="P3"><text:span text:style-name="Source_20_Text"><text:span text:style-name="T58">}</text:span></text:span></text:p>
      <text:p text:style-name="P3"/>
      <text:p text:style-name="P3"><text:span text:style-name="Source_20_Text"><text:span text:style-name="T111">// If you want null to be true:</text:span></text:span></text:p>
      <text:p text:style-name="P3"><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optionalThing</text:span></text:span><text:span text:style-name="Source_20_Text"><text:span text:style-name="T58">?.</text:span></text:span><text:span text:style-name="Source_20_Text"><text:span text:style-name="T40">isEnabled </text:span></text:span><text:span text:style-name="Source_20_Text"><text:span text:style-name="T58">!=</text:span></text:span><text:span text:style-name="Source_20_Text"><text:span text:style-name="T40"> </text:span></text:span><text:span text:style-name="Source_20_Text"><text:span text:style-name="T31">fals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40">print</text:span></text:span><text:span text:style-name="Source_20_Text"><text:span text:style-name="T58">(</text:span></text:span><text:span text:style-name="Source_20_Text"><text:span text:style-name="T52">'Have enabled thing or nothing.'</text:span></text:span><text:span text:style-name="Source_20_Text"><text:span text:style-name="T58">);</text:span></text:span></text:p>
      <text:p text:style-name="P3"><text:span text:style-name="Source_20_Text"><text:span text:style-name="T58">}</text:span></text:span></text:p>
      <text:p text:style-name="P69"/>
      <text:p text:style-name="P69"/>
      <text:p text:style-name="P70">------------------------------------------------------------------------------------------------------------------------</text:p>
      <text:p text:style-name="P70"/>
      <text:p text:style-name="P64">Operador ?? conversor de null para bo<office:annotation loext:resolved="false"><dc:creator>Autor desconhecido</dc:creator><dc:date>2021-06-20T22:05:50.780071673</dc:date><text:p text:style-name="P188"><text:span text:style-name="T256">Como substituir a verificação se é nullo um booleano ou não em condições if else</text:span></text:p><text:p text:style-name="P188"><text:span text:style-name="T256">Repare que o if é diferente nos dois casos.</text:span></text:p></office:annotation>olean em condição if eles</text:p>
      <text:p text:style-name="P64"/>
      <text:p text:style-name="P50"><text:span text:style-name="T164">→ </text:span><text:span text:style-name="T165">Bom</text:span><text:span text:style-name="T164"> =</text:span><text:span text:style-name="T160"> </text:span><text:span text:style-name="Source_20_Text"><text:span text:style-name="T101">int</text:span></text:span><text:span text:style-name="Source_20_Text"><text:span text:style-name="T40"> measureMessage</text:span></text:span><text:span text:style-name="Source_20_Text"><text:span text:style-name="T58">(</text:span></text:span><text:span text:style-name="Source_20_Text"><text:span text:style-name="T101">String</text:span></text:span><text:span text:style-name="Source_20_Text"><text:span text:style-name="T58">?</text:span></text:span><text:span text:style-name="Source_20_Text"><text:span text:style-name="T40"> messag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message </text:span></text:span><text:span text:style-name="Source_20_Text"><text:span text:style-name="T58">!=</text:span></text:span><text:span text:style-name="Source_20_Text"><text:span text:style-name="T40"> </text:span></text:span><text:span text:style-name="Source_20_Text"><text:span text:style-name="T101">null</text:span></text:span><text:span text:style-name="Source_20_Text"><text:span text:style-name="T40"> </text:span></text:span><text:span text:style-name="Source_20_Text"><text:span text:style-name="T58">&amp;&amp;</text:span></text:span><text:span text:style-name="Source_20_Text"><text:span text:style-name="T40"> message</text:span></text:span><text:span text:style-name="Source_20_Text"><text:span text:style-name="T58">.</text:span></text:span><text:span text:style-name="Source_20_Text"><text:span text:style-name="T40">isNotEmpty</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111">// message is promoted to String.</text:span></text:span></text:p>
      <text:p text:style-name="P3"><text:span text:style-name="Source_20_Text"><text:span text:style-name="T51"><text:s text:c="4"/></text:span></text:span><text:span text:style-name="Source_20_Text"><text:span text:style-name="T31">return</text:span></text:span><text:span text:style-name="Source_20_Text"><text:span text:style-name="T40"> message</text:span></text:span><text:span text:style-name="Source_20_Text"><text:span text:style-name="T58">.</text:span></text:span><text:span text:style-name="Source_20_Text"><text:span text:style-name="T40">length</text:span></text:span><text:span text:style-name="Source_20_Text"><text:span text:style-name="T58">;</text:span></text:span></text:p>
      <text:p text:style-name="P3"><text:soft-page-break/><text:span text:style-name="Source_20_Text"><text:span text:style-name="T51"><text:s text:c="2"/></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31">return</text:span></text:span><text:span text:style-name="Source_20_Text"><text:span text:style-name="T40"> </text:span></text:span><text:span text:style-name="Source_20_Text"><text:span text:style-name="T52">0</text:span></text:span><text:span text:style-name="Source_20_Text"><text:span text:style-name="T58">;</text:span></text:span></text:p>
      <text:p text:style-name="P3"><text:span text:style-name="Source_20_Text"><text:span text:style-name="T58">}</text:span></text:span></text:p>
      <text:p text:style-name="P69"/>
      <text:p text:style-name="P50"><text:span text:style-name="T168">→ </text:span><text:span text:style-name="T169">Ruim</text:span><text:span text:style-name="T168"> = </text:span><text:span text:style-name="Source_20_Text"><text:span text:style-name="T101">int</text:span></text:span><text:span text:style-name="Source_20_Text"><text:span text:style-name="T40"> measureMessage</text:span></text:span><text:span text:style-name="Source_20_Text"><text:span text:style-name="T58">(</text:span></text:span><text:span text:style-name="Source_20_Text"><text:span text:style-name="T101">String</text:span></text:span><text:span text:style-name="Source_20_Text"><text:span text:style-name="T58">?</text:span></text:span><text:span text:style-name="Source_20_Text"><text:span text:style-name="T40"> messag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message</text:span></text:span><text:span text:style-name="Source_20_Text"><text:span text:style-name="T58">?.</text:span></text:span><text:span text:style-name="Source_20_Text"><text:span text:style-name="T40">isNotEmpty </text:span></text:span><text:span text:style-name="Source_20_Text"><text:span text:style-name="T58">??</text:span></text:span><text:span text:style-name="Source_20_Text"><text:span text:style-name="T40"> </text:span></text:span><text:span text:style-name="Source_20_Text"><text:span text:style-name="T31">fals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111">// message is not promoted to String.</text:span></text:span></text:p>
      <text:p text:style-name="P3"><text:span text:style-name="Source_20_Text"><text:span text:style-name="T51"><text:s text:c="4"/></text:span></text:span><text:span text:style-name="Source_20_Text"><text:span text:style-name="T31">return</text:span></text:span><text:span text:style-name="Source_20_Text"><text:span text:style-name="T40"> message</text:span></text:span><text:span text:style-name="Source_20_Text"><text:span text:style-name="T58">!.</text:span></text:span><text:span text:style-name="Source_20_Text"><text:span text:style-name="T40">length</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31">return</text:span></text:span><text:span text:style-name="Source_20_Text"><text:span text:style-name="T40"> </text:span></text:span><text:span text:style-name="Source_20_Text"><text:span text:style-name="T52">0</text:span></text:span><text:span text:style-name="Source_20_Text"><text:span text:style-name="T58">;</text:span></text:span></text:p>
      <text:p text:style-name="P3"><text:span text:style-name="Source_20_Text"><text:span text:style-name="T58">}</text:span></text:span></text:p>
      <text:p text:style-name="P69"/>
      <text:p text:style-name="P69"/>
      <text:p text:style-name="P70">------------------------------------------------------------------------------------------------------------------------</text:p>
      <text:p text:style-name="P70"/>
      <text:p text:style-name="P64">Evitando uso do operador ! NullSa<office:annotation loext:resolved="false"><dc:creator>Autor desconhecido</dc:creator><dc:date>2021-06-20T22:06:42.646790317</dc:date><text:p text:style-name="P188"><text:span text:style-name="T256">Sempre que puder evite usar o operador nullSafety ! Criando variaveis locais que vem do constructor</text:span></text:p></office:annotation>fety com Variaveis final Locais</text:p>
      <text:p text:style-name="P64"/>
      <text:p text:style-name="P50"><text:span text:style-name="T164">→ </text:span><text:span text:style-name="T165">Bom</text:span><text:span text:style-name="T164"> = </text:span><text:span text:style-name="Source_20_Text"><text:span text:style-name="T69"><text:s/></text:span></text:span><text:span text:style-name="Source_20_Text"><text:span text:style-name="T32">class</text:span></text:span><text:span text:style-name="Source_20_Text"><text:span text:style-name="T43"> </text:span></text:span><text:span text:style-name="Source_20_Text"><text:span text:style-name="T104">UploadException</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Response</text:span></text:span><text:span text:style-name="Source_20_Text"><text:span text:style-name="T58">?</text:span></text:span><text:span text:style-name="Source_20_Text"><text:span text:style-name="T40"> response</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UploadException</text:span></text:span><text:span text:style-name="Source_20_Text"><text:span text:style-name="T58">([</text:span></text:span><text:span text:style-name="Source_20_Text"><text:span text:style-name="T31">this</text:span></text:span><text:span text:style-name="Source_20_Text"><text:span text:style-name="T58">.</text:span></text:span><text:span text:style-name="Source_20_Text"><text:span text:style-name="T40">response</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40">@override</text:span></text:span></text:p>
      <text:p text:style-name="P3"><text:span text:style-name="Source_20_Text"><text:span text:style-name="T51"><text:s text:c="2"/></text:span></text:span><text:span text:style-name="Source_20_Text"><text:span text:style-name="T101">String</text:span></text:span><text:span text:style-name="Source_20_Text"><text:span text:style-name="T40"> toString</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var</text:span></text:span><text:span text:style-name="Source_20_Text"><text:span text:style-name="T40"> response </text:span></text:span><text:span text:style-name="Source_20_Text"><text:span text:style-name="T58">=</text:span></text:span><text:span text:style-name="Source_20_Text"><text:span text:style-name="T40"> </text:span></text:span><text:span text:style-name="Source_20_Text"><text:span text:style-name="T31">this</text:span></text:span><text:span text:style-name="Source_20_Text"><text:span text:style-name="T58">.</text:span></text:span><text:span text:style-name="Source_20_Text"><text:span text:style-name="T40">response</text:span></text:span><text:span text:style-name="Source_20_Text"><text:span text:style-name="T58">;</text:span></text:span></text:p>
      <text:p text:style-name="P3"><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response </text:span></text:span><text:span text:style-name="Source_20_Text"><text:span text:style-name="T58">!=</text:span></text:span><text:span text:style-name="Source_20_Text"><text:span text:style-name="T40"> </text:span></text:span><text:span text:style-name="Source_20_Text"><text:span text:style-name="T101">null</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6"/></text:span></text:span><text:span text:style-name="Source_20_Text"><text:span text:style-name="T31">return</text:span></text:span><text:span text:style-name="Source_20_Text"><text:span text:style-name="T40"> </text:span></text:span><text:span text:style-name="Source_20_Text"><text:span text:style-name="T52">'Could not complete upload to ${response.url} '</text:span></text:span></text:p>
      <text:p text:style-name="P3"><text:span text:style-name="Source_20_Text"><text:span text:style-name="T51"><text:s text:c="10"/></text:span></text:span><text:span text:style-name="Source_20_Text"><text:span text:style-name="T52">'(error code ${response.errorCode}): ${response.reason}.'</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
      <text:p text:style-name="P3"><text:span text:style-name="Source_20_Text"><text:span text:style-name="T51"><text:s text:c="4"/></text:span></text:span><text:span text:style-name="Source_20_Text"><text:span text:style-name="T31">return</text:span></text:span><text:span text:style-name="Source_20_Text"><text:span text:style-name="T40"> </text:span></text:span><text:span text:style-name="Source_20_Text"><text:span text:style-name="T52">'Could not upload (no respons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66"><text:span text:style-name="Source_20_Text"><text:span text:style-name="T68"/></text:span></text:p>
      <text:p text:style-name="P50"><text:span text:style-name="Source_20_Text"><text:span text:style-name="T63">→ </text:span></text:span><text:span text:style-name="Source_20_Text"><text:span text:style-name="T64">Ruim</text:span></text:span><text:span text:style-name="Source_20_Text"><text:span text:style-name="T63"> = </text:span></text:span><text:span text:style-name="Source_20_Text"><text:span text:style-name="T69"><text:s/></text:span></text:span><text:span text:style-name="Source_20_Text"><text:span text:style-name="T32">class</text:span></text:span><text:span text:style-name="Source_20_Text"><text:span text:style-name="T43"> </text:span></text:span><text:span text:style-name="Source_20_Text"><text:span text:style-name="T104">UploadException</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Response</text:span></text:span><text:span text:style-name="Source_20_Text"><text:span text:style-name="T58">?</text:span></text:span><text:span text:style-name="Source_20_Text"><text:span text:style-name="T40"> response</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UploadException</text:span></text:span><text:span text:style-name="Source_20_Text"><text:span text:style-name="T58">([</text:span></text:span><text:span text:style-name="Source_20_Text"><text:span text:style-name="T31">this</text:span></text:span><text:span text:style-name="Source_20_Text"><text:span text:style-name="T58">.</text:span></text:span><text:span text:style-name="Source_20_Text"><text:span text:style-name="T40">response</text:span></text:span><text:span text:style-name="Source_20_Text"><text:span text:style-name="T58">]);</text:span></text:span></text:p>
      <text:p text:style-name="P3"><text:soft-page-break/></text:p>
      <text:p text:style-name="P3"><text:span text:style-name="Source_20_Text"><text:span text:style-name="T51"><text:s text:c="2"/></text:span></text:span><text:span text:style-name="Source_20_Text"><text:span text:style-name="T40">@override</text:span></text:span></text:p>
      <text:p text:style-name="P3"><text:span text:style-name="Source_20_Text"><text:span text:style-name="T51"><text:s text:c="2"/></text:span></text:span><text:span text:style-name="Source_20_Text"><text:span text:style-name="T101">String</text:span></text:span><text:span text:style-name="Source_20_Text"><text:span text:style-name="T40"> toString</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response </text:span></text:span><text:span text:style-name="Source_20_Text"><text:span text:style-name="T58">!=</text:span></text:span><text:span text:style-name="Source_20_Text"><text:span text:style-name="T40"> </text:span></text:span><text:span text:style-name="Source_20_Text"><text:span text:style-name="T101">null</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6"/></text:span></text:span><text:span text:style-name="Source_20_Text"><text:span text:style-name="T31">return</text:span></text:span><text:span text:style-name="Source_20_Text"><text:span text:style-name="T40"> </text:span></text:span><text:span text:style-name="Source_20_Text"><text:span text:style-name="T52">'Could not complete upload to ${response</text:span></text:span><text:span text:style-name="Source_20_Text"><text:span text:style-name="T53">!</text:span></text:span><text:span text:style-name="Source_20_Text"><text:span text:style-name="T52">.url} '</text:span></text:span></text:p>
      <text:p text:style-name="P3"><text:span text:style-name="Source_20_Text"><text:span text:style-name="T51"><text:s text:c="10"/></text:span></text:span><text:span text:style-name="Source_20_Text"><text:span text:style-name="T52">'(error code ${response</text:span></text:span><text:span text:style-name="Source_20_Text"><text:span text:style-name="T53">!</text:span></text:span><text:span text:style-name="Source_20_Text"><text:span text:style-name="T52">.errorCode}): ${response</text:span></text:span><text:span text:style-name="Source_20_Text"><text:span text:style-name="T53">!</text:span></text:span><text:span text:style-name="Source_20_Text"><text:span text:style-name="T52">.reason}.'</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
      <text:p text:style-name="P3"><text:span text:style-name="Source_20_Text"><text:span text:style-name="T51"><text:s text:c="4"/></text:span></text:span><text:span text:style-name="Source_20_Text"><text:span text:style-name="T31">return</text:span></text:span><text:span text:style-name="Source_20_Text"><text:span text:style-name="T40"> </text:span></text:span><text:span text:style-name="Source_20_Text"><text:span text:style-name="T52">'Could not upload (no respons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66"><text:span text:style-name="Source_20_Text"><text:span text:style-name="T68"/></text:span></text:p>
      <text:p text:style-name="P66"><text:span text:style-name="Source_20_Text"><text:span text:style-name="T68"/></text:span></text:p>
      <text:p text:style-name="P70"><text:span text:style-name="Source_20_Text"><text:span text:style-name="T58">---------------------------------------------------------------------------------------------------------------</text:span></text:span></text:p>
      <text:p text:style-name="P70"><text:span text:style-name="Source_20_Text"><text:span text:style-name="T71"/></text:span></text:p>
      <text:p text:style-name="P64"><text:span text:style-name="Source_20_Text"><text:span text:style-name="T58">Concatena</text:span></text:span><text:span text:style-name="Source_20_Text"><text:span text:style-name="T58"><office:annotation loext:resolved="false"><dc:creator>Autor desconhecido</dc:creator><dc:date>2021-06-20T22:07:16.577064215</dc:date><text:p text:style-name="P188"><text:span text:style-name="T256">Concatenando frases longas</text:span><text:span text:style-name="T256"><text:line-break/></text:span><text:span text:style-name="T256">Lembre-se que se quebrar linha sem colocar o + ele da erro</text:span></text:p><text:p text:style-name="P188"><text:span text:style-name="T256"/></text:p></office:annotation></text:span></text:span><text:span text:style-name="Source_20_Text"><text:span text:style-name="T58">ndo Frases</text:span></text:span></text:p>
      <text:p text:style-name="P64"><text:span text:style-name="Source_20_Text"><text:span text:style-name="T58"/></text:span></text:p>
      <text:p text:style-name="P50"><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text:span></text:span><text:span text:style-name="Source_20_Text"><text:span text:style-name="T43">raiseAlarm</text:span></text:span><text:span text:style-name="Source_20_Text"><text:span text:style-name="T68">(</text:span></text:span></text:p>
      <text:p text:style-name="P4"><text:span text:style-name="Source_20_Text"><text:span text:style-name="T51"><text:s text:c="4"/></text:span></text:span><text:span text:style-name="Source_20_Text"><text:span text:style-name="T52">'ERROR: Parts o</text:span></text:span><text:span text:style-name="Source_20_Text"><text:span text:style-name="T54">f the spa</text:span></text:span><text:span text:style-name="Source_20_Text"><text:span text:style-name="T52">ceship are on fire. Other '</text:span></text:span></text:p>
      <text:p text:style-name="P4"><text:span text:style-name="Source_20_Text"><text:span text:style-name="T47"><text:tab/></text:span></text:span><text:span text:style-name="Source_20_Text"><text:span text:style-name="T52">'parts are overrun by martians. Unclear which are which.'</text:span></text:span><text:span text:style-name="Source_20_Text"><text:span text:style-name="T58">);</text:span></text:span></text:p>
      <text:p text:style-name="P66"><text:span text:style-name="Source_20_Text"><text:span text:style-name="T65"/></text:span></text:p>
      <text:p text:style-name="P50"><text:span text:style-name="Source_20_Text"><text:span text:style-name="T63">→ </text:span></text:span><text:span text:style-name="Source_20_Text"><text:span text:style-name="T64">Ruim</text:span></text:span><text:span text:style-name="Source_20_Text"><text:span text:style-name="T63"> = </text:span></text:span><text:span text:style-name="Source_20_Text"><text:span text:style-name="T69"><text:s/></text:span></text:span><text:span text:style-name="Source_20_Text"><text:span text:style-name="T43">raiseAlarm</text:span></text:span><text:span text:style-name="Source_20_Text"><text:span text:style-name="T68">(</text:span></text:span><text:span text:style-name="Source_20_Text"><text:span text:style-name="T54">'ERROR: Parts of the spaceship are on fire. Other '</text:span></text:span><text:span text:style-name="Source_20_Text"><text:span text:style-name="T43"> </text:span></text:span><text:span text:style-name="Source_20_Text"><text:span text:style-name="T68">+</text:span></text:span></text:p>
      <text:p text:style-name="P3"><text:span text:style-name="Source_20_Text"><text:span text:style-name="T51"><text:s text:c="4"/><text:tab/><text:tab/></text:span></text:span><text:span text:style-name="Source_20_Text"><text:span text:style-name="T52">'parts are overrun by martians. Unclear which are which.'</text:span></text:span><text:span text:style-name="Source_20_Text"><text:span text:style-name="T58">);</text:span></text:span></text:p>
      <text:p text:style-name="P66"><text:span text:style-name="Source_20_Text"><text:span text:style-name="T61"/></text:span></text:p>
      <text:p text:style-name="P70"><text:span text:style-name="Source_20_Text"><text:span text:style-name="T58">---------------------------------------------------------------------------------------------------------------</text:span></text:span></text:p>
      <text:p text:style-name="P70"><text:span text:style-name="Source_20_Text"><text:span text:style-name="T58"/></text:span></text:p>
      <text:p text:style-name="P64"><text:span text:style-name="Source_20_Text"><text:span text:style-name="T58">Interpolaçao de Strin</text:span></text:span><text:span text:style-name="Source_20_Text"><text:span text:style-name="T58"><office:annotation loext:resolved="false"><dc:creator>Autor desconhecido</dc:creator><dc:date>2021-06-20T22:07:39.182923438</dc:date><text:p text:style-name="P188"><text:span text:style-name="T256">Interpolação de strings com $</text:span></text:p></office:annotation></text:span></text:span><text:span text:style-name="Source_20_Text"><text:span text:style-name="T58">gs</text:span></text:span></text:p>
      <text:p text:style-name="P64"><text:span text:style-name="Source_20_Text"><text:span text:style-name="T58"/></text:span></text:p>
      <text:p text:style-name="P51"><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54">'Hello, $name! You are ${year - birth} years old.'</text:span></text:span><text:span text:style-name="Source_20_Text"><text:span text:style-name="T68">;</text:span></text:span></text:p>
      <text:p text:style-name="P67"><text:span text:style-name="Source_20_Text"><text:span text:style-name="T65"/></text:span></text:p>
      <text:p text:style-name="P51"><text:span text:style-name="Source_20_Text"><text:span text:style-name="T63">→ </text:span></text:span><text:span text:style-name="Source_20_Text"><text:span text:style-name="T64">Ruim</text:span></text:span><text:span text:style-name="Source_20_Text"><text:span text:style-name="T63"> = </text:span></text:span><text:span text:style-name="Source_20_Text"><text:span text:style-name="T69"><text:s/></text:span></text:span><text:span text:style-name="Source_20_Text"><text:span text:style-name="T54">'Hello, '</text:span></text:span><text:span text:style-name="Source_20_Text"><text:span text:style-name="T43"> </text:span></text:span><text:span text:style-name="Source_20_Text"><text:span text:style-name="T68">+</text:span></text:span><text:span text:style-name="Source_20_Text"><text:span text:style-name="T43"> name </text:span></text:span><text:span text:style-name="Source_20_Text"><text:span text:style-name="T68">+</text:span></text:span><text:span text:style-name="Source_20_Text"><text:span text:style-name="T43"> </text:span></text:span><text:span text:style-name="Source_20_Text"><text:span text:style-name="T54">'! You are '</text:span></text:span><text:span text:style-name="Source_20_Text"><text:span text:style-name="T43"> </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43">year </text:span></text:span><text:span text:style-name="Source_20_Text"><text:span text:style-name="T68">-</text:span></text:span><text:span text:style-name="Source_20_Text"><text:span text:style-name="T43"> birth</text:span></text:span><text:span text:style-name="Source_20_Text"><text:span text:style-name="T68">).</text:span></text:span><text:span text:style-name="Source_20_Text"><text:span text:style-name="T43">toString</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43"> </text:span></text:span><text:span text:style-name="Source_20_Text"><text:span text:style-name="T54">' y...'</text:span></text:span><text:span text:style-name="Source_20_Text"><text:span text:style-name="T68">;</text:span></text:span></text:p>
      <text:p text:style-name="P51"><text:span text:style-name="Source_20_Text"><text:span text:style-name="T68"/></text:span></text:p>
      <text:p text:style-name="P71"><text:span text:style-name="Source_20_Text"><text:span text:style-name="T71">---------------------------------------------------------------------------------------------------------------</text:span></text:span></text:p>
      <text:p text:style-name="P67"><text:span text:style-name="Source_20_Text"><text:span text:style-name="T61"/></text:span></text:p>
      <text:p text:style-name="P65"><text:span text:style-name="Source_20_Text"><text:span text:style-name="T74">Evite usar interpoção desnecessaria com {}</text:span></text:span></text:p>
      <text:p text:style-name="P65"><text:span text:style-name="Source_20_Text"><text:span text:style-name="T74">{} é usado somente quando contem metod</text:span></text:span><text:span text:style-name="Source_20_Text"><text:span text:style-name="T74"><office:annotation loext:resolved="false"><dc:creator>Autor desconhecido</dc:creator><dc:date>2021-06-20T22:07:47.777644479</dc:date><text:p text:style-name="P188"><text:span text:style-name="T256">Evite usar a interpolação em variaveis sozinhas ${name}, use quando for acessar propriedades e metodos, ${name.length}</text:span></text:p></office:annotation></text:span></text:span><text:span text:style-name="Source_20_Text"><text:span text:style-name="T74">os ou propriedades</text:span></text:span></text:p>
      <text:p text:style-name="P65"><text:span text:style-name="Source_20_Text"><text:span text:style-name="T74"/></text:span></text:p>
      <text:p text:style-name="P51"><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32">var</text:span></text:span><text:span text:style-name="Source_20_Text"><text:span text:style-name="T43"> greeting </text:span></text:span><text:span text:style-name="Source_20_Text"><text:span text:style-name="T68">=</text:span></text:span><text:span text:style-name="Source_20_Text"><text:span text:style-name="T43"> </text:span></text:span><text:span text:style-name="Source_20_Text"><text:span text:style-name="T54">'Hi, $name! I love your ${decade.</text:span></text:span><text:span text:style-name="Source_20_Text"><text:span text:style-name="T55">length</text:span></text:span><text:span text:style-name="Source_20_Text"><text:span text:style-name="T54">}s costume.'</text:span></text:span><text:span text:style-name="Source_20_Text"><text:span text:style-name="T68">;</text:span></text:span></text:p>
      <text:p text:style-name="P67"><text:span text:style-name="Source_20_Text"><text:span text:style-name="T65"/></text:span></text:p>
      <text:p text:style-name="P51"><text:span text:style-name="Source_20_Text"><text:span text:style-name="T63">→ </text:span></text:span><text:span text:style-name="Source_20_Text"><text:span text:style-name="T64">Ruim</text:span></text:span><text:span text:style-name="Source_20_Text"><text:span text:style-name="T63"> =</text:span></text:span><text:span text:style-name="Source_20_Text"><text:span text:style-name="T69"> </text:span></text:span><text:span text:style-name="Source_20_Text"><text:span text:style-name="T32">var</text:span></text:span><text:span text:style-name="Source_20_Text"><text:span text:style-name="T43"> greeting </text:span></text:span><text:span text:style-name="Source_20_Text"><text:span text:style-name="T68">=</text:span></text:span><text:span text:style-name="Source_20_Text"><text:span text:style-name="T43"> </text:span></text:span><text:span text:style-name="Source_20_Text"><text:span text:style-name="T54">'Hi, ${name}! I love your ${decade}s costume.'</text:span></text:span><text:span text:style-name="Source_20_Text"><text:span text:style-name="T68">;</text:span></text:span></text:p>
      <text:p text:style-name="P51"><text:span text:style-name="Source_20_Text"><text:span text:style-name="T68"/></text:span></text:p>
      <text:p text:style-name="P71"><text:span text:style-name="Source_20_Text"><text:span text:style-name="T58">---------------------------------------------------------------------------------------------------------------</text:span></text:span></text:p>
      <text:p text:style-name="P71"><text:span text:style-name="Source_20_Text"><text:span text:style-name="T71"/></text:span></text:p>
      <text:p text:style-name="P73"><text:span text:style-name="Source_20_Text"><text:span text:style-name="T170">Lista – M</text:span></text:span><text:span text:style-name="Source_20_Text"><text:span text:style-name="T170"><office:annotation loext:resolved="false"><dc:creator>Autor desconhecido</dc:creator><dc:date>2021-06-20T22:08:26.789655614</dc:date><text:p text:style-name="P188"><text:span text:style-name="T256">Como construir um List – Map – Set corretamente</text:span></text:p></office:annotation></text:span></text:span><text:span text:style-name="Source_20_Text"><text:span text:style-name="T170">ap – Set</text:span></text:span></text:p>
      <text:p text:style-name="P73"><text:span text:style-name="Source_20_Text"/></text:p>
      <text:p text:style-name="P51"><text:soft-page-break/><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32">var</text:span></text:span><text:span text:style-name="Source_20_Text"><text:span text:style-name="T43"> points </text:span></text:span><text:span text:style-name="Source_20_Text"><text:span text:style-name="T68">=</text:span></text:span><text:span text:style-name="Source_20_Text"><text:span text:style-name="T43"> </text:span></text:span><text:span text:style-name="Source_20_Text"><text:span text:style-name="T68">&lt;</text:span></text:span><text:span text:style-name="Source_20_Text"><text:span text:style-name="T104">Point</text:span></text:span><text:span text:style-name="Source_20_Text"><text:span text:style-name="T68">&gt;[];</text:span></text:span></text:p>
      <text:p text:style-name="P3"><text:span text:style-name="Source_20_Text"><text:span text:style-name="T31"><text:tab/> <text:s text:c="8"/>var</text:span></text:span><text:span text:style-name="Source_20_Text"><text:span text:style-name="T40"> addresses </text:span></text:span><text:span text:style-name="Source_20_Text"><text:span text:style-name="T58">=</text:span></text:span><text:span text:style-name="Source_20_Text"><text:span text:style-name="T40"> </text:span></text:span><text:span text:style-name="Source_20_Text"><text:span text:style-name="T58">&lt;</text:span></text:span><text:span text:style-name="Source_20_Text"><text:span text:style-name="T101">String</text:span></text:span><text:span text:style-name="Source_20_Text"><text:span text:style-name="T58">,</text:span></text:span><text:span text:style-name="Source_20_Text"><text:span text:style-name="T40"> </text:span></text:span><text:span text:style-name="Source_20_Text"><text:span text:style-name="T101">Address</text:span></text:span><text:span text:style-name="Source_20_Text"><text:span text:style-name="T58">&gt;{};</text:span></text:span></text:p>
      <text:p text:style-name="P3"><text:span text:style-name="Source_20_Text"><text:span text:style-name="T31"><text:tab/> <text:s text:c="8"/>var</text:span></text:span><text:span text:style-name="Source_20_Text"><text:span text:style-name="T40"> counts </text:span></text:span><text:span text:style-name="Source_20_Text"><text:span text:style-name="T58">=</text:span></text:span><text:span text:style-name="Source_20_Text"><text:span text:style-name="T40"> </text:span></text:span><text:span text:style-name="Source_20_Text"><text:span text:style-name="T58">&lt;</text:span></text:span><text:span text:style-name="Source_20_Text"><text:span text:style-name="T101">int</text:span></text:span><text:span text:style-name="Source_20_Text"><text:span text:style-name="T58">&gt;{};</text:span></text:span></text:p>
      <text:p text:style-name="P75"><text:span text:style-name="Source_20_Text"><text:span text:style-name="T3"/></text:span></text:p>
      <text:p text:style-name="P51"><text:span text:style-name="Source_20_Text"><text:span text:style-name="T63">→ </text:span></text:span><text:span text:style-name="Source_20_Text"><text:span text:style-name="T64">Ruim</text:span></text:span><text:span text:style-name="Source_20_Text"><text:span text:style-name="T63"> =</text:span></text:span><text:span text:style-name="Source_20_Text"><text:span text:style-name="T69"> </text:span></text:span><text:span text:style-name="Source_20_Text"><text:span text:style-name="T32">var</text:span></text:span><text:span text:style-name="Source_20_Text"><text:span text:style-name="T43"> addresses </text:span></text:span><text:span text:style-name="Source_20_Text"><text:span text:style-name="T68">=</text:span></text:span><text:span text:style-name="Source_20_Text"><text:span text:style-name="T43"> </text:span></text:span><text:span text:style-name="Source_20_Text"><text:span text:style-name="T104">Map</text:span></text:span><text:span text:style-name="Source_20_Text"><text:span text:style-name="T68">&lt;</text:span></text:span><text:span text:style-name="Source_20_Text"><text:span text:style-name="T104">String</text:span></text:span><text:span text:style-name="Source_20_Text"><text:span text:style-name="T68">,</text:span></text:span><text:span text:style-name="Source_20_Text"><text:span text:style-name="T43"> </text:span></text:span><text:span text:style-name="Source_20_Text"><text:span text:style-name="T104">Address</text:span></text:span><text:span text:style-name="Source_20_Text"><text:span text:style-name="T68">&gt;();</text:span></text:span></text:p>
      <text:p text:style-name="P3"><text:span text:style-name="Source_20_Text"><text:span text:style-name="T31"><text:tab/> <text:s text:c="5"/>var</text:span></text:span><text:span text:style-name="Source_20_Text"><text:span text:style-name="T40"> counts </text:span></text:span><text:span text:style-name="Source_20_Text"><text:span text:style-name="T58">=</text:span></text:span><text:span text:style-name="Source_20_Text"><text:span text:style-name="T40"> </text:span></text:span><text:span text:style-name="Source_20_Text"><text:span text:style-name="T31">Set</text:span></text:span><text:span text:style-name="Source_20_Text"><text:span text:style-name="T58">&lt;</text:span></text:span><text:span text:style-name="Source_20_Text"><text:span text:style-name="T101">int</text:span></text:span><text:span text:style-name="Source_20_Text"><text:span text:style-name="T58">&gt;()</text:span></text:span></text:p>
      <text:p text:style-name="P75"><text:span text:style-name="Source_20_Text"><text:span text:style-name="T5"/></text:span></text:p>
      <text:p text:style-name="P71"><text:span text:style-name="Source_20_Text"><text:span text:style-name="T58">---------------------------------------------------------------------------------------------------------------</text:span></text:span></text:p>
      <text:p text:style-name="P67"><text:span text:style-name="Source_20_Text"><text:span text:style-name="T61"/></text:span></text:p>
      <text:p text:style-name="P66"><text:span text:style-name="Source_20_Text"><text:span text:style-name="T68"><text:s text:c="19"/></text:span></text:span></text:p>
      <text:p text:style-name="P73"><text:span text:style-name="Source_20_Text"><text:span text:style-name="T170">Lista – Map – Set</text:span></text:span></text:p>
      <text:p text:style-name="P73"><text:span text:style-name="Source_20_Text"><text:span text:style-name="T170">Evitar uso de propriedades (add, remove etc..)</text:span></text:span></text:p>
      <text:p text:style-name="P73"><text:span text:style-name="Source_20_Text"><text:span text:style-name="T170">Utilizar mais operadores </text:span></text:span><text:span text:style-name="Source_20_Text">... – ... ?</text:span></text:p>
      <text:p text:style-name="P73"><text:span text:style-name="Source_20_Text">...</text:span><text:span text:style-name="Source_20_Text"><text:span text:style-name="T170">= fazem concatenação d</text:span></text:span><text:span text:style-name="Source_20_Text"><text:span text:style-name="T170"><office:annotation loext:resolved="false"><dc:creator>Autor desconhecido</dc:creator><dc:date>2021-06-20T22:08:42.001076051</dc:date><text:p text:style-name="P188"><text:span text:style-name="T256">Utilizando o operador … e … ? para poder adicionar listas nulas e não nulas</text:span></text:p></office:annotation></text:span></text:span><text:span text:style-name="Source_20_Text"><text:span text:style-name="T170">e listas</text:span></text:span></text:p>
      <text:p text:style-name="P73"><text:span text:style-name="Source_20_Text"/></text:p>
      <text:p text:style-name="P75"><text:span text:style-name="Source_20_Text"/></text:p>
      <text:p text:style-name="P73"><text:span text:style-name="Source_20_Text"/></text:p>
      <text:p text:style-name="P51"><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32">var</text:span></text:span><text:span text:style-name="Source_20_Text"><text:span text:style-name="T43"> arguments </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58">...</text:span></text:span><text:span text:style-name="Source_20_Text"><text:span text:style-name="T40">options</text:span></text:span><text:span text:style-name="Source_20_Text"><text:span text:style-name="T58">,</text:span></text:span></text:p>
      <text:p text:style-name="P3"><text:span text:style-name="Source_20_Text"><text:span text:style-name="T51"><text:s text:c="2"/></text:span></text:span><text:span text:style-name="Source_20_Text"><text:span text:style-name="T40">command</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span text:style-name="Source_20_Text"><text:span text:style-name="T40">modeFlags</text:span></text:span><text:span text:style-name="Source_20_Text"><text:span text:style-name="T58">,</text:span></text:span></text:p>
      <text:p text:style-name="P3"><text:span text:style-name="Source_20_Text"><text:span text:style-name="T51"><text:s text:c="2"/></text:span></text:span><text:span text:style-name="Source_20_Text"><text:span text:style-name="T31">for</text:span></text:span><text:span text:style-name="Source_20_Text"><text:span text:style-name="T40"> </text:span></text:span><text:span text:style-name="Source_20_Text"><text:span text:style-name="T58">(</text:span></text:span><text:span text:style-name="Source_20_Text"><text:span text:style-name="T31">var</text:span></text:span><text:span text:style-name="Source_20_Text"><text:span text:style-name="T40"> path </text:span></text:span><text:span text:style-name="Source_20_Text"><text:span text:style-name="T31">in</text:span></text:span><text:span text:style-name="Source_20_Text"><text:span text:style-name="T40"> filePaths</text:span></text:span><text:span text:style-name="Source_20_Text"><text:span text:style-name="T58">)</text:span></text:span></text:p>
      <text:p text:style-name="P3"><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path</text:span></text:span><text:span text:style-name="Source_20_Text"><text:span text:style-name="T58">.</text:span></text:span><text:span text:style-name="Source_20_Text"><text:span text:style-name="T40">endsWith</text:span></text:span><text:span text:style-name="Source_20_Text"><text:span text:style-name="T58">(</text:span></text:span><text:span text:style-name="Source_20_Text"><text:span text:style-name="T52">'.dart'</text:span></text:span><text:span text:style-name="Source_20_Text"><text:span text:style-name="T58">))</text:span></text:span></text:p>
      <text:p text:style-name="P3"><text:span text:style-name="Source_20_Text"><text:span text:style-name="T51"><text:s text:c="6"/></text:span></text:span><text:span text:style-name="Source_20_Text"><text:span text:style-name="T40">path</text:span></text:span><text:span text:style-name="Source_20_Text"><text:span text:style-name="T58">.</text:span></text:span><text:span text:style-name="Source_20_Text"><text:span text:style-name="T40">replaceAll</text:span></text:span><text:span text:style-name="Source_20_Text"><text:span text:style-name="T58">(</text:span></text:span><text:span text:style-name="Source_20_Text"><text:span text:style-name="T52">'.dart'</text:span></text:span><text:span text:style-name="Source_20_Text"><text:span text:style-name="T58">,</text:span></text:span><text:span text:style-name="Source_20_Text"><text:span text:style-name="T40"> </text:span></text:span><text:span text:style-name="Source_20_Text"><text:span text:style-name="T52">'.js'</text:span></text:span><text:span text:style-name="Source_20_Text"><text:span text:style-name="T58">)</text:span></text:span></text:p>
      <text:p text:style-name="P3"><text:span text:style-name="Source_20_Text"><text:span text:style-name="T58">];</text:span></text:span></text:p>
      <text:p text:style-name="P75"><text:span text:style-name="Source_20_Text"><text:span text:style-name="T3"/></text:span></text:p>
      <text:p text:style-name="P51"><text:span text:style-name="Source_20_Text"><text:span text:style-name="T63">→ </text:span></text:span><text:span text:style-name="Source_20_Text"><text:span text:style-name="T64">Ruim</text:span></text:span><text:span text:style-name="Source_20_Text"><text:span text:style-name="T63"> =</text:span></text:span><text:span text:style-name="Source_20_Text"><text:span text:style-name="T69"> </text:span></text:span><text:span text:style-name="Source_20_Text"><text:span text:style-name="T32">var</text:span></text:span><text:span text:style-name="Source_20_Text"><text:span text:style-name="T43"> arguments </text:span></text:span><text:span text:style-name="Source_20_Text"><text:span text:style-name="T68">=</text:span></text:span><text:span text:style-name="Source_20_Text"><text:span text:style-name="T43"> </text:span></text:span><text:span text:style-name="Source_20_Text"><text:span text:style-name="T68">&lt;</text:span></text:span><text:span text:style-name="Source_20_Text"><text:span text:style-name="T104">String</text:span></text:span><text:span text:style-name="Source_20_Text"><text:span text:style-name="T68">&gt;[];</text:span></text:span></text:p>
      <text:p text:style-name="P3"><text:span text:style-name="Source_20_Text"><text:span text:style-name="T40">arguments</text:span></text:span><text:span text:style-name="Source_20_Text"><text:span text:style-name="T58">.</text:span></text:span><text:span text:style-name="Source_20_Text"><text:span text:style-name="T40">addAll</text:span></text:span><text:span text:style-name="Source_20_Text"><text:span text:style-name="T58">(</text:span></text:span><text:span text:style-name="Source_20_Text"><text:span text:style-name="T40">options</text:span></text:span><text:span text:style-name="Source_20_Text"><text:span text:style-name="T58">);</text:span></text:span></text:p>
      <text:p text:style-name="P3"><text:span text:style-name="Source_20_Text"><text:span text:style-name="T40">arguments</text:span></text:span><text:span text:style-name="Source_20_Text"><text:span text:style-name="T58">.</text:span></text:span><text:span text:style-name="Source_20_Text"><text:span text:style-name="T40">add</text:span></text:span><text:span text:style-name="Source_20_Text"><text:span text:style-name="T58">(</text:span></text:span><text:span text:style-name="Source_20_Text"><text:span text:style-name="T40">command</text:span></text:span><text:span text:style-name="Source_20_Text"><text:span text:style-name="T58">);</text:span></text:span></text:p>
      <text:p text:style-name="P3"><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modeFlags </text:span></text:span><text:span text:style-name="Source_20_Text"><text:span text:style-name="T58">!=</text:span></text:span><text:span text:style-name="Source_20_Text"><text:span text:style-name="T40"> </text:span></text:span><text:span text:style-name="Source_20_Text"><text:span text:style-name="T101">null</text:span></text:span><text:span text:style-name="Source_20_Text"><text:span text:style-name="T58">)</text:span></text:span><text:span text:style-name="Source_20_Text"><text:span text:style-name="T40"> arguments</text:span></text:span><text:span text:style-name="Source_20_Text"><text:span text:style-name="T58">.</text:span></text:span><text:span text:style-name="Source_20_Text"><text:span text:style-name="T40">addAll</text:span></text:span><text:span text:style-name="Source_20_Text"><text:span text:style-name="T58">(</text:span></text:span><text:span text:style-name="Source_20_Text"><text:span text:style-name="T40">modeFlags</text:span></text:span><text:span text:style-name="Source_20_Text"><text:span text:style-name="T58">);</text:span></text:span></text:p>
      <text:p text:style-name="P3"><text:span text:style-name="Source_20_Text"><text:span text:style-name="T40">arguments</text:span></text:span><text:span text:style-name="Source_20_Text"><text:span text:style-name="T58">.</text:span></text:span><text:span text:style-name="Source_20_Text"><text:span text:style-name="T40">addAll</text:span></text:span><text:span text:style-name="Source_20_Text"><text:span text:style-name="T58">(</text:span></text:span><text:span text:style-name="Source_20_Text"><text:span text:style-name="T40">filePaths</text:span></text:span></text:p>
      <text:p text:style-name="P3"><text:span text:style-name="Source_20_Text"><text:span text:style-name="T51"><text:s text:c="4"/></text:span></text:span><text:span text:style-name="Source_20_Text"><text:span text:style-name="T58">.</text:span></text:span><text:span text:style-name="Source_20_Text"><text:span text:style-name="T40">where</text:span></text:span><text:span text:style-name="Source_20_Text"><text:span text:style-name="T58">((</text:span></text:span><text:span text:style-name="Source_20_Text"><text:span text:style-name="T40">path</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path</text:span></text:span><text:span text:style-name="Source_20_Text"><text:span text:style-name="T58">.</text:span></text:span><text:span text:style-name="Source_20_Text"><text:span text:style-name="T40">endsWith</text:span></text:span><text:span text:style-name="Source_20_Text"><text:span text:style-name="T58">(</text:span></text:span><text:span text:style-name="Source_20_Text"><text:span text:style-name="T52">'.dart'</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span text:style-name="Source_20_Text"><text:span text:style-name="T40">map</text:span></text:span><text:span text:style-name="Source_20_Text"><text:span text:style-name="T58">((</text:span></text:span><text:span text:style-name="Source_20_Text"><text:span text:style-name="T40">path</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path</text:span></text:span><text:span text:style-name="Source_20_Text"><text:span text:style-name="T58">.</text:span></text:span><text:span text:style-name="Source_20_Text"><text:span text:style-name="T40">replaceAll</text:span></text:span><text:span text:style-name="Source_20_Text"><text:span text:style-name="T58">(</text:span></text:span><text:span text:style-name="Source_20_Text"><text:span text:style-name="T52">'.dart'</text:span></text:span><text:span text:style-name="Source_20_Text"><text:span text:style-name="T58">,</text:span></text:span><text:span text:style-name="Source_20_Text"><text:span text:style-name="T40"> </text:span></text:span><text:span text:style-name="Source_20_Text"><text:span text:style-name="T52">'.js'</text:span></text:span><text:span text:style-name="Source_20_Text"><text:span text:style-name="T58">)));</text:span></text:span></text:p>
      <text:p text:style-name="P75"><text:span text:style-name="Source_20_Text"><text:span text:style-name="T5"/></text:span></text:p>
      <text:p text:style-name="P77"><text:span text:style-name="Source_20_Text"><text:span text:style-name="T2">---------------------------------------------------------------------------------------------------------------</text:span></text:span></text:p>
      <text:p text:style-name="P77"><text:span text:style-name="Source_20_Text"><text:span text:style-name="T8"/></text:span></text:p>
      <text:p text:style-name="P74"><text:span text:style-name="Source_20_Text"><text:span text:style-name="T171">Não use .length para</text:span></text:span><text:span text:style-name="Source_20_Text"><text:span text:style-name="T171"><office:annotation loext:resolved="false"><dc:creator>Autor desconhecido</dc:creator><dc:date>2021-06-20T22:09:07.416247504</dc:date><text:p text:style-name="P188"><text:span text:style-name="T256">Evite usar .length para verificar lista vazia, use o isEmpty e isNotEmpty</text:span></text:p></office:annotation></text:span></text:span><text:span text:style-name="Source_20_Text"><text:span text:style-name="T171"> verificar lista vazia</text:span></text:span></text:p>
      <text:p text:style-name="P74"><text:span text:style-name="Source_20_Text"/></text:p>
      <text:p text:style-name="P52"><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32">if</text:span></text:span><text:span text:style-name="Source_20_Text"><text:span text:style-name="T43"> </text:span></text:span><text:span text:style-name="Source_20_Text"><text:span text:style-name="T68">(</text:span></text:span><text:span text:style-name="Source_20_Text"><text:span text:style-name="T43">lunchBox</text:span></text:span><text:span text:style-name="Source_20_Text"><text:span text:style-name="T68">.</text:span></text:span><text:span text:style-name="Source_20_Text"><text:span text:style-name="T43">isEmpty</text:span></text:span><text:span text:style-name="Source_20_Text"><text:span text:style-name="T68">)</text:span></text:span><text:span text:style-name="Source_20_Text"><text:span text:style-name="T43"> </text:span></text:span><text:span text:style-name="Source_20_Text"><text:span text:style-name="T32">return</text:span></text:span><text:span text:style-name="Source_20_Text"><text:span text:style-name="T43"> </text:span></text:span><text:span text:style-name="Source_20_Text"><text:span text:style-name="T54">'so hungry...'</text:span></text:span><text:span text:style-name="Source_20_Text"><text:span text:style-name="T68">;</text:span></text:span></text:p>
      <text:p text:style-name="P3"><text:span text:style-name="Source_20_Text"><text:span text:style-name="T31"><text:tab/> <text:s text:c="8"/>if</text:span></text:span><text:span text:style-name="Source_20_Text"><text:span text:style-name="T40"> </text:span></text:span><text:span text:style-name="Source_20_Text"><text:span text:style-name="T58">(</text:span></text:span><text:span text:style-name="Source_20_Text"><text:span text:style-name="T40">words</text:span></text:span><text:span text:style-name="Source_20_Text"><text:span text:style-name="T58">.</text:span></text:span><office:annotation office:name="__Annotation__6924_2642754858" loext:resolved="false"><dc:creator>Autor desconhecido</dc:creator><dc:date>2021-06-21T10:09:59.450044968</dc:date><text:p text:style-name="P189"><text:span text:style-name="T256">Se esta string NÃO está vazia.</text:span></text:p></office:annotation><text:span text:style-name="Source_20_Text"><text:span text:style-name="T40">isNotEmpty</text:span></text:span><office:annotation-end office:name="__Annotation__6924_2642754858"/><text:span text:style-name="Source_20_Text"><text:span text:style-name="T58">)</text:span></text:span><text:span text:style-name="Source_20_Text"><text:span text:style-name="T40"> </text:span></text:span><text:span text:style-name="Source_20_Text"><text:span text:style-name="T31">return</text:span></text:span><text:span text:style-name="Source_20_Text"><text:span text:style-name="T40"> words</text:span></text:span><text:span text:style-name="Source_20_Text"><text:span text:style-name="T58">.</text:span></text:span><text:span text:style-name="Source_20_Text"><text:span text:style-name="T40">join</text:span></text:span><text:span text:style-name="Source_20_Text"><text:span text:style-name="T58">(</text:span></text:span><text:span text:style-name="Source_20_Text"><text:span text:style-name="T52">' '</text:span></text:span><text:span text:style-name="Source_20_Text"><text:span text:style-name="T58">);</text:span></text:span></text:p>
      <text:p text:style-name="P76"><text:span text:style-name="Source_20_Text"><text:span text:style-name="T3"/></text:span></text:p>
      <text:p text:style-name="P52"><text:span text:style-name="Source_20_Text"><text:span text:style-name="T63">→ </text:span></text:span><text:span text:style-name="Source_20_Text"><text:span text:style-name="T64">Ruim</text:span></text:span><text:span text:style-name="Source_20_Text"><text:span text:style-name="T63"> =</text:span></text:span><text:span text:style-name="Source_20_Text"><text:span text:style-name="T69"> </text:span></text:span><text:span text:style-name="Source_20_Text"><text:span text:style-name="T32">if</text:span></text:span><text:span text:style-name="Source_20_Text"><text:span text:style-name="T43"> </text:span></text:span><text:span text:style-name="Source_20_Text"><text:span text:style-name="T68">(</text:span></text:span><text:span text:style-name="Source_20_Text"><text:span text:style-name="T43">lunchBox</text:span></text:span><text:span text:style-name="Source_20_Text"><text:span text:style-name="T68">.</text:span></text:span><text:span text:style-name="Source_20_Text"><text:span text:style-name="T43">length </text:span></text:span><text:span text:style-name="Source_20_Text"><text:span text:style-name="T68">==</text:span></text:span><text:span text:style-name="Source_20_Text"><text:span text:style-name="T43"> </text:span></text:span><text:span text:style-name="Source_20_Text"><text:span text:style-name="T54">0</text:span></text:span><text:span text:style-name="Source_20_Text"><text:span text:style-name="T68">)</text:span></text:span><text:span text:style-name="Source_20_Text"><text:span text:style-name="T43"> </text:span></text:span><text:span text:style-name="Source_20_Text"><text:span text:style-name="T32">return</text:span></text:span><text:span text:style-name="Source_20_Text"><text:span text:style-name="T43"> </text:span></text:span><text:span text:style-name="Source_20_Text"><text:span text:style-name="T54">'so hungry...'</text:span></text:span><text:span text:style-name="Source_20_Text"><text:span text:style-name="T68">;</text:span></text:span></text:p>
      <text:p text:style-name="P3"><text:span text:style-name="Source_20_Text"><text:span text:style-name="T31"><text:tab/> <text:s text:c="5"/>if</text:span></text:span><text:span text:style-name="Source_20_Text"><text:span text:style-name="T40"> </text:span></text:span><text:span text:style-name="Source_20_Text"><text:span text:style-name="T58">(!</text:span></text:span><text:span text:style-name="Source_20_Text"><text:span text:style-name="T40">words</text:span></text:span><text:span text:style-name="Source_20_Text"><text:span text:style-name="T58">.</text:span></text:span><office:annotation office:name="__Annotation__6926_2642754858" loext:resolved="false"><dc:creator>Autor desconhecido</dc:creator><dc:date>2021-06-21T10:10:03.743266483</dc:date><text:p text:style-name="P189"><text:span text:style-name="T256">Se esta string está vazia.</text:span></text:p><text:p text:style-name="P189"><text:span text:style-name="T256"/></text:p><text:p text:style-name="P189"><text:span text:style-name="T256"/></text:p></office:annotation><text:span text:style-name="Source_20_Text"><text:span text:style-name="T40">isEmpty</text:span></text:span><office:annotation-end office:name="__Annotation__6926_2642754858"/><text:span text:style-name="Source_20_Text"><text:span text:style-name="T58">)</text:span></text:span><text:span text:style-name="Source_20_Text"><text:span text:style-name="T40"> </text:span></text:span><text:span text:style-name="Source_20_Text"><text:span text:style-name="T31">return</text:span></text:span><text:span text:style-name="Source_20_Text"><text:span text:style-name="T40"> words</text:span></text:span><text:span text:style-name="Source_20_Text"><text:span text:style-name="T58">.</text:span></text:span><text:span text:style-name="Source_20_Text"><text:span text:style-name="T40">join</text:span></text:span><text:span text:style-name="Source_20_Text"><text:span text:style-name="T58">(</text:span></text:span><text:span text:style-name="Source_20_Text"><text:span text:style-name="T52">' '</text:span></text:span><text:span text:style-name="Source_20_Text"><text:span text:style-name="T58">)</text:span></text:span></text:p>
      <text:p text:style-name="P76"><text:soft-page-break/><text:span text:style-name="Source_20_Text"><text:span text:style-name="T5"/></text:span></text:p>
      <text:p text:style-name="P78"><text:span text:style-name="Source_20_Text"><text:span text:style-name="T2">---------------------------------------------------------------------------------------------------------------</text:span></text:span></text:p>
      <text:p text:style-name="P78"><text:span text:style-name="Source_20_Text"><text:span text:style-name="T8"/></text:span></text:p>
      <text:p text:style-name="P102"><text:span text:style-name="Source_20_Text"><text:span text:style-name="T172">Evite usar forEach (use quando for map)</text:span></text:span></text:p>
      <text:p text:style-name="P102"><text:span text:style-name="Source_20_Text"><text:span text:style-name="T172">Utilize mais For (q</text:span></text:span><text:span text:style-name="Source_20_Text"><text:span text:style-name="T172"><office:annotation loext:resolved="false"><dc:creator>Autor desconhecido</dc:creator><dc:date>2021-06-21T09:56:00.882797428</dc:date><text:p text:style-name="P189"><text:span text:style-name="T256">Use forEach em map’s, para outra situações prefira o for ou switch !</text:span></text:p><text:p text:style-name="P189"><text:span text:style-name="T256"/></text:p></office:annotation></text:span></text:span><text:span text:style-name="Source_20_Text"><text:span text:style-name="T172">uando não for map)</text:span></text:span></text:p>
      <text:p text:style-name="P102"><text:span text:style-name="Source_20_Text"/></text:p>
      <text:p text:style-name="P53"><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32">for</text:span></text:span><text:span text:style-name="Source_20_Text"><text:span text:style-name="T43"> </text:span></text:span><text:span text:style-name="Source_20_Text"><text:span text:style-name="T68">(</text:span></text:span><text:span text:style-name="Source_20_Text"><text:span text:style-name="T32">var</text:span></text:span><text:span text:style-name="Source_20_Text"><text:span text:style-name="T43"> person </text:span></text:span><text:span text:style-name="Source_20_Text"><text:span text:style-name="T32">in</text:span></text:span><text:span text:style-name="Source_20_Text"><text:span text:style-name="T43"> people</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72">}</text:span></text:span></text:p>
      <text:p text:style-name="P3"><text:span text:style-name="Source_20_Text"><text:span text:style-name="T58"/></text:span></text:p>
      <text:p text:style-name="P103"><text:span text:style-name="Source_20_Text"><text:span text:style-name="T3"/></text:span></text:p>
      <text:p text:style-name="P53"><text:span text:style-name="Source_20_Text"><text:span text:style-name="T63">→ </text:span></text:span><text:span text:style-name="Source_20_Text"><text:span text:style-name="T64">Ruim</text:span></text:span><text:span text:style-name="Source_20_Text"><text:span text:style-name="T63"> =</text:span></text:span><text:span text:style-name="Source_20_Text"><text:span text:style-name="T69"> </text:span></text:span><text:span text:style-name="Source_20_Text"><text:span text:style-name="T43">people</text:span></text:span><text:span text:style-name="Source_20_Text"><text:span text:style-name="T68">.</text:span></text:span><text:span text:style-name="Source_20_Text"><text:span text:style-name="T43">forEach</text:span></text:span><text:span text:style-name="Source_20_Text"><text:span text:style-name="T68">((</text:span></text:span><text:span text:style-name="Source_20_Text"><text:span text:style-name="T43">person</text:span></text:span><text:span text:style-name="Source_20_Text"><text:span text:style-name="T68">)</text:span></text:span><text:span text:style-name="Source_20_Text"><text:span text:style-name="T43"> </text:span></text:span><text:span text:style-name="Source_20_Text"><text:span text:style-name="T68">{});</text:span></text:span></text:p>
      <text:p text:style-name="P53"><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44">people</text:span></text:span><text:span text:style-name="Source_20_Text"><text:span text:style-name="T69">.</text:span></text:span><text:span text:style-name="Source_20_Text"><text:span text:style-name="T44">forEach</text:span></text:span><text:span text:style-name="Source_20_Text"><text:span text:style-name="T69">(</text:span></text:span><text:span text:style-name="Source_20_Text"><text:span text:style-name="T44">print</text:span></text:span><text:span text:style-name="Source_20_Text"><text:span text:style-name="T69">);</text:span></text:span></text:p>
      <text:p text:style-name="P53"><text:span text:style-name="Source_20_Text"><text:span text:style-name="T66"/></text:span></text:p>
      <text:p text:style-name="P78"><text:span text:style-name="Source_20_Text"><text:span text:style-name="T2">---------------------------------------------------------------------------------------------------------------</text:span></text:span></text:p>
      <text:p text:style-name="P78"><text:span text:style-name="Source_20_Text"><text:span text:style-name="T71"/></text:span></text:p>
      <text:p text:style-name="P102"><text:span text:style-name="Source_20_Text"><text:span text:style-name="T181">E</text:span></text:span><text:span text:style-name="Source_20_Text"><text:span text:style-name="T180">xistem duas maneiras óbvias de produzir uma nova Lista que contenha os mesmos elem</text:span></text:span><text:span text:style-name="Source_20_Text"><text:span text:style-name="T180"><office:annotation loext:resolved="false"><dc:creator>Autor desconhecido</dc:creator><dc:date>2021-06-21T09:56:28.842232144</dc:date><text:p text:style-name="P189"><text:span text:style-name="T256">ToList → copia a lista e mantem seu elemento (exp: se for String continua String etc..)</text:span></text:p><text:p text:style-name="P189"><text:span text:style-name="T256"/></text:p><text:p text:style-name="P189"><text:span text:style-name="T256">FromList → copia a lista porém altera seu elemento (exp: de Int passa para Dynamic</text:span></text:p></office:annotation></text:span></text:span><text:span text:style-name="Source_20_Text"><text:span text:style-name="T180">entos:</text:span></text:span></text:p>
      <text:p text:style-name="P102"><text:span text:style-name="Source_20_Text"><text:span text:style-name="T180"/></text:span></text:p>
      <text:p text:style-name="P2"><text:span text:style-name="Source_20_Text"><text:span text:style-name="T16">var</text:span></text:span><text:span text:style-name="Source_20_Text"><text:span text:style-name="T17"> copy1 </text:span></text:span><text:span text:style-name="Source_20_Text"><text:span text:style-name="T9">=</text:span></text:span><text:span text:style-name="Source_20_Text"><text:span text:style-name="T17"> iterable</text:span></text:span><text:span text:style-name="Source_20_Text"><text:span text:style-name="T9">.</text:span></text:span><text:span text:style-name="Source_20_Text"><text:span text:style-name="T17">toList</text:span></text:span><text:span text:style-name="Source_20_Text"><text:span text:style-name="T9">(); → é mais curto, preserva os elementos mantendo-os são na lista. Exemplo: se for lista de inteiro ele vai continuar sendo de inteiro e etc..</text:span></text:span></text:p>
      <text:p text:style-name="P2"><text:span text:style-name="Source_20_Text"><text:span text:style-name="T9"/></text:span></text:p>
      <text:p text:style-name="P3"><text:span text:style-name="Source_20_Text"><text:span text:style-name="T31">var</text:span></text:span><text:span text:style-name="Source_20_Text"><text:span text:style-name="T40"> copy2 </text:span></text:span><text:span text:style-name="Source_20_Text"><text:span text:style-name="T58">=</text:span></text:span><text:span text:style-name="Source_20_Text"><text:span text:style-name="T40"> </text:span></text:span><text:span text:style-name="Source_20_Text"><text:span text:style-name="T101">List</text:span></text:span><text:span text:style-name="Source_20_Text"><text:span text:style-name="T58">.</text:span></text:span><text:span text:style-name="Source_20_Text"><text:span text:style-name="T40">from</text:span></text:span><text:span text:style-name="Source_20_Text"><text:span text:style-name="T58">(</text:span></text:span><text:span text:style-name="Source_20_Text"><text:span text:style-name="T40">iterable</text:span></text:span><text:span text:style-name="Source_20_Text"><text:span text:style-name="T58">); → </text:span></text:span><text:span text:style-name="Source_20_Text"><text:span text:style-name="T75">é mais longo, não preserva os elementos, transforma eles em dynamic</text:span></text:span></text:p>
      <text:p text:style-name="P103"><text:span text:style-name="Source_20_Text"><text:span text:style-name="T158"/></text:span></text:p>
      <text:p text:style-name="P54"><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112">// Creates a List&lt;int&gt;:</text:span></text:span></text:p>
      <text:p text:style-name="P3"><text:span text:style-name="Source_20_Text"><text:span text:style-name="T31"><text:tab/><text:tab/>var</text:span></text:span><text:span text:style-name="Source_20_Text"><text:span text:style-name="T40"> iterable </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52">1</text:span></text:span><text:span text:style-name="Source_20_Text"><text:span text:style-name="T58">,</text:span></text:span><text:span text:style-name="Source_20_Text"><text:span text:style-name="T40"> </text:span></text:span><text:span text:style-name="Source_20_Text"><text:span text:style-name="T52">2</text:span></text:span><text:span text:style-name="Source_20_Text"><text:span text:style-name="T58">,</text:span></text:span><text:span text:style-name="Source_20_Text"><text:span text:style-name="T40"> </text:span></text:span><text:span text:style-name="Source_20_Text"><text:span text:style-name="T52">3</text:span></text:span><text:span text:style-name="Source_20_Text"><text:span text:style-name="T58">];</text:span></text:span></text:p>
      <text:p text:style-name="P3"><text:span text:style-name="Source_20_Text"><text:span text:style-name="T111"><text:tab/><text:tab/>// Prints "List&lt;int&gt;":</text:span></text:span></text:p>
      <text:p text:style-name="P3"><text:span text:style-name="Source_20_Text"><text:span text:style-name="T40"><text:tab/><text:tab/>print</text:span></text:span><text:span text:style-name="Source_20_Text"><text:span text:style-name="T58">(</text:span></text:span><text:span text:style-name="Source_20_Text"><text:span text:style-name="T40">iterable</text:span></text:span><text:span text:style-name="Source_20_Text"><text:span text:style-name="T58">.</text:span></text:span><text:span text:style-name="Source_20_Text"><text:span text:style-name="T40">t</text:span></text:span><text:span text:style-name="Source_20_Text"><text:span text:style-name="T40"><office:annotation loext:resolved="false"><dc:creator>Autor desconhecido</dc:creator><dc:date>2021-06-21T10:10:49.550708409</dc:date><text:p text:style-name="P189"><text:span text:style-name="T256">ToList → copia a lista e mantem seu elemento (exp: se for String continua String etc..)</text:span></text:p><text:p text:style-name="P189"><text:span text:style-name="T256"/></text:p></office:annotation></text:span></text:span><text:span text:style-name="Source_20_Text"><text:span text:style-name="T40">oList</text:span></text:span><text:span text:style-name="Source_20_Text"><text:span text:style-name="T58">().</text:span></text:span><text:span text:style-name="Source_20_Text"><text:span text:style-name="T40">runtimeType</text:span></text:span><text:span text:style-name="Source_20_Text"><text:span text:style-name="T58">);</text:span></text:span></text:p>
      <text:p text:style-name="P104"><text:span text:style-name="Source_20_Text"><text:span text:style-name="T3"/></text:span></text:p>
      <text:p text:style-name="P54"><text:span text:style-name="Source_20_Text"><text:span text:style-name="T63">→ </text:span></text:span><text:span text:style-name="Source_20_Text"><text:span text:style-name="T64">Ruim</text:span></text:span><text:span text:style-name="Source_20_Text"><text:span text:style-name="T63"> =</text:span></text:span><text:span text:style-name="Source_20_Text"><text:span text:style-name="T69"> </text:span></text:span><text:span text:style-name="Source_20_Text"><text:span text:style-name="T112">// Creates a List&lt;int&gt;:</text:span></text:span></text:p>
      <text:p text:style-name="P3"><text:span text:style-name="Source_20_Text"><text:span text:style-name="T31"><text:tab/> <text:s text:c="8"/>var</text:span></text:span><text:span text:style-name="Source_20_Text"><text:span text:style-name="T40"> iterable </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52">1</text:span></text:span><text:span text:style-name="Source_20_Text"><text:span text:style-name="T58">,</text:span></text:span><text:span text:style-name="Source_20_Text"><text:span text:style-name="T40"> </text:span></text:span><text:span text:style-name="Source_20_Text"><text:span text:style-name="T52">2</text:span></text:span><text:span text:style-name="Source_20_Text"><text:span text:style-name="T58">,</text:span></text:span><text:span text:style-name="Source_20_Text"><text:span text:style-name="T40"> </text:span></text:span><text:span text:style-name="Source_20_Text"><text:span text:style-name="T52">3</text:span></text:span><text:span text:style-name="Source_20_Text"><text:span text:style-name="T58">];</text:span></text:span></text:p>
      <text:p text:style-name="P3"><text:span text:style-name="Source_20_Text"><text:span text:style-name="T111"><text:tab/> <text:s text:c="7"/>// Prints "List&lt;dynamic&gt;":</text:span></text:span></text:p>
      <text:p text:style-name="P3"><text:span text:style-name="Source_20_Text"><text:span text:style-name="T40"><text:tab/> <text:s text:c="7"/>print</text:span></text:span><text:span text:style-name="Source_20_Text"><text:span text:style-name="T58">(</text:span></text:span><text:span text:style-name="Source_20_Text"><text:span text:style-name="T101">List</text:span></text:span><text:span text:style-name="Source_20_Text"><text:span text:style-name="T58">.</text:span></text:span><text:span text:style-name="Source_20_Text"><text:span text:style-name="T40">fro</text:span></text:span><text:span text:style-name="Source_20_Text"><text:span text:style-name="T40"><office:annotation loext:resolved="false"><dc:creator>Autor desconhecido</dc:creator><dc:date>2021-06-21T10:10:54.576999909</dc:date><text:p text:style-name="P189"><text:span text:style-name="T256">FromList → copia a lista porém altera seu elemento (exp: de Int passa para Dynamic</text:span></text:p></office:annotation></text:span></text:span><text:span text:style-name="Source_20_Text"><text:span text:style-name="T40">m</text:span></text:span><text:span text:style-name="Source_20_Text"><text:span text:style-name="T58">(</text:span></text:span><text:span text:style-name="Source_20_Text"><text:span text:style-name="T40">iterable</text:span></text:span><text:span text:style-name="Source_20_Text"><text:span text:style-name="T58">).</text:span></text:span><text:span text:style-name="Source_20_Text"><text:span text:style-name="T40">runtimeType</text:span></text:span><text:span text:style-name="Source_20_Text"><text:span text:style-name="T58">);</text:span></text:span></text:p>
      <text:p text:style-name="P104"/>
      <text:p text:style-name="P105">Agora caso desejamos <text:span text:style-name="T192">alterar</text:span> o tipo da lista usamos o List.from()</text:p>
      <text:p text:style-name="P105"/>
      <text:p text:style-name="P54"><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33">var</text:span></text:span><text:span text:style-name="Source_20_Text"><text:span text:style-name="T44"> numbers </text:span></text:span><text:span text:style-name="Source_20_Text"><text:span text:style-name="T69">=</text:span></text:span><text:span text:style-name="Source_20_Text"><text:span text:style-name="T44"> </text:span></text:span><text:span text:style-name="Source_20_Text"><text:span text:style-name="T69">[</text:span></text:span><text:span text:style-name="Source_20_Text"><text:span text:style-name="T56">1</text:span></text:span><text:span text:style-name="Source_20_Text"><text:span text:style-name="T69">,</text:span></text:span><text:span text:style-name="Source_20_Text"><text:span text:style-name="T44"> </text:span></text:span><text:span text:style-name="Source_20_Text"><text:span text:style-name="T56">2.3</text:span></text:span><text:span text:style-name="Source_20_Text"><text:span text:style-name="T69">,</text:span></text:span><text:span text:style-name="Source_20_Text"><text:span text:style-name="T44"> </text:span></text:span><text:span text:style-name="Source_20_Text"><text:span text:style-name="T56">4</text:span></text:span><text:span text:style-name="Source_20_Text"><text:span text:style-name="T69">];</text:span></text:span><text:span text:style-name="Source_20_Text"><text:span text:style-name="T44"> </text:span></text:span><text:span text:style-name="Source_20_Text"><text:span text:style-name="T113">// List&lt;num&gt;.</text:span></text:span></text:p>
      <text:p text:style-name="P5"><text:span text:style-name="Source_20_Text"><text:span text:style-name="T40"><text:tab/> <text:s text:c="7"/>numbers</text:span></text:span><text:span text:style-name="Source_20_Text"><text:span text:style-name="T58">.</text:span></text:span><text:span text:style-name="Source_20_Text"><text:span text:style-name="T40">removeAt</text:span></text:span><text:span text:style-name="Source_20_Text"><text:span text:style-name="T58">(</text:span></text:span><text:span text:style-name="Source_20_Text"><text:span text:style-name="T52">1</text:span></text:span><text:span text:style-name="Source_20_Text"><text:span text:style-name="T58">);</text:span></text:span><text:span text:style-name="Source_20_Text"><text:span text:style-name="T40"> </text:span></text:span><text:span text:style-name="Source_20_Text"><text:span text:style-name="T111">// Now it only contains integers.</text:span></text:span></text:p>
      <text:p text:style-name="P5"><text:span text:style-name="Source_20_Text"><text:span text:style-name="T31"><text:s text:c="19"/>var</text:span></text:span><text:span text:style-name="Source_20_Text"><text:span text:style-name="T40"> ints </text:span></text:span><text:span text:style-name="Source_20_Text"><text:span text:style-name="T58">=</text:span></text:span><text:span text:style-name="Source_20_Text"><text:span text:style-name="T40"> </text:span></text:span><text:span text:style-name="Source_20_Text"><text:span text:style-name="T101">List</text:span></text:span><text:span text:style-name="Source_20_Text"><text:span text:style-name="T58">&lt;</text:span></text:span><text:span text:style-name="Source_20_Text"><text:span text:style-name="T101">int</text:span></text:span><text:span text:style-name="Source_20_Text"><text:span text:style-name="T58">&gt;.</text:span></text:span><text:span text:style-name="Source_20_Text"><text:span text:style-name="T40">from</text:span></text:span><text:span text:style-name="Source_20_Text"><text:span text:style-name="T58">(</text:span></text:span><text:span text:style-name="Source_20_Text"><text:span text:style-name="T40">numbers</text:span></text:span><text:span text:style-name="Source_20_Text"><text:span text:style-name="T58">);</text:span></text:span></text:p>
      <text:p text:style-name="P105"><text:span text:style-name="Source_20_Text"><text:span text:style-name="T4"/></text:span></text:p>
      <text:p text:style-name="P105"><text:span text:style-name="Source_20_Text"><text:span text:style-name="T2">Agora caso deseje </text:span></text:span><text:span text:style-name="Source_20_Text"><text:span text:style-name="T10">apenas copiar</text:span></text:span><text:span text:style-name="Source_20_Text"><text:span text:style-name="T2"> e lista e preservar o seu tipo use toList()</text:span></text:span></text:p>
      <text:p text:style-name="P105"><text:span text:style-name="Source_20_Text"><text:span text:style-name="T2"/></text:span></text:p>
      <text:p text:style-name="P54"><text:span text:style-name="Source_20_Text"><text:span text:style-name="T66">→ </text:span></text:span><text:span text:style-name="Source_20_Text"><text:span text:style-name="T67">Bom</text:span></text:span><text:span text:style-name="Source_20_Text"><text:span text:style-name="T66"> =</text:span></text:span><text:span text:style-name="Source_20_Text"><text:span text:style-name="T69"> </text:span></text:span><text:span text:style-name="Source_20_Text"><text:span text:style-name="T112">// Creates a List&lt;int&gt;:</text:span></text:span></text:p>
      <text:p text:style-name="P5"><text:span text:style-name="Source_20_Text"><text:span text:style-name="T31"><text:tab/><text:tab/>var</text:span></text:span><text:span text:style-name="Source_20_Text"><text:span text:style-name="T40"> iterable </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52">1</text:span></text:span><text:span text:style-name="Source_20_Text"><text:span text:style-name="T58">,</text:span></text:span><text:span text:style-name="Source_20_Text"><text:span text:style-name="T40"> </text:span></text:span><text:span text:style-name="Source_20_Text"><text:span text:style-name="T52">2</text:span></text:span><text:span text:style-name="Source_20_Text"><text:span text:style-name="T58">,</text:span></text:span><text:span text:style-name="Source_20_Text"><text:span text:style-name="T40"> </text:span></text:span><text:span text:style-name="Source_20_Text"><text:span text:style-name="T52">3</text:span></text:span><text:span text:style-name="Source_20_Text"><text:span text:style-name="T58">];</text:span></text:span></text:p>
      <text:p text:style-name="P5"><text:span text:style-name="Source_20_Text"><text:span text:style-name="T111"><text:tab/><text:tab/>// Prints "List&lt;int&gt;":</text:span></text:span></text:p>
      <text:p text:style-name="P5"><text:span text:style-name="Source_20_Text"><text:span text:style-name="T40"><text:tab/><text:tab/>print</text:span></text:span><text:span text:style-name="Source_20_Text"><text:span text:style-name="T58">(</text:span></text:span><text:span text:style-name="Source_20_Text"><text:span text:style-name="T40">iterable</text:span></text:span><text:span text:style-name="Source_20_Text"><text:span text:style-name="T58">.</text:span></text:span><text:span text:style-name="Source_20_Text"><text:span text:style-name="T40">toList</text:span></text:span><text:span text:style-name="Source_20_Text"><text:span text:style-name="T58">().</text:span></text:span><text:span text:style-name="Source_20_Text"><text:span text:style-name="T40">runtimeType</text:span></text:span><text:span text:style-name="Source_20_Text"><text:span text:style-name="T58">);</text:span></text:span></text:p>
      <text:p text:style-name="P104"><text:span text:style-name="Source_20_Text"><text:span text:style-name="T100"/></text:span></text:p>
      <text:p text:style-name="P79"><text:soft-page-break/><text:span text:style-name="Source_20_Text"><text:span text:style-name="T2">---------------------------------------------------------------------------------------------------------------</text:span></text:span></text:p>
      <text:p text:style-name="P79"><text:span text:style-name="Source_20_Text"><text:span text:style-name="T8"/></text:span></text:p>
      <text:p text:style-name="P106"><text:span text:style-name="Source_20_Text"><text:span text:style-name="T191">Use WhereType() para filtrar uma lista por ‘tipo’(exp: int, str</text:span></text:span><text:span text:style-name="Source_20_Text"><text:span text:style-name="T191"><office:annotation loext:resolved="false"><dc:creator>Autor desconhecido</dc:creator><dc:date>2021-06-21T09:59:02.381011752</dc:date><text:p text:style-name="P189"><text:span text:style-name="T256">Digamos que você tenha uma lista contendo uma mistura de objetos e deseja obter apenas os inteiros dela. Você pode usar where() assim:</text:span></text:p></office:annotation></text:span></text:span><text:span text:style-name="Source_20_Text"><text:span text:style-name="T191">ing)</text:span></text:span></text:p>
      <text:p text:style-name="P106"><text:span text:style-name="Source_20_Text"/></text:p>
      <text:p text:style-name="P106"><text:span text:style-name="Source_20_Text"/></text:p>
      <text:p text:style-name="P54"><text:span text:style-name="Source_20_Text"><text:span text:style-name="T84">→ </text:span></text:span><text:span text:style-name="Source_20_Text"><text:span text:style-name="T87">Bom</text:span></text:span><text:span text:style-name="Source_20_Text"><text:span text:style-name="T84"> =</text:span></text:span><text:span text:style-name="Source_20_Text"><text:span text:style-name="T91"> </text:span></text:span><text:span text:style-name="Source_20_Text"><text:span text:style-name="T32">var</text:span></text:span><text:span text:style-name="Source_20_Text"><text:span text:style-name="T43"> objects </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54">1</text:span></text:span><text:span text:style-name="Source_20_Text"><text:span text:style-name="T68">,</text:span></text:span><text:span text:style-name="Source_20_Text"><text:span text:style-name="T43"> </text:span></text:span><text:span text:style-name="Source_20_Text"><text:span text:style-name="T54">'a'</text:span></text:span><text:span text:style-name="Source_20_Text"><text:span text:style-name="T68">,</text:span></text:span><text:span text:style-name="Source_20_Text"><text:span text:style-name="T43"> </text:span></text:span><text:span text:style-name="Source_20_Text"><text:span text:style-name="T54">2</text:span></text:span><text:span text:style-name="Source_20_Text"><text:span text:style-name="T68">,</text:span></text:span><text:span text:style-name="Source_20_Text"><text:span text:style-name="T43"> </text:span></text:span><text:span text:style-name="Source_20_Text"><text:span text:style-name="T54">'b'</text:span></text:span><text:span text:style-name="Source_20_Text"><text:span text:style-name="T68">,</text:span></text:span><text:span text:style-name="Source_20_Text"><text:span text:style-name="T43"> </text:span></text:span><text:span text:style-name="Source_20_Text"><text:span text:style-name="T54">3</text:span></text:span><text:span text:style-name="Source_20_Text"><text:span text:style-name="T68">];</text:span></text:span></text:p>
      <text:p text:style-name="P3"><text:span text:style-name="Source_20_Text"><text:span text:style-name="T31"><text:tab/> <text:s text:c="7"/>var</text:span></text:span><text:span text:style-name="Source_20_Text"><text:span text:style-name="T40"> ints </text:span></text:span><text:span text:style-name="Source_20_Text"><text:span text:style-name="T58">=</text:span></text:span><text:span text:style-name="Source_20_Text"><text:span text:style-name="T40"> objects</text:span></text:span><text:span text:style-name="Source_20_Text"><text:span text:style-name="T58">.</text:span></text:span><text:span text:style-name="Source_20_Text"><text:span text:style-name="T40">whereType</text:span></text:span><text:span text:style-name="Source_20_Text"><text:span text:style-name="T58">&lt;</text:span></text:span><text:span text:style-name="Source_20_Text"><text:span text:style-name="T101">int</text:span></text:span><text:span text:style-name="Source_20_Text"><text:span text:style-name="T58">&gt;();</text:span></text:span></text:p>
      <text:p text:style-name="P107"><text:span text:style-name="Source_20_Text"><text:span text:style-name="T23"/></text:span></text:p>
      <text:p text:style-name="P54"><text:span text:style-name="Source_20_Text"><text:span text:style-name="T78">→ </text:span></text:span><text:span text:style-name="Source_20_Text"><text:span text:style-name="T81">Ruim</text:span></text:span><text:span text:style-name="Source_20_Text"><text:span text:style-name="T78"> =</text:span></text:span><text:span text:style-name="Source_20_Text"><text:span text:style-name="T91"> </text:span></text:span><text:span text:style-name="Source_20_Text"><text:span text:style-name="T32">var</text:span></text:span><text:span text:style-name="Source_20_Text"><text:span text:style-name="T43"> objects </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54">1</text:span></text:span><text:span text:style-name="Source_20_Text"><text:span text:style-name="T68">,</text:span></text:span><text:span text:style-name="Source_20_Text"><text:span text:style-name="T43"> </text:span></text:span><text:span text:style-name="Source_20_Text"><text:span text:style-name="T54">'a'</text:span></text:span><text:span text:style-name="Source_20_Text"><text:span text:style-name="T68">,</text:span></text:span><text:span text:style-name="Source_20_Text"><text:span text:style-name="T43"> </text:span></text:span><text:span text:style-name="Source_20_Text"><text:span text:style-name="T54">2</text:span></text:span><text:span text:style-name="Source_20_Text"><text:span text:style-name="T68">,</text:span></text:span><text:span text:style-name="Source_20_Text"><text:span text:style-name="T43"> </text:span></text:span><text:span text:style-name="Source_20_Text"><text:span text:style-name="T54">'b'</text:span></text:span><text:span text:style-name="Source_20_Text"><text:span text:style-name="T68">,</text:span></text:span><text:span text:style-name="Source_20_Text"><text:span text:style-name="T43"> </text:span></text:span><text:span text:style-name="Source_20_Text"><text:span text:style-name="T54">3</text:span></text:span><text:span text:style-name="Source_20_Text"><text:span text:style-name="T68">];</text:span></text:span></text:p>
      <text:p text:style-name="P3"><text:span text:style-name="Source_20_Text"><text:span text:style-name="T31"><text:tab/> <text:s text:c="5"/>var</text:span></text:span><text:span text:style-name="Source_20_Text"><text:span text:style-name="T40"> ints </text:span></text:span><text:span text:style-name="Source_20_Text"><text:span text:style-name="T58">=</text:span></text:span><text:span text:style-name="Source_20_Text"><text:span text:style-name="T40"> objects</text:span></text:span><text:span text:style-name="Source_20_Text"><text:span text:style-name="T58">.</text:span></text:span><text:span text:style-name="Source_20_Text"><text:span text:style-name="T40">where</text:span></text:span><text:span text:style-name="Source_20_Text"><text:span text:style-name="T58">((</text:span></text:span><text:span text:style-name="Source_20_Text"><text:span text:style-name="T40">e</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e </text:span></text:span><text:span text:style-name="Source_20_Text"><text:span text:style-name="T31">is</text:span></text:span><text:span text:style-name="Source_20_Text"><text:span text:style-name="T40"> </text:span></text:span><text:span text:style-name="Source_20_Text"><text:span text:style-name="T101">int</text:span></text:span><text:span text:style-name="Source_20_Text"><text:span text:style-name="T58">);</text:span></text:span></text:p>
      <text:p text:style-name="P107"><text:span text:style-name="Source_20_Text"><text:span text:style-name="T26">Evite usar o Cast()</text:span></text:span></text:p>
      <text:p text:style-name="P54"><text:span text:style-name="Source_20_Text"><text:span text:style-name="T78">→ </text:span></text:span><text:span text:style-name="Source_20_Text"><text:span text:style-name="T81">Ruim</text:span></text:span><text:span text:style-name="Source_20_Text"><text:span text:style-name="T78"> =</text:span></text:span><text:span text:style-name="Source_20_Text"><text:span text:style-name="T91"> </text:span></text:span><text:span text:style-name="Source_20_Text"><text:span text:style-name="T32">var</text:span></text:span><text:span text:style-name="Source_20_Text"><text:span text:style-name="T43"> objects </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54">1</text:span></text:span><text:span text:style-name="Source_20_Text"><text:span text:style-name="T68">,</text:span></text:span><text:span text:style-name="Source_20_Text"><text:span text:style-name="T43"> </text:span></text:span><text:span text:style-name="Source_20_Text"><text:span text:style-name="T54">'a'</text:span></text:span><text:span text:style-name="Source_20_Text"><text:span text:style-name="T68">,</text:span></text:span><text:span text:style-name="Source_20_Text"><text:span text:style-name="T43"> </text:span></text:span><text:span text:style-name="Source_20_Text"><text:span text:style-name="T54">2</text:span></text:span><text:span text:style-name="Source_20_Text"><text:span text:style-name="T68">,</text:span></text:span><text:span text:style-name="Source_20_Text"><text:span text:style-name="T43"> </text:span></text:span><text:span text:style-name="Source_20_Text"><text:span text:style-name="T54">'b'</text:span></text:span><text:span text:style-name="Source_20_Text"><text:span text:style-name="T68">,</text:span></text:span><text:span text:style-name="Source_20_Text"><text:span text:style-name="T43"> </text:span></text:span><text:span text:style-name="Source_20_Text"><text:span text:style-name="T54">3</text:span></text:span><text:span text:style-name="Source_20_Text"><text:span text:style-name="T68">];</text:span></text:span></text:p>
      <text:p text:style-name="P3"><text:span text:style-name="Source_20_Text"><text:span text:style-name="T31"><text:tab/> <text:s text:c="5"/>var</text:span></text:span><text:span text:style-name="Source_20_Text"><text:span text:style-name="T40"> ints </text:span></text:span><text:span text:style-name="Source_20_Text"><text:span text:style-name="T58">=</text:span></text:span><text:span text:style-name="Source_20_Text"><text:span text:style-name="T40"> objects</text:span></text:span><text:span text:style-name="Source_20_Text"><text:span text:style-name="T58">.</text:span></text:span><text:span text:style-name="Source_20_Text"><text:span text:style-name="T40">where</text:span></text:span><text:span text:style-name="Source_20_Text"><text:span text:style-name="T58">((</text:span></text:span><text:span text:style-name="Source_20_Text"><text:span text:style-name="T40">e</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e </text:span></text:span><text:span text:style-name="Source_20_Text"><text:span text:style-name="T31">is</text:span></text:span><text:span text:style-name="Source_20_Text"><text:span text:style-name="T40"> </text:span></text:span><text:span text:style-name="Source_20_Text"><text:span text:style-name="T101">int</text:span></text:span><text:span text:style-name="Source_20_Text"><text:span text:style-name="T58">).</text:span></text:span><text:span text:style-name="Source_20_Text"><text:span text:style-name="T40">ca</text:span></text:span><text:span text:style-name="Source_20_Text"><text:span text:style-name="T40"><office:annotation loext:resolved="false"><dc:creator>Autor desconhecido</dc:creator><dc:date>2021-06-21T10:12:30.667871053</dc:date><text:p text:style-name="P189"><text:span text:style-name="T256">Evite usar o Cast quando estiver trabalhando com WhereType</text:span></text:p><text:p text:style-name="P189"><text:span text:style-name="T256"/></text:p></office:annotation></text:span></text:span><text:span text:style-name="Source_20_Text"><text:span text:style-name="T40">st</text:span></text:span><text:span text:style-name="Source_20_Text"><text:span text:style-name="T58">&lt;</text:span></text:span><text:span text:style-name="Source_20_Text"><text:span text:style-name="T101">int</text:span></text:span><text:span text:style-name="Source_20_Text"><text:span text:style-name="T58">&gt;();</text:span></text:span></text:p>
      <text:p text:style-name="P107"/>
      <text:p text:style-name="P80"><text:span text:style-name="Source_20_Text"><text:span text:style-name="T2">---------------------------------------------------------------------------------------------------------------</text:span></text:span></text:p>
      <text:p text:style-name="P80"><text:span text:style-name="Source_20_Text"><text:span text:style-name="T28"/></text:span></text:p>
      <text:p text:style-name="P116"><text:span text:style-name="Source_20_Text"><text:span text:style-name="T194">Não use Cast() quando uma operação si</text:span></text:span><text:span text:style-name="Source_20_Text"><text:span text:style-name="T194"><office:annotation loext:resolved="false"><dc:creator>Autor desconhecido</dc:creator><dc:date>2021-06-21T10:01:54.530249480</dc:date><text:p text:style-name="P189"><text:span text:style-name="T256">Sempre que trabalhar com list seja especifico com os elementos, va direto ao ponto &lt;int&gt; &lt;String&gt; &lt;double&gt; ...</text:span></text:p></office:annotation></text:span></text:span><text:span text:style-name="Source_20_Text"><text:span text:style-name="T194">mples for possível</text:span></text:span></text:p>
      <text:p text:style-name="P116"><text:span text:style-name="Source_20_Text"/></text:p>
      <text:p text:style-name="P116"><text:span text:style-name="Source_20_Text"/></text:p>
      <text:p text:style-name="P55"><text:span text:style-name="Source_20_Text"><text:span text:style-name="T84">→ </text:span></text:span><text:span text:style-name="Source_20_Text"><text:span text:style-name="T87">Bom</text:span></text:span><text:span text:style-name="Source_20_Text"><text:span text:style-name="T84"> =</text:span></text:span><text:span text:style-name="Source_20_Text"><text:span text:style-name="T98"> </text:span></text:span><text:span text:style-name="Source_20_Text"><text:span text:style-name="T36">var</text:span></text:span><text:span text:style-name="Source_20_Text"><text:span text:style-name="T48"> stuff </text:span></text:span><text:span text:style-name="Source_20_Text"><text:span text:style-name="T76">=</text:span></text:span><text:span text:style-name="Source_20_Text"><text:span text:style-name="T48"> </text:span></text:span><text:span text:style-name="Source_20_Text"><text:span text:style-name="T76">&lt;</text:span></text:span><text:span text:style-name="Source_20_Text"><text:span text:style-name="T108">dynamic</text:span></text:span><text:span text:style-name="Source_20_Text"><text:span text:style-name="T76">&gt;[</text:span></text:span><text:span text:style-name="Source_20_Text"><text:span text:style-name="T57">1</text:span></text:span><text:span text:style-name="Source_20_Text"><text:span text:style-name="T76">,</text:span></text:span><text:span text:style-name="Source_20_Text"><text:span text:style-name="T48"> </text:span></text:span><text:span text:style-name="Source_20_Text"><text:span text:style-name="T57">2</text:span></text:span><text:span text:style-name="Source_20_Text"><text:span text:style-name="T76">];</text:span></text:span></text:p>
      <text:p text:style-name="P3"><text:span text:style-name="Source_20_Text"><text:span text:style-name="T31"><text:tab/> <text:s text:c="7"/>var</text:span></text:span><text:span text:style-name="Source_20_Text"><text:span text:style-name="T40"> ints </text:span></text:span><text:span text:style-name="Source_20_Text"><text:span text:style-name="T58">=</text:span></text:span><text:span text:style-name="Source_20_Text"><text:span text:style-name="T40"> </text:span></text:span><text:span text:style-name="Source_20_Text"><text:span text:style-name="T101">List</text:span></text:span><text:span text:style-name="Source_20_Text"><text:span text:style-name="T58">&lt;</text:span></text:span><text:span text:style-name="Source_20_Text"><text:span text:style-name="T101">int</text:span></text:span><text:span text:style-name="Source_20_Text"><text:span text:style-name="T58">&gt;.</text:span></text:span><text:span text:style-name="Source_20_Text"><text:span text:style-name="T40">from</text:span></text:span><text:span text:style-name="Source_20_Text"><text:span text:style-name="T58">(</text:span></text:span><text:span text:style-name="Source_20_Text"><text:span text:style-name="T40">stuff</text:span></text:span><text:span text:style-name="Source_20_Text"><text:span text:style-name="T58">);</text:span></text:span></text:p>
      <text:p text:style-name="P119"><text:span text:style-name="Source_20_Text"><text:span text:style-name="T23"/></text:span></text:p>
      <text:p text:style-name="P55"><text:span text:style-name="Source_20_Text"><text:span text:style-name="T78">→ </text:span></text:span><text:span text:style-name="Source_20_Text"><text:span text:style-name="T81">Ruim</text:span></text:span><text:span text:style-name="Source_20_Text"><text:span text:style-name="T78"> =</text:span></text:span><text:span text:style-name="Source_20_Text"><text:span text:style-name="T98"> </text:span></text:span><text:span text:style-name="Source_20_Text"><text:span text:style-name="T36">var</text:span></text:span><text:span text:style-name="Source_20_Text"><text:span text:style-name="T48"> stuff </text:span></text:span><text:span text:style-name="Source_20_Text"><text:span text:style-name="T76">=</text:span></text:span><text:span text:style-name="Source_20_Text"><text:span text:style-name="T48"> </text:span></text:span><text:span text:style-name="Source_20_Text"><text:span text:style-name="T76">&lt;</text:span></text:span><text:span text:style-name="Source_20_Text"><text:span text:style-name="T108">dynamic</text:span></text:span><text:span text:style-name="Source_20_Text"><text:span text:style-name="T76">&gt;[</text:span></text:span><text:span text:style-name="Source_20_Text"><text:span text:style-name="T57">1</text:span></text:span><text:span text:style-name="Source_20_Text"><text:span text:style-name="T76">,</text:span></text:span><text:span text:style-name="Source_20_Text"><text:span text:style-name="T48"> </text:span></text:span><text:span text:style-name="Source_20_Text"><text:span text:style-name="T57">2</text:span></text:span><text:span text:style-name="Source_20_Text"><text:span text:style-name="T76">];</text:span></text:span></text:p>
      <text:p text:style-name="P3"><text:span text:style-name="Source_20_Text"><text:span text:style-name="T31"><text:tab/> <text:s text:c="5"/>var</text:span></text:span><text:span text:style-name="Source_20_Text"><text:span text:style-name="T40"> ints </text:span></text:span><text:span text:style-name="Source_20_Text"><text:span text:style-name="T58">=</text:span></text:span><text:span text:style-name="Source_20_Text"><text:span text:style-name="T40"> stuff</text:span></text:span><text:span text:style-name="Source_20_Text"><text:span text:style-name="T58">.</text:span></text:span><text:span text:style-name="Source_20_Text"><text:span text:style-name="T40">toList</text:span></text:span><text:span text:style-name="Source_20_Text"><text:span text:style-name="T58">().</text:span></text:span><text:span text:style-name="Source_20_Text"><text:span text:style-name="T40">cast</text:span></text:span><text:span text:style-name="Source_20_Text"><text:span text:style-name="T58">&lt;</text:span></text:span><text:span text:style-name="Source_20_Text"><text:span text:style-name="T101">int</text:span></text:span><text:span text:style-name="Source_20_Text"><text:span text:style-name="T58">&gt;();</text:span></text:span></text:p>
      <text:p text:style-name="P119"><text:span text:style-name="Source_20_Text"><text:span text:style-name="T20"/></text:span></text:p>
      <text:p text:style-name="P81"><text:span text:style-name="Source_20_Text"><text:span text:style-name="T2">---------------------------------------------------------------------------------------------------------------</text:span></text:span></text:p>
      <text:p text:style-name="P81"><text:span text:style-name="Source_20_Text"><text:span text:style-name="T28"/></text:span></text:p>
      <text:p text:style-name="P117"><text:span text:style-name="Source_20_Text"><text:span text:style-name="T195">Se estiver fazendo um map at</text:span></text:span><text:span text:style-name="Source_20_Text"><text:span text:style-name="T195"><office:annotation loext:resolved="false"><dc:creator>Autor desconhecido</dc:creator><dc:date>2021-06-21T10:02:44.236186620</dc:date><text:p text:style-name="P189"><text:span text:style-name="T256">Principamente no Map seja especifico com os elementos, va direto ao ponto &lt;int&gt; &lt;String&gt; &lt;double&gt; ...</text:span></text:p></office:annotation></text:span></text:span><text:span text:style-name="Source_20_Text"><text:span text:style-name="T195">ribua a ele valores explicitos exp: &lt;String&gt; &lt;int&gt; &lt;double&gt;, com isso evitamos cast()</text:span></text:span></text:p>
      <text:p text:style-name="P117"><text:span text:style-name="Source_20_Text"/></text:p>
      <text:p text:style-name="P117"><text:span text:style-name="Source_20_Text"/></text:p>
      <text:p text:style-name="P56"><text:span text:style-name="Source_20_Text"><text:span text:style-name="T84">→ </text:span></text:span><text:span text:style-name="Source_20_Text"><text:span text:style-name="T87">Bom</text:span></text:span><text:span text:style-name="Source_20_Text"><text:span text:style-name="T84"> =</text:span></text:span><text:span text:style-name="Source_20_Text"><text:span text:style-name="T98"> </text:span></text:span><text:span text:style-name="Source_20_Text"><text:span text:style-name="T36">var</text:span></text:span><text:span text:style-name="Source_20_Text"><text:span text:style-name="T48"> stuff </text:span></text:span><text:span text:style-name="Source_20_Text"><text:span text:style-name="T76">=</text:span></text:span><text:span text:style-name="Source_20_Text"><text:span text:style-name="T48"> </text:span></text:span><text:span text:style-name="Source_20_Text"><text:span text:style-name="T76">&lt;</text:span></text:span><text:span text:style-name="Source_20_Text"><text:span text:style-name="T108">dynamic</text:span></text:span><text:span text:style-name="Source_20_Text"><text:span text:style-name="T76">&gt;[</text:span></text:span><text:span text:style-name="Source_20_Text"><text:span text:style-name="T57">1</text:span></text:span><text:span text:style-name="Source_20_Text"><text:span text:style-name="T76">,</text:span></text:span><text:span text:style-name="Source_20_Text"><text:span text:style-name="T48"> </text:span></text:span><text:span text:style-name="Source_20_Text"><text:span text:style-name="T57">2</text:span></text:span><text:span text:style-name="Source_20_Text"><text:span text:style-name="T76">];</text:span></text:span></text:p>
      <text:p text:style-name="P3"><text:span text:style-name="Source_20_Text"><text:span text:style-name="T31"><text:tab/> <text:s text:c="8"/>var</text:span></text:span><text:span text:style-name="Source_20_Text"><text:span text:style-name="T40"> reciprocals </text:span></text:span><text:span text:style-name="Source_20_Text"><text:span text:style-name="T58">=</text:span></text:span><text:span text:style-name="Source_20_Text"><text:span text:style-name="T40"> stuff</text:span></text:span><text:span text:style-name="Source_20_Text"><text:span text:style-name="T58">.</text:span></text:span><text:span text:style-name="Source_20_Text"><text:span text:style-name="T40">map</text:span></text:span><text:span text:style-name="Source_20_Text"><text:span text:style-name="T58">&lt;</text:span></text:span><text:span text:style-name="Source_20_Text"><text:span text:style-name="T101">double</text:span></text:span><text:span text:style-name="Source_20_Text"><text:span text:style-name="T58">&gt;((</text:span></text:span><text:span text:style-name="Source_20_Text"><text:span text:style-name="T40">n</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text:span></text:span><text:span text:style-name="Source_20_Text"><text:span text:style-name="T52">1</text:span></text:span><text:span text:style-name="Source_20_Text"><text:span text:style-name="T40"> </text:span></text:span><text:span text:style-name="Source_20_Text"><text:span text:style-name="T58">/</text:span></text:span><text:span text:style-name="Source_20_Text"><text:span text:style-name="T40"> n</text:span></text:span><text:span text:style-name="Source_20_Text"><text:span text:style-name="T58">);</text:span></text:span></text:p>
      <text:p text:style-name="P120"><text:span text:style-name="Source_20_Text"><text:span text:style-name="T23"/></text:span></text:p>
      <text:p text:style-name="P56"><text:span text:style-name="Source_20_Text"><text:span text:style-name="T78">→ </text:span></text:span><text:span text:style-name="Source_20_Text"><text:span text:style-name="T81">Ruim</text:span></text:span><text:span text:style-name="Source_20_Text"><text:span text:style-name="T78"> =</text:span></text:span><text:span text:style-name="Source_20_Text"><text:span text:style-name="T98"> </text:span></text:span><text:span text:style-name="Source_20_Text"><text:span text:style-name="T36">var</text:span></text:span><text:span text:style-name="Source_20_Text"><text:span text:style-name="T48"> stuff </text:span></text:span><text:span text:style-name="Source_20_Text"><text:span text:style-name="T76">=</text:span></text:span><text:span text:style-name="Source_20_Text"><text:span text:style-name="T48"> </text:span></text:span><text:span text:style-name="Source_20_Text"><text:span text:style-name="T76">&lt;</text:span></text:span><text:span text:style-name="Source_20_Text"><text:span text:style-name="T108">dynamic</text:span></text:span><text:span text:style-name="Source_20_Text"><text:span text:style-name="T76">&gt;[</text:span></text:span><text:span text:style-name="Source_20_Text"><text:span text:style-name="T57">1</text:span></text:span><text:span text:style-name="Source_20_Text"><text:span text:style-name="T76">,</text:span></text:span><text:span text:style-name="Source_20_Text"><text:span text:style-name="T48"> </text:span></text:span><text:span text:style-name="Source_20_Text"><text:span text:style-name="T57">2</text:span></text:span><text:span text:style-name="Source_20_Text"><text:span text:style-name="T76">];</text:span></text:span></text:p>
      <text:p text:style-name="P3"><text:span text:style-name="Source_20_Text"><text:span text:style-name="T31"><text:tab/> <text:s text:c="5"/>var</text:span></text:span><text:span text:style-name="Source_20_Text"><text:span text:style-name="T40"> reciprocals </text:span></text:span><text:span text:style-name="Source_20_Text"><text:span text:style-name="T58">=</text:span></text:span><text:span text:style-name="Source_20_Text"><text:span text:style-name="T40"> stuff</text:span></text:span><text:span text:style-name="Source_20_Text"><text:span text:style-name="T58">.</text:span></text:span><text:span text:style-name="Source_20_Text"><text:span text:style-name="T40">map</text:span></text:span><text:span text:style-name="Source_20_Text"><text:span text:style-name="T58">((</text:span></text:span><text:span text:style-name="Source_20_Text"><text:span text:style-name="T40">n</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text:span></text:span><text:span text:style-name="Source_20_Text"><text:span text:style-name="T52">1</text:span></text:span><text:span text:style-name="Source_20_Text"><text:span text:style-name="T40"> </text:span></text:span><text:span text:style-name="Source_20_Text"><text:span text:style-name="T58">/</text:span></text:span><text:span text:style-name="Source_20_Text"><text:span text:style-name="T40"> n</text:span></text:span><text:span text:style-name="Source_20_Text"><text:span text:style-name="T58">).</text:span></text:span><text:span text:style-name="Source_20_Text"><text:span text:style-name="T40">cast</text:span></text:span><text:span text:style-name="Source_20_Text"><text:span text:style-name="T58">&lt;</text:span></text:span><text:span text:style-name="Source_20_Text"><text:span text:style-name="T101">double</text:span></text:span><text:span text:style-name="Source_20_Text"><text:span text:style-name="T58">&gt;();</text:span></text:span></text:p>
      <text:p text:style-name="P3"><text:span text:style-name="Source_20_Text"><text:span text:style-name="T58"/></text:span></text:p>
      <text:p text:style-name="P12"><text:span text:style-name="Source_20_Text"><text:span text:style-name="T92">---------------------------------------------------------------------------------------------------------------</text:span></text:span></text:p>
      <text:p text:style-name="P120"><text:span text:style-name="Source_20_Text"><text:span text:style-name="T20"/></text:span></text:p>
      <text:p text:style-name="P117"><text:span text:style-name="Source_20_Text"><text:span text:style-name="T195">Evite usar o Cast(), sempre que possível evite-o ao alterar uma li</text:span></text:span><text:span text:style-name="Source_20_Text"><text:span text:style-name="T195"><office:annotation loext:resolved="false"><dc:creator>Autor desconhecido</dc:creator><dc:date>2021-06-21T10:03:26.302320486</dc:date><text:p text:style-name="P189"><text:span text:style-name="T256">Evite usar o Cast para alterar os elementos de uma lista, o Cast retorna uma lista preguiçosa que verifica os elementos em cada operação. Se a lista for pequena, beleza isso pod ser bom, se a lista for grande evite-o.</text:span></text:p></office:annotation></text:span></text:span><text:span text:style-name="Source_20_Text"><text:span text:style-name="T195">sta</text:span></text:span></text:p>
      <text:p text:style-name="P117"><text:span text:style-name="Source_20_Text"/></text:p>
      <text:p text:style-name="P120"><text:span text:style-name="Source_20_Text"/></text:p>
      <text:p text:style-name="P120"><text:span text:style-name="Source_20_Text"/></text:p>
      <text:p text:style-name="P120"><text:span text:style-name="Source_20_Text"><text:span text:style-name="T174">Aqui está um exemplo de </text:span></text:span><text:span text:style-name="Source_20_Text"><text:span text:style-name="Strong_20_Emphasis"><text:span text:style-name="T173">criação com o tipo certo:</text:span></text:span></text:span></text:p>
      <text:p text:style-name="P117"><text:span text:style-name="Source_20_Text"/></text:p>
      <text:p text:style-name="P56"><text:soft-page-break/><text:span text:style-name="Source_20_Text"><text:span text:style-name="T84">→ </text:span></text:span><text:span text:style-name="Source_20_Text"><text:span text:style-name="T87">Bom</text:span></text:span><text:span text:style-name="Source_20_Text"><text:span text:style-name="T84"> =</text:span></text:span><text:span text:style-name="Source_20_Text"><text:span text:style-name="T98"> <text:s/></text:span></text:span><text:span text:style-name="Source_20_Text"><text:span text:style-name="T108">List</text:span></text:span><text:span text:style-name="Source_20_Text"><text:span text:style-name="T76">&lt;</text:span></text:span><text:span text:style-name="Source_20_Text"><text:span text:style-name="T108">int</text:span></text:span><text:span text:style-name="Source_20_Text"><text:span text:style-name="T76">&gt;</text:span></text:span><text:span text:style-name="Source_20_Text"><text:span text:style-name="T48"> singletonList</text:span></text:span><text:span text:style-name="Source_20_Text"><text:span text:style-name="T76">(</text:span></text:span><text:span text:style-name="Source_20_Text"><text:span text:style-name="T108">int</text:span></text:span><text:span text:style-name="Source_20_Text"><text:span text:style-name="T48"> value</text:span></text:span><text:span text:style-name="Source_20_Text"><text:span text:style-name="T76">)</text:span></text:span><text:span text:style-name="Source_20_Text"><text:span text:style-name="T48"> </text:span></text:span><text:span text:style-name="Source_20_Text"><text:span text:style-name="T76">{</text:span></text:span></text:p>
      <text:p text:style-name="P3"><text:span text:style-name="Source_20_Text"><text:span text:style-name="T51"><text:s text:c="2"/><text:tab/><text:tab/></text:span></text:span><text:span text:style-name="Source_20_Text"><text:span text:style-name="T31">var</text:span></text:span><text:span text:style-name="Source_20_Text"><text:span text:style-name="T40"> list </text:span></text:span><text:span text:style-name="Source_20_Text"><text:span text:style-name="T58">=</text:span></text:span><text:span text:style-name="Source_20_Text"><text:span text:style-name="T40"> </text:span></text:span><text:span text:style-name="Source_20_Text"><text:span text:style-name="T58">&lt;</text:span></text:span><text:span text:style-name="Source_20_Text"><text:span text:style-name="T101">int</text:span></text:span><text:span text:style-name="Source_20_Text"><text:span text:style-name="T58">&gt;[];</text:span></text:span></text:p>
      <text:p text:style-name="P3"><text:span text:style-name="Source_20_Text"><text:span text:style-name="T51"><text:s text:c="2"/><text:tab/><text:tab/></text:span></text:span><text:span text:style-name="Source_20_Text"><text:span text:style-name="T40">list</text:span></text:span><text:span text:style-name="Source_20_Text"><text:span text:style-name="T58">.</text:span></text:span><text:span text:style-name="Source_20_Text"><text:span text:style-name="T40">add</text:span></text:span><text:span text:style-name="Source_20_Text"><text:span text:style-name="T58">(</text:span></text:span><text:span text:style-name="Source_20_Text"><text:span text:style-name="T40">value</text:span></text:span><text:span text:style-name="Source_20_Text"><text:span text:style-name="T58">);</text:span></text:span></text:p>
      <text:p text:style-name="P3"><text:span text:style-name="Source_20_Text"><text:span text:style-name="T51"><text:s text:c="2"/><text:tab/><text:tab/></text:span></text:span><text:span text:style-name="Source_20_Text"><text:span text:style-name="T31">return</text:span></text:span><text:span text:style-name="Source_20_Text"><text:span text:style-name="T40"> list</text:span></text:span><text:span text:style-name="Source_20_Text"><text:span text:style-name="T58">;</text:span></text:span></text:p>
      <text:p text:style-name="P3"><text:span text:style-name="Source_20_Text"><text:span text:style-name="T58"><text:tab/>}</text:span></text:span></text:p>
      <text:p text:style-name="P120"><text:span text:style-name="Source_20_Text"><text:span text:style-name="T23"/></text:span></text:p>
      <text:p text:style-name="P56"><text:span text:style-name="Source_20_Text"><text:span text:style-name="T78">→ </text:span></text:span><text:span text:style-name="Source_20_Text"><text:span text:style-name="T81">Ruim</text:span></text:span><text:span text:style-name="Source_20_Text"><text:span text:style-name="T78"> =</text:span></text:span><text:span text:style-name="Source_20_Text"><text:span text:style-name="T98"> <text:s/></text:span></text:span><text:span text:style-name="Source_20_Text"><text:span text:style-name="T108">List</text:span></text:span><text:span text:style-name="Source_20_Text"><text:span text:style-name="T76">&lt;</text:span></text:span><text:span text:style-name="Source_20_Text"><text:span text:style-name="T108">int</text:span></text:span><text:span text:style-name="Source_20_Text"><text:span text:style-name="T76">&gt;</text:span></text:span><text:span text:style-name="Source_20_Text"><text:span text:style-name="T48"> singletonList</text:span></text:span><text:span text:style-name="Source_20_Text"><text:span text:style-name="T76">(</text:span></text:span><text:span text:style-name="Source_20_Text"><text:span text:style-name="T108">int</text:span></text:span><text:span text:style-name="Source_20_Text"><text:span text:style-name="T48"> value</text:span></text:span><text:span text:style-name="Source_20_Text"><text:span text:style-name="T76">)</text:span></text:span><text:span text:style-name="Source_20_Text"><text:span text:style-name="T48"> </text:span></text:span><text:span text:style-name="Source_20_Text"><text:span text:style-name="T76">{</text:span></text:span></text:p>
      <text:p text:style-name="P3"><text:span text:style-name="Source_20_Text"><text:span text:style-name="T51"><text:s/><text:tab/> <text:s text:c="4"/></text:span></text:span><text:span text:style-name="Source_20_Text"><text:span text:style-name="T31">var</text:span></text:span><text:span text:style-name="Source_20_Text"><text:span text:style-name="T40"> list </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text:span></text:span><text:span text:style-name="Source_20_Text"><text:span text:style-name="T111">// List&lt;dynamic&gt;.</text:span></text:span></text:p>
      <text:p text:style-name="P3"><text:span text:style-name="Source_20_Text"><text:span text:style-name="T51"><text:s/><text:tab/> <text:s text:c="4"/></text:span></text:span><text:span text:style-name="Source_20_Text"><text:span text:style-name="T40">list</text:span></text:span><text:span text:style-name="Source_20_Text"><text:span text:style-name="T58">.</text:span></text:span><text:span text:style-name="Source_20_Text"><text:span text:style-name="T40">add</text:span></text:span><text:span text:style-name="Source_20_Text"><text:span text:style-name="T58">(</text:span></text:span><text:span text:style-name="Source_20_Text"><text:span text:style-name="T40">value</text:span></text:span><text:span text:style-name="Source_20_Text"><text:span text:style-name="T58">);</text:span></text:span></text:p>
      <text:p text:style-name="P3"><text:span text:style-name="Source_20_Text"><text:span text:style-name="T51"><text:s/><text:tab/> <text:s text:c="4"/></text:span></text:span><text:span text:style-name="Source_20_Text"><text:span text:style-name="T31">return</text:span></text:span><text:span text:style-name="Source_20_Text"><text:span text:style-name="T40"> list</text:span></text:span><text:span text:style-name="Source_20_Text"><text:span text:style-name="T58">.</text:span></text:span><text:span text:style-name="Source_20_Text"><text:span text:style-name="T40">cast</text:span></text:span><text:span text:style-name="Source_20_Text"><text:span text:style-name="T58">&lt;</text:span></text:span><text:span text:style-name="Source_20_Text"><text:span text:style-name="T101">int</text:span></text:span><text:span text:style-name="Source_20_Text"><text:span text:style-name="T58">&gt;();</text:span></text:span></text:p>
      <text:p text:style-name="P3"><text:span text:style-name="Source_20_Text"><text:span text:style-name="T58"><text:tab/>}<text:tab/></text:span></text:span></text:p>
      <text:p text:style-name="P120"><text:span text:style-name="Source_20_Text"><text:span text:style-name="T174">Aqui está o </text:span></text:span><text:span text:style-name="Source_20_Text"><text:span text:style-name="Strong_20_Emphasis"><text:span text:style-name="T173">lançamento de cada elemento no acesso:</text:span></text:span></text:span></text:p>
      <text:p text:style-name="P120"><text:span text:style-name="Strong_20_Emphasis"><text:span text:style-name="T173"/></text:span></text:p>
      <text:p text:style-name="P56"><text:span text:style-name="Source_20_Text"><text:span text:style-name="T84">→ </text:span></text:span><text:span text:style-name="Source_20_Text"><text:span text:style-name="T87">Bom</text:span></text:span><text:span text:style-name="Source_20_Text"><text:span text:style-name="T84"> =</text:span></text:span><text:span text:style-name="Source_20_Text"><text:span text:style-name="T91"> <text:s/></text:span></text:span><text:span text:style-name="Source_20_Text"><text:span text:style-name="T104">void</text:span></text:span><text:span text:style-name="Source_20_Text"><text:span text:style-name="T43"> printEvens</text:span></text:span><text:span text:style-name="Source_20_Text"><text:span text:style-name="T68">(</text:span></text:span><text:span text:style-name="Source_20_Text"><text:span text:style-name="T104">List</text:span></text:span><text:span text:style-name="Source_20_Text"><text:span text:style-name="T68">&lt;</text:span></text:span><text:span text:style-name="Source_20_Text"><text:span text:style-name="T104">Object</text:span></text:span><text:span text:style-name="Source_20_Text"><text:span text:style-name="T68">&gt;</text:span></text:span><text:span text:style-name="Source_20_Text"><text:span text:style-name="T43"> objects</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111">// We happen to know the list only contains ints.</text:span></text:span></text:p>
      <text:p text:style-name="P3"><text:span text:style-name="Source_20_Text"><text:span text:style-name="T51"><text:s text:c="2"/><text:tab/></text:span></text:span><text:span text:style-name="Source_20_Text"><text:span text:style-name="T31">for</text:span></text:span><text:span text:style-name="Source_20_Text"><text:span text:style-name="T40"> </text:span></text:span><text:span text:style-name="Source_20_Text"><text:span text:style-name="T58">(</text:span></text:span><text:span text:style-name="Source_20_Text"><text:span text:style-name="T31">var</text:span></text:span><text:span text:style-name="Source_20_Text"><text:span text:style-name="T40"> n </text:span></text:span><text:span text:style-name="Source_20_Text"><text:span text:style-name="T31">in</text:span></text:span><text:span text:style-name="Source_20_Text"><text:span text:style-name="T40"> objects</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tab/></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60">(</text:span></text:span><text:span text:style-name="Source_20_Text"><text:span text:style-name="T42">n </text:span></text:span><text:span text:style-name="Source_20_Text"><text:span text:style-name="T37">as</text:span></text:span><text:span text:style-name="Source_20_Text"><text:span text:style-name="T42"> </text:span></text:span><text:span text:style-name="Source_20_Text"><text:span text:style-name="T103">int</text:span></text:span><text:span text:style-name="Source_20_Text"><text:span text:style-name="T60">)</text:span></text:span><text:span text:style-name="Source_20_Text"><text:span text:style-name="T58">.</text:span></text:span><office:annotation office:name="__Annotation__6856_2642754858" loext:resolved="false"><dc:creator>Autor desconhecido</dc:creator><dc:date>2021-06-21T10:05:26.874079061</dc:date><text:p text:style-name="P189"><text:span text:style-name="T256">IsEven → Retorna verdadeiro se e somente se este número inteiro for par.</text:span></text:p><text:p text:style-name="P189"><text:span text:style-name="T256"/></text:p><text:p text:style-name="P189"><text:span text:style-name="T256"/></text:p></office:annotation><text:span text:style-name="Source_20_Text"><text:span text:style-name="T40">isEven</text:span></text:span><office:annotation-end office:name="__Annotation__6856_2642754858"/><text:span text:style-name="Source_20_Text"><text:span text:style-name="T58">)</text:span></text:span><text:span text:style-name="Source_20_Text"><text:span text:style-name="T40"> print</text:span></text:span><text:span text:style-name="Source_20_Text"><text:span text:style-name="T58">(</text:span></text:span><text:span text:style-name="Source_20_Text"><text:span text:style-name="T40">n</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text:span text:style-name="Source_20_Text"><text:span text:style-name="T58"><text:s text:c="2"/>}</text:span></text:span></text:p>
      <text:p text:style-name="P120"><text:span text:style-name="Source_20_Text"><text:span text:style-name="T23"/></text:span></text:p>
      <text:p text:style-name="P56"><text:span text:style-name="Source_20_Text"><text:span text:style-name="T78">→ </text:span></text:span><text:span text:style-name="Source_20_Text"><text:span text:style-name="T81">Ruim</text:span></text:span><text:span text:style-name="Source_20_Text"><text:span text:style-name="T78"> =</text:span></text:span><text:span text:style-name="Source_20_Text"><text:span text:style-name="T91"> <text:s/></text:span></text:span><text:span text:style-name="Source_20_Text"><text:span text:style-name="T104">void</text:span></text:span><text:span text:style-name="Source_20_Text"><text:span text:style-name="T43"> printEvens</text:span></text:span><text:span text:style-name="Source_20_Text"><text:span text:style-name="T68">(</text:span></text:span><text:span text:style-name="Source_20_Text"><text:span text:style-name="T104">List</text:span></text:span><text:span text:style-name="Source_20_Text"><text:span text:style-name="T68">&lt;</text:span></text:span><text:span text:style-name="Source_20_Text"><text:span text:style-name="T104">Object</text:span></text:span><text:span text:style-name="Source_20_Text"><text:span text:style-name="T68">&gt;</text:span></text:span><text:span text:style-name="Source_20_Text"><text:span text:style-name="T43"> objects</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tab/></text:span></text:span><text:span text:style-name="Source_20_Text"><text:span text:style-name="T111">// We happen to know the list only contains ints.</text:span></text:span></text:p>
      <text:p text:style-name="P3"><text:span text:style-name="Source_20_Text"><text:span text:style-name="T51"><text:s text:c="2"/><text:tab/></text:span></text:span><text:span text:style-name="Source_20_Text"><text:span text:style-name="T31">for</text:span></text:span><text:span text:style-name="Source_20_Text"><text:span text:style-name="T40"> </text:span></text:span><text:span text:style-name="Source_20_Text"><text:span text:style-name="T58">(</text:span></text:span><text:span text:style-name="Source_20_Text"><text:span text:style-name="T31">var</text:span></text:span><text:span text:style-name="Source_20_Text"><text:span text:style-name="T40"> n </text:span></text:span><text:span text:style-name="Source_20_Text"><text:span text:style-name="T31">in</text:span></text:span><text:span text:style-name="Source_20_Text"><text:span text:style-name="T40"> objects</text:span></text:span><text:span text:style-name="Source_20_Text"><text:span text:style-name="T58">.</text:span></text:span><text:span text:style-name="Source_20_Text"><text:span text:style-name="T40">cast</text:span></text:span><text:span text:style-name="Source_20_Text"><text:span text:style-name="T58">&lt;</text:span></text:span><text:span text:style-name="Source_20_Text"><text:span text:style-name="T101">int</text:span></text:span><text:span text:style-name="Source_20_Text"><text:span text:style-name="T58">&gt;())</text:span></text:span><text:span text:style-name="Source_20_Text"><text:span text:style-name="T40"> </text:span></text:span><text:span text:style-name="Source_20_Text"><text:span text:style-name="T58">{</text:span></text:span></text:p>
      <text:p text:style-name="P3"><text:span text:style-name="Source_20_Text"><text:span text:style-name="T51"><text:s text:c="4"/><text:tab/></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n</text:span></text:span><text:span text:style-name="Source_20_Text"><text:span text:style-name="T58">.</text:span></text:span><text:span text:style-name="Source_20_Text"><text:span text:style-name="T40">isEven</text:span></text:span><text:span text:style-name="Source_20_Text"><text:span text:style-name="T58">)</text:span></text:span><text:span text:style-name="Source_20_Text"><text:span text:style-name="T40"> print</text:span></text:span><text:span text:style-name="Source_20_Text"><text:span text:style-name="T58">(</text:span></text:span><text:span text:style-name="Source_20_Text"><text:span text:style-name="T40">n</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text:span text:style-name="Source_20_Text"><text:span text:style-name="T58"><text:s text:c="2"/>} <text:s/></text:span></text:span></text:p>
      <text:p text:style-name="P120"><text:span text:style-name="Source_20_Text"><text:span text:style-name="T20"/></text:span></text:p>
      <text:p text:style-name="P120"><text:span text:style-name="Source_20_Text"><text:span text:style-name="T20"/></text:span></text:p>
      <text:p text:style-name="P120"><text:span text:style-name="Source_20_Text"><text:span text:style-name="T174">Aqui está </text:span></text:span><text:span text:style-name="Source_20_Text"><text:span text:style-name="Strong_20_Emphasis"><text:span text:style-name="T173">lançando com </text:span></text:span></text:span><text:span text:style-name="Source_20_Text"><text:span text:style-name="Strong_20_Emphasis"><text:span text:style-name="T10">List.from()</text:span></text:span></text:span><text:span text:style-name="Source_20_Text"><text:span text:style-name="Strong_20_Emphasis"><text:span text:style-name="T173">:</text:span></text:span></text:span></text:p>
      <text:p text:style-name="P120"><text:span text:style-name="Strong_20_Emphasis"><text:span text:style-name="T173"/></text:span></text:p>
      <text:p text:style-name="P56"><text:span text:style-name="Source_20_Text"><text:span text:style-name="T84">→ </text:span></text:span><text:span text:style-name="Source_20_Text"><text:span text:style-name="T87">Bom</text:span></text:span><text:span text:style-name="Source_20_Text"><text:span text:style-name="T84"> =</text:span></text:span><text:span text:style-name="Source_20_Text"><text:span text:style-name="T91"> <text:s/></text:span></text:span><text:span text:style-name="Source_20_Text"><text:span text:style-name="T104">int</text:span></text:span><text:span text:style-name="Source_20_Text"><text:span text:style-name="T43"> median</text:span></text:span><text:span text:style-name="Source_20_Text"><text:span text:style-name="T68">(</text:span></text:span><text:span text:style-name="Source_20_Text"><text:span text:style-name="T104">List</text:span></text:span><text:span text:style-name="Source_20_Text"><text:span text:style-name="T68">&lt;</text:span></text:span><text:span text:style-name="Source_20_Text"><text:span text:style-name="T104">Object</text:span></text:span><text:span text:style-name="Source_20_Text"><text:span text:style-name="T68">&gt;</text:span></text:span><text:span text:style-name="Source_20_Text"><text:span text:style-name="T43"> objects</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111">// We happen to know the list only contains ints.</text:span></text:span></text:p>
      <text:p text:style-name="P3"><text:span text:style-name="Source_20_Text"><text:span text:style-name="T51"><text:s text:c="2"/><text:tab/></text:span></text:span><text:span text:style-name="Source_20_Text"><text:span text:style-name="T31">var</text:span></text:span><text:span text:style-name="Source_20_Text"><text:span text:style-name="T40"> ints </text:span></text:span><text:span text:style-name="Source_20_Text"><text:span text:style-name="T58">=</text:span></text:span><text:span text:style-name="Source_20_Text"><text:span text:style-name="T40"> </text:span></text:span><text:span text:style-name="Source_20_Text"><text:span text:style-name="T101">List</text:span></text:span><text:span text:style-name="Source_20_Text"><text:span text:style-name="T58">&lt;</text:span></text:span><text:span text:style-name="Source_20_Text"><text:span text:style-name="T101">int</text:span></text:span><text:span text:style-name="Source_20_Text"><text:span text:style-name="T58">&gt;.</text:span></text:span><text:span text:style-name="Source_20_Text"><text:span text:style-name="T40">from</text:span></text:span><text:span text:style-name="Source_20_Text"><text:span text:style-name="T58">(</text:span></text:span><text:span text:style-name="Source_20_Text"><text:span text:style-name="T40">objects</text:span></text:span><text:span text:style-name="Source_20_Text"><text:span text:style-name="T58">);</text:span></text:span></text:p>
      <text:p text:style-name="P3"><text:span text:style-name="Source_20_Text"><text:span text:style-name="T51"><text:s text:c="2"/><text:tab/></text:span></text:span><text:span text:style-name="Source_20_Text"><text:span text:style-name="T40">ints</text:span></text:span><text:span text:style-name="Source_20_Text"><text:span text:style-name="T58">.</text:span></text:span><office:annotation office:name="__Annotation__6930_2642754858" loext:resolved="false"><dc:creator>Autor desconhecido</dc:creator><dc:date>2021-06-21T10:14:14.775242154</dc:date><text:p/></office:annotation><text:span text:style-name="Source_20_Text"><text:span text:style-name="T40">sort</text:span></text:span><office:annotation-end office:name="__Annotation__6930_2642754858"/><text:span text:style-name="Source_20_Text"><text:span text:style-name="T58">();</text:span></text:span></text:p>
      <text:p text:style-name="P3"><text:span text:style-name="Source_20_Text"><text:span text:style-name="T51"><text:s text:c="2"/><text:tab/></text:span></text:span><text:span text:style-name="Source_20_Text"><text:span text:style-name="T31">return</text:span></text:span><text:span text:style-name="Source_20_Text"><text:span text:style-name="T40"> ints</text:span></text:span><text:span text:style-name="Source_20_Text"><text:span text:style-name="T58">[</text:span></text:span><text:span text:style-name="Source_20_Text"><text:span text:style-name="T40">ints</text:span></text:span><text:span text:style-name="Source_20_Text"><text:span text:style-name="T58">.</text:span></text:span><text:span text:style-name="Source_20_Text"><text:span text:style-name="T40">length </text:span></text:span><text:span text:style-name="Source_20_Text"><text:span text:style-name="T58">~/</text:span></text:span><text:span text:style-name="Source_20_Text"><text:span text:style-name="T40"> </text:span></text:span><text:span text:style-name="Source_20_Text"><text:span text:style-name="T52">2</text:span></text:span><text:span text:style-name="Source_20_Text"><text:span text:style-name="T58">];</text:span></text:span></text:p>
      <text:p text:style-name="P3"><text:span text:style-name="Source_20_Text"><text:span text:style-name="T58"><text:s text:c="2"/>}</text:span></text:span></text:p>
      <text:p text:style-name="P120"><text:span text:style-name="Source_20_Text"><text:span text:style-name="T23"/></text:span></text:p>
      <text:p text:style-name="P56"><text:span text:style-name="Source_20_Text"><text:span text:style-name="T78">→ </text:span></text:span><text:span text:style-name="Source_20_Text"><text:span text:style-name="T81">Ruim</text:span></text:span><text:span text:style-name="Source_20_Text"><text:span text:style-name="T78"> =</text:span></text:span><text:span text:style-name="Source_20_Text"><text:span text:style-name="T91"> <text:s/></text:span></text:span><text:span text:style-name="Source_20_Text"><text:span text:style-name="T104">int</text:span></text:span><text:span text:style-name="Source_20_Text"><text:span text:style-name="T43"> median</text:span></text:span><text:span text:style-name="Source_20_Text"><text:span text:style-name="T68">(</text:span></text:span><text:span text:style-name="Source_20_Text"><text:span text:style-name="T104">List</text:span></text:span><text:span text:style-name="Source_20_Text"><text:span text:style-name="T68">&lt;</text:span></text:span><text:span text:style-name="Source_20_Text"><text:span text:style-name="T104">Object</text:span></text:span><text:span text:style-name="Source_20_Text"><text:span text:style-name="T68">&gt;</text:span></text:span><text:span text:style-name="Source_20_Text"><text:span text:style-name="T43"> objects</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111">// We happen to know the list only contains ints.</text:span></text:span></text:p>
      <text:p text:style-name="P3"><text:span text:style-name="Source_20_Text"><text:span text:style-name="T51"><text:s text:c="2"/><text:tab/></text:span></text:span><text:span text:style-name="Source_20_Text"><text:span text:style-name="T31">var</text:span></text:span><text:span text:style-name="Source_20_Text"><text:span text:style-name="T40"> ints </text:span></text:span><text:span text:style-name="Source_20_Text"><text:span text:style-name="T58">=</text:span></text:span><text:span text:style-name="Source_20_Text"><text:span text:style-name="T40"> objects</text:span></text:span><text:span text:style-name="Source_20_Text"><text:span text:style-name="T58">.</text:span></text:span><text:span text:style-name="Source_20_Text"><text:span text:style-name="T40">cast</text:span></text:span><text:span text:style-name="Source_20_Text"><text:span text:style-name="T58">&lt;</text:span></text:span><text:span text:style-name="Source_20_Text"><text:span text:style-name="T101">int</text:span></text:span><text:span text:style-name="Source_20_Text"><text:span text:style-name="T58">&gt;();</text:span></text:span></text:p>
      <text:p text:style-name="P3"><text:soft-page-break/><text:span text:style-name="Source_20_Text"><text:span text:style-name="T51"><text:s text:c="2"/><text:tab/></text:span></text:span><text:span text:style-name="Source_20_Text"><text:span text:style-name="T40">ints</text:span></text:span><text:span text:style-name="Source_20_Text"><text:span text:style-name="T58">.</text:span></text:span><text:span text:style-name="Source_20_Text"><text:span text:style-name="T40">sort</text:span></text:span><text:span text:style-name="Source_20_Text"><text:span text:style-name="T58">();</text:span></text:span></text:p>
      <text:p text:style-name="P3"><text:span text:style-name="Source_20_Text"><text:span text:style-name="T51"><text:s text:c="2"/><text:tab/></text:span></text:span><text:span text:style-name="Source_20_Text"><text:span text:style-name="T31">return</text:span></text:span><text:span text:style-name="Source_20_Text"><text:span text:style-name="T40"> ints</text:span></text:span><text:span text:style-name="Source_20_Text"><text:span text:style-name="T58">[</text:span></text:span><text:span text:style-name="Source_20_Text"><text:span text:style-name="T40">ints</text:span></text:span><text:span text:style-name="Source_20_Text"><text:span text:style-name="T58">.</text:span></text:span><text:span text:style-name="Source_20_Text"><text:span text:style-name="T40">length </text:span></text:span><text:span text:style-name="Source_20_Text"><text:span text:style-name="T58">~/</text:span></text:span><text:span text:style-name="Source_20_Text"><text:span text:style-name="T40"> </text:span></text:span><text:span text:style-name="Source_20_Text"><text:span text:style-name="T52">2</text:span></text:span><text:span text:style-name="Source_20_Text"><text:span text:style-name="T58">];</text:span></text:span></text:p>
      <text:p text:style-name="P3"><text:span text:style-name="Source_20_Text"><text:span text:style-name="T58"><text:s text:c="2"/>}</text:span></text:span></text:p>
      <text:p text:style-name="P142"/>
      <text:p text:style-name="P82"><text:span text:style-name="Source_20_Text"><text:span text:style-name="T2">---------------------------------------------------------------------------------------------------------------</text:span></text:span></text:p>
      <text:p text:style-name="P82"><text:span text:style-name="Source_20_Text"><text:span text:style-name="T2"/></text:span></text:p>
      <text:p text:style-name="P118"><text:span text:style-name="Source_20_Text"><text:span text:style-name="T198">Funçõe</text:span></text:span><text:span text:style-name="Source_20_Text"><text:span text:style-name="T198"><office:annotation loext:resolved="false"><dc:creator>Autor desconhecido</dc:creator><dc:date>2021-06-21T10:22:59.631259380</dc:date><text:p text:style-name="P189"><text:span text:style-name="T256">Alguns exemplos de boas praticas de funções</text:span></text:p></office:annotation></text:span></text:span><text:span text:style-name="Source_20_Text"><text:span text:style-name="T198">s</text:span></text:span></text:p>
      <text:p text:style-name="P118"><text:span text:style-name="Source_20_Text"/></text:p>
      <text:p text:style-name="P121"><text:span text:style-name="Source_20_Text"/></text:p>
      <text:p text:style-name="P120"><text:span text:style-name="Source_20_Text"><text:span text:style-name="T159"/></text:span></text:p>
      <text:p text:style-name="P57"><text:span text:style-name="Source_20_Text"><text:span text:style-name="T84">→ </text:span></text:span><text:span text:style-name="Source_20_Text"><text:span text:style-name="T87">Bom</text:span></text:span><text:span text:style-name="Source_20_Text"><text:span text:style-name="T84"> =</text:span></text:span><text:span text:style-name="Source_20_Text"><text:span text:style-name="T91"> </text:span></text:span><text:span text:style-name="Source_20_Text"><text:span text:style-name="T43">names</text:span></text:span><text:span text:style-name="Source_20_Text"><text:span text:style-name="T68">.</text:span></text:span><text:span text:style-name="Source_20_Text"><text:span text:style-name="T43">forEach</text:span></text:span><text:span text:style-name="Source_20_Text"><text:span text:style-name="T68">(</text:span></text:span><text:span text:style-name="Source_20_Text"><text:span text:style-name="T43">pri</text:span></text:span><text:span text:style-name="Source_20_Text"><text:span text:style-name="T43"><office:annotation loext:resolved="false"><dc:creator>Autor desconhecido</dc:creator><dc:date>2021-06-21T10:22:25.496657182</dc:date><text:p text:style-name="P189"><text:span text:style-name="T256">Quando for printar algo, no forEach faça dessa maneira.</text:span></text:p></office:annotation></text:span></text:span><text:span text:style-name="Source_20_Text"><text:span text:style-name="T43">nt</text:span></text:span><text:span text:style-name="Source_20_Text"><text:span text:style-name="T68">);</text:span></text:span></text:p>
      <text:p text:style-name="P121"><text:span text:style-name="Source_20_Text"><text:span text:style-name="T23"/></text:span></text:p>
      <text:p text:style-name="P57"><text:span text:style-name="Source_20_Text"><text:span text:style-name="T78">→ </text:span></text:span><text:span text:style-name="Source_20_Text"><text:span text:style-name="T81">Ruim</text:span></text:span><text:span text:style-name="Source_20_Text"><text:span text:style-name="T78"> =</text:span></text:span><text:span text:style-name="Source_20_Text"><text:span text:style-name="T91"> </text:span></text:span><text:span text:style-name="Source_20_Text"><text:span text:style-name="T43">names</text:span></text:span><text:span text:style-name="Source_20_Text"><text:span text:style-name="T68">.</text:span></text:span><text:span text:style-name="Source_20_Text"><text:span text:style-name="T43">forEach</text:span></text:span><text:span text:style-name="Source_20_Text"><text:span text:style-name="T68">((</text:span></text:span><text:span text:style-name="Source_20_Text"><text:span text:style-name="T43">name</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tab/> <text:s text:c="3"/></text:span></text:span><text:span text:style-name="Source_20_Text"><text:span text:style-name="T40">print</text:span></text:span><text:span text:style-name="Source_20_Text"><text:span text:style-name="T58">(</text:span></text:span><text:span text:style-name="Source_20_Text"><text:span text:style-name="T40">name</text:span></text:span><text:span text:style-name="Source_20_Text"><text:span text:style-name="T58">);</text:span></text:span></text:p>
      <text:p text:style-name="P3"><text:span text:style-name="Source_20_Text"><text:span text:style-name="T58"><text:tab/>});</text:span></text:span></text:p>
      <text:p text:style-name="P57"><text:span text:style-name="Source_20_Text"><text:span text:style-name="T85">→ </text:span></text:span><text:span text:style-name="Source_20_Text"><text:span text:style-name="T86">Bom</text:span></text:span><text:span text:style-name="Source_20_Text"><text:span text:style-name="T85"> =</text:span></text:span><text:span text:style-name="Source_20_Text"><text:span text:style-name="T93"> </text:span></text:span><text:span text:style-name="Source_20_Text"><text:span text:style-name="T104">void</text:span></text:span><text:span text:style-name="Source_20_Text"><text:span text:style-name="T43"> insert</text:span></text:span><text:span text:style-name="Source_20_Text"><text:span text:style-name="T68">(</text:span></text:span><text:span text:style-name="Source_20_Text"><text:span text:style-name="T104">Object</text:span></text:span><text:span text:style-name="Source_20_Text"><text:span text:style-name="T43"> item</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104">int</text:span></text:span><text:span text:style-name="Source_20_Text"><text:span text:style-name="T43"> at </text:span></text:span><text:span text:style-name="Source_20_Text"><text:span text:style-name="T43"><office:annotation loext:resolved="false"><dc:creator>Autor desconhecido</dc:creator><dc:date>2021-06-21T10:24:02.796957737</dc:date><text:p text:style-name="P189"><text:span text:style-name="T256">Quando tiver um parametro nomeado use = ao invés de :</text:span></text:p></office:annotation></text:span></text:span><text:span text:style-name="Source_20_Text"><text:span text:style-name="T68">=</text:span></text:span><text:span text:style-name="Source_20_Text"><text:span text:style-name="T43"> </text:span></text:span><text:span text:style-name="Source_20_Text"><text:span text:style-name="T54">0</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43"> </text:span></text:span><text:span text:style-name="Source_20_Text"><text:span text:style-name="T68">}</text:span></text:span></text:p>
      <text:p text:style-name="P108"><text:span text:style-name="Source_20_Text"><text:span text:style-name="T23"/></text:span></text:p>
      <text:p text:style-name="P57"><text:span text:style-name="Source_20_Text"><text:span text:style-name="T79">→ </text:span></text:span><text:span text:style-name="Source_20_Text"><text:span text:style-name="T80">Ruim</text:span></text:span><text:span text:style-name="Source_20_Text"><text:span text:style-name="T79"> =</text:span></text:span><text:span text:style-name="Source_20_Text"><text:span text:style-name="T93"> </text:span></text:span><text:span text:style-name="Source_20_Text"><text:span text:style-name="T104">void</text:span></text:span><text:span text:style-name="Source_20_Text"><text:span text:style-name="T43"> insert</text:span></text:span><text:span text:style-name="Source_20_Text"><text:span text:style-name="T68">(</text:span></text:span><text:span text:style-name="Source_20_Text"><text:span text:style-name="T104">Object</text:span></text:span><text:span text:style-name="Source_20_Text"><text:span text:style-name="T43"> item</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104">int</text:span></text:span><text:span text:style-name="Source_20_Text"><text:span text:style-name="T43"> at</text:span></text:span><text:span text:style-name="Source_20_Text"><text:span text:style-name="T68">:</text:span></text:span><text:span text:style-name="Source_20_Text"><text:span text:style-name="T43"> </text:span></text:span><text:span text:style-name="Source_20_Text"><text:span text:style-name="T54">0</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43"> </text:span></text:span><text:span text:style-name="Source_20_Text"><text:span text:style-name="T68">}</text:span></text:span></text:p>
      <text:p text:style-name="P57"><text:span text:style-name="Source_20_Text"><text:span text:style-name="T68"/></text:span></text:p>
      <text:p text:style-name="P57"><text:span text:style-name="Source_20_Text"><text:span text:style-name="T68"/></text:span></text:p>
      <text:p text:style-name="P109"><text:span text:style-name="Source_20_Text"><text:span text:style-name="T199">Quando passar parametros podemos colocar required para evitar o nullSafety, porém sera obrigatorio o parametro mesmo sendo opcional !</text:span></text:span></text:p>
      <text:p text:style-name="P109"><text:span text:style-name="Source_20_Text"/></text:p>
      <text:p text:style-name="P109"><text:span text:style-name="Source_20_Text"><text:span text:style-name="T23">→ </text:span></text:span><text:span text:style-name="Source_20_Text"><text:span text:style-name="T24">Bom</text:span></text:span><text:span text:style-name="Source_20_Text"><text:span text:style-name="T23"> =</text:span></text:span><text:span text:style-name="Source_20_Text"><text:span text:style-name="T29"> </text:span></text:span><text:span text:style-name="Source_20_Text"><text:span text:style-name="T197">void</text:span></text:span><text:span text:style-name="Source_20_Text"><text:span text:style-name="T18"> </text:span></text:span><text:span text:style-name="Source_20_Text"><text:span text:style-name="T19">printHelloWorld</text:span></text:span><text:span text:style-name="Source_20_Text"><text:span text:style-name="T29">({req</text:span></text:span><text:span text:style-name="Source_20_Text"><text:span text:style-name="T29"><office:annotation loext:resolved="false"><dc:creator>Autor desconhecido</dc:creator><dc:date>2021-06-21T11:12:42.198030121</dc:date><text:p text:style-name="P189"><text:span text:style-name="T256">O required vai eliminar a necessidade do nullSafety (como não demos valor a variavel message) porém ele fara com que ela fique obrigatoria no parametro mesmo sendo opcional</text:span></text:p><text:p text:style-name="P189"><text:span text:style-name="T256">Uma Obs: eu não posso passar como parametro um Null</text:span></text:p></office:annotation></text:span></text:span><text:span text:style-name="Source_20_Text"><text:span text:style-name="T29">uired String Message})</text:span></text:span><text:span text:style-name="Source_20_Text"><text:span text:style-name="T18"> </text:span></text:span><text:span text:style-name="Source_20_Text"><text:span text:style-name="T29">{</text:span></text:span><text:span text:style-name="Source_20_Text"><text:span text:style-name="T18"> </text:span></text:span><text:span text:style-name="Source_20_Text"><text:span text:style-name="T29">...</text:span></text:span><text:span text:style-name="Source_20_Text"><text:span text:style-name="T18"> </text:span></text:span><text:span text:style-name="Source_20_Text"><text:span text:style-name="T29">}</text:span></text:span></text:p>
      <text:p text:style-name="P109"><text:span text:style-name="Source_20_Text"><text:span text:style-name="T29"/></text:span></text:p>
      <text:p text:style-name="P109"><text:span text:style-name="Source_20_Text"><text:span text:style-name="T20">→ </text:span></text:span><text:span text:style-name="Source_20_Text"><text:span text:style-name="T21">Ruim</text:span></text:span><text:span text:style-name="Source_20_Text"><text:span text:style-name="T20"> =</text:span></text:span><text:span text:style-name="Source_20_Text"><text:span text:style-name="T27"> </text:span></text:span><text:span text:style-name="Source_20_Text"><text:span text:style-name="T197">void</text:span></text:span><text:span text:style-name="Source_20_Text"><text:span text:style-name="T18"> </text:span></text:span><text:span text:style-name="Source_20_Text"><text:span text:style-name="T19">printHelloWorld</text:span></text:span><text:span text:style-name="Source_20_Text"><text:span text:style-name="T29">({String? Message})</text:span></text:span><text:span text:style-name="Source_20_Text"><text:span text:style-name="T18"> </text:span></text:span><text:span text:style-name="Source_20_Text"><text:span text:style-name="T29">{</text:span></text:span><text:span text:style-name="Source_20_Text"><text:span text:style-name="T18"> </text:span></text:span><text:span text:style-name="Source_20_Text"><text:span text:style-name="T29">...</text:span></text:span><text:span text:style-name="Source_20_Text"><text:span text:style-name="T18"> </text:span></text:span><text:span text:style-name="Source_20_Text"><text:span text:style-name="T29">}</text:span></text:span></text:p>
      <text:p text:style-name="P109"><text:span text:style-name="Source_20_Text"><text:span text:style-name="T29"/></text:span></text:p>
      <text:p text:style-name="P109"><text:span text:style-name="Source_20_Text"><text:span text:style-name="T29"/></text:span></text:p>
      <text:p text:style-name="P109"><text:span text:style-name="Source_20_Text"><text:span text:style-name="T29"/></text:span></text:p>
      <text:p text:style-name="P143"><text:span text:style-name="Source_20_Text"><text:span text:style-name="T207">Considere usar Arrow Functions igual do javascript</text:span></text:span></text:p>
      <text:p text:style-name="P109"><text:span text:style-name="Source_20_Text"><text:span text:style-name="T29"/></text:span></text:p>
      <text:p text:style-name="P60"><text:span text:style-name="Source_20_Text"><text:span text:style-name="T85">→ </text:span></text:span><text:span text:style-name="Source_20_Text"><text:span text:style-name="T86">Bom</text:span></text:span><text:span text:style-name="Source_20_Text"><text:span text:style-name="T85"> =</text:span></text:span><text:span text:style-name="Source_20_Text"><text:span text:style-name="T93"> <text:s/></text:span></text:span><text:span text:style-name="Source_20_Text"><text:span text:style-name="T104">double</text:span></text:span><text:span text:style-name="Source_20_Text"><text:span text:style-name="T43"> </text:span></text:span><text:span text:style-name="Source_20_Text"><text:span text:style-name="T32">get</text:span></text:span><text:span text:style-name="Source_20_Text"><text:span text:style-name="T43"> area </text:span></text:span><text:span text:style-name="Source_20_Text"><text:span text:style-name="T68">=</text:span></text:span><text:span text:style-name="Source_20_Text"><text:span text:style-name="T68"><office:annotation loext:resolved="false"><dc:creator>Autor desconhecido</dc:creator><dc:date>2021-06-21T14:53:21.096912910</dc:date><text:p text:style-name="P189"><text:span text:style-name="T256">Com ela não precisamos colocar o ‘return’ pois ela já tem o return embutido</text:span></text:p></office:annotation></text:span></text:span><text:span text:style-name="Source_20_Text"><text:span text:style-name="T68">&gt;</text:span></text:span><text:span text:style-name="Source_20_Text"><text:span text:style-name="T43"> </text:span></text:span><text:span text:style-name="Source_20_Text"><text:span text:style-name="T68">(</text:span></text:span><text:span text:style-name="Source_20_Text"><text:span text:style-name="T43">right </text:span></text:span><text:span text:style-name="Source_20_Text"><text:span text:style-name="T68">-</text:span></text:span><text:span text:style-name="Source_20_Text"><text:span text:style-name="T43"> left</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43">bottom </text:span></text:span><text:span text:style-name="Source_20_Text"><text:span text:style-name="T68">-</text:span></text:span><text:span text:style-name="Source_20_Text"><text:span text:style-name="T43"> top</text:span></text:span><text:span text:style-name="Source_20_Text"><text:span text:style-name="T68">);</text:span></text:span></text:p>
      <text:p text:style-name="P3"><text:span text:style-name="Source_20_Text"><text:span text:style-name="T101"><text:tab/>String</text:span></text:span><text:span text:style-name="Source_20_Text"><text:span text:style-name="T40"> capitalize</text:span></text:span><text:span text:style-name="Source_20_Text"><text:span text:style-name="T58">(</text:span></text:span><text:span text:style-name="Source_20_Text"><text:span text:style-name="T101">String</text:span></text:span><text:span text:style-name="Source_20_Text"><text:span text:style-name="T40"> name</text:span></text:span><text:span text:style-name="Source_20_Text"><text:span text:style-name="T58">)</text:span></text:span><text:span text:style-name="Source_20_Text"><text:span text:style-name="T40"> </text:span></text:span><text:span text:style-name="Source_20_Text"><text:span text:style-name="T58">=&gt;</text:span></text:span></text:p>
      <text:p text:style-name="P3"><text:span text:style-name="Source_20_Text"><text:span text:style-name="T51"><text:s text:c="4"/></text:span></text:span><text:span text:style-name="Source_20_Text"><text:span text:style-name="T52">'${name[0].toUpperCase()}${name.substring(1)}'</text:span></text:span><text:span text:style-name="Source_20_Text"><text:span text:style-name="T58">;</text:span></text:span></text:p>
      <text:p text:style-name="P3"><text:span text:style-name="Source_20_Text"><text:span text:style-name="T58"/></text:span></text:p>
      <text:p text:style-name="P3"><text:span text:style-name="Source_20_Text"><text:span text:style-name="T58"/></text:span></text:p>
      <text:p text:style-name="P13"><text:span text:style-name="Source_20_Text"><text:span text:style-name="T207">Evite usar Arrow functi</text:span></text:span><text:span text:style-name="Source_20_Text"><text:span text:style-name="T207"><office:annotation loext:resolved="false"><dc:creator>Autor desconhecido</dc:creator><dc:date>2021-06-21T14:54:49.397488693</dc:date><text:p text:style-name="P189"><text:span text:style-name="T256">As pessoas que escrevem código parecem adorar =&gt;, mas é muito fácil abusar dele e acabar com um código difícil de ler . Se sua declaração tiver mais do que algumas linhas ou contiver expressões profundamente aninhadas - cascatas e operadores condicionais são infratores comuns - faça um favor a si mesmo e a todos que tiverem que ler seu código e use um corpo {}</text:span></text:p></office:annotation></text:span></text:span><text:span text:style-name="Source_20_Text"><text:span text:style-name="T207">ons quando tiver if eles ou mais funcionalidades na função</text:span></text:span></text:p>
      <text:p text:style-name="P13"><text:span text:style-name="Source_20_Text"/></text:p>
      <text:p text:style-name="P14"><text:span text:style-name="Source_20_Text"><text:span text:style-name="T85">→ </text:span></text:span><text:span text:style-name="Source_20_Text"><text:span text:style-name="T86">Bom</text:span></text:span><text:span text:style-name="Source_20_Text"><text:span text:style-name="T85"> =</text:span></text:span><text:span text:style-name="Source_20_Text"><text:span text:style-name="T93"> </text:span></text:span><text:span text:style-name="Source_20_Text"><text:span text:style-name="T104">Treasure</text:span></text:span><text:span text:style-name="Source_20_Text"><text:span text:style-name="T68">?</text:span></text:span><text:span text:style-name="Source_20_Text"><text:span text:style-name="T43"> openChest</text:span></text:span><text:span text:style-name="Source_20_Text"><text:span text:style-name="T68">(</text:span></text:span><text:span text:style-name="Source_20_Text"><text:span text:style-name="T104">Chest</text:span></text:span><text:span text:style-name="Source_20_Text"><text:span text:style-name="T43"> chest</text:span></text:span><text:span text:style-name="Source_20_Text"><text:span text:style-name="T68">,</text:span></text:span><text:span text:style-name="Source_20_Text"><text:span text:style-name="T43"> </text:span></text:span><text:span text:style-name="Source_20_Text"><text:span text:style-name="T104">Point</text:span></text:span><text:span text:style-name="Source_20_Text"><text:span text:style-name="T43"> where</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_opened</text:span></text:span><text:span text:style-name="Source_20_Text"><text:span text:style-name="T58">.</text:span></text:span><text:span text:style-name="Source_20_Text"><text:span text:style-name="T40">containsKey</text:span></text:span><text:span text:style-name="Source_20_Text"><text:span text:style-name="T58">(</text:span></text:span><text:span text:style-name="Source_20_Text"><text:span text:style-name="T40">chest</text:span></text:span><text:span text:style-name="Source_20_Text"><text:span text:style-name="T58">))</text:span></text:span><text:span text:style-name="Source_20_Text"><text:span text:style-name="T40"> </text:span></text:span><text:span text:style-name="Source_20_Text"><text:span text:style-name="T31">return</text:span></text:span><text:span text:style-name="Source_20_Text"><text:span text:style-name="T40"> </text:span></text:span><text:span text:style-name="Source_20_Text"><text:span text:style-name="T101">null</text:span></text:span><text:span text:style-name="Source_20_Text"><text:span text:style-name="T58">;</text:span></text:span></text:p>
      <text:p text:style-name="P3"><text:span text:style-name="Source_20_Text"><text:span text:style-name="T51"><text:s text:c="2"/></text:span></text:span><text:span text:style-name="Source_20_Text"><text:span text:style-name="T31">var</text:span></text:span><text:span text:style-name="Source_20_Text"><text:span text:style-name="T40"> treasure </text:span></text:span><text:span text:style-name="Source_20_Text"><text:span text:style-name="T58">=</text:span></text:span><text:span text:style-name="Source_20_Text"><text:span text:style-name="T40"> </text:span></text:span><text:span text:style-name="Source_20_Text"><text:span text:style-name="T101">Treasure</text:span></text:span><text:span text:style-name="Source_20_Text"><text:span text:style-name="T58">(</text:span></text:span><text:span text:style-name="Source_20_Text"><text:span text:style-name="T40">where</text:span></text:span><text:span text:style-name="Source_20_Text"><text:span text:style-name="T58">);</text:span></text:span></text:p>
      <text:p text:style-name="P3"><text:span text:style-name="Source_20_Text"><text:span text:style-name="T51"><text:s text:c="2"/></text:span></text:span><text:span text:style-name="Source_20_Text"><text:span text:style-name="T40">treasure</text:span></text:span><text:span text:style-name="Source_20_Text"><text:span text:style-name="T58">.</text:span></text:span><text:span text:style-name="Source_20_Text"><text:span text:style-name="T40">addAll</text:span></text:span><text:span text:style-name="Source_20_Text"><text:span text:style-name="T58">(</text:span></text:span><text:span text:style-name="Source_20_Text"><text:span text:style-name="T40">chest</text:span></text:span><text:span text:style-name="Source_20_Text"><text:span text:style-name="T58">.</text:span></text:span><text:span text:style-name="Source_20_Text"><text:span text:style-name="T40">contents</text:span></text:span><text:span text:style-name="Source_20_Text"><text:span text:style-name="T58">);</text:span></text:span></text:p>
      <text:p text:style-name="P3"><text:soft-page-break/><text:span text:style-name="Source_20_Text"><text:span text:style-name="T51"><text:s text:c="2"/></text:span></text:span><text:span text:style-name="Source_20_Text"><text:span text:style-name="T40">_opened</text:span></text:span><text:span text:style-name="Source_20_Text"><text:span text:style-name="T58">[</text:span></text:span><text:span text:style-name="Source_20_Text"><text:span text:style-name="T40">chest</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treasure</text:span></text:span><text:span text:style-name="Source_20_Text"><text:span text:style-name="T58">;</text:span></text:span></text:p>
      <text:p text:style-name="P3"><text:span text:style-name="Source_20_Text"><text:span text:style-name="T51"><text:s text:c="2"/></text:span></text:span><text:span text:style-name="Source_20_Text"><text:span text:style-name="T31">return</text:span></text:span><text:span text:style-name="Source_20_Text"><text:span text:style-name="T40"> treasure</text:span></text:span><text:span text:style-name="Source_20_Text"><text:span text:style-name="T58">;</text:span></text:span></text:p>
      <text:p text:style-name="P3"><text:span text:style-name="Source_20_Text"><text:span text:style-name="T58">}</text:span></text:span></text:p>
      <text:p text:style-name="P13"><text:span text:style-name="Source_20_Text"><text:span text:style-name="T23"/></text:span></text:p>
      <text:p text:style-name="P60"><text:span text:style-name="Source_20_Text"><text:span text:style-name="T79">→ </text:span></text:span><text:span text:style-name="Source_20_Text"><text:span text:style-name="T80">Ruim</text:span></text:span><text:span text:style-name="Source_20_Text"><text:span text:style-name="T79"> =</text:span></text:span><text:span text:style-name="Source_20_Text"><text:span text:style-name="T93"> </text:span></text:span><text:span text:style-name="Source_20_Text"><text:span text:style-name="T104">Treasure</text:span></text:span><text:span text:style-name="Source_20_Text"><text:span text:style-name="T68">?</text:span></text:span><text:span text:style-name="Source_20_Text"><text:span text:style-name="T43"> openChest</text:span></text:span><text:span text:style-name="Source_20_Text"><text:span text:style-name="T68">(</text:span></text:span><text:span text:style-name="Source_20_Text"><text:span text:style-name="T104">Chest</text:span></text:span><text:span text:style-name="Source_20_Text"><text:span text:style-name="T43"> chest</text:span></text:span><text:span text:style-name="Source_20_Text"><text:span text:style-name="T68">,</text:span></text:span><text:span text:style-name="Source_20_Text"><text:span text:style-name="T43"> </text:span></text:span><text:span text:style-name="Source_20_Text"><text:span text:style-name="T104">Point</text:span></text:span><text:span text:style-name="Source_20_Text"><text:span text:style-name="T43"> where</text:span></text:span><text:span text:style-name="Source_20_Text"><text:span text:style-name="T68">)</text:span></text:span><text:span text:style-name="Source_20_Text"><text:span text:style-name="T43"> </text:span></text:span><text:span text:style-name="Source_20_Text"><text:span text:style-name="T68">=&gt;</text:span></text:span><text:span text:style-name="Source_20_Text"><text:span text:style-name="T43"> <text:tab/>_opened</text:span></text:span><text:span text:style-name="Source_20_Text"><text:span text:style-name="T68">.</text:span></text:span><text:span text:style-name="Source_20_Text"><text:span text:style-name="T43">containsKey</text:span></text:span><text:span text:style-name="Source_20_Text"><text:span text:style-name="T68">(</text:span></text:span><text:span text:style-name="Source_20_Text"><text:span text:style-name="T43">chest</text:span></text:span><text:span text:style-name="Source_20_Text"><text:span text:style-name="T68">)</text:span></text:span></text:p>
      <text:p text:style-name="P3"><text:span text:style-name="Source_20_Text"><text:span text:style-name="T51"><text:s text:c="6"/></text:span></text:span><text:span text:style-name="Source_20_Text"><text:span text:style-name="T58">?</text:span></text:span><text:span text:style-name="Source_20_Text"><text:span text:style-name="T40"> </text:span></text:span><text:span text:style-name="Source_20_Text"><text:span text:style-name="T101">null</text:span></text:span><text:span text:style-name="Source_20_Text"><text:span text:style-name="T51"> </text:span></text:span><text:span text:style-name="Source_20_Text"><text:span text:style-name="T58">:</text:span></text:span><text:span text:style-name="Source_20_Text"><text:span text:style-name="T40"> _opened</text:span></text:span><text:span text:style-name="Source_20_Text"><text:span text:style-name="T58">[</text:span></text:span><text:span text:style-name="Source_20_Text"><text:span text:style-name="T40">chest</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101">Treasure</text:span></text:span><text:span text:style-name="Source_20_Text"><text:span text:style-name="T58">(</text:span></text:span><text:span text:style-name="Source_20_Text"><text:span text:style-name="T40">where</text:span></text:span><text:span text:style-name="Source_20_Text"><text:span text:style-name="T58">)..</text:span></text:span><text:span text:style-name="Source_20_Text"><text:span text:style-name="T40">addAll</text:span></text:span><text:span text:style-name="Source_20_Text"><text:span text:style-name="T58">(</text:span></text:span><text:span text:style-name="Source_20_Text"><text:span text:style-name="T40">chest</text:span></text:span><text:span text:style-name="Source_20_Text"><text:span text:style-name="T58">.</text:span></text:span><text:span text:style-name="Source_20_Text"><text:span text:style-name="T40">contents</text:span></text:span><text:span text:style-name="Source_20_Text"><text:span text:style-name="T58">));</text:span></text:span></text:p>
      <text:p text:style-name="P3"><text:span text:style-name="Source_20_Text"><text:span text:style-name="T58"/></text:span></text:p>
      <text:p text:style-name="P3"><text:span text:style-name="Source_20_Text"><text:span text:style-name="T58"/></text:span></text:p>
      <text:p text:style-name="P15"><text:span text:style-name="Source_20_Text"><text:span text:style-name="T115">Você também pode usar </text:span></text:span><text:span text:style-name="Source_20_Text"><text:span text:style-name="T123">=&gt;</text:span></text:span><text:span text:style-name="Source_20_Text"><text:span text:style-name="T115">em membros que não retornam um valor. Isso é idiomático quando um setter é pequeno e tem um getter correspondente que usa </text:span></text:span><text:span text:style-name="Source_20_Text"><text:span text:style-name="T123">=&gt;</text:span></text:span></text:p>
      <text:p text:style-name="P111"><text:span text:style-name="Source_20_Text"><text:span text:style-name="T20"/></text:span></text:p>
      <text:p text:style-name="P61"><text:span text:style-name="Source_20_Text"><text:span text:style-name="T85">→ </text:span></text:span><text:span text:style-name="Source_20_Text"><text:span text:style-name="T86">Bom</text:span></text:span><text:span text:style-name="Source_20_Text"><text:span text:style-name="T85"> =</text:span></text:span><text:span text:style-name="Source_20_Text"><text:span text:style-name="T93"> </text:span></text:span><text:span text:style-name="Source_20_Text"><text:span text:style-name="T104">num</text:span></text:span><text:span text:style-name="Source_20_Text"><text:span text:style-name="T43"> </text:span></text:span><text:span text:style-name="Source_20_Text"><text:span text:style-name="T32">get</text:span></text:span><text:span text:style-name="Source_20_Text"><text:span text:style-name="T43"> x </text:span></text:span><text:span text:style-name="Source_20_Text"><text:span text:style-name="T68">=&gt;</text:span></text:span><text:span text:style-name="Source_20_Text"><text:span text:style-name="T43"> center</text:span></text:span><text:span text:style-name="Source_20_Text"><text:span text:style-name="T68">.</text:span></text:span><text:span text:style-name="Source_20_Text"><text:span text:style-name="T43">x</text:span></text:span><text:span text:style-name="Source_20_Text"><text:span text:style-name="T68">;</text:span></text:span></text:p>
      <text:p text:style-name="P3"><text:span text:style-name="Source_20_Text"><text:span text:style-name="T31"><text:tab/> <text:s text:c="6"/>set</text:span></text:span><text:span text:style-name="Source_20_Text"><text:span text:style-name="T40"> x</text:span></text:span><text:span text:style-name="Source_20_Text"><text:span text:style-name="T58">(</text:span></text:span><text:span text:style-name="Source_20_Text"><text:span text:style-name="T101">num</text:span></text:span><text:span text:style-name="Source_20_Text"><text:span text:style-name="T40"> value</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center </text:span></text:span><text:span text:style-name="Source_20_Text"><text:span text:style-name="T58">=</text:span></text:span><text:span text:style-name="Source_20_Text"><text:span text:style-name="T40"> </text:span></text:span><text:span text:style-name="Source_20_Text"><text:span text:style-name="T101">Point</text:span></text:span><text:span text:style-name="Source_20_Text"><text:span text:style-name="T58">(</text:span></text:span><text:span text:style-name="Source_20_Text"><text:span text:style-name="T40">value</text:span></text:span><text:span text:style-name="Source_20_Text"><text:span text:style-name="T58">,</text:span></text:span><text:span text:style-name="Source_20_Text"><text:span text:style-name="T40"> center</text:span></text:span><text:span text:style-name="Source_20_Text"><text:span text:style-name="T58">.</text:span></text:span><text:span text:style-name="Source_20_Text"><text:span text:style-name="T40">y</text:span></text:span><text:span text:style-name="Source_20_Text"><text:span text:style-name="T58">);</text:span></text:span></text:p>
      <text:p text:style-name="P112"><text:span text:style-name="Source_20_Text"><text:span text:style-name="T23"/></text:span></text:p>
      <text:p text:style-name="P83"><text:span text:style-name="Source_20_Text"><text:span text:style-name="T2">---------------------------------------------------------------------------------------------------------------</text:span></text:span></text:p>
      <text:p text:style-name="P83"><text:span text:style-name="Source_20_Text"><text:span text:style-name="T28"/></text:span></text:p>
      <text:p text:style-name="P122"><text:span text:style-name="Source_20_Text"><text:span text:style-name="T200">Varia</text:span></text:span><text:span text:style-name="Source_20_Text"><text:span text:style-name="T200"><office:annotation loext:resolved="false"><dc:creator>Autor desconhecido</dc:creator><dc:date>2021-06-21T14:13:49.921183826</dc:date><text:p text:style-name="P189"><text:span text:style-name="T256">As práticas recomendadas a seguir descrevem como usar melhor as variáveis ​​no Dart.</text:span></text:p></office:annotation></text:span></text:span><text:span text:style-name="Source_20_Text"><text:span text:style-name="T200">veis</text:span></text:span></text:p>
      <text:p text:style-name="P122"><text:span text:style-name="Source_20_Text"/></text:p>
      <text:p text:style-name="P122"><text:span text:style-name="Source_20_Text"/></text:p>
      <text:p text:style-name="P154"><text:span text:style-name="Source_20_Text"><text:span text:style-name="T177">Use </text:span></text:span><text:span text:style-name="Source_20_Text"><text:span text:style-name="T201">FINAL</text:span></text:span><text:span text:style-name="Source_20_Text"><text:span text:style-name="T12"> </text:span></text:span><text:span text:style-name="Source_20_Text"><text:span text:style-name="T177">para variáveis locais que não são reatribuídas, e </text:span></text:span><text:span text:style-name="Source_20_Text"><text:span text:style-name="T201">VAR</text:span></text:span><text:span text:style-name="Source_20_Text"><text:span text:style-name="T12"> </text:span></text:span><text:span text:style-name="Source_20_Text"><text:span text:style-name="T177">para aquelas que são.</text:span></text:span></text:p>
      <text:p text:style-name="P113"><text:span text:style-name="Source_20_Text"><text:span text:style-name="T184"/></text:span></text:p>
      <text:p text:style-name="P113"><text:span text:style-name="Source_20_Text"><text:span text:style-name="T184"/></text:span></text:p>
      <text:h text:style-name="P146" text:outline-level="3"><text:bookmark text:name="avoid-storing-what-you-can-calculate"/><text:span text:style-name="Source_20_Text"><text:span text:style-name="T204">EVITE armazenar o que você pode calcular</text:span></text:span><text:span text:style-name="Source_20_Text"><text:span text:style-name="T205">(em uma classe)</text:span></text:span><text:span text:style-name="Source_20_Text"><text:span text:style-name="T204">.</text:span></text:span></text:h>
      <text:p text:style-name="P155"><text:span text:style-name="Source_20_Text"><text:span text:style-name="T202"/></text:span></text:p>
      <text:p text:style-name="P58"><text:span text:style-name="Source_20_Text"><text:span text:style-name="T85">→ </text:span></text:span><text:span text:style-name="Source_20_Text"><text:span text:style-name="T86">Bom</text:span></text:span><text:span text:style-name="Source_20_Text"><text:span text:style-name="T85"> =</text:span></text:span><text:span text:style-name="Source_20_Text"><text:span text:style-name="T93"> </text:span></text:span><text:span text:style-name="Source_20_Text"><text:span text:style-name="T32">class</text:span></text:span><text:span text:style-name="Source_20_Text"><text:span text:style-name="T43"> </text:span></text:span><text:span text:style-name="Source_20_Text"><text:span text:style-name="T104">Circle</text:span></text:span><text:span text:style-name="Source_20_Text"><text:span text:style-name="T43"> </text:span></text:span><text:span text:style-name="Source_20_Text"><text:span text:style-name="T68">{</text:span></text:span></text:p>
      <text:p text:style-name="P3"><text:span text:style-name="Source_20_Text"><text:span text:style-name="T51"><text:s text:c="2"/><text:tab/><text:tab/></text:span></text:span><text:span text:style-name="Source_20_Text"><text:span text:style-name="T101">double</text:span></text:span><text:span text:style-name="Source_20_Text"><text:span text:style-name="T40"> radius</text:span></text:span><text:span text:style-name="Source_20_Text"><text:span text:style-name="T58">;</text:span></text:span></text:p>
      <text:p text:style-name="P3"><text:span text:style-name="Source_20_Text"><text:span text:style-name="T51"><text:s text:c="2"/><text:tab/><text:tab/></text:span></text:span><text:span text:style-name="Source_20_Text"><text:span text:style-name="T101">Circle</text:span></text:span><text:span text:style-name="Source_20_Text"><text:span text:style-name="T58">(</text:span></text:span><text:span text:style-name="Source_20_Text"><text:span text:style-name="T31">this</text:span></text:span><text:span text:style-name="Source_20_Text"><text:span text:style-name="T58">.</text:span></text:span><text:span text:style-name="Source_20_Text"><text:span text:style-name="T40">radius</text:span></text:span><text:span text:style-name="Source_20_Text"><text:span text:style-name="T58">);</text:span></text:span></text:p>
      <text:p text:style-name="P3"><text:span text:style-name="Source_20_Text"><text:span text:style-name="T51"><text:s text:c="2"/><text:tab/><text:tab/></text:span></text:span><text:span text:style-name="Source_20_Text"><text:span text:style-name="T101">double</text:span></text:span><text:span text:style-name="Source_20_Text"><text:span text:style-name="T40"> </text:span></text:span><text:span text:style-name="Source_20_Text"><text:span text:style-name="T31">get</text:span></text:span><text:span text:style-name="Source_20_Text"><text:span text:style-name="T40"> area </text:span></text:span><text:span text:style-name="Source_20_Text"><text:span text:style-name="T58">=&gt;</text:span></text:span><text:span text:style-name="Source_20_Text"><text:span text:style-name="T40"> pi </text:span></text:span><text:span text:style-name="Source_20_Text"><text:span text:style-name="T58">*</text:span></text:span><text:span text:style-name="Source_20_Text"><text:span text:style-name="T40"> radius </text:span></text:span><text:span text:style-name="Source_20_Text"><text:span text:style-name="T58">*</text:span></text:span><text:span text:style-name="Source_20_Text"><text:span text:style-name="T40"> radius</text:span></text:span><text:span text:style-name="Source_20_Text"><text:span text:style-name="T58">;</text:span></text:span></text:p>
      <text:p text:style-name="P3"><text:span text:style-name="Source_20_Text"><text:span text:style-name="T51"><text:s text:c="2"/><text:tab/><text:tab/></text:span></text:span><text:span text:style-name="Source_20_Text"><text:span text:style-name="T101">double</text:span></text:span><text:span text:style-name="Source_20_Text"><text:span text:style-name="T40"> </text:span></text:span><text:span text:style-name="Source_20_Text"><text:span text:style-name="T31">get</text:span></text:span><text:span text:style-name="Source_20_Text"><text:span text:style-name="T40"> circumference </text:span></text:span><text:span text:style-name="Source_20_Text"><text:span text:style-name="T58">=&gt;</text:span></text:span><text:span text:style-name="Source_20_Text"><text:span text:style-name="T40"> pi </text:span></text:span><text:span text:style-name="Source_20_Text"><text:span text:style-name="T58">*</text:span></text:span><text:span text:style-name="Source_20_Text"><text:span text:style-name="T40"> </text:span></text:span><text:span text:style-name="Source_20_Text"><text:span text:style-name="T52">2.0</text:span></text:span><text:span text:style-name="Source_20_Text"><text:span text:style-name="T40"> </text:span></text:span><text:span text:style-name="Source_20_Text"><text:span text:style-name="T58">*</text:span></text:span><text:span text:style-name="Source_20_Text"><text:span text:style-name="T40"> radius</text:span></text:span><text:span text:style-name="Source_20_Text"><text:span text:style-name="T58">;</text:span></text:span></text:p>
      <text:p text:style-name="P3"><text:span text:style-name="Source_20_Text"><text:span text:style-name="T58"><text:tab/>}</text:span></text:span></text:p>
      <text:p text:style-name="P114"><text:span text:style-name="Source_20_Text"><text:span text:style-name="T23"/></text:span></text:p>
      <text:p text:style-name="P114"><text:span text:style-name="Source_20_Text"><text:span text:style-name="T23"/></text:span></text:p>
      <text:p text:style-name="P114"><text:span text:style-name="Source_20_Text"><text:span text:style-name="T23"/></text:span></text:p>
      <text:p text:style-name="P58"><text:span text:style-name="Source_20_Text"><text:span text:style-name="T79">→ </text:span></text:span><text:span text:style-name="Source_20_Text"><text:span text:style-name="T80">Ruim</text:span></text:span><text:span text:style-name="Source_20_Text"><text:span text:style-name="T79"> </text:span></text:span><text:span text:style-name="Source_20_Text"><text:span text:style-name="T79"><office:annotation loext:resolved="false"><dc:creator>Autor desconhecido</dc:creator><dc:date>2021-06-21T14:22:02.228908378</dc:date><text:p text:style-name="P189"><text:span text:style-name="T256">Este código tem duas coisas erradas. Primeiro, é provável que esteja desperdiçando memória. A área e a circunferência, estritamente falando, são esconderijos . Eles são cálculos armazenados que podemos recalcular a partir de outros dados que já temos. Eles estão trocando memória aumentada por uso reduzido da CPU. </text:span></text:p></office:annotation></text:span></text:span><text:span text:style-name="Source_20_Text"><text:span text:style-name="T79">=</text:span></text:span><text:span text:style-name="Source_20_Text"><text:span text:style-name="T93"> </text:span></text:span><text:span text:style-name="Source_20_Text"><text:span text:style-name="T32">class</text:span></text:span><text:span text:style-name="Source_20_Text"><text:span text:style-name="T43"> </text:span></text:span><text:span text:style-name="Source_20_Text"><text:span text:style-name="T104">Circle</text:span></text:span><text:span text:style-name="Source_20_Text"><text:span text:style-name="T43"> </text:span></text:span><text:span text:style-name="Source_20_Text"><text:span text:style-name="T68">{</text:span></text:span></text:p>
      <text:p text:style-name="P3"><text:span text:style-name="Source_20_Text"><text:span text:style-name="T51"><text:s text:c="2"/><text:tab/><text:tab/></text:span></text:span><text:span text:style-name="Source_20_Text"><text:span text:style-name="T101">double</text:span></text:span><text:span text:style-name="Source_20_Text"><text:span text:style-name="T40"> radius</text:span></text:span><text:span text:style-name="Source_20_Text"><text:span text:style-name="T58">;</text:span></text:span></text:p>
      <text:p text:style-name="P3"><text:span text:style-name="Source_20_Text"><text:span text:style-name="T51"><text:s text:c="2"/><text:tab/><text:tab/></text:span></text:span><text:span text:style-name="Source_20_Text"><text:span text:style-name="T101">double</text:span></text:span><text:span text:style-name="Source_20_Text"><text:span text:style-name="T40"> area</text:span></text:span><text:span text:style-name="Source_20_Text"><text:span text:style-name="T58">;</text:span></text:span></text:p>
      <text:p text:style-name="P3"><text:span text:style-name="Source_20_Text"><text:span text:style-name="T51"><text:s text:c="2"/><text:tab/><text:tab/></text:span></text:span><text:span text:style-name="Source_20_Text"><text:span text:style-name="T101">double</text:span></text:span><text:span text:style-name="Source_20_Text"><text:span text:style-name="T40"> circumference</text:span></text:span><text:span text:style-name="Source_20_Text"><text:span text:style-name="T58">;</text:span></text:span></text:p>
      <text:p text:style-name="P3"><text:span text:style-name="Source_20_Text"><text:span text:style-name="T51"><text:s text:c="2"/><text:tab/></text:span></text:span><text:span text:style-name="Source_20_Text"><text:span text:style-name="T101">Circle</text:span></text:span><text:span text:style-name="Source_20_Text"><text:span text:style-name="T58">(</text:span></text:span><text:span text:style-name="Source_20_Text"><text:span text:style-name="T101">double</text:span></text:span><text:span text:style-name="Source_20_Text"><text:span text:style-name="T40"> radius</text:span></text:span><text:span text:style-name="Source_20_Text"><text:span text:style-name="T58">)</text:span></text:span></text:p>
      <text:p text:style-name="P3"><text:soft-page-break/><text:span text:style-name="Source_20_Text"><text:span text:style-name="T51"><text:s text:c="6"/></text:span></text:span><text:span text:style-name="Source_20_Text"><text:span text:style-name="T58">:</text:span></text:span><text:span text:style-name="Source_20_Text"><text:span text:style-name="T40"> radius </text:span></text:span><text:span text:style-name="Source_20_Text"><text:span text:style-name="T58">=</text:span></text:span><text:span text:style-name="Source_20_Text"><text:span text:style-name="T40"> radius</text:span></text:span><text:span text:style-name="Source_20_Text"><text:span text:style-name="T58">,</text:span></text:span></text:p>
      <text:p text:style-name="P3"><text:span text:style-name="Source_20_Text"><text:span text:style-name="T51"><text:s text:c="6"/></text:span></text:span><text:span text:style-name="Source_20_Text"><text:span text:style-name="T40">area </text:span></text:span><text:span text:style-name="Source_20_Text"><text:span text:style-name="T58">=</text:span></text:span><text:span text:style-name="Source_20_Text"><text:span text:style-name="T40"> pi </text:span></text:span><text:span text:style-name="Source_20_Text"><text:span text:style-name="T58">*</text:span></text:span><text:span text:style-name="Source_20_Text"><text:span text:style-name="T40"> radius </text:span></text:span><text:span text:style-name="Source_20_Text"><text:span text:style-name="T58">*</text:span></text:span><text:span text:style-name="Source_20_Text"><text:span text:style-name="T40"> radius</text:span></text:span><text:span text:style-name="Source_20_Text"><text:span text:style-name="T58">,</text:span></text:span></text:p>
      <text:p text:style-name="P6"><text:span text:style-name="Source_20_Text"><text:span text:style-name="T51"><text:s text:c="6"/></text:span></text:span><text:span text:style-name="Source_20_Text"><text:span text:style-name="T40">circumference </text:span></text:span><text:span text:style-name="Source_20_Text"><text:span text:style-name="T58">=</text:span></text:span><text:span text:style-name="Source_20_Text"><text:span text:style-name="T40"> pi </text:span></text:span><text:span text:style-name="Source_20_Text"><text:span text:style-name="T58">*</text:span></text:span><text:span text:style-name="Source_20_Text"><text:span text:style-name="T40"> </text:span></text:span><text:span text:style-name="Source_20_Text"><text:span text:style-name="T52">2.0</text:span></text:span><text:span text:style-name="Source_20_Text"><text:span text:style-name="T40"> </text:span></text:span><text:span text:style-name="Source_20_Text"><text:span text:style-name="T58">*</text:span></text:span><text:span text:style-name="Source_20_Text"><text:span text:style-name="T40"> radius</text:span></text:span><text:span text:style-name="Source_20_Text"><text:span text:style-name="T58">;</text:span></text:span></text:p>
      <text:p text:style-name="P3"><text:span text:style-name="Source_20_Text"><text:span text:style-name="T58"><text:tab/>}</text:span></text:span></text:p>
      <text:p text:style-name="P3"><text:span text:style-name="Source_20_Text"><text:span text:style-name="T58"/></text:span></text:p>
      <text:p text:style-name="P3"><text:span text:style-name="Source_20_Text"><text:span text:style-name="T58"/></text:span></text:p>
      <text:p text:style-name="P58"><text:span text:style-name="Source_20_Text"><text:span text:style-name="T79">→ </text:span></text:span><text:span text:style-name="Source_20_Text"><text:span text:style-name="T80">Ruim</text:span></text:span><text:span text:style-name="Source_20_Text"><text:span text:style-name="T79"> =</text:span></text:span><text:span text:style-name="Source_20_Text"><text:span text:style-name="T93"> </text:span></text:span><text:span text:style-name="Source_20_Text"><text:span text:style-name="T32">class</text:span></text:span><text:span text:style-name="Source_20_Text"><text:span text:style-name="T43"> </text:span></text:span><text:span text:style-name="Source_20_Text"><text:span text:style-name="T104">Circle</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101">double</text:span></text:span><text:span text:style-name="Source_20_Text"><text:span text:style-name="T40"> _radius</text:span></text:span><text:span text:style-name="Source_20_Text"><text:span text:style-name="T58">;</text:span></text:span></text:p>
      <text:p text:style-name="P3"><text:span text:style-name="Source_20_Text"><text:span text:style-name="T51"><text:s text:c="2"/></text:span></text:span><text:span text:style-name="Source_20_Text"><text:span text:style-name="T101">double</text:span></text:span><text:span text:style-name="Source_20_Text"><text:span text:style-name="T40"> </text:span></text:span><text:span text:style-name="Source_20_Text"><text:span text:style-name="T31">get</text:span></text:span><text:span text:style-name="Source_20_Text"><text:span text:style-name="T40"> radius </text:span></text:span><text:span text:style-name="Source_20_Text"><text:span text:style-name="T58">=&gt;</text:span></text:span><text:span text:style-name="Source_20_Text"><text:span text:style-name="T40"> _radius</text:span></text:span><text:span text:style-name="Source_20_Text"><text:span text:style-name="T58">;</text:span></text:span></text:p>
      <text:p text:style-name="P3"><text:span text:style-name="Source_20_Text"><text:span text:style-name="T51"><text:s text:c="2"/></text:span></text:span><text:span text:style-name="Source_20_Text"><text:span text:style-name="T31">set</text:span></text:span><text:span text:style-name="Source_20_Text"><text:span text:style-name="T40"> radius</text:span></text:span><text:span text:style-name="Source_20_Text"><text:span text:style-name="T58">(</text:span></text:span><text:span text:style-name="Source_20_Text"><text:span text:style-name="T101">double</text:span></text:span><text:span text:style-name="Source_20_Text"><text:span text:style-name="T40"> valu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_radius </text:span></text:span><text:span text:style-name="Source_20_Text"><text:span text:style-name="T58">=</text:span></text:span><text:span text:style-name="Source_20_Text"><text:span text:style-name="T40"> value</text:span></text:span><text:span text:style-name="Source_20_Text"><text:span text:style-name="T58">;</text:span></text:span></text:p>
      <text:p text:style-name="P3"><text:span text:style-name="Source_20_Text"><text:span text:style-name="T51"><text:s text:c="4"/></text:span></text:span><text:span text:style-name="Source_20_Text"><text:span text:style-name="T40">_recalculat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double</text:span></text:span><text:span text:style-name="Source_20_Text"><text:span text:style-name="T40"> _area </text:span></text:span><text:span text:style-name="Source_20_Text"><text:span text:style-name="T58">=</text:span></text:span><text:span text:style-name="Source_20_Text"><text:span text:style-name="T40"> </text:span></text:span><text:span text:style-name="Source_20_Text"><text:span text:style-name="T52">0.0</text:span></text:span><text:span text:style-name="Source_20_Text"><text:span text:style-name="T58">;</text:span></text:span></text:p>
      <text:p text:style-name="P3"><text:span text:style-name="Source_20_Text"><text:span text:style-name="T51"><text:s text:c="2"/></text:span></text:span><text:span text:style-name="Source_20_Text"><text:span text:style-name="T101">double</text:span></text:span><text:span text:style-name="Source_20_Text"><text:span text:style-name="T40"> </text:span></text:span><text:span text:style-name="Source_20_Text"><text:span text:style-name="T31">get</text:span></text:span><text:span text:style-name="Source_20_Text"><text:span text:style-name="T40"> area </text:span></text:span><text:span text:style-name="Source_20_Text"><text:span text:style-name="T58">=&gt;</text:span></text:span><text:span text:style-name="Source_20_Text"><text:span text:style-name="T40"> _area</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double</text:span></text:span><text:span text:style-name="Source_20_Text"><text:span text:style-name="T40"> _circumference </text:span></text:span><text:span text:style-name="Source_20_Text"><text:span text:style-name="T58">=</text:span></text:span><text:span text:style-name="Source_20_Text"><text:span text:style-name="T40"> </text:span></text:span><text:span text:style-name="Source_20_Text"><text:span text:style-name="T52">0.0</text:span></text:span><text:span text:style-name="Source_20_Text"><text:span text:style-name="T58">;</text:span></text:span></text:p>
      <text:p text:style-name="P3"><text:span text:style-name="Source_20_Text"><text:span text:style-name="T51"><text:s text:c="2"/></text:span></text:span><text:span text:style-name="Source_20_Text"><text:span text:style-name="T101">double</text:span></text:span><text:span text:style-name="Source_20_Text"><text:span text:style-name="T40"> </text:span></text:span><text:span text:style-name="Source_20_Text"><text:span text:style-name="T31">get</text:span></text:span><text:span text:style-name="Source_20_Text"><text:span text:style-name="T40"> circumference </text:span></text:span><text:span text:style-name="Source_20_Text"><text:span text:style-name="T58">=&gt;</text:span></text:span><text:span text:style-name="Source_20_Text"><text:span text:style-name="T40"> _circumference</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Circle</text:span></text:span><text:span text:style-name="Source_20_Text"><text:span text:style-name="T58">(</text:span></text:span><text:span text:style-name="Source_20_Text"><text:span text:style-name="T31">this</text:span></text:span><text:span text:style-name="Source_20_Text"><text:span text:style-name="T58">.</text:span></text:span><text:span text:style-name="Source_20_Text"><text:span text:style-name="T40">_radius</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_recalculat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void</text:span></text:span><text:span text:style-name="Source_20_Text"><text:span text:style-name="T40"> _recalculat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_area </text:span></text:span><text:span text:style-name="Source_20_Text"><text:span text:style-name="T58">=</text:span></text:span><text:span text:style-name="Source_20_Text"><text:span text:style-name="T40"> pi </text:span></text:span><text:span text:style-name="Source_20_Text"><text:span text:style-name="T58">*</text:span></text:span><text:span text:style-name="Source_20_Text"><text:span text:style-name="T40"> _radius </text:span></text:span><text:span text:style-name="Source_20_Text"><text:span text:style-name="T58">*</text:span></text:span><text:span text:style-name="Source_20_Text"><text:span text:style-name="T40"> _radius</text:span></text:span><text:span text:style-name="Source_20_Text"><text:span text:style-name="T58">;</text:span></text:span></text:p>
      <text:p text:style-name="P3"><text:span text:style-name="Source_20_Text"><text:span text:style-name="T51"><text:s text:c="4"/></text:span></text:span><text:span text:style-name="Source_20_Text"><text:span text:style-name="T40">_circumference </text:span></text:span><text:span text:style-name="Source_20_Text"><text:span text:style-name="T58">=</text:span></text:span><text:span text:style-name="Source_20_Text"><text:span text:style-name="T40"> pi </text:span></text:span><text:span text:style-name="Source_20_Text"><text:span text:style-name="T58">*</text:span></text:span><text:span text:style-name="Source_20_Text"><text:span text:style-name="T40"> </text:span></text:span><text:span text:style-name="Source_20_Text"><text:span text:style-name="T52">2.0</text:span></text:span><text:span text:style-name="Source_20_Text"><text:span text:style-name="T40"> </text:span></text:span><text:span text:style-name="Source_20_Text"><text:span text:style-name="T58">*</text:span></text:span><text:span text:style-name="Source_20_Text"><text:span text:style-name="T40"> _radius</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114"><text:span text:style-name="Source_20_Text"><text:span text:style-name="T20"/></text:span></text:p>
      <text:p text:style-name="P114"><text:span text:style-name="Source_20_Text"><text:span text:style-name="T20"/></text:span></text:p>
      <text:p text:style-name="P84"><text:span text:style-name="Source_20_Text"><text:span text:style-name="T2">---------------------------------------------------------------------------------------------------------------</text:span></text:span></text:p>
      <text:p text:style-name="P115"><text:span text:style-name="Source_20_Text"/></text:p>
      <text:p text:style-name="P115"><text:span text:style-name="Source_20_Text"/></text:p>
      <text:h text:style-name="P147" text:outline-level="3"><text:bookmark text:name="dont-wrap-a-field-in-a-getter-and-setter-unnecessarily"/><text:span text:style-name="Source_20_Text"><text:span text:style-name="T206">NÃO envolva um campo em um </text:span></text:span><text:span text:style-name="Source_20_Text"><text:span text:style-name="T206"><office:annotation loext:resolved="false"><dc:creator>Autor desconhecido</dc:creator><dc:date>2021-06-21T14:49:12.258787486</dc:date><text:p><text:span text:style-name="T256">Em Java e C #, é comum ocultar todos os campos atrás de getters e setters (ou propriedades em C #), No Dart getters / setters são completamente indistinguíveis. Você pode expor um campo em uma classe e posteriormente envolvê-lo em um getter e setter sem precisar tocar em nenhum código que use esse campo.</text:span></text:p></office:annotation></text:span></text:span><text:span text:style-name="Source_20_Text"><text:span text:style-name="T206">getter e setter desnecessariamente</text:span></text:span></text:h>
      <text:p text:style-name="P157"><text:span text:style-name="Source_20_Text"><text:span text:style-name="T203"/></text:span></text:p>
      <text:p text:style-name="P163"><text:soft-page-break/><text:line-break/><text:span text:style-name="Source_20_Text"><text:span text:style-name="T85">→ </text:span></text:span><text:span text:style-name="Source_20_Text"><text:span text:style-name="T86">Bom</text:span></text:span><text:span text:style-name="Source_20_Text"><text:span text:style-name="T85"> =</text:span></text:span><text:span text:style-name="Source_20_Text"><text:span text:style-name="T93"> </text:span></text:span><text:span text:style-name="Source_20_Text"><text:span text:style-name="T38">class</text:span></text:span><text:span text:style-name="Source_20_Text"><text:span text:style-name="T49"> </text:span></text:span><text:span text:style-name="Source_20_Text"><text:span text:style-name="T109">Box</text:span></text:span><text:span text:style-name="Source_20_Text"><text:span text:style-name="T49"> </text:span></text:span><text:span text:style-name="Source_20_Text"><text:span text:style-name="T93">{</text:span></text:span></text:p>
      <text:p text:style-name="P3"><text:span text:style-name="Source_20_Text"><text:span text:style-name="T51"><text:s text:c="2"/><text:tab/></text:span></text:span><text:span text:style-name="Source_20_Text"><text:span text:style-name="T31">var</text:span></text:span><text:span text:style-name="Source_20_Text"><text:span text:style-name="T40"> contents</text:span></text:span><text:span text:style-name="Source_20_Text"><text:span text:style-name="T58">;</text:span></text:span></text:p>
      <text:p text:style-name="P3"><text:span text:style-name="Source_20_Text"><text:span text:style-name="T58"><text:tab/>}</text:span></text:span></text:p>
      <text:p text:style-name="P163"><text:span text:style-name="Source_20_Text"><text:span text:style-name="T85"/></text:span></text:p>
      <text:p text:style-name="P59"><text:span text:style-name="Source_20_Text"><text:span text:style-name="T79">→ </text:span></text:span><text:span text:style-name="Source_20_Text"><text:span text:style-name="T80">Ruim</text:span></text:span><text:span text:style-name="Source_20_Text"><text:span text:style-name="T79"> =</text:span></text:span><text:span text:style-name="Source_20_Text"><text:span text:style-name="T93"> </text:span></text:span><text:span text:style-name="Source_20_Text"><text:span text:style-name="T38">class</text:span></text:span><text:span text:style-name="Source_20_Text"><text:span text:style-name="T49"> </text:span></text:span><text:span text:style-name="Source_20_Text"><text:span text:style-name="T109">Box</text:span></text:span><text:span text:style-name="Source_20_Text"><text:span text:style-name="T49"> </text:span></text:span><text:span text:style-name="Source_20_Text"><text:span text:style-name="T93">{</text:span></text:span></text:p>
      <text:p text:style-name="P3"><text:span text:style-name="Source_20_Text"><text:span text:style-name="T51"><text:s text:c="2"/><text:tab/></text:span></text:span><text:span text:style-name="Source_20_Text"><text:span text:style-name="T31">var</text:span></text:span><text:span text:style-name="Source_20_Text"><text:span text:style-name="T40"> _contents</text:span></text:span><text:span text:style-name="Source_20_Text"><text:span text:style-name="T58">;</text:span></text:span></text:p>
      <text:p text:style-name="P3"><text:span text:style-name="Source_20_Text"><text:span text:style-name="T51"><text:s text:c="2"/><text:tab/></text:span></text:span><text:span text:style-name="Source_20_Text"><text:span text:style-name="T31">get</text:span></text:span><text:span text:style-name="Source_20_Text"><text:span text:style-name="T40"> contents </text:span></text:span><text:span text:style-name="Source_20_Text"><text:span text:style-name="T58">=&gt;</text:span></text:span><text:span text:style-name="Source_20_Text"><text:span text:style-name="T40"> _contents</text:span></text:span><text:span text:style-name="Source_20_Text"><text:span text:style-name="T58">;</text:span></text:span></text:p>
      <text:p text:style-name="P3"><text:span text:style-name="Source_20_Text"><text:span text:style-name="T51"><text:s text:c="2"/><text:tab/></text:span></text:span><text:span text:style-name="Source_20_Text"><text:span text:style-name="T31">set</text:span></text:span><text:span text:style-name="Source_20_Text"><text:span text:style-name="T40"> contents</text:span></text:span><text:span text:style-name="Source_20_Text"><text:span text:style-name="T58">(</text:span></text:span><text:span text:style-name="Source_20_Text"><text:span text:style-name="T40">valu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tab/></text:span></text:span><text:span text:style-name="Source_20_Text"><text:span text:style-name="T40">_contents </text:span></text:span><text:span text:style-name="Source_20_Text"><text:span text:style-name="T58">=</text:span></text:span><text:span text:style-name="Source_20_Text"><text:span text:style-name="T40"> value</text:span></text:span><text:span text:style-name="Source_20_Text"><text:span text:style-name="T58">;</text:span></text:span></text:p>
      <text:p text:style-name="P3"><text:span text:style-name="Source_20_Text"><text:span text:style-name="T51"><text:s text:c="2"/><text:tab/></text:span></text:span><text:span text:style-name="Source_20_Text"><text:span text:style-name="T58">}</text:span></text:span></text:p>
      <text:p text:style-name="P3"><text:span text:style-name="Source_20_Text"><text:span text:style-name="T58"><text:s text:c="4"/>}</text:span></text:span></text:p>
      <text:p text:style-name="P110"><text:span text:style-name="Source_20_Text"><text:span text:style-name="T79"/></text:span></text:p>
      <text:p text:style-name="P110"><text:span text:style-name="Source_20_Text"><text:span text:style-name="T79"/></text:span></text:p>
      <text:p text:style-name="P156"><text:span text:style-name="Source_20_Text"><text:span text:style-name="T177">Se você tiver um campo que o código externo deveria ser capaz de ver, mas não atribuir, uma solução simples que funciona em muitos casos é simplesmente marcá-lo </text:span></text:span><text:span text:style-name="Source_20_Text"><text:span text:style-name="T12">final</text:span></text:span><text:span text:style-name="Source_20_Text"><text:span text:style-name="T177">.</text:span></text:span></text:p>
      <text:p text:style-name="P156"><text:span text:style-name="Source_20_Text"><text:span text:style-name="T177"/></text:span></text:p>
      <text:p text:style-name="P149"><text:span text:style-name="Source_20_Text"><text:span text:style-name="T85">→ </text:span></text:span><text:span text:style-name="Source_20_Text"><text:span text:style-name="T86">Bom</text:span></text:span><text:span text:style-name="Source_20_Text"><text:span text:style-name="T85"> =</text:span></text:span><text:span text:style-name="Source_20_Text"><text:span text:style-name="T93"> </text:span></text:span><text:span text:style-name="Source_20_Text"><text:span text:style-name="T32">class</text:span></text:span><text:span text:style-name="Source_20_Text"><text:span text:style-name="T43"> </text:span></text:span><text:span text:style-name="Source_20_Text"><text:span text:style-name="T104">Box</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var</text:span></text:span><text:span text:style-name="Source_20_Text"><text:span text:style-name="T40"> contents</text:span></text:span><text:span text:style-name="Source_20_Text"><text:span text:style-name="T58">;</text:span></text:span></text:p>
      <text:p text:style-name="P3"><text:span text:style-name="Source_20_Text"><text:span text:style-name="T58">}</text:span></text:span></text:p>
      <text:p text:style-name="P149"/>
      <text:p text:style-name="P59"><text:span text:style-name="Source_20_Text"><text:span text:style-name="T79">→ </text:span></text:span><text:span text:style-name="Source_20_Text"><text:span text:style-name="T80">Ruim</text:span></text:span><text:span text:style-name="Source_20_Text"><text:span text:style-name="T79"> =</text:span></text:span><text:span text:style-name="Source_20_Text"><text:span text:style-name="T93"> </text:span></text:span><text:span text:style-name="Source_20_Text"><text:span text:style-name="T38">class</text:span></text:span><text:span text:style-name="Source_20_Text"><text:span text:style-name="T49"> </text:span></text:span><text:span text:style-name="Source_20_Text"><text:span text:style-name="T109">Box</text:span></text:span><text:span text:style-name="Source_20_Text"><text:span text:style-name="T49"> </text:span></text:span><text:span text:style-name="Source_20_Text"><text:span text:style-name="T93">{</text:span></text:span></text:p>
      <text:p text:style-name="P3"><text:span text:style-name="Source_20_Text"><text:span text:style-name="T51"><text:s text:c="2"/></text:span></text:span><text:span text:style-name="Source_20_Text"><text:span text:style-name="T31">var</text:span></text:span><text:span text:style-name="Source_20_Text"><text:span text:style-name="T40"> _contents</text:span></text:span><text:span text:style-name="Source_20_Text"><text:span text:style-name="T58">;</text:span></text:span></text:p>
      <text:p text:style-name="P3"><text:span text:style-name="Source_20_Text"><text:span text:style-name="T51"><text:s text:c="2"/></text:span></text:span><text:span text:style-name="Source_20_Text"><text:span text:style-name="T31">get</text:span></text:span><text:span text:style-name="Source_20_Text"><text:span text:style-name="T40"> contents </text:span></text:span><text:span text:style-name="Source_20_Text"><text:span text:style-name="T58">=&gt;</text:span></text:span><text:span text:style-name="Source_20_Text"><text:span text:style-name="T40"> _contents</text:span></text:span><text:span text:style-name="Source_20_Text"><text:span text:style-name="T58">;</text:span></text:span></text:p>
      <text:p text:style-name="P3"><text:span text:style-name="Source_20_Text"><text:span text:style-name="T51"><text:s text:c="2"/></text:span></text:span><text:span text:style-name="Source_20_Text"><text:span text:style-name="T31">set</text:span></text:span><text:span text:style-name="Source_20_Text"><text:span text:style-name="T40"> contents</text:span></text:span><text:span text:style-name="Source_20_Text"><text:span text:style-name="T58">(</text:span></text:span><text:span text:style-name="Source_20_Text"><text:span text:style-name="T40">valu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_contents </text:span></text:span><text:span text:style-name="Source_20_Text"><text:span text:style-name="T58">=</text:span></text:span><text:span text:style-name="Source_20_Text"><text:span text:style-name="T40"> valu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59"><text:span text:style-name="Source_20_Text"><text:span text:style-name="T79"/></text:span></text:p>
      <text:p text:style-name="P150"><text:bookmark text:name="prefer-using-a-final-field-to-make-a-read-only-property"/><text:span text:style-name="Source_20_Text"><text:span text:style-name="T122">PREFERIR usand</text:span></text:span><text:span text:style-name="Source_20_Text"><text:span text:style-name="T122"><office:annotation loext:resolved="false"><dc:creator>Autor desconhecido</dc:creator><dc:date>2021-06-21T14:50:43.545908041</dc:date><text:p text:style-name="P189"><text:span text:style-name="T256">Se você tiver um campo que o código externo deveria ser capaz de ver, mas não atribuir, uma solução simples que funciona em muitos casos é simplesmente marcá-lo final.</text:span></text:p></office:annotation></text:span></text:span><text:span text:style-name="Source_20_Text"><text:span text:style-name="T122">o um </text:span></text:span><text:span text:style-name="Source_20_Text"><text:span text:style-name="T138">FINAL</text:span></text:span><text:span text:style-name="Source_20_Text"><text:span text:style-name="T124"> </text:span></text:span><text:span text:style-name="Source_20_Text"><text:span text:style-name="T122">campo para fazer uma propriedade somente leitura.</text:span></text:span></text:p>
      <text:p text:style-name="P164"><text:line-break/><text:span text:style-name="Source_20_Text"><text:span text:style-name="T85">→ </text:span></text:span><text:span text:style-name="Source_20_Text"><text:span text:style-name="T86">Bom</text:span></text:span><text:span text:style-name="Source_20_Text"><text:span text:style-name="T85"> =</text:span></text:span><text:span text:style-name="Source_20_Text"><text:span text:style-name="T93"> </text:span></text:span><text:span text:style-name="Source_20_Text"><text:span text:style-name="T38">class</text:span></text:span><text:span text:style-name="Source_20_Text"><text:span text:style-name="T49"> </text:span></text:span><text:span text:style-name="Source_20_Text"><text:span text:style-name="T109">Box</text:span></text:span><text:span text:style-name="Source_20_Text"><text:span text:style-name="T49"> </text:span></text:span><text:span text:style-name="Source_20_Text"><text:span text:style-name="T93">{</text:span></text:span></text:p>
      <text:p text:style-name="P3"><text:span text:style-name="Source_20_Text"><text:span text:style-name="T51"><text:tab/> <text:s/></text:span></text:span><text:span text:style-name="Source_20_Text"><text:span text:style-name="T31">final</text:span></text:span><text:span text:style-name="Source_20_Text"><text:span text:style-name="T40"> contents </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8"><text:tab/>}</text:span></text:span></text:p>
      <text:p text:style-name="P164"><text:span text:style-name="Source_20_Text"><text:span text:style-name="T85"/></text:span></text:p>
      <text:p text:style-name="P60"><text:soft-page-break/><text:span text:style-name="Source_20_Text"><text:span text:style-name="T79">→ </text:span></text:span><text:span text:style-name="Source_20_Text"><text:span text:style-name="T80">Ruim</text:span></text:span><text:span text:style-name="Source_20_Text"><text:span text:style-name="T80"><office:annotation loext:resolved="false"><dc:creator>Autor desconhecido</dc:creator><dc:date>2021-06-21T14:51:43.804609610</dc:date><text:p text:style-name="P189"><text:span text:style-name="T256">Obviamente, se você precisar atribuir internamente ao campo fora do construtor, pode precisar fazer o padrão “campo privado, getter público”, mas não tente fazer isso até precisar.</text:span></text:p></office:annotation></text:span></text:span><text:span text:style-name="Source_20_Text"><text:span text:style-name="T79"> =</text:span></text:span><text:span text:style-name="Source_20_Text"><text:span text:style-name="T93"> </text:span></text:span><text:span text:style-name="Source_20_Text"><text:span text:style-name="T38">class</text:span></text:span><text:span text:style-name="Source_20_Text"><text:span text:style-name="T49"> </text:span></text:span><text:span text:style-name="Source_20_Text"><text:span text:style-name="T109">Box</text:span></text:span><text:span text:style-name="Source_20_Text"><text:span text:style-name="T49"> </text:span></text:span><text:span text:style-name="Source_20_Text"><text:span text:style-name="T93">{</text:span></text:span></text:p>
      <text:p text:style-name="P3"><text:span text:style-name="Source_20_Text"><text:span text:style-name="T51"><text:s text:c="2"/><text:tab/></text:span></text:span><text:span text:style-name="Source_20_Text"><text:span text:style-name="T31">var</text:span></text:span><text:span text:style-name="Source_20_Text"><text:span text:style-name="T40"> _contents</text:span></text:span><text:span text:style-name="Source_20_Text"><text:span text:style-name="T58">;</text:span></text:span></text:p>
      <text:p text:style-name="P3"><text:span text:style-name="Source_20_Text"><text:span text:style-name="T51"><text:s text:c="2"/><text:tab/></text:span></text:span><text:span text:style-name="Source_20_Text"><text:span text:style-name="T31">get</text:span></text:span><text:span text:style-name="Source_20_Text"><text:span text:style-name="T40"> contents </text:span></text:span><text:span text:style-name="Source_20_Text"><text:span text:style-name="T58">=&gt;</text:span></text:span><text:span text:style-name="Source_20_Text"><text:span text:style-name="T40"> _contents</text:span></text:span><text:span text:style-name="Source_20_Text"><text:span text:style-name="T58">;</text:span></text:span></text:p>
      <text:p text:style-name="P3"><text:span text:style-name="Source_20_Text"><text:span text:style-name="T58"><text:s text:c="9"/>}</text:span></text:span></text:p>
      <text:p text:style-name="P60"><text:span text:style-name="Source_20_Text"><text:span text:style-name="T79"/></text:span></text:p>
      <text:p text:style-name="P60"><text:span text:style-name="Source_20_Text"><text:span text:style-name="T79"/></text:span></text:p>
      <text:p text:style-name="P85"><text:span text:style-name="Source_20_Text"><text:span text:style-name="T2">---------------------------------------------------------------------------------------------------------------</text:span></text:span></text:p>
      <text:p text:style-name="P85"><text:span text:style-name="Source_20_Text"><text:span text:style-name="T94"/></text:span></text:p>
      <text:h text:style-name="P148" text:outline-level="3"><text:span text:style-name="Source_20_Text"><text:span text:style-name="T208"><office:annotation loext:resolved="false"><dc:creator>Autor desconhecido</dc:creator><dc:date>2021-06-22T21:56:04.388917202</dc:date><text:p text:style-name="P189"><text:span text:style-name="T256">Usamos o this nos construtores e quando criamos exp: uma função aonde a variavel chama value e o parametro tambem chama value, observe no exemplo como fazemos</text:span></text:p></office:annotation></text:span></text:span><text:span text:style-name="Source_20_Text"><text:span text:style-name="T208">This</text:span></text:span></text:h>
      <text:p text:style-name="P159"><text:span text:style-name="Source_20_Text"/></text:p>
      <text:p text:style-name="P160"><text:span text:style-name="Source_20_Text"><text:span text:style-name="T175">Existem apenas duas vezes que você precisa usar </text:span></text:span><text:span text:style-name="Source_20_Text"><text:span text:style-name="T11">this.</text:span></text:span><text:span text:style-name="Source_20_Text"><text:span text:style-name="T175">. Uma é quando uma variável local com o mesmo nome obscurece o membro que você deseja acessar:</text:span></text:span></text:p>
      <text:p text:style-name="P160"><text:span text:style-name="Source_20_Text"><text:span text:style-name="T175"/></text:span></text:p>
      <text:p text:style-name="P151"><text:span text:style-name="Source_20_Text"><text:span text:style-name="T89">→ </text:span></text:span><text:span text:style-name="Source_20_Text"><text:span text:style-name="T88">Bom</text:span></text:span><text:span text:style-name="Source_20_Text"><text:span text:style-name="T89"> = </text:span></text:span><text:span text:style-name="Source_20_Text"><text:span text:style-name="T32">class</text:span></text:span><text:span text:style-name="Source_20_Text"><text:span text:style-name="T43"> </text:span></text:span><text:span text:style-name="Source_20_Text"><text:span text:style-name="T104">Box</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var</text:span></text:span><text:span text:style-name="Source_20_Text"><text:span text:style-name="T40"> value</text:span></text:span><text:span text:style-name="Source_20_Text"><text:span text:style-name="T58">;</text:span></text:span></text:p>
      <text:p text:style-name="P3"><text:span text:style-name="Source_20_Text"><text:span text:style-name="T51"><text:s text:c="2"/></text:span></text:span><text:span text:style-name="Source_20_Text"><text:span text:style-name="T101">void</text:span></text:span><text:span text:style-name="Source_20_Text"><text:span text:style-name="T40"> clear</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update</text:span></text:span><text:span text:style-name="Source_20_Text"><text:span text:style-name="T58">(</text:span></text:span><text:span text:style-name="Source_20_Text"><text:span text:style-name="T101">null</text:span></text:span><text:span text:style-name="Source_20_Text"><text:span text:style-name="T58">);</text:span></text:span></text:p>
      <text:p text:style-name="P7"><text:span text:style-name="Source_20_Text"><text:span text:style-name="T51"><text:s text:c="2"/></text:span></text:span><text:span text:style-name="Source_20_Text"><text:span text:style-name="T58">}</text:span></text:span></text:p>
      <text:p text:style-name="P7"><text:span text:style-name="Source_20_Text"><text:span text:style-name="T51"><text:s/></text:span></text:span><text:span text:style-name="Source_20_Text"><text:span text:style-name="T101">void</text:span></text:span><text:span text:style-name="Source_20_Text"><text:span text:style-name="T40"> update</text:span></text:span><text:span text:style-name="Source_20_Text"><text:span text:style-name="T58">(</text:span></text:span><text:span text:style-name="Source_20_Text"><text:span text:style-name="T40">valu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this</text:span></text:span><text:span text:style-name="Source_20_Text"><text:span text:style-name="T58">.</text:span></text:span><text:span text:style-name="Source_20_Text"><text:span text:style-name="T40">value </text:span></text:span><text:span text:style-name="Source_20_Text"><text:span text:style-name="T58">=</text:span></text:span><text:span text:style-name="Source_20_Text"><text:span text:style-name="T40"> valu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160"><text:span text:style-name="Source_20_Text"><text:span text:style-name="T23"/></text:span></text:p>
      <text:p text:style-name="P62"><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2">class</text:span></text:span><text:span text:style-name="Source_20_Text"><text:span text:style-name="T43"> </text:span></text:span><text:span text:style-name="Source_20_Text"><text:span text:style-name="T104">Box</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var</text:span></text:span><text:span text:style-name="Source_20_Text"><text:span text:style-name="T40"> value</text:span></text:span><text:span text:style-name="Source_20_Text"><text:span text:style-name="T58">;</text:span></text:span></text:p>
      <text:p text:style-name="P3"><text:span text:style-name="Source_20_Text"><text:span text:style-name="T51"><text:s text:c="2"/></text:span></text:span><text:span text:style-name="Source_20_Text"><text:span text:style-name="T101">void</text:span></text:span><text:span text:style-name="Source_20_Text"><text:span text:style-name="T40"> clear</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this</text:span></text:span><text:span text:style-name="Source_20_Text"><text:span text:style-name="T58">.</text:span></text:span><text:span text:style-name="Source_20_Text"><text:span text:style-name="T40">update</text:span></text:span><text:span text:style-name="Source_20_Text"><text:span text:style-name="T58">(</text:span></text:span><text:span text:style-name="Source_20_Text"><text:span text:style-name="T101">null</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1"><text:s text:c="2"/></text:span></text:span><text:span text:style-name="Source_20_Text"><text:span text:style-name="T101">void</text:span></text:span><text:span text:style-name="Source_20_Text"><text:span text:style-name="T40"> update</text:span></text:span><text:span text:style-name="Source_20_Text"><text:span text:style-name="T58">(</text:span></text:span><text:span text:style-name="Source_20_Text"><text:span text:style-name="T40">valu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this</text:span></text:span><text:span text:style-name="Source_20_Text"><text:span text:style-name="T58">.</text:span></text:span><text:span text:style-name="Source_20_Text"><text:span text:style-name="T40">value </text:span></text:span><text:span text:style-name="Source_20_Text"><text:span text:style-name="T58">=</text:span></text:span><text:span text:style-name="Source_20_Text"><text:span text:style-name="T40"> valu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144"><text:span text:style-name="Source_20_Text"><text:span text:style-name="T20"/></text:span></text:p>
      <text:p text:style-name="P144"><text:span text:style-name="Source_20_Text"><text:span text:style-name="T20"/></text:span></text:p>
      <text:p text:style-name="P160"><text:span text:style-name="Source_20_Text"><text:span text:style-name="T175">A outra hora de uso </text:span></text:span><text:span text:style-name="Source_20_Text"><text:span text:style-name="T11">this.</text:span></text:span><text:span text:style-name="Source_20_Text"><text:span text:style-name="T175">é ao redirecionar para um construtor nomeado:</text:span></text:span></text:p>
      <text:p text:style-name="P160"><text:span text:style-name="Source_20_Text"><text:span text:style-name="T175"/></text:span></text:p>
      <text:p text:style-name="P151"><text:soft-page-break/><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2">class</text:span></text:span><text:span text:style-name="Source_20_Text"><text:span text:style-name="T43"> </text:span></text:span><text:span text:style-name="Source_20_Text"><text:span text:style-name="T104">ShadeOfGray</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int</text:span></text:span><text:span text:style-name="Source_20_Text"><text:span text:style-name="T40"> brightness</text:span></text:span><text:span text:style-name="Source_20_Text"><text:span text:style-name="T58">;</text:span></text:span></text:p>
      <text:p text:style-name="P3"><text:span text:style-name="Source_20_Text"><text:span text:style-name="T51"><text:s text:c="2"/></text:span></text:span><text:span text:style-name="Source_20_Text"><text:span text:style-name="T101">ShadeOfGray</text:span></text:span><text:span text:style-name="Source_20_Text"><text:span text:style-name="T58">(</text:span></text:span><text:span text:style-name="Source_20_Text"><text:span text:style-name="T101">int</text:span></text:span><text:span text:style-name="Source_20_Text"><text:span text:style-name="T40"> val</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brightness </text:span></text:span><text:span text:style-name="Source_20_Text"><text:span text:style-name="T58">=</text:span></text:span><text:span text:style-name="Source_20_Text"><text:span text:style-name="T40"> val</text:span></text:span><text:span text:style-name="Source_20_Text"><text:span text:style-name="T58">;</text:span></text:span></text:p>
      <text:p text:style-name="P3"><text:span text:style-name="Source_20_Text"><text:span text:style-name="T51"><text:s text:c="2"/></text:span></text:span><text:span text:style-name="Source_20_Text"><text:span text:style-name="T101">ShadeOfGray</text:span></text:span><text:span text:style-name="Source_20_Text"><text:span text:style-name="T58">.</text:span></text:span><text:span text:style-name="Source_20_Text"><text:span text:style-name="T40">black</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text:span></text:span><text:span text:style-name="Source_20_Text"><text:span text:style-name="T31">this</text:span></text:span><text:span text:style-name="Source_20_Text"><text:span text:style-name="T58">(</text:span></text:span><text:span text:style-name="Source_20_Text"><text:span text:style-name="T52">0</text:span></text:span><text:span text:style-name="Source_20_Text"><text:span text:style-name="T58">);</text:span></text:span></text:p>
      <text:p text:style-name="P3"><text:span text:style-name="Source_20_Text"><text:span text:style-name="T51"><text:s text:c="2"/></text:span></text:span><text:span text:style-name="Source_20_Text"><text:span text:style-name="T111">// But now it will!</text:span></text:span></text:p>
      <text:p text:style-name="P3"><text:span text:style-name="Source_20_Text"><text:span text:style-name="T51"><text:s text:c="2"/></text:span></text:span><text:span text:style-name="Source_20_Text"><text:span text:style-name="T101">ShadeOfGray</text:span></text:span><text:span text:style-name="Source_20_Text"><text:span text:style-name="T58">.</text:span></text:span><text:span text:style-name="Source_20_Text"><text:span text:style-name="T40">alsoBlack</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text:span></text:span><text:span text:style-name="Source_20_Text"><text:span text:style-name="T31">this</text:span></text:span><text:span text:style-name="Source_20_Text"><text:span text:style-name="T58">.</text:span></text:span><text:span text:style-name="Source_20_Text"><text:span text:style-name="T40">black</text:span></text:span><text:span text:style-name="Source_20_Text"><text:span text:style-name="T58">();</text:span></text:span></text:p>
      <text:p text:style-name="P3"><text:span text:style-name="Source_20_Text"><text:span text:style-name="T58">}</text:span></text:span></text:p>
      <text:p text:style-name="P160"><text:span text:style-name="Source_20_Text"><text:span text:style-name="T23"/></text:span></text:p>
      <text:p text:style-name="P165"><text:line-break/><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9">class</text:span></text:span><text:span text:style-name="Source_20_Text"><text:span text:style-name="T50"> </text:span></text:span><text:span text:style-name="Source_20_Text"><text:span text:style-name="T110">ShadeOfGray</text:span></text:span><text:span text:style-name="Source_20_Text"><text:span text:style-name="T50"> </text:span></text:span><text:span text:style-name="Source_20_Text"><text:span text:style-name="T95">{</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int</text:span></text:span><text:span text:style-name="Source_20_Text"><text:span text:style-name="T40"> brightness</text:span></text:span><text:span text:style-name="Source_20_Text"><text:span text:style-name="T58">;</text:span></text:span></text:p>
      <text:p text:style-name="P3"><text:span text:style-name="Source_20_Text"><text:span text:style-name="T51"><text:s text:c="2"/></text:span></text:span><text:span text:style-name="Source_20_Text"><text:span text:style-name="T101">ShadeOfGray</text:span></text:span><text:span text:style-name="Source_20_Text"><text:span text:style-name="T58">(</text:span></text:span><text:span text:style-name="Source_20_Text"><text:span text:style-name="T101">int</text:span></text:span><text:span text:style-name="Source_20_Text"><text:span text:style-name="T40"> val</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brightness </text:span></text:span><text:span text:style-name="Source_20_Text"><text:span text:style-name="T58">=</text:span></text:span><text:span text:style-name="Source_20_Text"><text:span text:style-name="T40"> val</text:span></text:span><text:span text:style-name="Source_20_Text"><text:span text:style-name="T58">;</text:span></text:span></text:p>
      <text:p text:style-name="P3"><text:span text:style-name="Source_20_Text"><text:span text:style-name="T51"><text:s text:c="2"/></text:span></text:span><text:span text:style-name="Source_20_Text"><text:span text:style-name="T101">ShadeOfGray</text:span></text:span><text:span text:style-name="Source_20_Text"><text:span text:style-name="T58">.</text:span></text:span><text:span text:style-name="Source_20_Text"><text:span text:style-name="T40">black</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text:span></text:span><text:span text:style-name="Source_20_Text"><text:span text:style-name="T31">this</text:span></text:span><text:span text:style-name="Source_20_Text"><text:span text:style-name="T58">(</text:span></text:span><text:span text:style-name="Source_20_Text"><text:span text:style-name="T52">0</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11">// This won't parse or compile!</text:span></text:span></text:p>
      <text:p text:style-name="P3"><text:span text:style-name="Source_20_Text"><text:span text:style-name="T51"><text:s text:c="2"/></text:span></text:span><text:span text:style-name="Source_20_Text"><text:span text:style-name="T111">// ShadeOfGray.alsoBlack() : black();</text:span></text:span></text:p>
      <text:p text:style-name="P3"><text:span text:style-name="Source_20_Text"><text:span text:style-name="T58">}</text:span></text:span></text:p>
      <text:p text:style-name="P165"><text:span text:style-name="Source_20_Text"><text:span text:style-name="T83"/></text:span></text:p>
      <text:p text:style-name="P86"><text:span text:style-name="Source_20_Text"><text:span text:style-name="T13">---------------------------------------------------------------------------------------------------------------</text:span></text:span></text:p>
      <text:p text:style-name="P86"><text:span text:style-name="Source_20_Text"><text:span text:style-name="T97"/></text:span></text:p>
      <text:p text:style-name="P123"><text:span text:style-name="Source_20_Text"><text:span text:style-name="T214">Inicialize os ca</text:span></text:span><text:span text:style-name="Source_20_Text"><text:span text:style-name="T214"><office:annotation loext:resolved="false"><dc:creator>Autor desconhecido</dc:creator><dc:date>2021-07-03T22:00:04.180670020</dc:date><text:p text:style-name="P189"><text:span text:style-name="T256">Se um campo não depende de nenhum parâmetro do construtor, ele pode e deve ser inicializado em sua declaração. Leva menos código e evita a duplicação quando a classe tem vários construtores.</text:span></text:p></office:annotation></text:span></text:span><text:span text:style-name="Source_20_Text"><text:span text:style-name="T214">mpos sempre que puder</text:span></text:span></text:p>
      <text:p text:style-name="P123"><text:span text:style-name="Source_20_Text"/></text:p>
      <text:p text:style-name="P124"><text:span text:style-name="Source_20_Text"/></text:p>
      <text:p text:style-name="P152"><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4">class</text:span></text:span><text:span text:style-name="Source_20_Text"><text:span text:style-name="T46"> </text:span></text:span><text:span text:style-name="Source_20_Text"><text:span text:style-name="T105">ProfileMark</text:span></text:span><text:span text:style-name="Source_20_Text"><text:span text:style-name="T46"> </text:span></text:span><text:span text:style-name="Source_20_Text"><text:span text:style-name="T73">{</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String</text:span></text:span><text:span text:style-name="Source_20_Text"><text:span text:style-name="T40"> name</text:span></text:span><text:span text:style-name="Source_20_Text"><text:span text:style-name="T58">;</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DateTime</text:span></text:span><text:span text:style-name="Source_20_Text"><text:span text:style-name="T40"> start </text:span></text:span><text:span text:style-name="Source_20_Text"><text:span text:style-name="T58">=</text:span></text:span><text:span text:style-name="Source_20_Text"><text:span text:style-name="T40"> </text:span></text:span><text:span text:style-name="Source_20_Text"><text:span text:style-name="T101">DateTime</text:span></text:span><text:span text:style-name="Source_20_Text"><text:span text:style-name="T58">.</text:span></text:span><text:span text:style-name="Source_20_Text"><text:span text:style-name="T40">now</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ProfileMark</text:span></text:span><text:span text:style-name="Source_20_Text"><text:span text:style-name="T58">(</text:span></text:span><text:span text:style-name="Source_20_Text"><text:span text:style-name="T31">this</text:span></text:span><text:span text:style-name="Source_20_Text"><text:span text:style-name="T58">.</text:span></text:span><text:span text:style-name="Source_20_Text"><text:span text:style-name="T40">name</text:span></text:span><text:span text:style-name="Source_20_Text"><text:span text:style-name="T58">);</text:span></text:span></text:p>
      <text:p text:style-name="P3"><text:span text:style-name="Source_20_Text"><text:span text:style-name="T51"><text:s text:c="2"/></text:span></text:span><text:span text:style-name="Source_20_Text"><text:span text:style-name="T101">ProfileMark</text:span></text:span><text:span text:style-name="Source_20_Text"><text:span text:style-name="T58">.</text:span></text:span><text:span text:style-name="Source_20_Text"><text:span text:style-name="T40">unnamed</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name </text:span></text:span><text:span text:style-name="Source_20_Text"><text:span text:style-name="T58">=</text:span></text:span><text:span text:style-name="Source_20_Text"><text:span text:style-name="T40"> </text:span></text:span><text:span text:style-name="Source_20_Text"><text:span text:style-name="T52">''</text:span></text:span><text:span text:style-name="Source_20_Text"><text:span text:style-name="T58">;</text:span></text:span></text:p>
      <text:p text:style-name="P3"><text:span text:style-name="Source_20_Text"><text:span text:style-name="T58">}</text:span></text:span></text:p>
      <text:p text:style-name="P158"><text:span text:style-name="Source_20_Text"><text:span text:style-name="T25"/></text:span></text:p>
      <text:p text:style-name="P158"><text:span text:style-name="Source_20_Text"><text:span text:style-name="T25"/></text:span></text:p>
      <text:p text:style-name="P152"><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4">class</text:span></text:span><text:span text:style-name="Source_20_Text"><text:span text:style-name="T46"> </text:span></text:span><text:span text:style-name="Source_20_Text"><text:span text:style-name="T105">ProfileMark</text:span></text:span><text:span text:style-name="Source_20_Text"><text:span text:style-name="T46"> </text:span></text:span><text:span text:style-name="Source_20_Text"><text:span text:style-name="T73">{</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String</text:span></text:span><text:span text:style-name="Source_20_Text"><text:span text:style-name="T40"> nam</text:span></text:span><text:span text:style-name="Source_20_Text"><text:span text:style-name="T40"><office:annotation loext:resolved="false"><dc:creator>Autor desconhecido</dc:creator><dc:date>2021-07-03T22:02:09.940625052</dc:date><text:p text:style-name="P189"><text:span text:style-name="T256">Alguns campos não podem ser inicializados em suas declarações porque eles precisam fazer referência this- para usar outros campos ou métodos de chamada, por exemplo. No entanto, se o campo estiver marcado late, o inicializador pode acessar this.</text:span></text:p><text:p text:style-name="P189"><text:span text:style-name="T256"/></text:p><text:p text:style-name="P189"><text:span text:style-name="T256">Obviamente, se um campo depender de parâmetros do construtor ou for inicializado de maneira diferente por construtores diferentes, essa diretriz não se aplica.0,</text:span></text:p></office:annotation></text:span></text:span><text:span text:style-name="Source_20_Text"><text:span text:style-name="T40">e</text:span></text:span><text:span text:style-name="Source_20_Text"><text:span text:style-name="T58">;</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DateTime</text:span></text:span><text:span text:style-name="Source_20_Text"><text:span text:style-name="T40"> start</text:span></text:span><text:span text:style-name="Source_20_Text"><text:span text:style-name="T58">;</text:span></text:span></text:p>
      <text:p text:style-name="P3"/>
      <text:p text:style-name="P3"><text:soft-page-break/><text:span text:style-name="Source_20_Text"><text:span text:style-name="T51"><text:s text:c="2"/></text:span></text:span><text:span text:style-name="Source_20_Text"><text:span text:style-name="T101">ProfileMark</text:span></text:span><text:span text:style-name="Source_20_Text"><text:span text:style-name="T58">(</text:span></text:span><text:span text:style-name="Source_20_Text"><text:span text:style-name="T31">this</text:span></text:span><text:span text:style-name="Source_20_Text"><text:span text:style-name="T58">.</text:span></text:span><text:span text:style-name="Source_20_Text"><text:span text:style-name="T40">name</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start </text:span></text:span><text:span text:style-name="Source_20_Text"><text:span text:style-name="T58">=</text:span></text:span><text:span text:style-name="Source_20_Text"><text:span text:style-name="T40"> </text:span></text:span><text:span text:style-name="Source_20_Text"><text:span text:style-name="T101">DateTime</text:span></text:span><text:span text:style-name="Source_20_Text"><text:span text:style-name="T58">.</text:span></text:span><text:span text:style-name="Source_20_Text"><text:span text:style-name="T40">now</text:span></text:span><text:span text:style-name="Source_20_Text"><text:span text:style-name="T58">();</text:span></text:span></text:p>
      <text:p text:style-name="P3"><text:span text:style-name="Source_20_Text"><text:span text:style-name="T51"><text:s text:c="2"/></text:span></text:span><text:span text:style-name="Source_20_Text"><text:span text:style-name="T101">ProfileMark</text:span></text:span><text:span text:style-name="Source_20_Text"><text:span text:style-name="T58">.</text:span></text:span><text:span text:style-name="Source_20_Text"><text:span text:style-name="T40">unnamed</text:span></text:span><text:span text:style-name="Source_20_Text"><text:span text:style-name="T58">()</text:span></text:span></text:p>
      <text:p text:style-name="P3"><text:span text:style-name="Source_20_Text"><text:span text:style-name="T51"><text:s text:c="6"/></text:span></text:span><text:span text:style-name="Source_20_Text"><text:span text:style-name="T58">:</text:span></text:span><text:span text:style-name="Source_20_Text"><text:span text:style-name="T40"> name </text:span></text:span><text:span text:style-name="Source_20_Text"><text:span text:style-name="T58">=</text:span></text:span><text:span text:style-name="Source_20_Text"><text:span text:style-name="T40"> </text:span></text:span><text:span text:style-name="Source_20_Text"><text:span text:style-name="T52">''</text:span></text:span><text:span text:style-name="Source_20_Text"><text:span text:style-name="T58">,</text:span></text:span></text:p>
      <text:p text:style-name="P3"><text:span text:style-name="Source_20_Text"><text:span text:style-name="T51"><text:s text:c="8"/></text:span></text:span><text:span text:style-name="Source_20_Text"><text:span text:style-name="T40">start </text:span></text:span><text:span text:style-name="Source_20_Text"><text:span text:style-name="T58">=</text:span></text:span><text:span text:style-name="Source_20_Text"><text:span text:style-name="T40"> </text:span></text:span><text:span text:style-name="Source_20_Text"><text:span text:style-name="T101">DateTime</text:span></text:span><text:span text:style-name="Source_20_Text"><text:span text:style-name="T58">.</text:span></text:span><text:span text:style-name="Source_20_Text"><text:span text:style-name="T40">now</text:span></text:span><text:span text:style-name="Source_20_Text"><text:span text:style-name="T58">();</text:span></text:span></text:p>
      <text:p text:style-name="P3"><text:span text:style-name="Source_20_Text"><text:span text:style-name="T58">}</text:span></text:span></text:p>
      <text:p text:style-name="P158"><text:span text:style-name="Source_20_Text"><text:span text:style-name="T22"/></text:span></text:p>
      <text:p text:style-name="P158"><text:span text:style-name="Source_20_Text"><text:span text:style-name="T22"/></text:span></text:p>
      <text:p text:style-name="P87"><text:span text:style-name="Source_20_Text"><text:span text:style-name="T13">---------------------------------------------------------------------------------------------------------------</text:span></text:span></text:p>
      <text:p text:style-name="P87"><text:span text:style-name="Source_20_Text"><text:span text:style-name="T30"/></text:span></text:p>
      <text:p text:style-name="P87"><text:span text:style-name="Source_20_Text"><text:span text:style-name="T30"/></text:span></text:p>
      <text:p text:style-name="P125"><text:span text:style-name="Source_20_Text"><text:span text:style-name="T214">Const</text:span></text:span><text:span text:style-name="Source_20_Text"><text:span text:style-name="T214"><office:annotation loext:resolved="false"><dc:creator>Autor desconhecido</dc:creator><dc:date>2021-07-03T22:04:02.940104560</dc:date><text:p text:style-name="P189"><text:span text:style-name="T256">As práticas recomendadas a seguir se aplicam à declaração de construtores para uma classe.</text:span></text:p></office:annotation></text:span></text:span><text:span text:style-name="Source_20_Text"><text:span text:style-name="T214">rutores</text:span></text:span></text:p>
      <text:p text:style-name="P125"><text:span text:style-name="Source_20_Text"/></text:p>
      <text:p text:style-name="P161"><text:span text:style-name="Source_20_Text"><text:span text:style-name="T175">Muitos campos são inicializados diretamente de um parâmetro do construtor, como:</text:span></text:span></text:p>
      <text:p text:style-name="P166"><text:line-break/><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9">class</text:span></text:span><text:span text:style-name="Source_20_Text"><text:span text:style-name="T50"> </text:span></text:span><text:span text:style-name="Source_20_Text"><text:span text:style-name="T110">Point</text:span></text:span><text:span text:style-name="Source_20_Text"><text:span text:style-name="T50"> </text:span></text:span><text:span text:style-name="Source_20_Text"><text:span text:style-name="T95">{</text:span></text:span></text:p>
      <text:p text:style-name="P3"><text:span text:style-name="Source_20_Text"><text:span text:style-name="T51"><text:s text:c="2"/></text:span></text:span><text:span text:style-name="Source_20_Text"><text:span text:style-name="T101">double</text:span></text:span><text:span text:style-name="Source_20_Text"><text:span text:style-name="T40"> x</text:span></text:span><text:span text:style-name="Source_20_Text"><text:span text:style-name="T58">,</text:span></text:span><text:span text:style-name="Source_20_Text"><text:span text:style-name="T40"> y</text:span></text:span><text:span text:style-name="Source_20_Text"><text:span text:style-name="T58">;</text:span></text:span></text:p>
      <text:p text:style-name="P3"><text:span text:style-name="Source_20_Text"><text:span text:style-name="T51"><text:s text:c="2"/></text:span></text:span><text:span text:style-name="Source_20_Text"><text:span text:style-name="T101">Point</text:span></text:span><text:span text:style-name="Source_20_Text"><text:span text:style-name="T58">(</text:span></text:span><text:span text:style-name="Source_20_Text"><text:span text:style-name="T101">double</text:span></text:span><text:span text:style-name="Source_20_Text"><text:span text:style-name="T40"> x</text:span></text:span><text:span text:style-name="Source_20_Text"><text:span text:style-name="T58">,</text:span></text:span><text:span text:style-name="Source_20_Text"><text:span text:style-name="T40"> </text:span></text:span><text:span text:style-name="Source_20_Text"><text:span text:style-name="T101">double</text:span></text:span><text:span text:style-name="Source_20_Text"><text:span text:style-name="T40"> y</text:span></text:span><text:span text:style-name="Source_20_Text"><text:span text:style-name="T58">)</text:span></text:span></text:p>
      <text:p text:style-name="P3"><text:span text:style-name="Source_20_Text"><text:span text:style-name="T51"><text:s text:c="6"/></text:span></text:span><text:span text:style-name="Source_20_Text"><text:span text:style-name="T58">:</text:span></text:span><text:span text:style-name="Source_20_Text"><text:span text:style-name="T40"> x </text:span></text:span><text:span text:style-name="Source_20_Text"><text:span text:style-name="T58">=</text:span></text:span><text:span text:style-name="Source_20_Text"><text:span text:style-name="T40"> x</text:span></text:span><text:span text:style-name="Source_20_Text"><text:span text:style-name="T58">,</text:span></text:span></text:p>
      <text:p text:style-name="P3"><text:span text:style-name="Source_20_Text"><text:span text:style-name="T51"><text:s text:c="8"/></text:span></text:span><text:span text:style-name="Source_20_Text"><text:span text:style-name="T40">y </text:span></text:span><text:span text:style-name="Source_20_Text"><text:span text:style-name="T58">=</text:span></text:span><text:span text:style-name="Source_20_Text"><text:span text:style-name="T40"> y</text:span></text:span><text:span text:style-name="Source_20_Text"><text:span text:style-name="T58">;</text:span></text:span></text:p>
      <text:p text:style-name="P8"><text:span text:style-name="Source_20_Text"><text:span text:style-name="T58">}</text:span></text:span></text:p>
      <text:p text:style-name="P8"><text:span text:style-name="Source_20_Text"><text:span text:style-name="T77"/></text:span></text:p>
      <text:p text:style-name="P29"><text:span text:style-name="Source_20_Text"><text:span text:style-name="T211"><text:line-break/></text:span></text:span><text:span text:style-name="Source_20_Text"><text:span text:style-name="T175">Temos que digitar </text:span></text:span><text:span text:style-name="Source_20_Text"><text:span text:style-name="T11">x</text:span></text:span><text:span text:style-name="Source_20_Text"><text:span text:style-name="T175"> </text:span></text:span><text:span text:style-name="Source_20_Text"><text:span text:style-name="Emphasis"><text:span text:style-name="T175">quatro</text:span></text:span></text:span><text:span text:style-name="Source_20_Text"><text:span text:style-name="T175"> vezes aqui /</text:span></text:span><text:span text:style-name="Source_20_Text"><text:span text:style-name="T176">\ </text:span></text:span><text:span text:style-name="Source_20_Text"><text:span text:style-name="T175">para definir um campo. Podemos fazer melhor:</text:span></text:span></text:p>
      <text:p text:style-name="P152"><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9">class</text:span></text:span><text:span text:style-name="Source_20_Text"><text:span text:style-name="T50"> </text:span></text:span><text:span text:style-name="Source_20_Text"><text:span text:style-name="T110">Point</text:span></text:span><text:span text:style-name="Source_20_Text"><text:span text:style-name="T50"> </text:span></text:span><text:span text:style-name="Source_20_Text"><text:span text:style-name="T95">{</text:span></text:span></text:p>
      <text:p text:style-name="P3"><text:span text:style-name="Source_20_Text"><text:span text:style-name="T51"><text:s text:c="2"/></text:span></text:span><text:span text:style-name="Source_20_Text"><text:span text:style-name="T101">double</text:span></text:span><text:span text:style-name="Source_20_Text"><text:span text:style-name="T40"> x</text:span></text:span><text:span text:style-name="Source_20_Text"><text:span text:style-name="T58">,</text:span></text:span><text:span text:style-name="Source_20_Text"><text:span text:style-name="T40"> y</text:span></text:span><text:span text:style-name="Source_20_Text"><text:span text:style-name="T58">;</text:span></text:span></text:p>
      <text:p text:style-name="P3"><text:span text:style-name="Source_20_Text"><text:span text:style-name="T51"><text:s text:c="2"/></text:span></text:span><text:span text:style-name="Source_20_Text"><text:span text:style-name="T101">Point</text:span></text:span><text:span text:style-name="Source_20_Text"><text:span text:style-name="T58">(</text:span></text:span><text:span text:style-name="Source_20_Text"><text:span text:style-name="T31">this</text:span></text:span><text:span text:style-name="Source_20_Text"><text:span text:style-name="T58">.</text:span></text:span><text:span text:style-name="Source_20_Text"><text:span text:style-name="T40">x</text:span></text:span><text:span text:style-name="Source_20_Text"><text:span text:style-name="T58">,</text:span></text:span><text:span text:style-name="Source_20_Text"><text:span text:style-name="T40"> </text:span></text:span><text:span text:style-name="Source_20_Text"><text:span text:style-name="T31">th</text:span></text:span><text:span text:style-name="Source_20_Text"><text:span text:style-name="T31"><office:annotation loext:resolved="false"><dc:creator>Autor desconhecido</dc:creator><dc:date>2021-07-03T22:06:45.959756638</dc:date><text:p text:style-name="P189"><text:span text:style-name="T256">Essa this.sintaxe antes de um parâmetro do construtor é chamada de “formal de inicialização”. Você nem sempre pode tirar vantagem disso. Às vezes, você deseja ter um parâmetro nomeado cujo nome não corresponda ao nome do campo que você está inicializando. Mas quando você pode usar formals de inicialização, você deve .</text:span></text:p></office:annotation></text:span></text:span><text:span text:style-name="Source_20_Text"><text:span text:style-name="T31">is</text:span></text:span><text:span text:style-name="Source_20_Text"><text:span text:style-name="T58">.</text:span></text:span><text:span text:style-name="Source_20_Text"><text:span text:style-name="T40">y</text:span></text:span><text:span text:style-name="Source_20_Text"><text:span text:style-name="T58">);</text:span></text:span></text:p>
      <text:p text:style-name="P3"><text:span text:style-name="Source_20_Text"><text:span text:style-name="T58">}</text:span></text:span></text:p>
      <text:p text:style-name="P152"><text:span text:style-name="Source_20_Text"><text:span text:style-name="T89"/></text:span></text:p>
      <text:p text:style-name="P152"><text:span text:style-name="Source_20_Text"><text:span text:style-name="T89"/></text:span></text:p>
      <text:p text:style-name="P87"><text:span text:style-name="Source_20_Text"><text:span text:style-name="T13">---------------------------------------------------------------------------------------------------------------</text:span></text:span></text:p>
      <text:p text:style-name="P87"><text:span text:style-name="Source_20_Text"><text:span text:style-name="T13"/></text:span></text:p>
      <text:p text:style-name="P126"><text:span text:style-name="Source_20_Text"><text:span text:style-name="T215">Evite usar o LAT</text:span></text:span><text:span text:style-name="Source_20_Text"><text:span text:style-name="T215"><office:annotation loext:resolved="false"><dc:creator>Autor desconhecido</dc:creator><dc:date>2021-07-03T23:14:59.392545055</dc:date><text:p text:style-name="P189"><text:span text:style-name="T256">Segurança de som nulo requer Dart para garantir que um campo não anulável seja inicializado antes que ele possa ser lido. Como os campos podem ser lidos dentro do corpo do construtor, isso significa que você receberá um erro se não inicializar um campo não anulável antes que o corpo seja executado.</text:span></text:p><text:p text:style-name="P189"><text:span text:style-name="T256"/></text:p><text:p text:style-name="P189"><text:span text:style-name="T256">Você pode eliminar esse erro marcando o campo late. Isso transforma o erro de tempo de compilação em um erro de tempo de execução se você acessar o campo antes de ser inicializado. Isso é o que você precisa em alguns casos, mas geralmente a correção certa é inicializar o campo na lista de inicializadores do construtor:</text:span></text:p></office:annotation></text:span></text:span><text:span text:style-name="Source_20_Text"><text:span text:style-name="T215">E nos construtores</text:span></text:span></text:p>
      <text:p text:style-name="P126"><text:span text:style-name="Source_20_Text"><text:span text:style-name="T179"/></text:span></text:p>
      <text:p text:style-name="P138"><text:span text:style-name="Source_20_Text"><text:span text:style-name="T179"/></text:span></text:p>
      <text:p text:style-name="P16"><text:span text:style-name="Source_20_Text"><text:span text:style-name="T116">A lista de inicializadores fornece acesso aos parâmetros do construtor e permite inicializar os campos antes que eles possam ser lidos. Portanto, se for </text:span></text:span><text:soft-page-break/><text:span text:style-name="Source_20_Text"><text:span text:style-name="T116">possível usar uma lista de inicializadores, é melhor do que criar o campo </text:span></text:span><text:span text:style-name="Source_20_Text"><text:span text:style-name="T126">late</text:span></text:span><text:span text:style-name="Source_20_Text"><text:span text:style-name="T116">e perder um pouco de segurança e desempenho estáticos.</text:span></text:span></text:p>
      <text:p text:style-name="P16"><text:span text:style-name="Source_20_Text"><text:span text:style-name="T116"/></text:span></text:p>
      <text:p text:style-name="P16"><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9">class</text:span></text:span><text:span text:style-name="Source_20_Text"><text:span text:style-name="T50"> </text:span></text:span><text:span text:style-name="Source_20_Text"><text:span text:style-name="T110">Point</text:span></text:span><text:span text:style-name="Source_20_Text"><text:span text:style-name="T50"> </text:span></text:span><text:span text:style-name="Source_20_Text"><text:span text:style-name="T95">{</text:span></text:span></text:p>
      <text:p text:style-name="P3"><text:span text:style-name="Source_20_Text"><text:span text:style-name="T51"><text:s text:c="2"/></text:span></text:span><text:span text:style-name="Source_20_Text"><text:span text:style-name="T101">double</text:span></text:span><text:span text:style-name="Source_20_Text"><text:span text:style-name="T40"> x</text:span></text:span><text:span text:style-name="Source_20_Text"><text:span text:style-name="T58">,</text:span></text:span><text:span text:style-name="Source_20_Text"><text:span text:style-name="T40"> y</text:span></text:span><text:span text:style-name="Source_20_Text"><text:span text:style-name="T58">;</text:span></text:span></text:p>
      <text:p text:style-name="P3"><text:span text:style-name="Source_20_Text"><text:span text:style-name="T51"><text:s text:c="2"/></text:span></text:span><text:span text:style-name="Source_20_Text"><text:span text:style-name="T101">Point</text:span></text:span><text:span text:style-name="Source_20_Text"><text:span text:style-name="T58">.</text:span></text:span><text:span text:style-name="Source_20_Text"><text:span text:style-name="T40">polar</text:span></text:span><text:span text:style-name="Source_20_Text"><text:span text:style-name="T58">(</text:span></text:span><text:span text:style-name="Source_20_Text"><text:span text:style-name="T101">double</text:span></text:span><text:span text:style-name="Source_20_Text"><text:span text:style-name="T40"> theta</text:span></text:span><text:span text:style-name="Source_20_Text"><text:span text:style-name="T58">,</text:span></text:span><text:span text:style-name="Source_20_Text"><text:span text:style-name="T40"> </text:span></text:span><text:span text:style-name="Source_20_Text"><text:span text:style-name="T101">double</text:span></text:span><text:span text:style-name="Source_20_Text"><text:span text:style-name="T40"> radius</text:span></text:span><text:span text:style-name="Source_20_Text"><text:span text:style-name="T58">)</text:span></text:span></text:p>
      <text:p text:style-name="P3"><text:span text:style-name="Source_20_Text"><text:span text:style-name="T51"><text:s text:c="6"/></text:span></text:span><text:span text:style-name="Source_20_Text"><text:span text:style-name="T58">:</text:span></text:span><text:span text:style-name="Source_20_Text"><text:span text:style-name="T40"> x </text:span></text:span><text:span text:style-name="Source_20_Text"><text:span text:style-name="T58">=</text:span></text:span><text:span text:style-name="Source_20_Text"><text:span text:style-name="T40"> cos</text:span></text:span><text:span text:style-name="Source_20_Text"><text:span text:style-name="T58">(</text:span></text:span><text:span text:style-name="Source_20_Text"><text:span text:style-name="T40">theta</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radius</text:span></text:span><text:span text:style-name="Source_20_Text"><text:span text:style-name="T58">,</text:span></text:span></text:p>
      <text:p text:style-name="P3"><text:span text:style-name="Source_20_Text"><text:span text:style-name="T51"><text:s text:c="8"/></text:span></text:span><text:span text:style-name="Source_20_Text"><text:span text:style-name="T40">y </text:span></text:span><text:span text:style-name="Source_20_Text"><text:span text:style-name="T58">=</text:span></text:span><text:span text:style-name="Source_20_Text"><text:span text:style-name="T40"> sin</text:span></text:span><text:span text:style-name="Source_20_Text"><text:span text:style-name="T58">(</text:span></text:span><text:span text:style-name="Source_20_Text"><text:span text:style-name="T40">theta</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radius</text:span></text:span><text:span text:style-name="Source_20_Text"><text:span text:style-name="T58">;</text:span></text:span></text:p>
      <text:p text:style-name="P3"><text:span text:style-name="Source_20_Text"><text:span text:style-name="T58">}</text:span></text:span></text:p>
      <text:p text:style-name="P3"><text:span text:style-name="Source_20_Text"><text:span text:style-name="T90"/></text:span></text:p>
      <text:p text:style-name="P16"><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9">class</text:span></text:span><text:span text:style-name="Source_20_Text"><text:span text:style-name="T50"> </text:span></text:span><text:span text:style-name="Source_20_Text"><text:span text:style-name="T110">Point</text:span></text:span><text:span text:style-name="Source_20_Text"><text:span text:style-name="T50"> </text:span></text:span><text:span text:style-name="Source_20_Text"><text:span text:style-name="T95">{</text:span></text:span></text:p>
      <text:p text:style-name="P3"><text:span text:style-name="Source_20_Text"><text:span text:style-name="T51"><text:s text:c="2"/></text:span></text:span><text:span text:style-name="Source_20_Text"><text:span text:style-name="T31">late</text:span></text:span><text:span text:style-name="Source_20_Text"><text:span text:style-name="T40"> </text:span></text:span><text:span text:style-name="Source_20_Text"><text:span text:style-name="T101">double</text:span></text:span><text:span text:style-name="Source_20_Text"><text:span text:style-name="T40"> x</text:span></text:span><text:span text:style-name="Source_20_Text"><text:span text:style-name="T58">,</text:span></text:span><text:span text:style-name="Source_20_Text"><text:span text:style-name="T40"> y</text:span></text:span><text:span text:style-name="Source_20_Text"><text:span text:style-name="T58">;</text:span></text:span></text:p>
      <text:p text:style-name="P3"><text:span text:style-name="Source_20_Text"><text:span text:style-name="T51"><text:s text:c="2"/></text:span></text:span><text:span text:style-name="Source_20_Text"><text:span text:style-name="T101">Point</text:span></text:span><text:span text:style-name="Source_20_Text"><text:span text:style-name="T58">.</text:span></text:span><text:span text:style-name="Source_20_Text"><text:span text:style-name="T40">polar</text:span></text:span><text:span text:style-name="Source_20_Text"><text:span text:style-name="T58">(</text:span></text:span><text:span text:style-name="Source_20_Text"><text:span text:style-name="T101">double</text:span></text:span><text:span text:style-name="Source_20_Text"><text:span text:style-name="T40"> theta</text:span></text:span><text:span text:style-name="Source_20_Text"><text:span text:style-name="T58">,</text:span></text:span><text:span text:style-name="Source_20_Text"><text:span text:style-name="T40"> </text:span></text:span><text:span text:style-name="Source_20_Text"><text:span text:style-name="T101">double</text:span></text:span><text:span text:style-name="Source_20_Text"><text:span text:style-name="T40"> radius</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x </text:span></text:span><text:span text:style-name="Source_20_Text"><text:span text:style-name="T58">=</text:span></text:span><text:span text:style-name="Source_20_Text"><text:span text:style-name="T40"> cos</text:span></text:span><text:span text:style-name="Source_20_Text"><text:span text:style-name="T58">(</text:span></text:span><text:span text:style-name="Source_20_Text"><text:span text:style-name="T40">theta</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radius</text:span></text:span><text:span text:style-name="Source_20_Text"><text:span text:style-name="T58">;</text:span></text:span></text:p>
      <text:p text:style-name="P3"><text:span text:style-name="Source_20_Text"><text:span text:style-name="T51"><text:s text:c="4"/></text:span></text:span><text:span text:style-name="Source_20_Text"><text:span text:style-name="T40">y </text:span></text:span><text:span text:style-name="Source_20_Text"><text:span text:style-name="T58">=</text:span></text:span><text:span text:style-name="Source_20_Text"><text:span text:style-name="T40"> sin</text:span></text:span><text:span text:style-name="Source_20_Text"><text:span text:style-name="T58">(</text:span></text:span><text:span text:style-name="Source_20_Text"><text:span text:style-name="T40">theta</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radius</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9"><text:span text:style-name="Source_20_Text"><text:span text:style-name="T58">}</text:span></text:span></text:p>
      <text:p text:style-name="P88"><text:span text:style-name="Source_20_Text"><text:span text:style-name="T13"/></text:span></text:p>
      <text:p text:style-name="P88"><text:span text:style-name="Source_20_Text"><text:span text:style-name="T13">---------------------------------------------------------------------------------------------------------------</text:span></text:span></text:p>
      <text:p text:style-name="P88"><text:span text:style-name="Source_20_Text"><text:span text:style-name="T13"/></text:span></text:p>
      <text:p text:style-name="P88"><text:span text:style-name="Source_20_Text"><text:span text:style-name="T13"/></text:span></text:p>
      <text:p text:style-name="P126"><text:span text:style-name="Source_20_Text"><text:span text:style-name="T215">Use ; para construres</text:span></text:span><text:span text:style-name="Source_20_Text"><text:span text:style-name="T215"><office:annotation loext:resolved="false"><dc:creator>Autor desconhecido</dc:creator><dc:date>2021-07-03T23:19:45.400006838</dc:date><text:p text:style-name="P189"><text:span text:style-name="T256">No Dart, um construtor com um corpo vazio pode terminar com apenas um ponto-e-vírgula. (Na verdade, é necessário para construtores const.)</text:span></text:p></office:annotation></text:span></text:span><text:span text:style-name="Source_20_Text"><text:span text:style-name="T215"> vazios ao invéz de {}</text:span></text:span></text:p>
      <text:p text:style-name="P126"><text:span text:style-name="Source_20_Text"/></text:p>
      <text:p text:style-name="P17"><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2">class</text:span></text:span><text:span text:style-name="Source_20_Text"><text:span text:style-name="T43"> </text:span></text:span><text:span text:style-name="Source_20_Text"><text:span text:style-name="T104">Point</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101">double</text:span></text:span><text:span text:style-name="Source_20_Text"><text:span text:style-name="T40"> x</text:span></text:span><text:span text:style-name="Source_20_Text"><text:span text:style-name="T58">,</text:span></text:span><text:span text:style-name="Source_20_Text"><text:span text:style-name="T40"> y</text:span></text:span><text:span text:style-name="Source_20_Text"><text:span text:style-name="T58">;</text:span></text:span></text:p>
      <text:p text:style-name="P3"><text:span text:style-name="Source_20_Text"><text:span text:style-name="T51"><text:s text:c="2"/></text:span></text:span><text:span text:style-name="Source_20_Text"><text:span text:style-name="T101">Point</text:span></text:span><text:span text:style-name="Source_20_Text"><text:span text:style-name="T58">(</text:span></text:span><text:span text:style-name="Source_20_Text"><text:span text:style-name="T31">this</text:span></text:span><text:span text:style-name="Source_20_Text"><text:span text:style-name="T58">.</text:span></text:span><text:span text:style-name="Source_20_Text"><text:span text:style-name="T40">x</text:span></text:span><text:span text:style-name="Source_20_Text"><text:span text:style-name="T58">,</text:span></text:span><text:span text:style-name="Source_20_Text"><text:span text:style-name="T40"> </text:span></text:span><text:span text:style-name="Source_20_Text"><text:span text:style-name="T31">this</text:span></text:span><text:span text:style-name="Source_20_Text"><text:span text:style-name="T58">.</text:span></text:span><text:span text:style-name="Source_20_Text"><text:span text:style-name="T40">y</text:span></text:span><text:span text:style-name="Source_20_Text"><text:span text:style-name="T58">);</text:span></text:span></text:p>
      <text:p text:style-name="P3"><text:span text:style-name="Source_20_Text"><text:span text:style-name="T58">}</text:span></text:span></text:p>
      <text:p text:style-name="P30"><text:span text:style-name="Source_20_Text"><text:span text:style-name="T23"/></text:span></text:p>
      <text:p text:style-name="P17"><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2">class</text:span></text:span><text:span text:style-name="Source_20_Text"><text:span text:style-name="T43"> </text:span></text:span><text:span text:style-name="Source_20_Text"><text:span text:style-name="T104">Point</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101">double</text:span></text:span><text:span text:style-name="Source_20_Text"><text:span text:style-name="T40"> x</text:span></text:span><text:span text:style-name="Source_20_Text"><text:span text:style-name="T58">,</text:span></text:span><text:span text:style-name="Source_20_Text"><text:span text:style-name="T40"> y</text:span></text:span><text:span text:style-name="Source_20_Text"><text:span text:style-name="T58">;</text:span></text:span></text:p>
      <text:p text:style-name="P3"><text:span text:style-name="Source_20_Text"><text:span text:style-name="T51"><text:s text:c="2"/></text:span></text:span><text:span text:style-name="Source_20_Text"><text:span text:style-name="T101">Point</text:span></text:span><text:span text:style-name="Source_20_Text"><text:span text:style-name="T58">(</text:span></text:span><text:span text:style-name="Source_20_Text"><text:span text:style-name="T31">this</text:span></text:span><text:span text:style-name="Source_20_Text"><text:span text:style-name="T58">.</text:span></text:span><text:span text:style-name="Source_20_Text"><text:span text:style-name="T40">x</text:span></text:span><text:span text:style-name="Source_20_Text"><text:span text:style-name="T58">,</text:span></text:span><text:span text:style-name="Source_20_Text"><text:span text:style-name="T40"> </text:span></text:span><text:span text:style-name="Source_20_Text"><text:span text:style-name="T31">this</text:span></text:span><text:span text:style-name="Source_20_Text"><text:span text:style-name="T58">.</text:span></text:span><text:span text:style-name="Source_20_Text"><text:span text:style-name="T40">y</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8">}</text:span></text:span></text:p>
      <text:p text:style-name="P30"><text:span text:style-name="Source_20_Text"><text:span text:style-name="T20"/></text:span></text:p>
      <text:p text:style-name="P89"><text:span text:style-name="Source_20_Text"><text:span text:style-name="T2">---------------------------------------------------------------------------------------------------------------</text:span></text:span></text:p>
      <text:p text:style-name="P89"><text:span text:style-name="Source_20_Text"><text:span text:style-name="T2"/></text:span></text:p>
      <text:p text:style-name="P89"><text:span text:style-name="Source_20_Text"><text:span text:style-name="T2"/></text:span></text:p>
      <text:p text:style-name="P89"><text:span text:style-name="Source_20_Text"><text:span text:style-name="T2"/></text:span></text:p>
      <text:p text:style-name="P89"><text:span text:style-name="Source_20_Text"><text:span text:style-name="T2"/></text:span></text:p>
      <text:p text:style-name="P127"><text:soft-page-break/><text:span text:style-name="Source_20_Text"><text:span text:style-name="T216">Não use New (no Dart/Flutter não precisa)</text:span></text:span></text:p>
      <text:p text:style-name="P127"><text:span text:style-name="Source_20_Text"/></text:p>
      <text:p text:style-name="P17"><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104">Widget</text:span></text:span><text:span text:style-name="Source_20_Text"><text:span text:style-name="T43"> build</text:span></text:span><text:span text:style-name="Source_20_Text"><text:span text:style-name="T68">(</text:span></text:span><text:span text:style-name="Source_20_Text"><text:span text:style-name="T104">BuildContext</text:span></text:span><text:span text:style-name="Source_20_Text"><text:span text:style-name="T43"> context</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return</text:span></text:span><text:span text:style-name="Source_20_Text"><text:span text:style-name="T40"> </text:span></text:span><text:span text:style-name="Source_20_Text"><text:span text:style-name="T101">Row</text:span></text:span><text:span text:style-name="Source_20_Text"><text:span text:style-name="T58">(</text:span></text:span></text:p>
      <text:p text:style-name="P3"><text:span text:style-name="Source_20_Text"><text:span text:style-name="T51"><text:s text:c="4"/></text:span></text:span><text:span text:style-name="Source_20_Text"><text:span text:style-name="T40">children</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6"/></text:span></text:span><text:span text:style-name="Source_20_Text"><text:span text:style-name="T101">RaisedButton</text:span></text:span><text:span text:style-name="Source_20_Text"><text:span text:style-name="T58">(</text:span></text:span></text:p>
      <text:p text:style-name="P3"><text:span text:style-name="Source_20_Text"><text:span text:style-name="T51"><text:s text:c="8"/></text:span></text:span><text:span text:style-name="Source_20_Text"><text:span text:style-name="T40">child</text:span></text:span><text:span text:style-name="Source_20_Text"><text:span text:style-name="T58">:</text:span></text:span><text:span text:style-name="Source_20_Text"><text:span text:style-name="T40"> </text:span></text:span><text:span text:style-name="Source_20_Text"><text:span text:style-name="T101">Text</text:span></text:span><text:span text:style-name="Source_20_Text"><text:span text:style-name="T58">(</text:span></text:span><text:span text:style-name="Source_20_Text"><text:span text:style-name="T52">'Increment'</text:span></text:span><text:span text:style-name="Source_20_Text"><text:span text:style-name="T58">),</text:span></text:span></text:p>
      <text:p text:style-name="P3"><text:span text:style-name="Source_20_Text"><text:span text:style-name="T51"><text:s text:c="6"/></text:span></text:span><text:span text:style-name="Source_20_Text"><text:span text:style-name="T58">),</text:span></text:span></text:p>
      <text:p text:style-name="P3"><text:span text:style-name="Source_20_Text"><text:span text:style-name="T51"><text:s text:c="6"/></text:span></text:span><text:span text:style-name="Source_20_Text"><text:span text:style-name="T101">Text</text:span></text:span><text:span text:style-name="Source_20_Text"><text:span text:style-name="T58">(</text:span></text:span><text:span text:style-name="Source_20_Text"><text:span text:style-name="T52">'Click!'</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30"><text:span text:style-name="Source_20_Text"><text:span text:style-name="T27"/></text:span></text:p>
      <text:p text:style-name="P127"><text:span text:style-name="Source_20_Text"/></text:p>
      <text:p text:style-name="P17"><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104">Widget</text:span></text:span><text:span text:style-name="Source_20_Text"><text:span text:style-name="T43"> build</text:span></text:span><text:span text:style-name="Source_20_Text"><text:span text:style-name="T68">(</text:span></text:span><text:span text:style-name="Source_20_Text"><text:span text:style-name="T104">BuildContext</text:span></text:span><text:span text:style-name="Source_20_Text"><text:span text:style-name="T43"> context</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return</text:span></text:span><text:span text:style-name="Source_20_Text"><text:span text:style-name="T40"> </text:span></text:span><text:span text:style-name="Source_20_Text"><text:span text:style-name="T37">new</text:span></text:span><text:span text:style-name="Source_20_Text"><text:span text:style-name="T40"> </text:span></text:span><text:span text:style-name="Source_20_Text"><text:span text:style-name="T101">Row</text:span></text:span><text:span text:style-name="Source_20_Text"><text:span text:style-name="T58">(</text:span></text:span></text:p>
      <text:p text:style-name="P3"><text:span text:style-name="Source_20_Text"><text:span text:style-name="T51"><text:s text:c="4"/></text:span></text:span><text:span text:style-name="Source_20_Text"><text:span text:style-name="T40">children</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6"/></text:span></text:span><text:span text:style-name="Source_20_Text"><text:span text:style-name="T37">new</text:span></text:span><text:span text:style-name="Source_20_Text"><text:span text:style-name="T40"> </text:span></text:span><text:span text:style-name="Source_20_Text"><text:span text:style-name="T101">RaisedButton</text:span></text:span><text:span text:style-name="Source_20_Text"><text:span text:style-name="T58">(</text:span></text:span></text:p>
      <text:p text:style-name="P3"><text:span text:style-name="Source_20_Text"><text:span text:style-name="T51"><text:s text:c="8"/></text:span></text:span><text:span text:style-name="Source_20_Text"><text:span text:style-name="T40">child</text:span></text:span><text:span text:style-name="Source_20_Text"><text:span text:style-name="T58">:</text:span></text:span><text:span text:style-name="Source_20_Text"><text:span text:style-name="T40"> </text:span></text:span><text:span text:style-name="Source_20_Text"><text:span text:style-name="T37">new</text:span></text:span><text:span text:style-name="Source_20_Text"><text:span text:style-name="T40"> </text:span></text:span><text:span text:style-name="Source_20_Text"><text:span text:style-name="T101">Text</text:span></text:span><text:span text:style-name="Source_20_Text"><text:span text:style-name="T58">(</text:span></text:span><text:span text:style-name="Source_20_Text"><text:span text:style-name="T52">'Increment'</text:span></text:span><text:span text:style-name="Source_20_Text"><text:span text:style-name="T58">),</text:span></text:span></text:p>
      <text:p text:style-name="P3"><text:span text:style-name="Source_20_Text"><text:span text:style-name="T51"><text:s text:c="6"/></text:span></text:span><text:span text:style-name="Source_20_Text"><text:span text:style-name="T58">),</text:span></text:span></text:p>
      <text:p text:style-name="P3"><text:span text:style-name="Source_20_Text"><text:span text:style-name="T51"><text:s text:c="6"/></text:span></text:span><text:span text:style-name="Source_20_Text"><text:span text:style-name="T37">new</text:span></text:span><text:span text:style-name="Source_20_Text"><text:span text:style-name="T40"> </text:span></text:span><text:span text:style-name="Source_20_Text"><text:span text:style-name="T101">Text</text:span></text:span><text:span text:style-name="Source_20_Text"><text:span text:style-name="T58">(</text:span></text:span><text:span text:style-name="Source_20_Text"><text:span text:style-name="T52">'Click!'</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30"><text:span text:style-name="Source_20_Text"><text:span text:style-name="T27"/></text:span></text:p>
      <text:p text:style-name="P89"><text:span text:style-name="Source_20_Text"><text:span text:style-name="T28"/></text:span></text:p>
      <text:p text:style-name="P89"><text:span text:style-name="Source_20_Text"><text:span text:style-name="T28">---------------------------------------------------------------------------------------------------------------</text:span></text:span></text:p>
      <text:p text:style-name="P89"><text:span text:style-name="Source_20_Text"><text:span text:style-name="T2"/></text:span></text:p>
      <text:p text:style-name="P127"><text:span text:style-name="Source_20_Text"><text:span text:style-name="T216"><text:s/>Evite uso execessivo do C</text:span></text:span><text:span text:style-name="Source_20_Text"><text:span text:style-name="T216"><office:annotation loext:resolved="false"><dc:creator>Autor desconhecido</dc:creator><dc:date>2021-07-03T23:25:50.807642272</dc:date><text:p text:style-name="P189"><text:span text:style-name="T256">Utilizando o Const no lugar correto você evita o excesso de escrita dele, repare no exemplo, só de declarar o widget como const, tudo dele se torna const</text:span></text:p></office:annotation></text:span></text:span><text:span text:style-name="Source_20_Text"><text:span text:style-name="T216">onst</text:span></text:span></text:p>
      <text:p text:style-name="P127"><text:span text:style-name="Source_20_Text"/></text:p>
      <text:p text:style-name="P17"><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2">const</text:span></text:span><text:span text:style-name="Source_20_Text"><text:span text:style-name="T43"> primaryColors </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101">Color</text:span></text:span><text:span text:style-name="Source_20_Text"><text:span text:style-name="T58">(</text:span></text:span><text:span text:style-name="Source_20_Text"><text:span text:style-name="T52">'red'</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52">255</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p>
      <text:p text:style-name="P3"><text:span text:style-name="Source_20_Text"><text:span text:style-name="T51"><text:s text:c="2"/></text:span></text:span><text:span text:style-name="Source_20_Text"><text:span text:style-name="T101">Color</text:span></text:span><text:span text:style-name="Source_20_Text"><text:span text:style-name="T58">(</text:span></text:span><text:span text:style-name="Source_20_Text"><text:span text:style-name="T52">'green'</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52">0</text:span></text:span><text:span text:style-name="Source_20_Text"><text:span text:style-name="T58">,</text:span></text:span><text:span text:style-name="Source_20_Text"><text:span text:style-name="T40"> </text:span></text:span><text:span text:style-name="Source_20_Text"><text:span text:style-name="T52">255</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p>
      <text:p text:style-name="P3"><text:span text:style-name="Source_20_Text"><text:span text:style-name="T51"><text:s text:c="2"/></text:span></text:span><text:span text:style-name="Source_20_Text"><text:span text:style-name="T101">Color</text:span></text:span><text:span text:style-name="Source_20_Text"><text:span text:style-name="T58">(</text:span></text:span><text:span text:style-name="Source_20_Text"><text:span text:style-name="T52">'blue'</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52">0</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span text:style-name="Source_20_Text"><text:span text:style-name="T40"> </text:span></text:span><text:span text:style-name="Source_20_Text"><text:span text:style-name="T52">255</text:span></text:span><text:span text:style-name="Source_20_Text"><text:span text:style-name="T58">]),</text:span></text:span></text:p>
      <text:p text:style-name="P3"><text:span text:style-name="Source_20_Text"><text:span text:style-name="T58">];</text:span></text:span></text:p>
      <text:p text:style-name="P30"><text:span text:style-name="Source_20_Text"><text:span text:style-name="T23"/></text:span></text:p>
      <text:p text:style-name="P17"><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2">const</text:span></text:span><text:span text:style-name="Source_20_Text"><text:span text:style-name="T43"> primaryColors </text:span></text:span><text:span text:style-name="Source_20_Text"><text:span text:style-name="T68">=</text:span></text:span><text:span text:style-name="Source_20_Text"><text:span text:style-name="T43"> </text:span></text:span><text:span text:style-name="Source_20_Text"><text:span text:style-name="T35">const</text:span></text:span><text:span text:style-name="Source_20_Text"><text:span text:style-name="T43"> </text:span></text:span><text:span text:style-name="Source_20_Text"><text:span text:style-name="T68">[</text:span></text:span></text:p>
      <text:p text:style-name="P3"><text:soft-page-break/><text:span text:style-name="Source_20_Text"><text:span text:style-name="T51"><text:s text:c="2"/></text:span></text:span><text:span text:style-name="Source_20_Text"><text:span text:style-name="T37">const</text:span></text:span><text:span text:style-name="Source_20_Text"><text:span text:style-name="T40"> </text:span></text:span><text:span text:style-name="Source_20_Text"><text:span text:style-name="T101">Color</text:span></text:span><text:span text:style-name="Source_20_Text"><text:span text:style-name="T58">(</text:span></text:span><text:span text:style-name="Source_20_Text"><text:span text:style-name="T52">'red'</text:span></text:span><text:span text:style-name="Source_20_Text"><text:span text:style-name="T58">,</text:span></text:span><text:span text:style-name="Source_20_Text"><text:span text:style-name="T40"> </text:span></text:span><text:span text:style-name="Source_20_Text"><text:span text:style-name="T37">const</text:span></text:span><text:span text:style-name="Source_20_Text"><text:span text:style-name="T40"> </text:span></text:span><text:span text:style-name="Source_20_Text"><text:span text:style-name="T58">[</text:span></text:span><text:span text:style-name="Source_20_Text"><text:span text:style-name="T52">255</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p>
      <text:p text:style-name="P3"><text:span text:style-name="Source_20_Text"><text:span text:style-name="T51"><text:s text:c="2"/></text:span></text:span><text:span text:style-name="Source_20_Text"><text:span text:style-name="T37">const</text:span></text:span><text:span text:style-name="Source_20_Text"><text:span text:style-name="T40"> </text:span></text:span><text:span text:style-name="Source_20_Text"><text:span text:style-name="T101">Color</text:span></text:span><text:span text:style-name="Source_20_Text"><text:span text:style-name="T58">(</text:span></text:span><text:span text:style-name="Source_20_Text"><text:span text:style-name="T52">'green'</text:span></text:span><text:span text:style-name="Source_20_Text"><text:span text:style-name="T58">,</text:span></text:span><text:span text:style-name="Source_20_Text"><text:span text:style-name="T40"> </text:span></text:span><text:span text:style-name="Source_20_Text"><text:span text:style-name="T37">const</text:span></text:span><text:span text:style-name="Source_20_Text"><text:span text:style-name="T40"> </text:span></text:span><text:span text:style-name="Source_20_Text"><text:span text:style-name="T58">[</text:span></text:span><text:span text:style-name="Source_20_Text"><text:span text:style-name="T52">0</text:span></text:span><text:span text:style-name="Source_20_Text"><text:span text:style-name="T58">,</text:span></text:span><text:span text:style-name="Source_20_Text"><text:span text:style-name="T40"> </text:span></text:span><text:span text:style-name="Source_20_Text"><text:span text:style-name="T52">255</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p>
      <text:p text:style-name="P3"><text:span text:style-name="Source_20_Text"><text:span text:style-name="T51"><text:s text:c="2"/></text:span></text:span><text:span text:style-name="Source_20_Text"><text:span text:style-name="T37">const</text:span></text:span><text:span text:style-name="Source_20_Text"><text:span text:style-name="T40"> </text:span></text:span><text:span text:style-name="Source_20_Text"><text:span text:style-name="T101">Color</text:span></text:span><text:span text:style-name="Source_20_Text"><text:span text:style-name="T58">(</text:span></text:span><text:span text:style-name="Source_20_Text"><text:span text:style-name="T52">'blue'</text:span></text:span><text:span text:style-name="Source_20_Text"><text:span text:style-name="T58">,</text:span></text:span><text:span text:style-name="Source_20_Text"><text:span text:style-name="T40"> </text:span></text:span><text:span text:style-name="Source_20_Text"><text:span text:style-name="T37">const</text:span></text:span><text:span text:style-name="Source_20_Text"><text:span text:style-name="T40"> </text:span></text:span><text:span text:style-name="Source_20_Text"><text:span text:style-name="T58">[</text:span></text:span><text:span text:style-name="Source_20_Text"><text:span text:style-name="T52">0</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span text:style-name="Source_20_Text"><text:span text:style-name="T40"> </text:span></text:span><text:span text:style-name="Source_20_Text"><text:span text:style-name="T52">255</text:span></text:span><text:span text:style-name="Source_20_Text"><text:span text:style-name="T58">]),</text:span></text:span></text:p>
      <text:p text:style-name="P3"><text:span text:style-name="Source_20_Text"><text:span text:style-name="T58">];</text:span></text:span></text:p>
      <text:p text:style-name="P30"><text:span text:style-name="Source_20_Text"><text:span text:style-name="T20"/></text:span></text:p>
      <text:p text:style-name="P127"><text:span text:style-name="Source_20_Text"/></text:p>
      <text:p text:style-name="P89"><text:span text:style-name="Source_20_Text"><text:span text:style-name="T2">---------------------------------------------------------------------------------------------------------------</text:span></text:span></text:p>
      <text:p text:style-name="P90"><text:span text:style-name="Source_20_Text"><text:span text:style-name="T14"/></text:span></text:p>
      <text:p text:style-name="P128"><text:span text:style-name="Source_20_Text"><text:span text:style-name="T217">Use rethrow para relança</text:span></text:span><text:span text:style-name="Source_20_Text"><text:span text:style-name="T217"><office:annotation loext:resolved="false"><dc:creator>Autor desconhecido</dc:creator><dc:date>2021-07-03T23:31:17.060867378</dc:date><text:p text:style-name="P189"><text:span text:style-name="T256">Se você decidir relançar uma exceção, prefira usar a rethrow em vez de lançar o mesmo objeto de exceção usando throw. Rethrow preserva o rastreamento de pilha original da exceção. Throw por outro lado, redefine o rastreamento de pilha para a última posição lançada.</text:span></text:p></office:annotation></text:span></text:span><text:span text:style-name="Source_20_Text"><text:span text:style-name="T217">r uma exceção</text:span></text:span></text:p>
      <text:p text:style-name="P128"><text:span text:style-name="Source_20_Text"/></text:p>
      <text:p text:style-name="P128"><text:span text:style-name="Source_20_Text"/></text:p>
      <text:p text:style-name="P18"><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2">try</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40">somethingRisky</text:span></text:span><text:span text:style-name="Source_20_Text"><text:span text:style-name="T58">();</text:span></text:span></text:p>
      <text:p text:style-name="P3"><text:span text:style-name="Source_20_Text"><text:span text:style-name="T58">}</text:span></text:span><text:span text:style-name="Source_20_Text"><text:span text:style-name="T40"> </text:span></text:span><text:span text:style-name="Source_20_Text"><text:span text:style-name="T31">catch</text:span></text:span><text:span text:style-name="Source_20_Text"><text:span text:style-name="T40"> </text:span></text:span><text:span text:style-name="Source_20_Text"><text:span text:style-name="T58">(</text:span></text:span><text:span text:style-name="Source_20_Text"><text:span text:style-name="T40">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canHandle</text:span></text:span><text:span text:style-name="Source_20_Text"><text:span text:style-name="T58">(</text:span></text:span><text:span text:style-name="Source_20_Text"><text:span text:style-name="T40">e</text:span></text:span><text:span text:style-name="Source_20_Text"><text:span text:style-name="T58">))</text:span></text:span><text:span text:style-name="Source_20_Text"><text:span text:style-name="T40"> </text:span></text:span><text:span text:style-name="Source_20_Text"><text:span text:style-name="T37">rethrow</text:span></text:span><text:span text:style-name="Source_20_Text"><text:span text:style-name="T58">;</text:span></text:span></text:p>
      <text:p text:style-name="P3"><text:span text:style-name="Source_20_Text"><text:span text:style-name="T51"><text:s text:c="2"/></text:span></text:span><text:span text:style-name="Source_20_Text"><text:span text:style-name="T40">handle</text:span></text:span><text:span text:style-name="Source_20_Text"><text:span text:style-name="T58">(</text:span></text:span><text:span text:style-name="Source_20_Text"><text:span text:style-name="T40">e</text:span></text:span><text:span text:style-name="Source_20_Text"><text:span text:style-name="T58">);</text:span></text:span></text:p>
      <text:p text:style-name="P3"><text:span text:style-name="Source_20_Text"><text:span text:style-name="T58">}</text:span></text:span></text:p>
      <text:p text:style-name="P31"><text:span text:style-name="Source_20_Text"><text:span text:style-name="T23"/></text:span></text:p>
      <text:p text:style-name="P31"><text:span text:style-name="Source_20_Text"><text:span text:style-name="T23"/></text:span></text:p>
      <text:p text:style-name="P18"><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2">try</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40">somethingRisky</text:span></text:span><text:span text:style-name="Source_20_Text"><text:span text:style-name="T58">();</text:span></text:span></text:p>
      <text:p text:style-name="P3"><text:span text:style-name="Source_20_Text"><text:span text:style-name="T58">}</text:span></text:span><text:span text:style-name="Source_20_Text"><text:span text:style-name="T40"> </text:span></text:span><text:span text:style-name="Source_20_Text"><text:span text:style-name="T31">catch</text:span></text:span><text:span text:style-name="Source_20_Text"><text:span text:style-name="T40"> </text:span></text:span><text:span text:style-name="Source_20_Text"><text:span text:style-name="T58">(</text:span></text:span><text:span text:style-name="Source_20_Text"><text:span text:style-name="T40">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canHandle</text:span></text:span><text:span text:style-name="Source_20_Text"><text:span text:style-name="T58">(</text:span></text:span><text:span text:style-name="Source_20_Text"><text:span text:style-name="T40">e</text:span></text:span><text:span text:style-name="Source_20_Text"><text:span text:style-name="T58">))</text:span></text:span><text:span text:style-name="Source_20_Text"><text:span text:style-name="T40"> </text:span></text:span><text:span text:style-name="Source_20_Text"><text:span text:style-name="T31">throw</text:span></text:span><text:span text:style-name="Source_20_Text"><text:span text:style-name="T40"> e</text:span></text:span><text:span text:style-name="Source_20_Text"><text:span text:style-name="T58">;</text:span></text:span></text:p>
      <text:p text:style-name="P3"><text:span text:style-name="Source_20_Text"><text:span text:style-name="T51"><text:s text:c="2"/></text:span></text:span><text:span text:style-name="Source_20_Text"><text:span text:style-name="T40">handle</text:span></text:span><text:span text:style-name="Source_20_Text"><text:span text:style-name="T58">(</text:span></text:span><text:span text:style-name="Source_20_Text"><text:span text:style-name="T40">e</text:span></text:span><text:span text:style-name="Source_20_Text"><text:span text:style-name="T58">);</text:span></text:span></text:p>
      <text:p text:style-name="P3"><text:span text:style-name="Source_20_Text"><text:span text:style-name="T58">}</text:span></text:span></text:p>
      <text:p text:style-name="P31"><text:span text:style-name="Source_20_Text"><text:span text:style-name="T20"/></text:span></text:p>
      <text:p text:style-name="P128"><text:span text:style-name="Source_20_Text"/></text:p>
      <text:p text:style-name="P90"><text:span text:style-name="Source_20_Text"><text:span text:style-name="T2">---------------------------------------------------------------------------------------------------------------</text:span></text:span></text:p>
      <text:p text:style-name="P90"><text:span text:style-name="Source_20_Text"><text:span text:style-name="T28"/></text:span></text:p>
      <text:p text:style-name="P128"><text:span text:style-name="Source_20_Text"><text:span text:style-name="T217"><text:s/></text:span></text:span><text:span text:style-name="Source_20_Text"><text:span text:style-name="T218">Async / </text:span></text:span><text:span text:style-name="Source_20_Text"><text:span text:style-name="T218"><office:annotation loext:resolved="false"><dc:creator>Autor desconhecido</dc:creator><dc:date>2021-07-03T23:39:34.328335592</dc:date><text:p text:style-name="P189"><text:span text:style-name="T256">O Dart possui vários recursos de linguagem para oferecer suporte à programação assíncrona. As práticas recomendadas a seguir se aplicam à codificação assíncrona.</text:span></text:p><text:p text:style-name="P189"><text:span text:style-name="T256"/></text:p><text:p text:style-name="P189"><text:span text:style-name="T256">A sintaxe async/ await melhora a legibilidade e permite que você use todas as estruturas de fluxo de controle do Dart em seu código assíncrono.</text:span></text:p></office:annotation></text:span></text:span><text:span text:style-name="Source_20_Text"><text:span text:style-name="T218">Await</text:span></text:span><text:span text:style-name="Source_20_Text"><text:span text:style-name="T219"> (evite callback .then)</text:span></text:span></text:p>
      <text:p text:style-name="P128"><text:span text:style-name="Source_20_Text"><text:span text:style-name="T219"/></text:span></text:p>
      <text:p text:style-name="P128"><text:span text:style-name="Source_20_Text"><text:span text:style-name="T219"/></text:span></text:p>
      <text:p text:style-name="P19"><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104">Future</text:span></text:span><text:span text:style-name="Source_20_Text"><text:span text:style-name="T68">&lt;</text:span></text:span><text:span text:style-name="Source_20_Text"><text:span text:style-name="T104">int</text:span></text:span><text:span text:style-name="Source_20_Text"><text:span text:style-name="T68">&gt;</text:span></text:span><text:span text:style-name="Source_20_Text"><text:span text:style-name="T43"> countActivePlayers</text:span></text:span><text:span text:style-name="Source_20_Text"><text:span text:style-name="T68">(</text:span></text:span><text:span text:style-name="Source_20_Text"><text:span text:style-name="T104">String</text:span></text:span><text:span text:style-name="Source_20_Text"><text:span text:style-name="T43"> teamName</text:span></text:span><text:span text:style-name="Source_20_Text"><text:span text:style-name="T68">)</text:span></text:span><text:span text:style-name="Source_20_Text"><text:span text:style-name="T43"> </text:span></text:span><text:span text:style-name="Source_20_Text"><text:span text:style-name="T35">async</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try</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var</text:span></text:span><text:span text:style-name="Source_20_Text"><text:span text:style-name="T40"> team </text:span></text:span><text:span text:style-name="Source_20_Text"><text:span text:style-name="T58">=</text:span></text:span><text:span text:style-name="Source_20_Text"><text:span text:style-name="T40"> </text:span></text:span><text:span text:style-name="Source_20_Text"><text:span text:style-name="T37">await</text:span></text:span><text:span text:style-name="Source_20_Text"><text:span text:style-name="T40"> downloadTeam</text:span></text:span><text:span text:style-name="Source_20_Text"><text:span text:style-name="T58">(</text:span></text:span><text:span text:style-name="Source_20_Text"><text:span text:style-name="T40">teamName</text:span></text:span><text:span text:style-name="Source_20_Text"><text:span text:style-name="T58">);</text:span></text:span></text:p>
      <text:p text:style-name="P3"><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team </text:span></text:span><text:span text:style-name="Source_20_Text"><text:span text:style-name="T58">==</text:span></text:span><text:span text:style-name="Source_20_Text"><text:span text:style-name="T40"> </text:span></text:span><text:span text:style-name="Source_20_Text"><text:span text:style-name="T101">null</text:span></text:span><text:span text:style-name="Source_20_Text"><text:span text:style-name="T58">)</text:span></text:span><text:span text:style-name="Source_20_Text"><text:span text:style-name="T40"> </text:span></text:span><text:span text:style-name="Source_20_Text"><text:span text:style-name="T31">return</text:span></text:span><text:span text:style-name="Source_20_Text"><text:span text:style-name="T40"> </text:span></text:span><text:span text:style-name="Source_20_Text"><text:span text:style-name="T52">0</text:span></text:span><text:span text:style-name="Source_20_Text"><text:span text:style-name="T58">;</text:span></text:span></text:p>
      <text:p text:style-name="P3"/>
      <text:p text:style-name="P3"><text:span text:style-name="Source_20_Text"><text:span text:style-name="T51"><text:s text:c="4"/></text:span></text:span><text:span text:style-name="Source_20_Text"><text:span text:style-name="T31">var</text:span></text:span><text:span text:style-name="Source_20_Text"><text:span text:style-name="T40"> players </text:span></text:span><text:span text:style-name="Source_20_Text"><text:span text:style-name="T58">=</text:span></text:span><text:span text:style-name="Source_20_Text"><text:span text:style-name="T40"> </text:span></text:span><text:span text:style-name="Source_20_Text"><text:span text:style-name="T37">await</text:span></text:span><text:span text:style-name="Source_20_Text"><text:span text:style-name="T40"> team</text:span></text:span><text:span text:style-name="Source_20_Text"><text:span text:style-name="T58">.</text:span></text:span><text:span text:style-name="Source_20_Text"><text:span text:style-name="T40">roster</text:span></text:span><text:span text:style-name="Source_20_Text"><text:span text:style-name="T58">;</text:span></text:span></text:p>
      <text:p text:style-name="P3"><text:soft-page-break/><text:span text:style-name="Source_20_Text"><text:span text:style-name="T51"><text:s text:c="4"/></text:span></text:span><text:span text:style-name="Source_20_Text"><text:span text:style-name="T31">return</text:span></text:span><text:span text:style-name="Source_20_Text"><text:span text:style-name="T40"> players</text:span></text:span><text:span text:style-name="Source_20_Text"><text:span text:style-name="T58">.</text:span></text:span><text:span text:style-name="Source_20_Text"><text:span text:style-name="T40">where</text:span></text:span><text:span text:style-name="Source_20_Text"><text:span text:style-name="T58">((</text:span></text:span><text:span text:style-name="Source_20_Text"><text:span text:style-name="T40">player</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player</text:span></text:span><text:span text:style-name="Source_20_Text"><text:span text:style-name="T58">.</text:span></text:span><text:span text:style-name="Source_20_Text"><text:span text:style-name="T40">isActive</text:span></text:span><text:span text:style-name="Source_20_Text"><text:span text:style-name="T58">).</text:span></text:span><text:span text:style-name="Source_20_Text"><text:span text:style-name="T40">length</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span text:style-name="Source_20_Text"><text:span text:style-name="T40"> </text:span></text:span><text:span text:style-name="Source_20_Text"><text:span text:style-name="T31">catch</text:span></text:span><text:span text:style-name="Source_20_Text"><text:span text:style-name="T40"> </text:span></text:span><text:span text:style-name="Source_20_Text"><text:span text:style-name="T58">(</text:span></text:span><text:span text:style-name="Source_20_Text"><text:span text:style-name="T40">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log</text:span></text:span><text:span text:style-name="Source_20_Text"><text:span text:style-name="T58">.</text:span></text:span><text:span text:style-name="Source_20_Text"><text:span text:style-name="T40">error</text:span></text:span><text:span text:style-name="Source_20_Text"><text:span text:style-name="T58">(</text:span></text:span><text:span text:style-name="Source_20_Text"><text:span text:style-name="T40">e</text:span></text:span><text:span text:style-name="Source_20_Text"><text:span text:style-name="T58">);</text:span></text:span></text:p>
      <text:p text:style-name="P3"><text:span text:style-name="Source_20_Text"><text:span text:style-name="T51"><text:s text:c="4"/></text:span></text:span><text:span text:style-name="Source_20_Text"><text:span text:style-name="T31">return</text:span></text:span><text:span text:style-name="Source_20_Text"><text:span text:style-name="T40"> </text:span></text:span><text:span text:style-name="Source_20_Text"><text:span text:style-name="T52">0</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32"><text:span text:style-name="Source_20_Text"><text:span text:style-name="T23"/></text:span></text:p>
      <text:p text:style-name="P32"><text:span text:style-name="Source_20_Text"><text:span text:style-name="T23"/></text:span></text:p>
      <text:p text:style-name="P19"><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104">Future</text:span></text:span><text:span text:style-name="Source_20_Text"><text:span text:style-name="T68">&lt;</text:span></text:span><text:span text:style-name="Source_20_Text"><text:span text:style-name="T104">int</text:span></text:span><text:span text:style-name="Source_20_Text"><text:span text:style-name="T68">&gt;</text:span></text:span><text:span text:style-name="Source_20_Text"><text:span text:style-name="T43"> countActivePlayers</text:span></text:span><text:span text:style-name="Source_20_Text"><text:span text:style-name="T68">(</text:span></text:span><text:span text:style-name="Source_20_Text"><text:span text:style-name="T104">String</text:span></text:span><text:span text:style-name="Source_20_Text"><text:span text:style-name="T43"> teamName</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return</text:span></text:span><text:span text:style-name="Source_20_Text"><text:span text:style-name="T40"> downloadTeam</text:span></text:span><text:span text:style-name="Source_20_Text"><text:span text:style-name="T58">(</text:span></text:span><text:span text:style-name="Source_20_Text"><text:span text:style-name="T40">teamName</text:span></text:span><text:span text:style-name="Source_20_Text"><text:span text:style-name="T58">).</text:span></text:span><text:span text:style-name="Source_20_Text"><text:span text:style-name="T40">then</text:span></text:span><text:span text:style-name="Source_20_Text"><text:span text:style-name="T58">((</text:span></text:span><text:span text:style-name="Source_20_Text"><text:span text:style-name="T40">team</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team </text:span></text:span><text:span text:style-name="Source_20_Text"><text:span text:style-name="T58">==</text:span></text:span><text:span text:style-name="Source_20_Text"><text:span text:style-name="T40"> </text:span></text:span><text:span text:style-name="Source_20_Text"><text:span text:style-name="T101">null</text:span></text:span><text:span text:style-name="Source_20_Text"><text:span text:style-name="T58">)</text:span></text:span><text:span text:style-name="Source_20_Text"><text:span text:style-name="T40"> </text:span></text:span><text:span text:style-name="Source_20_Text"><text:span text:style-name="T31">return</text:span></text:span><text:span text:style-name="Source_20_Text"><text:span text:style-name="T40"> </text:span></text:span><text:span text:style-name="Source_20_Text"><text:span text:style-name="T101">Future</text:span></text:span><text:span text:style-name="Source_20_Text"><text:span text:style-name="T58">.</text:span></text:span><text:span text:style-name="Source_20_Text"><text:span text:style-name="T40">value</text:span></text:span><text:span text:style-name="Source_20_Text"><text:span text:style-name="T58">(</text:span></text:span><text:span text:style-name="Source_20_Text"><text:span text:style-name="T52">0</text:span></text:span><text:span text:style-name="Source_20_Text"><text:span text:style-name="T58">);</text:span></text:span></text:p>
      <text:p text:style-name="P3"/>
      <text:p text:style-name="P3"><text:span text:style-name="Source_20_Text"><text:span text:style-name="T51"><text:s text:c="4"/></text:span></text:span><text:span text:style-name="Source_20_Text"><text:span text:style-name="T31">return</text:span></text:span><text:span text:style-name="Source_20_Text"><text:span text:style-name="T40"> team</text:span></text:span><text:span text:style-name="Source_20_Text"><text:span text:style-name="T58">.</text:span></text:span><text:span text:style-name="Source_20_Text"><text:span text:style-name="T40">roster</text:span></text:span><text:span text:style-name="Source_20_Text"><text:span text:style-name="T58">.</text:span></text:span><text:span text:style-name="Source_20_Text"><text:span text:style-name="T40">then</text:span></text:span><text:span text:style-name="Source_20_Text"><text:span text:style-name="T58">((</text:span></text:span><text:span text:style-name="Source_20_Text"><text:span text:style-name="T40">players</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6"/></text:span></text:span><text:span text:style-name="Source_20_Text"><text:span text:style-name="T31">return</text:span></text:span><text:span text:style-name="Source_20_Text"><text:span text:style-name="T40"> players</text:span></text:span><text:span text:style-name="Source_20_Text"><text:span text:style-name="T58">.</text:span></text:span><text:span text:style-name="Source_20_Text"><text:span text:style-name="T40">where</text:span></text:span><text:span text:style-name="Source_20_Text"><text:span text:style-name="T58">((</text:span></text:span><text:span text:style-name="Source_20_Text"><text:span text:style-name="T40">player</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player</text:span></text:span><text:span text:style-name="Source_20_Text"><text:span text:style-name="T58">.</text:span></text:span><text:span text:style-name="Source_20_Text"><text:span text:style-name="T40">isActive</text:span></text:span><text:span text:style-name="Source_20_Text"><text:span text:style-name="T58">).</text:span></text:span><text:span text:style-name="Source_20_Text"><text:span text:style-name="T40">length</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span text:style-name="Source_20_Text"><text:span text:style-name="T40">catchError</text:span></text:span><text:span text:style-name="Source_20_Text"><text:span text:style-name="T58">((</text:span></text:span><text:span text:style-name="Source_20_Text"><text:span text:style-name="T40">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log</text:span></text:span><text:span text:style-name="Source_20_Text"><text:span text:style-name="T58">.</text:span></text:span><text:span text:style-name="Source_20_Text"><text:span text:style-name="T40">error</text:span></text:span><text:span text:style-name="Source_20_Text"><text:span text:style-name="T58">(</text:span></text:span><text:span text:style-name="Source_20_Text"><text:span text:style-name="T40">e</text:span></text:span><text:span text:style-name="Source_20_Text"><text:span text:style-name="T58">);</text:span></text:span></text:p>
      <text:p text:style-name="P3"><text:span text:style-name="Source_20_Text"><text:span text:style-name="T51"><text:s text:c="4"/></text:span></text:span><text:span text:style-name="Source_20_Text"><text:span text:style-name="T31">return</text:span></text:span><text:span text:style-name="Source_20_Text"><text:span text:style-name="T40"> </text:span></text:span><text:span text:style-name="Source_20_Text"><text:span text:style-name="T52">0</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32"><text:span text:style-name="Source_20_Text"><text:span text:style-name="T20"/></text:span></text:p>
      <text:p text:style-name="P128"><text:span text:style-name="Source_20_Text"><text:span text:style-name="T219"/></text:span></text:p>
      <text:p text:style-name="P42"><text:span text:style-name="Source_20_Text"><text:span text:style-name="T220">Não use Async quanto não tiver</text:span></text:span><text:span text:style-name="Source_20_Text"><text:span text:style-name="T220"><office:annotation loext:resolved="false"><dc:creator>Autor desconhecido</dc:creator><dc:date>2021-07-03T23:43:15.605760626</dc:date><text:p text:style-name="P189"><text:span text:style-name="T256">É fácil adquirir o hábito de usar asyncem qualquer função que faça qualquer coisa relacionada à assincronia. Mas, em alguns casos, é estranho. Se você puder omitir o asyncsem alterar o comportamento da função, faça isso.</text:span></text:p></office:annotation></text:span></text:span><text:span text:style-name="Source_20_Text"><text:span text:style-name="T220"> nenhum efeito útil:</text:span></text:span></text:p>
      <text:p text:style-name="P42"><text:span text:style-name="Source_20_Text"/></text:p>
      <text:p text:style-name="P19"><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104">Future</text:span></text:span><text:span text:style-name="Source_20_Text"><text:span text:style-name="T68">&lt;</text:span></text:span><text:span text:style-name="Source_20_Text"><text:span text:style-name="T104">int</text:span></text:span><text:span text:style-name="Source_20_Text"><text:span text:style-name="T68">&gt;</text:span></text:span><text:span text:style-name="Source_20_Text"><text:span text:style-name="T43"> fastestBranch</text:span></text:span><text:span text:style-name="Source_20_Text"><text:span text:style-name="T68">(</text:span></text:span></text:p>
      <text:p text:style-name="P3"><text:span text:style-name="Source_20_Text"><text:span text:style-name="T51"><text:s text:c="4"/></text:span></text:span><text:span text:style-name="Source_20_Text"><text:span text:style-name="T101">Future</text:span></text:span><text:span text:style-name="Source_20_Text"><text:span text:style-name="T58">&lt;</text:span></text:span><text:span text:style-name="Source_20_Text"><text:span text:style-name="T101">int</text:span></text:span><text:span text:style-name="Source_20_Text"><text:span text:style-name="T58">&gt;</text:span></text:span><text:span text:style-name="Source_20_Text"><text:span text:style-name="T40"> left</text:span></text:span><text:span text:style-name="Source_20_Text"><text:span text:style-name="T58">,</text:span></text:span><text:span text:style-name="Source_20_Text"><text:span text:style-name="T40"> </text:span></text:span><text:span text:style-name="Source_20_Text"><text:span text:style-name="T101">Future</text:span></text:span><text:span text:style-name="Source_20_Text"><text:span text:style-name="T58">&lt;</text:span></text:span><text:span text:style-name="Source_20_Text"><text:span text:style-name="T101">int</text:span></text:span><text:span text:style-name="Source_20_Text"><text:span text:style-name="T58">&gt;</text:span></text:span><text:span text:style-name="Source_20_Text"><text:span text:style-name="T40"> right</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31">return</text:span></text:span><text:span text:style-name="Source_20_Text"><text:span text:style-name="T40"> </text:span></text:span><text:span text:style-name="Source_20_Text"><text:span text:style-name="T101">Future</text:span></text:span><text:span text:style-name="Source_20_Text"><text:span text:style-name="T58">.</text:span></text:span><text:span text:style-name="Source_20_Text"><text:span text:style-name="T40">any</text:span></text:span><text:span text:style-name="Source_20_Text"><text:span text:style-name="T58">([</text:span></text:span><text:span text:style-name="Source_20_Text"><text:span text:style-name="T40">left</text:span></text:span><text:span text:style-name="Source_20_Text"><text:span text:style-name="T58">,</text:span></text:span><text:span text:style-name="Source_20_Text"><text:span text:style-name="T40"> right</text:span></text:span><text:span text:style-name="Source_20_Text"><text:span text:style-name="T58">]);</text:span></text:span></text:p>
      <text:p text:style-name="P3"><text:span text:style-name="Source_20_Text"><text:span text:style-name="T58">}</text:span></text:span></text:p>
      <text:p text:style-name="P3"><text:span text:style-name="Source_20_Text"><text:span text:style-name="T89"/></text:span></text:p>
      <text:p text:style-name="P19"><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104">Future</text:span></text:span><text:span text:style-name="Source_20_Text"><text:span text:style-name="T68">&lt;</text:span></text:span><text:span text:style-name="Source_20_Text"><text:span text:style-name="T104">int</text:span></text:span><text:span text:style-name="Source_20_Text"><text:span text:style-name="T68">&gt;</text:span></text:span><text:span text:style-name="Source_20_Text"><text:span text:style-name="T43"> fastestBranch</text:span></text:span><text:span text:style-name="Source_20_Text"><text:span text:style-name="T68">(</text:span></text:span><text:span text:style-name="Source_20_Text"><text:span text:style-name="T104">Future</text:span></text:span><text:span text:style-name="Source_20_Text"><text:span text:style-name="T68">&lt;</text:span></text:span><text:span text:style-name="Source_20_Text"><text:span text:style-name="T104">int</text:span></text:span><text:span text:style-name="Source_20_Text"><text:span text:style-name="T68">&gt;</text:span></text:span><text:span text:style-name="Source_20_Text"><text:span text:style-name="T43"> left</text:span></text:span><text:span text:style-name="Source_20_Text"><text:span text:style-name="T68">,</text:span></text:span><text:span text:style-name="Source_20_Text"><text:span text:style-name="T43"> </text:span></text:span><text:span text:style-name="Source_20_Text"><text:span text:style-name="T104">Future</text:span></text:span><text:span text:style-name="Source_20_Text"><text:span text:style-name="T68">&lt;</text:span></text:span><text:span text:style-name="Source_20_Text"><text:span text:style-name="T104">int</text:span></text:span><text:span text:style-name="Source_20_Text"><text:span text:style-name="T68">&gt;</text:span></text:span><text:span text:style-name="Source_20_Text"><text:span text:style-name="T43"> right</text:span></text:span><text:span text:style-name="Source_20_Text"><text:span text:style-name="T68">)</text:span></text:span><text:span text:style-name="Source_20_Text"><text:span text:style-name="T43"> </text:span></text:span><text:span text:style-name="Source_20_Text"><text:span text:style-name="T32">async</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return</text:span></text:span><text:span text:style-name="Source_20_Text"><text:span text:style-name="T40"> </text:span></text:span><text:span text:style-name="Source_20_Text"><text:span text:style-name="T101">Future</text:span></text:span><text:span text:style-name="Source_20_Text"><text:span text:style-name="T58">.</text:span></text:span><text:span text:style-name="Source_20_Text"><text:span text:style-name="T40">any</text:span></text:span><text:span text:style-name="Source_20_Text"><text:span text:style-name="T58">([</text:span></text:span><text:span text:style-name="Source_20_Text"><text:span text:style-name="T40">left</text:span></text:span><text:span text:style-name="Source_20_Text"><text:span text:style-name="T58">,</text:span></text:span><text:span text:style-name="Source_20_Text"><text:span text:style-name="T40"> right</text:span></text:span><text:span text:style-name="Source_20_Text"><text:span text:style-name="T58">]);</text:span></text:span></text:p>
      <text:p text:style-name="P3"><text:span text:style-name="Source_20_Text"><text:span text:style-name="T58">}</text:span></text:span></text:p>
      <text:p text:style-name="P42"><text:span text:style-name="Source_20_Text"><text:span text:style-name="T20"/></text:span></text:p>
      <text:p text:style-name="P42"><text:span text:style-name="Source_20_Text"><text:span text:style-name="T20"/></text:span></text:p>
      <text:p text:style-name="P40"><text:soft-page-break/><text:span text:style-name="Source_20_Text"><text:span text:style-name="T220">Casos em que Async é útil:</text:span></text:span></text:p>
      <text:p text:style-name="P40"><text:span text:style-name="Source_20_Text"><text:span text:style-name="T178"><text:s text:c="5"/>Você está usando </text:span></text:span><text:span text:style-name="Source_20_Text"><text:span text:style-name="T7">await</text:span></text:span><text:span text:style-name="Source_20_Text"><text:span text:style-name="T178">. (Este é o mais óbvio.)</text:span></text:span></text:p>
      <text:list xml:id="list2649315963" text:style-name="L1">
        <text:list-item>
          <text:p text:style-name="P184"><text:span text:style-name="T120">Você está retornando um erro de forma assíncrona. </text:span><text:span text:style-name="Source_20_Text"><text:span text:style-name="T128">Async </text:span></text:span><text:span text:style-name="T120">e então </text:span><text:span text:style-name="Source_20_Text"><text:span text:style-name="T128">throw </text:span></text:span><text:span text:style-name="T120">é mais curto do que </text:span><text:span text:style-name="Source_20_Text"><text:span text:style-name="T128">return Future.error(...)</text:span></text:span><text:span text:style-name="T120">.</text:span></text:p>
        </text:list-item>
        <text:list-item>
          <text:p text:style-name="P184"><text:span text:style-name="T120">Você está retornando um valor e deseja envolvê-lo implicitamente em um futuro. </text:span><text:span text:style-name="Source_20_Text"><text:span text:style-name="T128">Async </text:span></text:span><text:span text:style-name="T120">é mais curto do que </text:span><text:span text:style-name="Source_20_Text"><text:span text:style-name="T128">Future.value(...)</text:span></text:span><text:span text:style-name="T120">.</text:span></text:p>
        </text:list-item>
      </text:list>
      <text:p text:style-name="P19"><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104">Future</text:span></text:span><text:span text:style-name="Source_20_Text"><text:span text:style-name="T68">&lt;</text:span></text:span><text:span text:style-name="Source_20_Text"><text:span text:style-name="T104">void</text:span></text:span><text:span text:style-name="Source_20_Text"><text:span text:style-name="T68">&gt;</text:span></text:span><text:span text:style-name="Source_20_Text"><text:span text:style-name="T43"> usesAwait</text:span></text:span><text:span text:style-name="Source_20_Text"><text:span text:style-name="T68">(</text:span></text:span><text:span text:style-name="Source_20_Text"><text:span text:style-name="T104">Future</text:span></text:span><text:span text:style-name="Source_20_Text"><text:span text:style-name="T68">&lt;</text:span></text:span><text:span text:style-name="Source_20_Text"><text:span text:style-name="T104">String</text:span></text:span><text:span text:style-name="Source_20_Text"><text:span text:style-name="T68">&gt;</text:span></text:span><text:span text:style-name="Source_20_Text"><text:span text:style-name="T43"> later</text:span></text:span><text:span text:style-name="Source_20_Text"><text:span text:style-name="T68">)</text:span></text:span><text:span text:style-name="Source_20_Text"><text:span text:style-name="T43"> </text:span></text:span><text:span text:style-name="Source_20_Text"><text:span text:style-name="T32">async</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40">print</text:span></text:span><text:span text:style-name="Source_20_Text"><text:span text:style-name="T58">(</text:span></text:span><text:span text:style-name="Source_20_Text"><text:span text:style-name="T31">await</text:span></text:span><text:span text:style-name="Source_20_Text"><text:span text:style-name="T40"> later</text:span></text:span><text:span text:style-name="Source_20_Text"><text:span text:style-name="T58">);</text:span></text:span></text:p>
      <text:p text:style-name="P3"><text:span text:style-name="Source_20_Text"><text:span text:style-name="T58">}</text:span></text:span></text:p>
      <text:p text:style-name="P3"/>
      <text:p text:style-name="P3"><text:span text:style-name="Source_20_Text"><text:span text:style-name="T101">Future</text:span></text:span><text:span text:style-name="Source_20_Text"><text:span text:style-name="T58">&lt;</text:span></text:span><text:span text:style-name="Source_20_Text"><text:span text:style-name="T101">void</text:span></text:span><text:span text:style-name="Source_20_Text"><text:span text:style-name="T58">&gt;</text:span></text:span><text:span text:style-name="Source_20_Text"><text:span text:style-name="T40"> asyncError</text:span></text:span><text:span text:style-name="Source_20_Text"><text:span text:style-name="T58">()</text:span></text:span><text:span text:style-name="Source_20_Text"><text:span text:style-name="T40"> </text:span></text:span><text:span text:style-name="Source_20_Text"><text:span text:style-name="T31">async</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31">throw</text:span></text:span><text:span text:style-name="Source_20_Text"><text:span text:style-name="T40"> </text:span></text:span><text:span text:style-name="Source_20_Text"><text:span text:style-name="T52">'Error!'</text:span></text:span><text:span text:style-name="Source_20_Text"><text:span text:style-name="T58">;</text:span></text:span></text:p>
      <text:p text:style-name="P3"><text:span text:style-name="Source_20_Text"><text:span text:style-name="T58">}</text:span></text:span></text:p>
      <text:p text:style-name="P3"/>
      <text:p text:style-name="P3"><text:span text:style-name="Source_20_Text"><text:span text:style-name="T101">Future</text:span></text:span><text:span text:style-name="Source_20_Text"><text:span text:style-name="T58">&lt;</text:span></text:span><text:span text:style-name="Source_20_Text"><text:span text:style-name="T101">void</text:span></text:span><text:span text:style-name="Source_20_Text"><text:span text:style-name="T58">&gt;</text:span></text:span><text:span text:style-name="Source_20_Text"><text:span text:style-name="T40"> asyncValue</text:span></text:span><text:span text:style-name="Source_20_Text"><text:span text:style-name="T58">()</text:span></text:span><text:span text:style-name="Source_20_Text"><text:span text:style-name="T40"> </text:span></text:span><text:span text:style-name="Source_20_Text"><text:span text:style-name="T31">async</text:span></text:span><text:span text:style-name="Source_20_Text"><text:span text:style-name="T40"> </text:span></text:span><text:span text:style-name="Source_20_Text"><text:span text:style-name="T58">=&gt;</text:span></text:span><text:span text:style-name="Source_20_Text"><text:span text:style-name="T40"> </text:span></text:span><text:span text:style-name="Source_20_Text"><text:span text:style-name="T52">'value'</text:span></text:span><text:span text:style-name="Source_20_Text"><text:span text:style-name="T58">;</text:span></text:span></text:p>
      <text:p text:style-name="P40"><text:span text:style-name="Source_20_Text"><text:span text:style-name="T23"/></text:span></text:p>
      <text:p text:style-name="P91"><text:span text:style-name="Source_20_Text"><text:span text:style-name="T2">---------------------------------------------------------------------------------------------------------------</text:span></text:span></text:p>
      <text:p text:style-name="P91"><text:span text:style-name="Source_20_Text"><text:span text:style-name="T28"/></text:span></text:p>
      <text:p text:style-name="P101"><text:span text:style-name="Source_20_Text"><text:span text:style-name="T15">Projeto (boas pr</text:span></text:span><text:span text:style-name="Source_20_Text"><text:span text:style-name="T15"><office:annotation loext:resolved="false"><dc:creator>Autor desconhecido</dc:creator><dc:date>2021-07-04T11:30:50.521889020</dc:date><text:p text:style-name="P189"><text:span text:style-name="T256">Aqui estão algumas diretrizes para escrever APIs consistentes e utilizáveis ​​para bibliotecas.</text:span></text:p></office:annotation></text:span></text:span><text:span text:style-name="Source_20_Text"><text:span text:style-name="T15">aticas)</text:span></text:span></text:p>
      <text:p text:style-name="P101"><text:span text:style-name="Source_20_Text"><text:span text:style-name="T15"/></text:span></text:p>
      <text:p text:style-name="P101"><text:span text:style-name="Source_20_Text"><text:span text:style-name="T15"/></text:span></text:p>
      <text:p text:style-name="P129"><text:span text:style-name="Source_20_Text"><text:span text:style-name="T221">No</text:span></text:span><text:span text:style-name="Source_20_Text"><text:span text:style-name="T221"><office:annotation loext:resolved="false"><dc:creator>Autor desconhecido</dc:creator><dc:date>2021-07-04T11:31:11.580505838</dc:date><text:p text:style-name="P189"><text:span text:style-name="T256">Nomear é uma parte importante da escrita de código legível e sustentável. As práticas recomendadas a seguir podem ajudá-lo a atingir esse objetivo.</text:span></text:p><text:p text:style-name="P189"><text:span text:style-name="T256"/></text:p><text:p text:style-name="P189"><text:span text:style-name="T256">USE os termos de forma consistente.</text:span></text:p><text:p text:style-name="P189"><text:span text:style-name="T256">Use o mesmo nome para a mesma coisa em todo o código. Se já existe um precedente fora de sua API que os usuários provavelmente conheçam, siga esse precedente.</text:span></text:p></office:annotation></text:span></text:span><text:span text:style-name="Source_20_Text"><text:span text:style-name="T221">mes</text:span></text:span></text:p>
      <text:p text:style-name="P129"><text:span text:style-name="Source_20_Text"/></text:p>
      <text:p text:style-name="P129"><text:span text:style-name="Source_20_Text"/></text:p>
      <text:p text:style-name="P20"><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43">pageCount <text:s text:c="8"/></text:span></text:span><text:span text:style-name="Source_20_Text"><text:span text:style-name="T112">// A field.</text:span></text:span></text:p>
      <text:p text:style-name="P3"><text:span text:style-name="Source_20_Text"><text:span text:style-name="T40">updatePageCount</text:span></text:span><text:span text:style-name="Source_20_Text"><text:span text:style-name="T58">()</text:span></text:span><text:span text:style-name="Source_20_Text"><text:span text:style-name="T40"> </text:span></text:span><text:span text:style-name="Source_20_Text"><text:span text:style-name="T111">// Consistent with pageCount.</text:span></text:span></text:p>
      <text:p text:style-name="P3"><text:span text:style-name="Source_20_Text"><text:span text:style-name="T40">toSomething</text:span></text:span><text:span text:style-name="Source_20_Text"><text:span text:style-name="T58">()</text:span></text:span><text:span text:style-name="Source_20_Text"><text:span text:style-name="T40"> <text:s text:c="4"/></text:span></text:span><text:span text:style-name="Source_20_Text"><text:span text:style-name="T111">// Consistent with Iterable's toList().</text:span></text:span></text:p>
      <text:p text:style-name="P3"><text:span text:style-name="Source_20_Text"><text:span text:style-name="T40">asSomething</text:span></text:span><text:span text:style-name="Source_20_Text"><text:span text:style-name="T58">()</text:span></text:span><text:span text:style-name="Source_20_Text"><text:span text:style-name="T40"> <text:s text:c="4"/></text:span></text:span><text:span text:style-name="Source_20_Text"><text:span text:style-name="T111">// Consistent with List's asMap().</text:span></text:span></text:p>
      <text:p text:style-name="P3"><text:span text:style-name="Source_20_Text"><text:span text:style-name="T101">Point</text:span></text:span><text:span text:style-name="Source_20_Text"><text:span text:style-name="T40"> <text:s text:c="12"/></text:span></text:span><text:span text:style-name="Source_20_Text"><text:span text:style-name="T111">// A familiar concept.</text:span></text:span></text:p>
      <text:p text:style-name="P33"><text:span text:style-name="Source_20_Text"><text:span text:style-name="T23"/></text:span></text:p>
      <text:p text:style-name="P139"><text:span text:style-name="Source_20_Text"/></text:p>
      <text:p text:style-name="P20"><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43">renumberPages</text:span></text:span><text:span text:style-name="Source_20_Text"><text:span text:style-name="T68">()</text:span></text:span><text:span text:style-name="Source_20_Text"><text:span text:style-name="T43"> <text:s text:c="5"/></text:span></text:span><text:span text:style-name="Source_20_Text"><text:span text:style-name="T112">// Confusingly different from pageCount.</text:span></text:span></text:p>
      <text:p text:style-name="P3"><text:span text:style-name="Source_20_Text"><text:span text:style-name="T40">convertToSomething</text:span></text:span><text:span text:style-name="Source_20_Text"><text:span text:style-name="T58">()</text:span></text:span><text:span text:style-name="Source_20_Text"><text:span text:style-name="T40"> </text:span></text:span><text:span text:style-name="Source_20_Text"><text:span text:style-name="T111">// Inconsistent with toX() precedent.</text:span></text:span></text:p>
      <text:p text:style-name="P3"><text:span text:style-name="Source_20_Text"><text:span text:style-name="T40">wrappedAsSomething</text:span></text:span><text:span text:style-name="Source_20_Text"><text:span text:style-name="T58">()</text:span></text:span><text:span text:style-name="Source_20_Text"><text:span text:style-name="T40"> </text:span></text:span><text:span text:style-name="Source_20_Text"><text:span text:style-name="T111">// Inconsistent with asX() precedent.</text:span></text:span></text:p>
      <text:p text:style-name="P3"><text:span text:style-name="Source_20_Text"><text:span text:style-name="T101">Cartesian</text:span></text:span><text:span text:style-name="Source_20_Text"><text:span text:style-name="T40"> <text:s text:c="11"/></text:span></text:span><text:span text:style-name="Source_20_Text"><text:span text:style-name="T111">// Unfamiliar to most users.</text:span></text:span></text:p>
      <text:p text:style-name="P33"><text:span text:style-name="Source_20_Text"><text:span text:style-name="T20"/></text:span></text:p>
      <text:p text:style-name="P129"><text:span text:style-name="Source_20_Text"/></text:p>
      <text:p text:style-name="P92"><text:span text:style-name="Source_20_Text"><text:span text:style-name="T2">---------------------------------------------------------------------------------------------------------------</text:span></text:span></text:p>
      <text:p text:style-name="P92"><text:soft-page-break/><text:span text:style-name="Source_20_Text"><text:span text:style-name="T28"/></text:span></text:p>
      <text:p text:style-name="P130"><text:span text:style-name="Source_20_Text"><text:span text:style-name="T222">Evite abre</text:span></text:span><text:span text:style-name="Source_20_Text"><text:span text:style-name="T222"><office:annotation loext:resolved="false"><dc:creator>Autor desconhecido</dc:creator><dc:date>2021-07-04T12:16:40.774092662</dc:date><text:p text:style-name="P189"><text:span text:style-name="T256">A menos que a abreviatura seja mais comum do que o termo não abreviado, não abrevie. Se você abreviar, capitalize corretamente .</text:span></text:p><text:p text:style-name="P189"><text:span text:style-name="T256"/></text:p><text:p text:style-name="P189"><text:span text:style-name="T256"/></text:p></office:annotation></text:span></text:span><text:span text:style-name="Source_20_Text"><text:span text:style-name="T222">viações</text:span></text:span></text:p>
      <text:p text:style-name="P130"><text:span text:style-name="Source_20_Text"/></text:p>
      <text:p text:style-name="P130"><text:span text:style-name="Source_20_Text"/></text:p>
      <text:p text:style-name="P21"><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43">pageCount</text:span></text:span></text:p>
      <text:p text:style-name="P3"><text:span text:style-name="Source_20_Text"><text:span text:style-name="T40">buildRectangles</text:span></text:span></text:p>
      <text:p text:style-name="P3"><text:span text:style-name="Source_20_Text"><text:span text:style-name="T101">IOStream</text:span></text:span></text:p>
      <text:p text:style-name="P3"><text:span text:style-name="Source_20_Text"><text:span text:style-name="T101">HttpRequest</text:span></text:span></text:p>
      <text:p text:style-name="P34"><text:span text:style-name="Source_20_Text"><text:span text:style-name="T23"/></text:span></text:p>
      <text:p text:style-name="P21"><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43">numPages <text:s text:c="3"/></text:span></text:span><text:span text:style-name="Source_20_Text"><text:span text:style-name="T112">// "Num" is an abbreviation of "number (of)".</text:span></text:span></text:p>
      <text:p text:style-name="P3"><text:span text:style-name="Source_20_Text"><text:span text:style-name="T40">buildRects</text:span></text:span></text:p>
      <text:p text:style-name="P3"><text:span text:style-name="Source_20_Text"><text:span text:style-name="T101">InputOutputStream</text:span></text:span></text:p>
      <text:p text:style-name="P3"><text:span text:style-name="Source_20_Text"><text:span text:style-name="T101">HypertextTransferProtocolRequest</text:span></text:span></text:p>
      <text:p text:style-name="P34"><text:span text:style-name="Source_20_Text"><text:span text:style-name="T20"/></text:span></text:p>
      <text:p text:style-name="P93"><text:span text:style-name="Source_20_Text"><text:span text:style-name="T2">---------------------------------------------------------------------------------------------------------------</text:span></text:span></text:p>
      <text:p text:style-name="P93"><text:span text:style-name="Source_20_Text"><text:span text:style-name="T28"/></text:span></text:p>
      <text:p text:style-name="P130"><text:span text:style-name="Source_20_Text"><text:span text:style-name="T222">Considere fazer o </text:span></text:span><text:span text:style-name="Source_20_Text"><text:span text:style-name="T222"><office:annotation loext:resolved="false"><dc:creator>Autor desconhecido</dc:creator><dc:date>2021-07-04T12:19:35.726804647</dc:date><text:p text:style-name="P189"><text:span text:style-name="T256">Em caso de dúvida sobre a nomenclatura, escreva algum código que use sua API e tente lê-lo como uma frase.</text:span></text:p></office:annotation></text:span></text:span><text:span text:style-name="Source_20_Text"><text:span text:style-name="T222">código parecer uma frase</text:span></text:span></text:p>
      <text:p text:style-name="P130"><text:span text:style-name="Source_20_Text"/></text:p>
      <text:p text:style-name="P21"><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112">// "If errors is empty..."</text:span></text:span></text:p>
      <text:p text:style-name="P3"><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errors</text:span></text:span><text:span text:style-name="Source_20_Text"><text:span text:style-name="T58">.</text:span></text:span><text:span text:style-name="Source_20_Text"><text:span text:style-name="T40">isEmpty</text:span></text:span><text:span text:style-name="Source_20_Text"><text:span text:style-name="T58">)</text:span></text:span><text:span text:style-name="Source_20_Text"><text:span text:style-name="T40"> </text:span></text:span><text:span text:style-name="Source_20_Text"><text:span text:style-name="T58">...</text:span></text:span></text:p>
      <text:p text:style-name="P3"/>
      <text:p text:style-name="P3"><text:span text:style-name="Source_20_Text"><text:span text:style-name="T111">// "Hey, subscription, cancel!"</text:span></text:span></text:p>
      <text:p text:style-name="P3"><text:span text:style-name="Source_20_Text"><text:span text:style-name="T40">subscription</text:span></text:span><text:span text:style-name="Source_20_Text"><text:span text:style-name="T58">.</text:span></text:span><text:span text:style-name="Source_20_Text"><text:span text:style-name="T40">cancel</text:span></text:span><text:span text:style-name="Source_20_Text"><text:span text:style-name="T58">();</text:span></text:span></text:p>
      <text:p text:style-name="P3"/>
      <text:p text:style-name="P3"><text:span text:style-name="Source_20_Text"><text:span text:style-name="T111">// "Get the monsters where the monster has claws."</text:span></text:span></text:p>
      <text:p text:style-name="P3"><text:span text:style-name="Source_20_Text"><text:span text:style-name="T40">monsters</text:span></text:span><text:span text:style-name="Source_20_Text"><text:span text:style-name="T58">.</text:span></text:span><text:span text:style-name="Source_20_Text"><text:span text:style-name="T40">where</text:span></text:span><text:span text:style-name="Source_20_Text"><text:span text:style-name="T58">((</text:span></text:span><text:span text:style-name="Source_20_Text"><text:span text:style-name="T40">monster</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monster</text:span></text:span><text:span text:style-name="Source_20_Text"><text:span text:style-name="T58">.</text:span></text:span><text:span text:style-name="Source_20_Text"><text:span text:style-name="T40">hasClaws</text:span></text:span><text:span text:style-name="Source_20_Text"><text:span text:style-name="T58">);</text:span></text:span></text:p>
      <text:p text:style-name="P34"><text:span text:style-name="Source_20_Text"><text:span text:style-name="T23"/></text:span></text:p>
      <text:p text:style-name="P34"><text:span text:style-name="Source_20_Text"><text:span text:style-name="T23"/></text:span></text:p>
      <text:p text:style-name="P21"><text:span text:style-name="Source_20_Text"><text:span text:style-name="T83">→ </text:span></text:span><text:span text:style-name="Source_20_Text"><text:span text:style-name="T82">Ruim</text:span></text:span><text:span text:style-name="Source_20_Text"><text:span text:style-name="T83"> = </text:span></text:span><text:span text:style-name="Source_20_Text"><text:span text:style-name="T114">// Telling errors to empty itself, or asking if it is?</text:span></text:span></text:p>
      <text:p text:style-name="P3"><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errors</text:span></text:span><text:span text:style-name="Source_20_Text"><text:span text:style-name="T58">.</text:span></text:span><text:span text:style-name="Source_20_Text"><text:span text:style-name="T40">empty</text:span></text:span><text:span text:style-name="Source_20_Text"><text:span text:style-name="T58">)</text:span></text:span><text:span text:style-name="Source_20_Text"><text:span text:style-name="T40"> </text:span></text:span><text:span text:style-name="Source_20_Text"><text:span text:style-name="T58">...</text:span></text:span></text:p>
      <text:p text:style-name="P3"/>
      <text:p text:style-name="P3"><text:span text:style-name="Source_20_Text"><text:span text:style-name="T111">// Toggle what? To what?</text:span></text:span></text:p>
      <text:p text:style-name="P3"><text:span text:style-name="Source_20_Text"><text:span text:style-name="T40">subscription</text:span></text:span><text:span text:style-name="Source_20_Text"><text:span text:style-name="T58">.</text:span></text:span><text:span text:style-name="Source_20_Text"><text:span text:style-name="T40">toggle</text:span></text:span><text:span text:style-name="Source_20_Text"><text:span text:style-name="T58">();</text:span></text:span></text:p>
      <text:p text:style-name="P3"/>
      <text:p text:style-name="P3"><text:span text:style-name="Source_20_Text"><text:span text:style-name="T111">// Filter the monsters with claws *out* or include *only* those?</text:span></text:span></text:p>
      <text:p text:style-name="P3"><text:span text:style-name="Source_20_Text"><text:span text:style-name="T40">monsters</text:span></text:span><text:span text:style-name="Source_20_Text"><text:span text:style-name="T58">.</text:span></text:span><text:span text:style-name="Source_20_Text"><text:span text:style-name="T40">filter</text:span></text:span><text:span text:style-name="Source_20_Text"><text:span text:style-name="T58">((</text:span></text:span><text:span text:style-name="Source_20_Text"><text:span text:style-name="T40">monster</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monster</text:span></text:span><text:span text:style-name="Source_20_Text"><text:span text:style-name="T58">.</text:span></text:span><text:span text:style-name="Source_20_Text"><text:span text:style-name="T40">hasClaws</text:span></text:span><text:span text:style-name="Source_20_Text"><text:span text:style-name="T58">);</text:span></text:span></text:p>
      <text:p text:style-name="P34"><text:span text:style-name="Source_20_Text"><text:span text:style-name="T20"/></text:span></text:p>
      <text:p text:style-name="P34"><text:soft-page-break/><text:span text:style-name="Source_20_Text"><text:span text:style-name="T20"/></text:span></text:p>
      <text:p text:style-name="P93"><text:span text:style-name="Source_20_Text"><text:span text:style-name="T2">---------------------------------------------------------------------------------------------------------------</text:span></text:span></text:p>
      <text:p text:style-name="P93"><text:span text:style-name="Source_20_Text"><text:span text:style-name="T2"/></text:span></text:p>
      <text:p text:style-name="P131"><text:span text:style-name="Source_20_Text"><text:span text:style-name="T223">Use um verbo no inicio para por nomes em b</text:span></text:span><text:span text:style-name="Source_20_Text"><text:span text:style-name="T223"><office:annotation loext:resolved="false"><dc:creator>Autor desconhecido</dc:creator><dc:date>2021-07-04T12:23:33.109259643</dc:date><text:p text:style-name="P189"><text:span text:style-name="T256">Bons nomes tendem a começar com alguns tipos de verbos:</text:span></text:p><text:p text:style-name="P189"><text:span text:style-name="T256"/></text:p><text:p text:style-name="P189"><text:span text:style-name="T256">uma forma de “ser”: isEnabled, wasShown, willFire. Esses são, de longe, os mais comuns.</text:span></text:p><text:p text:style-name="P189"><text:span text:style-name="T256"/></text:p><text:p text:style-name="P189"><text:span text:style-name="T256">um verbo auxiliar : hasElements, canClose, shouldConsume, mustSave.</text:span></text:p></office:annotation></text:span></text:span><text:span text:style-name="Source_20_Text"><text:span text:style-name="T223">ool</text:span></text:span></text:p>
      <text:p text:style-name="P131"><text:span text:style-name="Source_20_Text"/></text:p>
      <text:p text:style-name="P131"><text:span text:style-name="Source_20_Text"/></text:p>
      <text:p text:style-name="P22"><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43">isEmpty</text:span></text:span></text:p>
      <text:p text:style-name="P3"><text:span text:style-name="Source_20_Text"><text:span text:style-name="T40">hasElements</text:span></text:span></text:p>
      <text:p text:style-name="P3"><text:span text:style-name="Source_20_Text"><text:span text:style-name="T40">canClose</text:span></text:span></text:p>
      <text:p text:style-name="P3"><text:span text:style-name="Source_20_Text"><text:span text:style-name="T40">closesWindow</text:span></text:span></text:p>
      <text:p text:style-name="P3"><text:span text:style-name="Source_20_Text"><text:span text:style-name="T40">canShowPopup</text:span></text:span></text:p>
      <text:p text:style-name="P3"><text:span text:style-name="Source_20_Text"><text:span text:style-name="T40">hasShownPopup</text:span></text:span></text:p>
      <text:p text:style-name="P35"><text:span text:style-name="Source_20_Text"><text:span text:style-name="T23"/></text:span></text:p>
      <text:p text:style-name="P35"><text:span text:style-name="Source_20_Text"><text:span text:style-name="T23"/></text:span></text:p>
      <text:p text:style-name="P22"><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43">empty </text:span></text:span><text:span text:style-name="Source_20_Text"><text:span text:style-name="T112">// Adjective or verb?</text:span></text:span></text:p>
      <text:p text:style-name="P3"><text:span text:style-name="Source_20_Text"><text:span text:style-name="T40">withElements <text:s/></text:span></text:span><text:span text:style-name="Source_20_Text"><text:span text:style-name="T111">// Sounds like it might hold elements.</text:span></text:span></text:p>
      <text:p text:style-name="P3"><text:span text:style-name="Source_20_Text"><text:span text:style-name="T40">closeable <text:s text:c="2"/></text:span></text:span><text:span text:style-name="Source_20_Text"><text:span text:style-name="T111">// Sounds like an interface.</text:span></text:span></text:p>
      <text:p text:style-name="P3"><text:span text:style-name="Source_20_Text"><text:span text:style-name="T51"><text:s text:c="11"/></text:span></text:span><text:span text:style-name="Source_20_Text"><text:span text:style-name="T111">// "canClose" reads better as a sentence.</text:span></text:span></text:p>
      <text:p text:style-name="P3"><text:span text:style-name="Source_20_Text"><text:span text:style-name="T40">closingWindow </text:span></text:span><text:span text:style-name="Source_20_Text"><text:span text:style-name="T111">// Returns a bool or a window?</text:span></text:span></text:p>
      <text:p text:style-name="P3"><text:span text:style-name="Source_20_Text"><text:span text:style-name="T40">showPopup <text:s text:c="4"/></text:span></text:span><text:span text:style-name="Source_20_Text"><text:span text:style-name="T111">// Sounds like it shows the popup.</text:span></text:span></text:p>
      <text:p text:style-name="P35"><text:span text:style-name="Source_20_Text"><text:span text:style-name="T20"/></text:span></text:p>
      <text:p text:style-name="P93"><text:span text:style-name="Source_20_Text"><text:span text:style-name="T28"/></text:span></text:p>
      <text:p text:style-name="P93"><text:span text:style-name="Source_20_Text"><text:span text:style-name="T2">---------------------------------------------------------------------------------------------------------------</text:span></text:span></text:p>
      <text:p text:style-name="P93"><text:span text:style-name="Source_20_Text"><text:span text:style-name="T2"/></text:span></text:p>
      <text:p text:style-name="P131"><text:span text:style-name="Source_20_Text"><text:span text:style-name="T223"><text:s/>Evite inserir um get no inicio de uma função</text:span></text:span></text:p>
      <text:p text:style-name="P131"><text:span text:style-name="Source_20_Text"/></text:p>
      <text:p text:style-name="P131"/>
      <text:p text:style-name="P41"><text:span text:style-name="Source_20_Text"><text:span text:style-name="T223">Prefira usar o ‘To…’ e o ‘As…’</text:span></text:span></text:p>
      <text:p text:style-name="P22"><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43">list</text:span></text:span><text:span text:style-name="Source_20_Text"><text:span text:style-name="T68">.</text:span></text:span><text:span text:style-name="Source_20_Text"><text:span text:style-name="T43">toSet</text:span></text:span><text:span text:style-name="Source_20_Text"><text:span text:style-name="T68">();</text:span></text:span></text:p>
      <text:p text:style-name="P3"><text:span text:style-name="Source_20_Text"><text:span text:style-name="T40">stackTrace</text:span></text:span><text:span text:style-name="Source_20_Text"><text:span text:style-name="T58">.</text:span></text:span><text:span text:style-name="Source_20_Text"><text:span text:style-name="T40">toString</text:span></text:span><text:span text:style-name="Source_20_Text"><text:span text:style-name="T58">();</text:span></text:span></text:p>
      <text:p text:style-name="P3"><text:span text:style-name="Source_20_Text"><text:span text:style-name="T40">dateTime</text:span></text:span><text:span text:style-name="Source_20_Text"><text:span text:style-name="T58">.</text:span></text:span><text:span text:style-name="Source_20_Text"><text:span text:style-name="T40">toLocal</text:span></text:span><text:span text:style-name="Source_20_Text"><text:span text:style-name="T58">();</text:span></text:span></text:p>
      <text:p text:style-name="P3"><text:span text:style-name="Source_20_Text"><text:span text:style-name="T58"/></text:span></text:p>
      <text:p text:style-name="P22"><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9">var</text:span></text:span><text:span text:style-name="Source_20_Text"><text:span text:style-name="T50"> map </text:span></text:span><text:span text:style-name="Source_20_Text"><text:span text:style-name="T95">=</text:span></text:span><text:span text:style-name="Source_20_Text"><text:span text:style-name="T50"> table</text:span></text:span><text:span text:style-name="Source_20_Text"><text:span text:style-name="T95">.</text:span></text:span><text:span text:style-name="Source_20_Text"><text:span text:style-name="T50">asMap</text:span></text:span><text:span text:style-name="Source_20_Text"><text:span text:style-name="T95">();</text:span></text:span></text:p>
      <text:p text:style-name="P3"><text:span text:style-name="Source_20_Text"><text:span text:style-name="T31">var</text:span></text:span><text:span text:style-name="Source_20_Text"><text:span text:style-name="T40"> list </text:span></text:span><text:span text:style-name="Source_20_Text"><text:span text:style-name="T58">=</text:span></text:span><text:span text:style-name="Source_20_Text"><text:span text:style-name="T40"> bytes</text:span></text:span><text:span text:style-name="Source_20_Text"><text:span text:style-name="T58">.</text:span></text:span><text:span text:style-name="Source_20_Text"><text:span text:style-name="T40">asFloat32List</text:span></text:span><text:span text:style-name="Source_20_Text"><text:span text:style-name="T58">();</text:span></text:span></text:p>
      <text:p text:style-name="P3"><text:span text:style-name="Source_20_Text"><text:span text:style-name="T31">var</text:span></text:span><text:span text:style-name="Source_20_Text"><text:span text:style-name="T40"> future </text:span></text:span><text:span text:style-name="Source_20_Text"><text:span text:style-name="T58">=</text:span></text:span><text:span text:style-name="Source_20_Text"><text:span text:style-name="T40"> subscription</text:span></text:span><text:span text:style-name="Source_20_Text"><text:span text:style-name="T58">.</text:span></text:span><text:span text:style-name="Source_20_Text"><text:span text:style-name="T40">asFuture</text:span></text:span><text:span text:style-name="Source_20_Text"><text:span text:style-name="T58">();</text:span></text:span></text:p>
      <text:p text:style-name="P22"><text:span text:style-name="Source_20_Text"><text:span text:style-name="T89"/></text:span></text:p>
      <text:p text:style-name="P3"><text:span text:style-name="Source_20_Text"><text:span text:style-name="T58"/></text:span></text:p>
      <text:p text:style-name="P3"><text:span text:style-name="Source_20_Text"><text:span text:style-name="T58"/></text:span></text:p>
      <text:p text:style-name="P35"><text:soft-page-break/><text:span text:style-name="Source_20_Text"><text:span text:style-name="T23"/></text:span></text:p>
      <text:p text:style-name="P22"><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141"> </text:span></text:span><text:span text:style-name="Source_20_Text"><text:span text:style-name="T144">getBreakfastOrder()</text:span></text:span></text:p>
      <text:p text:style-name="P22"><text:span text:style-name="Source_20_Text"><text:span text:style-name="T83"/></text:span></text:p>
      <text:p text:style-name="P41"><text:span text:style-name="Source_20_Text"/></text:p>
      <text:p text:style-name="P94"><text:span text:style-name="Source_20_Text"><text:span text:style-name="T2">---------------------------------------------------------------------------------------------------------------</text:span></text:span></text:p>
      <text:p text:style-name="P94"><text:span text:style-name="Source_20_Text"><text:span text:style-name="T2"/></text:span></text:p>
      <text:p text:style-name="P94"><text:span text:style-name="Source_20_Text"><text:span text:style-name="T2"/></text:span></text:p>
      <text:p text:style-name="P131"><text:span text:style-name="Source_20_Text"><text:span text:style-name="T223">Evite descrever os paramet</text:span></text:span><text:span text:style-name="Source_20_Text"><text:span text:style-name="T223"><office:annotation loext:resolved="false"><dc:creator>Autor desconhecido</dc:creator><dc:date>2021-07-04T12:31:25.427224119</dc:date><text:p text:style-name="P189"><text:span text:style-name="T256">O usuário verá o argumento no site de chamada, então geralmente não ajuda na legibilidade também se referir a ele no próprio nome.</text:span></text:p></office:annotation></text:span></text:span><text:span text:style-name="Source_20_Text"><text:span text:style-name="T223">ros no nome da função ou método</text:span></text:span></text:p>
      <text:p text:style-name="P131"><text:span text:style-name="Source_20_Text"/></text:p>
      <text:p text:style-name="P131"><text:span text:style-name="Source_20_Text"/></text:p>
      <text:p text:style-name="P22"><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43">list</text:span></text:span><text:span text:style-name="Source_20_Text"><text:span text:style-name="T68">.</text:span></text:span><text:span text:style-name="Source_20_Text"><text:span text:style-name="T43">add</text:span></text:span><text:span text:style-name="Source_20_Text"><text:span text:style-name="T68">(</text:span></text:span><text:span text:style-name="Source_20_Text"><text:span text:style-name="T43">element</text:span></text:span><text:span text:style-name="Source_20_Text"><text:span text:style-name="T68">);</text:span></text:span></text:p>
      <text:p text:style-name="P3"><text:span text:style-name="Source_20_Text"><text:span text:style-name="T40">map</text:span></text:span><text:span text:style-name="Source_20_Text"><text:span text:style-name="T58">.</text:span></text:span><text:span text:style-name="Source_20_Text"><text:span text:style-name="T40">remove</text:span></text:span><text:span text:style-name="Source_20_Text"><text:span text:style-name="T58">(</text:span></text:span><text:span text:style-name="Source_20_Text"><text:span text:style-name="T40">key</text:span></text:span><text:span text:style-name="Source_20_Text"><text:span text:style-name="T58">);</text:span></text:span></text:p>
      <text:p text:style-name="P35"><text:span text:style-name="Source_20_Text"><text:span text:style-name="T23"/></text:span></text:p>
      <text:p text:style-name="P22"><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43">list</text:span></text:span><text:span text:style-name="Source_20_Text"><text:span text:style-name="T68">.</text:span></text:span><text:span text:style-name="Source_20_Text"><text:span text:style-name="T43">addElement</text:span></text:span><text:span text:style-name="Source_20_Text"><text:span text:style-name="T68">(</text:span></text:span><text:span text:style-name="Source_20_Text"><text:span text:style-name="T43">element</text:span></text:span><text:span text:style-name="Source_20_Text"><text:span text:style-name="T68">)</text:span></text:span></text:p>
      <text:p text:style-name="P3"><text:span text:style-name="Source_20_Text"><text:span text:style-name="T40">map</text:span></text:span><text:span text:style-name="Source_20_Text"><text:span text:style-name="T58">.</text:span></text:span><text:span text:style-name="Source_20_Text"><text:span text:style-name="T40">removeKey</text:span></text:span><text:span text:style-name="Source_20_Text"><text:span text:style-name="T58">(</text:span></text:span><text:span text:style-name="Source_20_Text"><text:span text:style-name="T40">key</text:span></text:span><text:span text:style-name="Source_20_Text"><text:span text:style-name="T58">)</text:span></text:span></text:p>
      <text:p text:style-name="P35"><text:span text:style-name="Source_20_Text"><text:span text:style-name="T20"/></text:span></text:p>
      <text:p text:style-name="P35"><text:span text:style-name="Source_20_Text"><text:span text:style-name="T20"/></text:span></text:p>
      <text:p text:style-name="P23"><text:span text:style-name="Source_20_Text"><text:span text:style-name="T117">No entanto, pode ser útil mencionar um parâmetro para separá-lo de outros métodos com nomes semelhantes que assumem tipos diferentes:</text:span></text:span></text:p>
      <text:p text:style-name="P23"><text:span text:style-name="Source_20_Text"><text:span text:style-name="T118"/></text:span></text:p>
      <text:p text:style-name="P167"><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50">map</text:span></text:span><text:span text:style-name="Source_20_Text"><text:span text:style-name="T95">.</text:span></text:span><text:span text:style-name="Source_20_Text"><text:span text:style-name="T50">containsKey</text:span></text:span><text:span text:style-name="Source_20_Text"><text:span text:style-name="T95">(</text:span></text:span><text:span text:style-name="Source_20_Text"><text:span text:style-name="T50">key</text:span></text:span><text:span text:style-name="Source_20_Text"><text:span text:style-name="T95">);</text:span></text:span></text:p>
      <text:p text:style-name="P3"><text:span text:style-name="Source_20_Text"><text:span text:style-name="T40">map</text:span></text:span><text:span text:style-name="Source_20_Text"><text:span text:style-name="T58">.</text:span></text:span><text:span text:style-name="Source_20_Text"><text:span text:style-name="T40">containsValue</text:span></text:span><text:span text:style-name="Source_20_Text"><text:span text:style-name="T58">(</text:span></text:span><text:span text:style-name="Source_20_Text"><text:span text:style-name="T40">value</text:span></text:span><text:span text:style-name="Source_20_Text"><text:span text:style-name="T58">);</text:span></text:span></text:p>
      <text:p text:style-name="P167"><text:line-break/></text:p>
      <text:p text:style-name="P94"><text:span text:style-name="Source_20_Text"><text:span text:style-name="T2">---------------------------------------------------------------------------------------------------------------</text:span></text:span></text:p>
      <text:p text:style-name="P94"><text:span text:style-name="Source_20_Text"><text:span text:style-name="T2"/></text:span></text:p>
      <text:p text:style-name="P94"><text:span text:style-name="Source_20_Text"><text:span text:style-name="T2"/></text:span></text:p>
      <text:p text:style-name="P132"><text:span text:style-name="Source_20_Text"><text:span text:style-name="T224">Tipagem de forma genérica </text:span></text:span></text:p>
      <text:p text:style-name="P132"><text:span text:style-name="Source_20_Text"/></text:p>
      <text:p text:style-name="P132"><text:span text:style-name="Source_20_Text"/></text:p>
      <text:p text:style-name="P23"><text:span text:style-name="Source_20_Text"><text:span text:style-name="T119"><text:s/></text:span></text:span><text:span text:style-name="Source_20_Text"><text:span text:style-name="T147">E</text:span></text:span><text:span text:style-name="Source_20_Text"><text:span text:style-name="T127"> </text:span></text:span><text:span text:style-name="Source_20_Text"><text:span text:style-name="T117">para o tipo de </text:span></text:span><text:span text:style-name="Source_20_Text"><text:span text:style-name="Strong_20_Emphasis"><text:span text:style-name="T121">elemento</text:span></text:span></text:span><text:span text:style-name="Source_20_Text"><text:span text:style-name="T117"> em uma coleção:</text:span></text:span></text:p>
      <text:p text:style-name="P153"><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text:span></text:span><text:span text:style-name="Source_20_Text"><text:span text:style-name="T33">class</text:span></text:span><text:span text:style-name="Source_20_Text"><text:span text:style-name="T44"> </text:span></text:span><text:span text:style-name="Source_20_Text"><text:span text:style-name="T106">IterableBase</text:span></text:span><text:span text:style-name="Source_20_Text"><text:span text:style-name="T69">&lt;</text:span></text:span><text:span text:style-name="Source_20_Text"><text:span text:style-name="T106">E</text:span></text:span><text:span text:style-name="Source_20_Text"><text:span text:style-name="T69">&gt;</text:span></text:span><text:span text:style-name="Source_20_Text"><text:span text:style-name="T44"> </text:span></text:span><text:span text:style-name="Source_20_Text"><text:span text:style-name="T69">{}</text:span></text:span></text:p>
      <text:p text:style-name="P3"><text:span text:style-name="Source_20_Text"><text:span text:style-name="T31">class</text:span></text:span><text:span text:style-name="Source_20_Text"><text:span text:style-name="T40"> </text:span></text:span><text:span text:style-name="Source_20_Text"><text:span text:style-name="T101">List</text:span></text:span><text:span text:style-name="Source_20_Text"><text:span text:style-name="T58">&lt;</text:span></text:span><text:span text:style-name="Source_20_Text"><text:span text:style-name="T101">E</text:span></text:span><text:span text:style-name="Source_20_Text"><text:span text:style-name="T58">&gt;</text:span></text:span><text:span text:style-name="Source_20_Text"><text:span text:style-name="T40"> </text:span></text:span><text:span text:style-name="Source_20_Text"><text:span text:style-name="T58">{}</text:span></text:span></text:p>
      <text:p text:style-name="P3"><text:span text:style-name="Source_20_Text"><text:span text:style-name="T31">class</text:span></text:span><text:span text:style-name="Source_20_Text"><text:span text:style-name="T40"> </text:span></text:span><text:span text:style-name="Source_20_Text"><text:span text:style-name="T101">HashSet</text:span></text:span><text:span text:style-name="Source_20_Text"><text:span text:style-name="T58">&lt;</text:span></text:span><text:span text:style-name="Source_20_Text"><text:span text:style-name="T101">E</text:span></text:span><text:span text:style-name="Source_20_Text"><text:span text:style-name="T58">&gt;</text:span></text:span><text:span text:style-name="Source_20_Text"><text:span text:style-name="T40"> </text:span></text:span><text:span text:style-name="Source_20_Text"><text:span text:style-name="T58">{}</text:span></text:span></text:p>
      <text:p text:style-name="P3"><text:span text:style-name="Source_20_Text"><text:span text:style-name="T31">class</text:span></text:span><text:span text:style-name="Source_20_Text"><text:span text:style-name="T40"> </text:span></text:span><text:span text:style-name="Source_20_Text"><text:span text:style-name="T101">RedBlackTree</text:span></text:span><text:span text:style-name="Source_20_Text"><text:span text:style-name="T58">&lt;</text:span></text:span><text:span text:style-name="Source_20_Text"><text:span text:style-name="T101">E</text:span></text:span><text:span text:style-name="Source_20_Text"><text:span text:style-name="T58">&gt;</text:span></text:span><text:span text:style-name="Source_20_Text"><text:span text:style-name="T40"> </text:span></text:span><text:span text:style-name="Source_20_Text"><text:span text:style-name="T58">{}</text:span></text:span></text:p>
      <text:p text:style-name="P3"><text:span text:style-name="Source_20_Text"><text:span text:style-name="T58"/></text:span></text:p>
      <text:p text:style-name="P3"><text:span text:style-name="Source_20_Text"><text:span text:style-name="T58"/></text:span></text:p>
      <text:p text:style-name="P23"><text:soft-page-break/><text:span text:style-name="Source_20_Text"><text:span text:style-name="T148">K </text:span></text:span><text:span text:style-name="Source_20_Text"><text:span text:style-name="T119">e</text:span></text:span><text:span text:style-name="Source_20_Text"><text:span text:style-name="T139"> </text:span></text:span><text:span text:style-name="Source_20_Text"><text:span text:style-name="T148">V</text:span></text:span><text:span text:style-name="Source_20_Text"><text:span text:style-name="T146"> </text:span></text:span><text:span text:style-name="Source_20_Text"><text:span text:style-name="T119">para os tipos de</text:span></text:span><text:span text:style-name="Source_20_Text"><text:span text:style-name="T139"> </text:span></text:span><text:span text:style-name="Source_20_Text"><text:span text:style-name="Strong_20_Emphasis"><text:span text:style-name="T149">chave</text:span></text:span></text:span><text:span text:style-name="Source_20_Text"><text:span text:style-name="T139"> </text:span></text:span><text:span text:style-name="Source_20_Text"><text:span text:style-name="T119">e</text:span></text:span><text:span text:style-name="Source_20_Text"><text:span text:style-name="T139"> </text:span></text:span><text:span text:style-name="Source_20_Text"><text:span text:style-name="Strong_20_Emphasis"><text:span text:style-name="T149">valor</text:span></text:span></text:span><text:span text:style-name="Source_20_Text"><text:span text:style-name="T139"> </text:span></text:span><text:span text:style-name="Source_20_Text"><text:span text:style-name="T119">em uma coleção associativa:</text:span></text:span></text:p>
      <text:p text:style-name="P153"><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3">class</text:span></text:span><text:span text:style-name="Source_20_Text"><text:span text:style-name="T44"> </text:span></text:span><text:span text:style-name="Source_20_Text"><text:span text:style-name="T106">Map</text:span></text:span><text:span text:style-name="Source_20_Text"><text:span text:style-name="T69">&lt;</text:span></text:span><text:span text:style-name="Source_20_Text"><text:span text:style-name="T106">K</text:span></text:span><text:span text:style-name="Source_20_Text"><text:span text:style-name="T69">,</text:span></text:span><text:span text:style-name="Source_20_Text"><text:span text:style-name="T44"> </text:span></text:span><text:span text:style-name="Source_20_Text"><text:span text:style-name="T106">V</text:span></text:span><text:span text:style-name="Source_20_Text"><text:span text:style-name="T69">&gt;</text:span></text:span><text:span text:style-name="Source_20_Text"><text:span text:style-name="T44"> </text:span></text:span><text:span text:style-name="Source_20_Text"><text:span text:style-name="T69">{}</text:span></text:span></text:p>
      <text:p text:style-name="P3"><text:span text:style-name="Source_20_Text"><text:span text:style-name="T31">class</text:span></text:span><text:span text:style-name="Source_20_Text"><text:span text:style-name="T40"> </text:span></text:span><text:span text:style-name="Source_20_Text"><text:span text:style-name="T101">Multimap</text:span></text:span><text:span text:style-name="Source_20_Text"><text:span text:style-name="T58">&lt;</text:span></text:span><text:span text:style-name="Source_20_Text"><text:span text:style-name="T101">K</text:span></text:span><text:span text:style-name="Source_20_Text"><text:span text:style-name="T58">,</text:span></text:span><text:span text:style-name="Source_20_Text"><text:span text:style-name="T40"> </text:span></text:span><text:span text:style-name="Source_20_Text"><text:span text:style-name="T101">V</text:span></text:span><text:span text:style-name="Source_20_Text"><text:span text:style-name="T58">&gt;</text:span></text:span><text:span text:style-name="Source_20_Text"><text:span text:style-name="T40"> </text:span></text:span><text:span text:style-name="Source_20_Text"><text:span text:style-name="T58">{}</text:span></text:span></text:p>
      <text:p text:style-name="P3"><text:span text:style-name="Source_20_Text"><text:span text:style-name="T31">class</text:span></text:span><text:span text:style-name="Source_20_Text"><text:span text:style-name="T40"> </text:span></text:span><text:span text:style-name="Source_20_Text"><text:span text:style-name="T101">MapEntry</text:span></text:span><text:span text:style-name="Source_20_Text"><text:span text:style-name="T58">&lt;</text:span></text:span><text:span text:style-name="Source_20_Text"><text:span text:style-name="T101">K</text:span></text:span><text:span text:style-name="Source_20_Text"><text:span text:style-name="T58">,</text:span></text:span><text:span text:style-name="Source_20_Text"><text:span text:style-name="T40"> </text:span></text:span><text:span text:style-name="Source_20_Text"><text:span text:style-name="T101">V</text:span></text:span><text:span text:style-name="Source_20_Text"><text:span text:style-name="T58">&gt;</text:span></text:span><text:span text:style-name="Source_20_Text"><text:span text:style-name="T40"> </text:span></text:span><text:span text:style-name="Source_20_Text"><text:span text:style-name="T58">{}</text:span></text:span></text:p>
      <text:p text:style-name="P162"><text:span text:style-name="Source_20_Text"><text:span text:style-name="T4"/></text:span></text:p>
      <text:p text:style-name="P43"><text:span text:style-name="Source_20_Text"><text:span text:style-name="T225">R</text:span></text:span><text:span text:style-name="Source_20_Text"><text:span text:style-name="T186"> </text:span></text:span><text:span text:style-name="Source_20_Text"><text:span text:style-name="T182">para um tipo usado como o tipo de </text:span></text:span><text:span text:style-name="Source_20_Text"><text:span text:style-name="Strong_20_Emphasis"><text:span text:style-name="T183">retorno</text:span></text:span></text:span><text:span text:style-name="Source_20_Text"><text:span text:style-name="T182"> de uma função ou métodos de uma classe. Isso não é comum, mas às vezes aparece em typedefs e em classes que implementam o padrão de visitante:</text:span></text:span></text:p>
      <text:p text:style-name="P153"><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3">abstract</text:span></text:span><text:span text:style-name="Source_20_Text"><text:span text:style-name="T44"> </text:span></text:span><text:span text:style-name="Source_20_Text"><text:span text:style-name="T33">class</text:span></text:span><text:span text:style-name="Source_20_Text"><text:span text:style-name="T44"> </text:span></text:span><text:span text:style-name="Source_20_Text"><text:span text:style-name="T106">ExpressionVisitor</text:span></text:span><text:span text:style-name="Source_20_Text"><text:span text:style-name="T69">&lt;</text:span></text:span><text:span text:style-name="Source_20_Text"><text:span text:style-name="T106">R</text:span></text:span><text:span text:style-name="Source_20_Text"><text:span text:style-name="T69">&gt;</text:span></text:span><text:span text:style-name="Source_20_Text"><text:span text:style-name="T44"> </text:span></text:span><text:span text:style-name="Source_20_Text"><text:span text:style-name="T69">{</text:span></text:span></text:p>
      <text:p text:style-name="P3"><text:span text:style-name="Source_20_Text"><text:span text:style-name="T51"><text:s text:c="2"/></text:span></text:span><text:span text:style-name="Source_20_Text"><text:span text:style-name="T101">R</text:span></text:span><text:span text:style-name="Source_20_Text"><text:span text:style-name="T40"> visitBinary</text:span></text:span><text:span text:style-name="Source_20_Text"><text:span text:style-name="T58">(</text:span></text:span><text:span text:style-name="Source_20_Text"><text:span text:style-name="T101">BinaryExpression</text:span></text:span><text:span text:style-name="Source_20_Text"><text:span text:style-name="T40"> node</text:span></text:span><text:span text:style-name="Source_20_Text"><text:span text:style-name="T58">);</text:span></text:span></text:p>
      <text:p text:style-name="P3"><text:span text:style-name="Source_20_Text"><text:span text:style-name="T51"><text:s text:c="2"/></text:span></text:span><text:span text:style-name="Source_20_Text"><text:span text:style-name="T101">R</text:span></text:span><text:span text:style-name="Source_20_Text"><text:span text:style-name="T40"> visitLiteral</text:span></text:span><text:span text:style-name="Source_20_Text"><text:span text:style-name="T58">(</text:span></text:span><text:span text:style-name="Source_20_Text"><text:span text:style-name="T101">LiteralExpression</text:span></text:span><text:span text:style-name="Source_20_Text"><text:span text:style-name="T40"> node</text:span></text:span><text:span text:style-name="Source_20_Text"><text:span text:style-name="T58">);</text:span></text:span></text:p>
      <text:p text:style-name="P3"><text:span text:style-name="Source_20_Text"><text:span text:style-name="T51"><text:s text:c="2"/></text:span></text:span><text:span text:style-name="Source_20_Text"><text:span text:style-name="T101">R</text:span></text:span><text:span text:style-name="Source_20_Text"><text:span text:style-name="T40"> visitUnary</text:span></text:span><text:span text:style-name="Source_20_Text"><text:span text:style-name="T58">(</text:span></text:span><text:span text:style-name="Source_20_Text"><text:span text:style-name="T101">UnaryExpression</text:span></text:span><text:span text:style-name="Source_20_Text"><text:span text:style-name="T40"> node</text:span></text:span><text:span text:style-name="Source_20_Text"><text:span text:style-name="T58">);</text:span></text:span></text:p>
      <text:p text:style-name="P3"><text:span text:style-name="Source_20_Text"><text:span text:style-name="T58">}</text:span></text:span></text:p>
      <text:p text:style-name="P3"><text:span text:style-name="Source_20_Text"><text:span text:style-name="T58"/></text:span></text:p>
      <text:p text:style-name="P23"><text:span text:style-name="Source_20_Text"><text:span text:style-name="T119">Caso contrário, use </text:span></text:span><text:span text:style-name="Source_20_Text"><text:span text:style-name="T148">T</text:span></text:span><text:span text:style-name="Source_20_Text"><text:span text:style-name="T119">, </text:span></text:span><text:span text:style-name="Source_20_Text"><text:span text:style-name="T148">S </text:span></text:span><text:span text:style-name="Source_20_Text"><text:span text:style-name="T119">e </text:span></text:span><text:span text:style-name="Source_20_Text"><text:span text:style-name="T148">U</text:span></text:span><text:span text:style-name="Source_20_Text"><text:span text:style-name="T125"> </text:span></text:span><text:span text:style-name="Source_20_Text"><text:span text:style-name="T119">para genéricos que têm um único parâmetro de tipo e onde o tipo circundante torna seu significado óbvio. Existem várias letras aqui para permitir o aninhamento sem sombrear o nome ao redor. Por exemplo Aqui, o método genérico </text:span></text:span><text:span text:style-name="Source_20_Text"><text:span text:style-name="T148">then&lt;S&gt;() </text:span></text:span><text:span text:style-name="Source_20_Text"><text:span text:style-name="T119">usa </text:span></text:span><text:span text:style-name="Source_20_Text"><text:span text:style-name="T125">S</text:span></text:span><text:span text:style-name="Source_20_Text"><text:span text:style-name="T119">para evitar obscurecer o </text:span></text:span><text:span text:style-name="Source_20_Text"><text:span text:style-name="T148">T</text:span></text:span><text:span text:style-name="Source_20_Text"><text:span text:style-name="T119"> on </text:span></text:span><text:span text:style-name="Source_20_Text"><text:span text:style-name="T148">Future&lt;T&gt;</text:span></text:span><text:span text:style-name="Source_20_Text"><text:span text:style-name="T150">.</text:span></text:span></text:p>
      <text:p text:style-name="P23"><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9">class</text:span></text:span><text:span text:style-name="Source_20_Text"><text:span text:style-name="T50"> </text:span></text:span><text:span text:style-name="Source_20_Text"><text:span text:style-name="T110">Future</text:span></text:span><text:span text:style-name="Source_20_Text"><text:span text:style-name="T95">&lt;</text:span></text:span><text:span text:style-name="Source_20_Text"><text:span text:style-name="T110">T</text:span></text:span><text:span text:style-name="Source_20_Text"><text:span text:style-name="T95">&gt;</text:span></text:span><text:span text:style-name="Source_20_Text"><text:span text:style-name="T50"> </text:span></text:span><text:span text:style-name="Source_20_Text"><text:span text:style-name="T95">{</text:span></text:span></text:p>
      <text:p text:style-name="P3"><text:span text:style-name="Source_20_Text"><text:span text:style-name="T51"><text:s text:c="2"/></text:span></text:span><text:span text:style-name="Source_20_Text"><text:span text:style-name="T101">Future</text:span></text:span><text:span text:style-name="Source_20_Text"><text:span text:style-name="T58">&lt;</text:span></text:span><text:span text:style-name="Source_20_Text"><text:span text:style-name="T101">S</text:span></text:span><text:span text:style-name="Source_20_Text"><text:span text:style-name="T58">&gt;</text:span></text:span><text:span text:style-name="Source_20_Text"><text:span text:style-name="T40"> then</text:span></text:span><text:span text:style-name="Source_20_Text"><text:span text:style-name="T58">&lt;</text:span></text:span><text:span text:style-name="Source_20_Text"><text:span text:style-name="T101">S</text:span></text:span><text:span text:style-name="Source_20_Text"><text:span text:style-name="T58">&gt;(</text:span></text:span><text:span text:style-name="Source_20_Text"><text:span text:style-name="T101">FutureOr</text:span></text:span><text:span text:style-name="Source_20_Text"><text:span text:style-name="T58">&lt;</text:span></text:span><text:span text:style-name="Source_20_Text"><text:span text:style-name="T101">S</text:span></text:span><text:span text:style-name="Source_20_Text"><text:span text:style-name="T58">&gt;</text:span></text:span><text:span text:style-name="Source_20_Text"><text:span text:style-name="T40"> onValue</text:span></text:span><text:span text:style-name="Source_20_Text"><text:span text:style-name="T58">(</text:span></text:span><text:span text:style-name="Source_20_Text"><text:span text:style-name="T101">T</text:span></text:span><text:span text:style-name="Source_20_Text"><text:span text:style-name="T40"> value</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text:span></text:span><text:span text:style-name="Source_20_Text"><text:span text:style-name="T58">...</text:span></text:span></text:p>
      <text:p text:style-name="P3"><text:span text:style-name="Source_20_Text"><text:span text:style-name="T58">}</text:span></text:span></text:p>
      <text:p text:style-name="P3"><text:span text:style-name="Source_20_Text"><text:span text:style-name="T89"/></text:span></text:p>
      <text:p text:style-name="P23"><text:span text:style-name="Source_20_Text"><text:span text:style-name="T119">Se nenhum dos casos acima for adequado, outro nome mnemônico de uma letra ou um nome descritivo é adequado</text:span></text:span><text:span text:style-name="Source_20_Text"><text:span text:style-name="T139">:</text:span></text:span></text:p>
      <text:p text:style-name="P23"><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9">class</text:span></text:span><text:span text:style-name="Source_20_Text"><text:span text:style-name="T50"> </text:span></text:span><text:span text:style-name="Source_20_Text"><text:span text:style-name="T110">Graph</text:span></text:span><text:span text:style-name="Source_20_Text"><text:span text:style-name="T95">&lt;</text:span></text:span><text:span text:style-name="Source_20_Text"><text:span text:style-name="T110">N</text:span></text:span><text:span text:style-name="Source_20_Text"><text:span text:style-name="T95">,</text:span></text:span><text:span text:style-name="Source_20_Text"><text:span text:style-name="T50"> </text:span></text:span><text:span text:style-name="Source_20_Text"><text:span text:style-name="T110">E</text:span></text:span><text:span text:style-name="Source_20_Text"><text:span text:style-name="T95">&gt;</text:span></text:span><text:span text:style-name="Source_20_Text"><text:span text:style-name="T50"> </text:span></text:span><text:span text:style-name="Source_20_Text"><text:span text:style-name="T95">{</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List</text:span></text:span><text:span text:style-name="Source_20_Text"><text:span text:style-name="T58">&lt;</text:span></text:span><text:span text:style-name="Source_20_Text"><text:span text:style-name="T101">N</text:span></text:span><text:span text:style-name="Source_20_Text"><text:span text:style-name="T58">&gt;</text:span></text:span><text:span text:style-name="Source_20_Text"><text:span text:style-name="T40"> nodes </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List</text:span></text:span><text:span text:style-name="Source_20_Text"><text:span text:style-name="T58">&lt;</text:span></text:span><text:span text:style-name="Source_20_Text"><text:span text:style-name="T101">E</text:span></text:span><text:span text:style-name="Source_20_Text"><text:span text:style-name="T58">&gt;</text:span></text:span><text:span text:style-name="Source_20_Text"><text:span text:style-name="T40"> edges </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8">}</text:span></text:span></text:p>
      <text:p text:style-name="P3"/>
      <text:p text:style-name="P3"><text:span text:style-name="Source_20_Text"><text:span text:style-name="T31">class</text:span></text:span><text:span text:style-name="Source_20_Text"><text:span text:style-name="T40"> </text:span></text:span><text:span text:style-name="Source_20_Text"><text:span text:style-name="T101">Graph</text:span></text:span><text:span text:style-name="Source_20_Text"><text:span text:style-name="T58">&lt;</text:span></text:span><text:span text:style-name="Source_20_Text"><text:span text:style-name="T101">Node</text:span></text:span><text:span text:style-name="Source_20_Text"><text:span text:style-name="T58">,</text:span></text:span><text:span text:style-name="Source_20_Text"><text:span text:style-name="T40"> </text:span></text:span><text:span text:style-name="Source_20_Text"><text:span text:style-name="T101">Edge</text:span></text:span><text:span text:style-name="Source_20_Text"><text:span text:style-name="T58">&gt;</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List</text:span></text:span><text:span text:style-name="Source_20_Text"><text:span text:style-name="T58">&lt;</text:span></text:span><text:span text:style-name="Source_20_Text"><text:span text:style-name="T101">Node</text:span></text:span><text:span text:style-name="Source_20_Text"><text:span text:style-name="T58">&gt;</text:span></text:span><text:span text:style-name="Source_20_Text"><text:span text:style-name="T40"> nodes </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2"/></text:span></text:span><text:span text:style-name="Source_20_Text"><text:span text:style-name="T31">final</text:span></text:span><text:span text:style-name="Source_20_Text"><text:span text:style-name="T40"> </text:span></text:span><text:span text:style-name="Source_20_Text"><text:span text:style-name="T101">List</text:span></text:span><text:span text:style-name="Source_20_Text"><text:span text:style-name="T58">&lt;</text:span></text:span><text:span text:style-name="Source_20_Text"><text:span text:style-name="T101">Edge</text:span></text:span><text:span text:style-name="Source_20_Text"><text:span text:style-name="T58">&gt;</text:span></text:span><text:span text:style-name="Source_20_Text"><text:span text:style-name="T40"> edges </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8">}</text:span></text:span></text:p>
      <text:p text:style-name="P23"><text:span text:style-name="Source_20_Text"><text:span text:style-name="T89"/></text:span></text:p>
      <text:p text:style-name="P162"><text:soft-page-break/><text:span text:style-name="Source_20_Text"><text:span text:style-name="T4"/></text:span></text:p>
      <text:p text:style-name="P95"><text:span text:style-name="Source_20_Text"><text:span text:style-name="T2">---------------------------------------------------------------------------------------------------------------</text:span></text:span></text:p>
      <text:p text:style-name="P95"><text:span text:style-name="Source_20_Text"><text:span text:style-name="T2"/></text:span></text:p>
      <text:p text:style-name="P133"><text:span text:style-name="Source_20_Text"><text:span text:style-name="T226">Evite definir uma classe abstract quando uma função simples for o suficiente</text:span></text:span></text:p>
      <text:p text:style-name="P95"><text:span text:style-name="Source_20_Text"><text:span text:style-name="T2"/></text:span></text:p>
      <text:p text:style-name="P95"><text:span text:style-name="Source_20_Text"><text:span text:style-name="T2"/></text:span></text:p>
      <text:p text:style-name="P24"><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3">typedef</text:span></text:span><text:span text:style-name="Source_20_Text"><text:span text:style-name="T44"> </text:span></text:span><text:span text:style-name="Source_20_Text"><text:span text:style-name="T106">Predicate</text:span></text:span><text:span text:style-name="Source_20_Text"><text:span text:style-name="T69">&lt;</text:span></text:span><text:span text:style-name="Source_20_Text"><text:span text:style-name="T106">E</text:span></text:span><text:span text:style-name="Source_20_Text"><text:span text:style-name="T69">&gt;</text:span></text:span><text:span text:style-name="Source_20_Text"><text:span text:style-name="T44"> </text:span></text:span><text:span text:style-name="Source_20_Text"><text:span text:style-name="T69">=</text:span></text:span><text:span text:style-name="Source_20_Text"><text:span text:style-name="T44"> </text:span></text:span><text:span text:style-name="Source_20_Text"><text:span text:style-name="T106">bool</text:span></text:span><text:span text:style-name="Source_20_Text"><text:span text:style-name="T44"> </text:span></text:span><text:span text:style-name="Source_20_Text"><text:span text:style-name="T106">Function</text:span></text:span><text:span text:style-name="Source_20_Text"><text:span text:style-name="T69">(</text:span></text:span><text:span text:style-name="Source_20_Text"><text:span text:style-name="T106">E</text:span></text:span><text:span text:style-name="Source_20_Text"><text:span text:style-name="T44"> element</text:span></text:span><text:span text:style-name="Source_20_Text"><text:span text:style-name="T69">);</text:span></text:span></text:p>
      <text:p text:style-name="P44"><text:span text:style-name="Source_20_Text"><text:span text:style-name="T4"/></text:span></text:p>
      <text:p text:style-name="P95"><text:span text:style-name="Source_20_Text"><text:span text:style-name="T2"/></text:span></text:p>
      <text:p text:style-name="P24"><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3">abstract</text:span></text:span><text:span text:style-name="Source_20_Text"><text:span text:style-name="T44"> </text:span></text:span><text:span text:style-name="Source_20_Text"><text:span text:style-name="T33">class</text:span></text:span><text:span text:style-name="Source_20_Text"><text:span text:style-name="T44"> </text:span></text:span><text:span text:style-name="Source_20_Text"><text:span text:style-name="T106">Predicate</text:span></text:span><text:span text:style-name="Source_20_Text"><text:span text:style-name="T69">&lt;</text:span></text:span><text:span text:style-name="Source_20_Text"><text:span text:style-name="T106">E</text:span></text:span><text:span text:style-name="Source_20_Text"><text:span text:style-name="T69">&gt;</text:span></text:span><text:span text:style-name="Source_20_Text"><text:span text:style-name="T44"> </text:span></text:span><text:span text:style-name="Source_20_Text"><text:span text:style-name="T69">{</text:span></text:span></text:p>
      <text:p text:style-name="P3"><text:span text:style-name="Source_20_Text"><text:span text:style-name="T51"><text:s text:c="2"/></text:span></text:span><text:span text:style-name="Source_20_Text"><text:span text:style-name="T101">bool</text:span></text:span><text:span text:style-name="Source_20_Text"><text:span text:style-name="T40"> test</text:span></text:span><text:span text:style-name="Source_20_Text"><text:span text:style-name="T58">(</text:span></text:span><text:span text:style-name="Source_20_Text"><text:span text:style-name="T101">E</text:span></text:span><text:span text:style-name="Source_20_Text"><text:span text:style-name="T40"> element</text:span></text:span><text:span text:style-name="Source_20_Text"><text:span text:style-name="T58">);</text:span></text:span></text:p>
      <text:p text:style-name="P3"><text:span text:style-name="Source_20_Text"><text:span text:style-name="T58">}</text:span></text:span></text:p>
      <text:p text:style-name="P44"><text:span text:style-name="Source_20_Text"><text:span text:style-name="T6"/></text:span></text:p>
      <text:p text:style-name="P96"><text:span text:style-name="Source_20_Text"><text:span text:style-name="T2">---------------------------------------------------------------------------------------------------------------</text:span></text:span></text:p>
      <text:p text:style-name="P96"><text:span text:style-name="Source_20_Text"><text:span text:style-name="T2"/></text:span></text:p>
      <text:p text:style-name="P133"><text:span text:style-name="Source_20_Text"><text:span text:style-name="T226">Evite definir uma classe que contenha somente membros estaticos</text:span></text:span></text:p>
      <text:p text:style-name="P133"><text:span text:style-name="Source_20_Text"/></text:p>
      <text:p text:style-name="P133"><text:span text:style-name="Source_20_Text"/></text:p>
      <text:p text:style-name="P24"><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104">DateTime</text:span></text:span><text:span text:style-name="Source_20_Text"><text:span text:style-name="T43"> mostRecent</text:span></text:span><text:span text:style-name="Source_20_Text"><text:span text:style-name="T68">(</text:span></text:span><text:span text:style-name="Source_20_Text"><text:span text:style-name="T104">List</text:span></text:span><text:span text:style-name="Source_20_Text"><text:span text:style-name="T68">&lt;</text:span></text:span><text:span text:style-name="Source_20_Text"><text:span text:style-name="T104">DateTime</text:span></text:span><text:span text:style-name="Source_20_Text"><text:span text:style-name="T68">&gt;</text:span></text:span><text:span text:style-name="Source_20_Text"><text:span text:style-name="T43"> dates</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return</text:span></text:span><text:span text:style-name="Source_20_Text"><text:span text:style-name="T40"> dates</text:span></text:span><text:span text:style-name="Source_20_Text"><text:span text:style-name="T58">.</text:span></text:span><text:span text:style-name="Source_20_Text"><text:span text:style-name="T40">reduce</text:span></text:span><text:span text:style-name="Source_20_Text"><text:span text:style-name="T58">((</text:span></text:span><text:span text:style-name="Source_20_Text"><text:span text:style-name="T40">a</text:span></text:span><text:span text:style-name="Source_20_Text"><text:span text:style-name="T58">,</text:span></text:span><text:span text:style-name="Source_20_Text"><text:span text:style-name="T40"> b</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a</text:span></text:span><text:span text:style-name="Source_20_Text"><text:span text:style-name="T58">.</text:span></text:span><text:span text:style-name="Source_20_Text"><text:span text:style-name="T40">isAfter</text:span></text:span><text:span text:style-name="Source_20_Text"><text:span text:style-name="T58">(</text:span></text:span><text:span text:style-name="Source_20_Text"><text:span text:style-name="T40">b</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a </text:span></text:span><text:span text:style-name="Source_20_Text"><text:span text:style-name="T58">:</text:span></text:span><text:span text:style-name="Source_20_Text"><text:span text:style-name="T40"> b</text:span></text:span><text:span text:style-name="Source_20_Text"><text:span text:style-name="T58">);</text:span></text:span></text:p>
      <text:p text:style-name="P3"><text:span text:style-name="Source_20_Text"><text:span text:style-name="T58">}</text:span></text:span></text:p>
      <text:p text:style-name="P3"/>
      <text:p text:style-name="P3"><text:span text:style-name="Source_20_Text"><text:span text:style-name="T31">const</text:span></text:span><text:span text:style-name="Source_20_Text"><text:span text:style-name="T40"> _favoriteMammal </text:span></text:span><text:span text:style-name="Source_20_Text"><text:span text:style-name="T58">=</text:span></text:span><text:span text:style-name="Source_20_Text"><text:span text:style-name="T40"> </text:span></text:span><text:span text:style-name="Source_20_Text"><text:span text:style-name="T52">'weasel'</text:span></text:span><text:span text:style-name="Source_20_Text"><text:span text:style-name="T58">;</text:span></text:span></text:p>
      <text:p text:style-name="P3"><text:span text:style-name="Source_20_Text"><text:span text:style-name="T89"/></text:span></text:p>
      <text:p text:style-name="P36"><text:span text:style-name="Source_20_Text"><text:span text:style-name="T23"/></text:span></text:p>
      <text:p text:style-name="P24"><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2">class</text:span></text:span><text:span text:style-name="Source_20_Text"><text:span text:style-name="T43"> </text:span></text:span><text:span text:style-name="Source_20_Text"><text:span text:style-name="T104">DateUtils</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static</text:span></text:span><text:span text:style-name="Source_20_Text"><text:span text:style-name="T40"> </text:span></text:span><text:span text:style-name="Source_20_Text"><text:span text:style-name="T101">DateTime</text:span></text:span><text:span text:style-name="Source_20_Text"><text:span text:style-name="T40"> mostRecent</text:span></text:span><text:span text:style-name="Source_20_Text"><text:span text:style-name="T58">(</text:span></text:span><text:span text:style-name="Source_20_Text"><text:span text:style-name="T101">List</text:span></text:span><text:span text:style-name="Source_20_Text"><text:span text:style-name="T58">&lt;</text:span></text:span><text:span text:style-name="Source_20_Text"><text:span text:style-name="T101">DateTime</text:span></text:span><text:span text:style-name="Source_20_Text"><text:span text:style-name="T58">&gt;</text:span></text:span><text:span text:style-name="Source_20_Text"><text:span text:style-name="T40"> dates</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return</text:span></text:span><text:span text:style-name="Source_20_Text"><text:span text:style-name="T40"> dates</text:span></text:span><text:span text:style-name="Source_20_Text"><text:span text:style-name="T58">.</text:span></text:span><text:span text:style-name="Source_20_Text"><text:span text:style-name="T40">reduce</text:span></text:span><text:span text:style-name="Source_20_Text"><text:span text:style-name="T58">((</text:span></text:span><text:span text:style-name="Source_20_Text"><text:span text:style-name="T40">a</text:span></text:span><text:span text:style-name="Source_20_Text"><text:span text:style-name="T58">,</text:span></text:span><text:span text:style-name="Source_20_Text"><text:span text:style-name="T40"> b</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a</text:span></text:span><text:span text:style-name="Source_20_Text"><text:span text:style-name="T58">.</text:span></text:span><text:span text:style-name="Source_20_Text"><text:span text:style-name="T40">isAfter</text:span></text:span><text:span text:style-name="Source_20_Text"><text:span text:style-name="T58">(</text:span></text:span><text:span text:style-name="Source_20_Text"><text:span text:style-name="T40">b</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a </text:span></text:span><text:span text:style-name="Source_20_Text"><text:span text:style-name="T58">:</text:span></text:span><text:span text:style-name="Source_20_Text"><text:span text:style-name="T40"> b</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3"/>
      <text:p text:style-name="P3"><text:span text:style-name="Source_20_Text"><text:span text:style-name="T31">class</text:span></text:span><text:span text:style-name="Source_20_Text"><text:span text:style-name="T40"> _Favorites </text:span></text:span><text:span text:style-name="Source_20_Text"><text:span text:style-name="T58">{</text:span></text:span></text:p>
      <text:p text:style-name="P3"><text:span text:style-name="Source_20_Text"><text:span text:style-name="T51"><text:s text:c="2"/></text:span></text:span><text:span text:style-name="Source_20_Text"><text:span text:style-name="T31">static</text:span></text:span><text:span text:style-name="Source_20_Text"><text:span text:style-name="T40"> </text:span></text:span><text:span text:style-name="Source_20_Text"><text:span text:style-name="T31">const</text:span></text:span><text:span text:style-name="Source_20_Text"><text:span text:style-name="T40"> mammal </text:span></text:span><text:span text:style-name="Source_20_Text"><text:span text:style-name="T58">=</text:span></text:span><text:span text:style-name="Source_20_Text"><text:span text:style-name="T40"> </text:span></text:span><text:span text:style-name="Source_20_Text"><text:span text:style-name="T52">'weasel'</text:span></text:span><text:span text:style-name="Source_20_Text"><text:span text:style-name="T58">;</text:span></text:span></text:p>
      <text:p text:style-name="P3"><text:span text:style-name="Source_20_Text"><text:span text:style-name="T58">}</text:span></text:span></text:p>
      <text:p text:style-name="P36"><text:span text:style-name="Source_20_Text"><text:span text:style-name="T20"/></text:span></text:p>
      <text:p text:style-name="P133"><text:span text:style-name="Source_20_Text"/></text:p>
      <text:p text:style-name="P96"><text:span text:style-name="Source_20_Text"><text:span text:style-name="T2"/></text:span></text:p>
      <text:p text:style-name="P96"><text:soft-page-break/><text:span text:style-name="Source_20_Text"><text:span text:style-name="T2">---------------------------------------------------------------------------------------------------------------</text:span></text:span></text:p>
      <text:p text:style-name="P96"><text:span text:style-name="Source_20_Text"><text:span text:style-name="T2"/></text:span></text:p>
      <text:p text:style-name="P134"><text:span text:style-name="Source_20_Text"><text:span text:style-name="T227">Use a palavra ‘mixin’ para criar um mixin</text:span></text:span></text:p>
      <text:p text:style-name="P134"><text:span text:style-name="Source_20_Text"/></text:p>
      <text:p text:style-name="P140"><text:span text:style-name="Source_20_Text"/></text:p>
      <text:p text:style-name="P25"><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33">mixin</text:span></text:span><text:span text:style-name="Source_20_Text"><text:span text:style-name="T44"> </text:span></text:span><text:span text:style-name="Source_20_Text"><text:span text:style-name="T106">ClickableMixin</text:span></text:span><text:span text:style-name="Source_20_Text"><text:span text:style-name="T44"> </text:span></text:span><text:span text:style-name="Source_20_Text"><text:span text:style-name="T33">implements</text:span></text:span><text:span text:style-name="Source_20_Text"><text:span text:style-name="T44"> </text:span></text:span><text:span text:style-name="Source_20_Text"><text:span text:style-name="T106">Control</text:span></text:span><text:span text:style-name="Source_20_Text"><text:span text:style-name="T44"> </text:span></text:span><text:span text:style-name="Source_20_Text"><text:span text:style-name="T69">{</text:span></text:span></text:p>
      <text:p text:style-name="P3"><text:span text:style-name="Source_20_Text"><text:span text:style-name="T51"><text:s text:c="2"/></text:span></text:span><text:span text:style-name="Source_20_Text"><text:span text:style-name="T101">bool</text:span></text:span><text:span text:style-name="Source_20_Text"><text:span text:style-name="T40"> _isDown </text:span></text:span><text:span text:style-name="Source_20_Text"><text:span text:style-name="T58">=</text:span></text:span><text:span text:style-name="Source_20_Text"><text:span text:style-name="T40"> </text:span></text:span><text:span text:style-name="Source_20_Text"><text:span text:style-name="T31">false</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void</text:span></text:span><text:span text:style-name="Source_20_Text"><text:span text:style-name="T40"> click</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void</text:span></text:span><text:span text:style-name="Source_20_Text"><text:span text:style-name="T40"> mouseDown</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_isDown </text:span></text:span><text:span text:style-name="Source_20_Text"><text:span text:style-name="T58">=</text:span></text:span><text:span text:style-name="Source_20_Text"><text:span text:style-name="T40"> </text:span></text:span><text:span text:style-name="Source_20_Text"><text:span text:style-name="T31">tru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101">void</text:span></text:span><text:span text:style-name="Source_20_Text"><text:span text:style-name="T40"> mouseUp</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_isDown</text:span></text:span><text:span text:style-name="Source_20_Text"><text:span text:style-name="T58">)</text:span></text:span><text:span text:style-name="Source_20_Text"><text:span text:style-name="T40"> click</text:span></text:span><text:span text:style-name="Source_20_Text"><text:span text:style-name="T58">();</text:span></text:span></text:p>
      <text:p text:style-name="P3"><text:span text:style-name="Source_20_Text"><text:span text:style-name="T51"><text:s text:c="4"/></text:span></text:span><text:span text:style-name="Source_20_Text"><text:span text:style-name="T40">_isDown </text:span></text:span><text:span text:style-name="Source_20_Text"><text:span text:style-name="T58">=</text:span></text:span><text:span text:style-name="Source_20_Text"><text:span text:style-name="T40"> </text:span></text:span><text:span text:style-name="Source_20_Text"><text:span text:style-name="T31">fals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10"><text:span text:style-name="Source_20_Text"><text:span text:style-name="T58">}</text:span></text:span></text:p>
      <text:p text:style-name="P96"><text:span text:style-name="Source_20_Text"><text:span text:style-name="T2">---------------------------------------------------------------------------------------------------------------</text:span></text:span></text:p>
      <text:p text:style-name="P96"><text:span text:style-name="Source_20_Text"><text:span text:style-name="T2"/></text:span></text:p>
      <text:p text:style-name="P135"><text:span text:style-name="Source_20_Text"><text:span text:style-name="T228">Evite fazer classes statics para coisas simples que uma função faria</text:span></text:span></text:p>
      <text:p text:style-name="P135"><text:span text:style-name="Source_20_Text"/></text:p>
      <text:p text:style-name="P26"><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104">DateTime</text:span></text:span><text:span text:style-name="Source_20_Text"><text:span text:style-name="T43"> mostRecent</text:span></text:span><text:span text:style-name="Source_20_Text"><text:span text:style-name="T68">(</text:span></text:span><text:span text:style-name="Source_20_Text"><text:span text:style-name="T104">List</text:span></text:span><text:span text:style-name="Source_20_Text"><text:span text:style-name="T68">&lt;</text:span></text:span><text:span text:style-name="Source_20_Text"><text:span text:style-name="T104">DateTime</text:span></text:span><text:span text:style-name="Source_20_Text"><text:span text:style-name="T68">&gt;</text:span></text:span><text:span text:style-name="Source_20_Text"><text:span text:style-name="T43"> dates</text:span></text:span><text:span text:style-name="Source_20_Text"><text:span text:style-name="T68">)</text:span></text:span><text:span text:style-name="Source_20_Text"><text:span text:style-name="T43"> </text:span></text:span><text:span text:style-name="Source_20_Text"><text:span text:style-name="T68">{</text:span></text:span></text:p>
      <text:p text:style-name="P11"><text:span text:style-name="Source_20_Text"><text:span text:style-name="T51"><text:s text:c="2"/></text:span></text:span><text:span text:style-name="Source_20_Text"><text:span text:style-name="T31">return</text:span></text:span><text:span text:style-name="Source_20_Text"><text:span text:style-name="T40"> dates</text:span></text:span><text:span text:style-name="Source_20_Text"><text:span text:style-name="T58">.</text:span></text:span><text:span text:style-name="Source_20_Text"><text:span text:style-name="T40">reduce</text:span></text:span><text:span text:style-name="Source_20_Text"><text:span text:style-name="T58">((</text:span></text:span><text:span text:style-name="Source_20_Text"><text:span text:style-name="T40">a</text:span></text:span><text:span text:style-name="Source_20_Text"><text:span text:style-name="T58">,</text:span></text:span><text:span text:style-name="Source_20_Text"><text:span text:style-name="T40"> b</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a</text:span></text:span><text:span text:style-name="Source_20_Text"><text:span text:style-name="T58">.</text:span></text:span><text:span text:style-name="Source_20_Text"><text:span text:style-name="T40">isAfter</text:span></text:span><text:span text:style-name="Source_20_Text"><text:span text:style-name="T58">(</text:span></text:span><text:span text:style-name="Source_20_Text"><text:span text:style-name="T40">b</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a </text:span></text:span><text:span text:style-name="Source_20_Text"><text:span text:style-name="T58">:</text:span></text:span><text:span text:style-name="Source_20_Text"><text:span text:style-name="T40"> b</text:span></text:span><text:span text:style-name="Source_20_Text"><text:span text:style-name="T58">);</text:span></text:span></text:p>
      <text:p text:style-name="P11"><text:span text:style-name="Source_20_Text"><text:span text:style-name="T58">}</text:span></text:span></text:p>
      <text:p text:style-name="P3"><text:span text:style-name="Source_20_Text"><text:span text:style-name="T31">const</text:span></text:span><text:span text:style-name="Source_20_Text"><text:span text:style-name="T40"> _favoriteMammal </text:span></text:span><text:span text:style-name="Source_20_Text"><text:span text:style-name="T58">=</text:span></text:span><text:span text:style-name="Source_20_Text"><text:span text:style-name="T40"> </text:span></text:span><text:span text:style-name="Source_20_Text"><text:span text:style-name="T52">'weasel'</text:span></text:span><text:span text:style-name="Source_20_Text"><text:span text:style-name="T58">;</text:span></text:span></text:p>
      <text:p text:style-name="P141"><text:span text:style-name="Source_20_Text"/></text:p>
      <text:p text:style-name="P26"><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32">class</text:span></text:span><text:span text:style-name="Source_20_Text"><text:span text:style-name="T43"> </text:span></text:span><text:span text:style-name="Source_20_Text"><text:span text:style-name="T104">DateUtils</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static</text:span></text:span><text:span text:style-name="Source_20_Text"><text:span text:style-name="T40"> </text:span></text:span><text:span text:style-name="Source_20_Text"><text:span text:style-name="T101">DateTime</text:span></text:span><text:span text:style-name="Source_20_Text"><text:span text:style-name="T40"> mostRecent</text:span></text:span><text:span text:style-name="Source_20_Text"><text:span text:style-name="T58">(</text:span></text:span><text:span text:style-name="Source_20_Text"><text:span text:style-name="T101">List</text:span></text:span><text:span text:style-name="Source_20_Text"><text:span text:style-name="T58">&lt;</text:span></text:span><text:span text:style-name="Source_20_Text"><text:span text:style-name="T101">DateTime</text:span></text:span><text:span text:style-name="Source_20_Text"><text:span text:style-name="T58">&gt;</text:span></text:span><text:span text:style-name="Source_20_Text"><text:span text:style-name="T40"> dates</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return</text:span></text:span><text:span text:style-name="Source_20_Text"><text:span text:style-name="T40"> dates</text:span></text:span><text:span text:style-name="Source_20_Text"><text:span text:style-name="T58">.</text:span></text:span><text:span text:style-name="Source_20_Text"><text:span text:style-name="T40">reduce</text:span></text:span><text:span text:style-name="Source_20_Text"><text:span text:style-name="T58">((</text:span></text:span><text:span text:style-name="Source_20_Text"><text:span text:style-name="T40">a</text:span></text:span><text:span text:style-name="Source_20_Text"><text:span text:style-name="T58">,</text:span></text:span><text:span text:style-name="Source_20_Text"><text:span text:style-name="T40"> b</text:span></text:span><text:span text:style-name="Source_20_Text"><text:span text:style-name="T58">)</text:span></text:span><text:span text:style-name="Source_20_Text"><text:span text:style-name="T40"> </text:span></text:span><text:span text:style-name="Source_20_Text"><text:span text:style-name="T58">=&gt;</text:span></text:span><text:span text:style-name="Source_20_Text"><text:span text:style-name="T40"> a</text:span></text:span><text:span text:style-name="Source_20_Text"><text:span text:style-name="T58">.</text:span></text:span><text:span text:style-name="Source_20_Text"><text:span text:style-name="T40">isAfter</text:span></text:span><text:span text:style-name="Source_20_Text"><text:span text:style-name="T58">(</text:span></text:span><text:span text:style-name="Source_20_Text"><text:span text:style-name="T40">b</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a </text:span></text:span><text:span text:style-name="Source_20_Text"><text:span text:style-name="T58">:</text:span></text:span><text:span text:style-name="Source_20_Text"><text:span text:style-name="T40"> b</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3"><text:span text:style-name="Source_20_Text"><text:span text:style-name="T31">class</text:span></text:span><text:span text:style-name="Source_20_Text"><text:span text:style-name="T40"> _Favorites </text:span></text:span><text:span text:style-name="Source_20_Text"><text:span text:style-name="T58">{</text:span></text:span></text:p>
      <text:p text:style-name="P3"><text:span text:style-name="Source_20_Text"><text:span text:style-name="T51"><text:s text:c="2"/></text:span></text:span><text:span text:style-name="Source_20_Text"><text:span text:style-name="T31">static</text:span></text:span><text:span text:style-name="Source_20_Text"><text:span text:style-name="T40"> </text:span></text:span><text:span text:style-name="Source_20_Text"><text:span text:style-name="T31">const</text:span></text:span><text:span text:style-name="Source_20_Text"><text:span text:style-name="T40"> mammal </text:span></text:span><text:span text:style-name="Source_20_Text"><text:span text:style-name="T58">=</text:span></text:span><text:span text:style-name="Source_20_Text"><text:span text:style-name="T40"> </text:span></text:span><text:span text:style-name="Source_20_Text"><text:span text:style-name="T52">'weasel'</text:span></text:span><text:span text:style-name="Source_20_Text"><text:span text:style-name="T58">;</text:span></text:span></text:p>
      <text:p text:style-name="P3"><text:span text:style-name="Source_20_Text"><text:span text:style-name="T58">}</text:span></text:span></text:p>
      <text:p text:style-name="P37"><text:span text:style-name="Source_20_Text"><text:span text:style-name="T20"/></text:span></text:p>
      <text:p text:style-name="P97"><text:span text:style-name="Source_20_Text"><text:span text:style-name="T2"/></text:span></text:p>
      <text:p text:style-name="P97"><text:soft-page-break/><text:span text:style-name="Source_20_Text"><text:span text:style-name="T2"/></text:span></text:p>
      <text:p text:style-name="P98"><text:span text:style-name="Source_20_Text"><text:span text:style-name="T2">---------------------------------------------------------------------------------------------------------------</text:span></text:span></text:p>
      <text:p text:style-name="P98"><text:span text:style-name="Source_20_Text"><text:span text:style-name="T2"/></text:span></text:p>
      <text:p text:style-name="P136"><text:span text:style-name="Source_20_Text"><text:span text:style-name="T229">Podemos criar classes parecidadas com enum, e mais facil de utiliza-las</text:span></text:span></text:p>
      <text:p text:style-name="P136"><text:span text:style-name="Source_20_Text"/></text:p>
      <text:p text:style-name="P136"><text:span text:style-name="Source_20_Text"/></text:p>
      <text:p text:style-name="P136"><text:span text:style-name="Source_20_Text"/></text:p>
      <text:p text:style-name="P27"><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text:span></text:span><text:span text:style-name="Source_20_Text"><text:span text:style-name="T232">class</text:span></text:span><text:span text:style-name="Source_20_Text"><text:span text:style-name="T230"> </text:span></text:span><text:span text:style-name="Source_20_Text"><text:span text:style-name="T233">AppImages</text:span></text:span><text:span text:style-name="Source_20_Text"><text:span text:style-name="T230"> {</text:span></text:span></text:p>
      <text:p text:style-name="P145"><text:span text:style-name="T231">static</text:span> <text:span text:style-name="T231">const</text:span> logoLogin <text:span text:style-name="T231">=</text:span> <text:span text:style-name="T235">"assets/images/dolarLogin.jpg"</text:span>;</text:p>
      <text:p text:style-name="P145"><text:span text:style-name="T231">static</text:span> <text:span text:style-name="T231">const</text:span> logoCreateAccount <text:span text:style-name="T231">=</text:span> <text:span text:style-name="T235">"assets/images/dinheiro.jpg"</text:span>;</text:p>
      <text:p text:style-name="P145"><text:span text:style-name="T231">static</text:span> <text:span text:style-name="T231">const</text:span> logoLostPassword <text:span text:style-name="T231">=</text:span> <text:span text:style-name="T235">"assets/images/keyboard.png"</text:span>;</text:p>
      <text:p text:style-name="P145">}</text:p>
      <text:p text:style-name="P38"><text:span text:style-name="Source_20_Text"><text:span text:style-name="T23"/></text:span></text:p>
      <text:p text:style-name="P38"><text:span text:style-name="Source_20_Text"><text:span text:style-name="T23"/></text:span></text:p>
      <text:p text:style-name="P27"><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232">class</text:span></text:span><text:span text:style-name="Source_20_Text"><text:span text:style-name="T230"> </text:span></text:span><text:span text:style-name="Source_20_Text"><text:span text:style-name="T233">TextStyles</text:span></text:span><text:span text:style-name="Source_20_Text"><text:span text:style-name="T230"> {</text:span></text:span></text:p>
      <text:p text:style-name="P145"><text:span text:style-name="T231">static</text:span> <text:span text:style-name="T231">final</text:span> titleHome <text:span text:style-name="T231">=</text:span> <text:span text:style-name="T234">GoogleFonts</text:span>.<text:span text:style-name="T236">amaticSc</text:span>(</text:p>
      <text:p text:style-name="P145">fontSize<text:span text:style-name="T231">:</text:span> <text:span text:style-name="T237">34</text:span>, </text:p>
      <text:p text:style-name="P145">);</text:p>
      <text:p text:style-name="P145">}</text:p>
      <text:p text:style-name="P38"><text:span text:style-name="Source_20_Text"><text:span text:style-name="T23"/></text:span></text:p>
      <text:p text:style-name="P38"><text:span text:style-name="Source_20_Text"><text:span text:style-name="T23">→ </text:span></text:span><text:span text:style-name="Source_20_Text"><text:span text:style-name="T24">Bom</text:span></text:span><text:span text:style-name="Source_20_Text"><text:span text:style-name="T23"> =</text:span></text:span><text:span text:style-name="Source_20_Text"><text:span text:style-name="T27"> class AppColors {</text:span></text:span></text:p>
      <text:p text:style-name="P38"><text:span text:style-name="Source_20_Text"><text:span text:style-name="T27"><text:s text:c="2"/>static final primary = Color(0xFFFF941A);</text:span></text:span></text:p>
      <text:p text:style-name="P38"><text:span text:style-name="Source_20_Text"><text:span text:style-name="T27">}</text:span></text:span></text:p>
      <text:p text:style-name="P99"><text:span text:style-name="Source_20_Text"><text:span text:style-name="T2">---------------------------------------------------------------------------------------------------------------</text:span></text:span></text:p>
      <text:p text:style-name="P99"><text:span text:style-name="Source_20_Text"><text:span text:style-name="T28"/></text:span></text:p>
      <text:p text:style-name="P137"><text:span text:style-name="Source_20_Text"><text:span text:style-name="T238">Não digite de forma redundante as variaveis locais inicializadas</text:span></text:span></text:p>
      <text:p text:style-name="P136"><text:span text:style-name="Source_20_Text"/></text:p>
      <text:p text:style-name="P136"><text:span text:style-name="Source_20_Text"/></text:p>
      <text:p text:style-name="P28"><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104">List</text:span></text:span><text:span text:style-name="Source_20_Text"><text:span text:style-name="T68">&lt;</text:span></text:span><text:span text:style-name="Source_20_Text"><text:span text:style-name="T104">List</text:span></text:span><text:span text:style-name="Source_20_Text"><text:span text:style-name="T68">&lt;</text:span></text:span><text:span text:style-name="Source_20_Text"><text:span text:style-name="T104">Ingredient</text:span></text:span><text:span text:style-name="Source_20_Text"><text:span text:style-name="T68">&gt;&gt;</text:span></text:span><text:span text:style-name="Source_20_Text"><text:span text:style-name="T43"> possibleDesserts</text:span></text:span><text:span text:style-name="Source_20_Text"><text:span text:style-name="T68">(</text:span></text:span><text:span text:style-name="Source_20_Text"><text:span text:style-name="T32">Set</text:span></text:span><text:span text:style-name="Source_20_Text"><text:span text:style-name="T68">&lt;</text:span></text:span><text:span text:style-name="Source_20_Text"><text:span text:style-name="T104">Ingredient</text:span></text:span><text:span text:style-name="Source_20_Text"><text:span text:style-name="T68">&gt;</text:span></text:span><text:span text:style-name="Source_20_Text"><text:span text:style-name="T43"> pantry</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var</text:span></text:span><text:span text:style-name="Source_20_Text"><text:span text:style-name="T40"> desserts </text:span></text:span><text:span text:style-name="Source_20_Text"><text:span text:style-name="T58">=</text:span></text:span><text:span text:style-name="Source_20_Text"><text:span text:style-name="T40"> </text:span></text:span><text:span text:style-name="Source_20_Text"><text:span text:style-name="T58">&lt;</text:span></text:span><text:span text:style-name="Source_20_Text"><text:span text:style-name="T101">List</text:span></text:span><text:span text:style-name="Source_20_Text"><text:span text:style-name="T58">&lt;</text:span></text:span><text:span text:style-name="Source_20_Text"><text:span text:style-name="T101">Ingredient</text:span></text:span><text:span text:style-name="Source_20_Text"><text:span text:style-name="T58">&gt;&gt;[];</text:span></text:span></text:p>
      <text:p text:style-name="P3"><text:span text:style-name="Source_20_Text"><text:span text:style-name="T51"><text:s text:c="2"/></text:span></text:span><text:span text:style-name="Source_20_Text"><text:span text:style-name="T31">for</text:span></text:span><text:span text:style-name="Source_20_Text"><text:span text:style-name="T40"> </text:span></text:span><text:span text:style-name="Source_20_Text"><text:span text:style-name="T58">(</text:span></text:span><text:span text:style-name="Source_20_Text"><text:span text:style-name="T31">var</text:span></text:span><text:span text:style-name="Source_20_Text"><text:span text:style-name="T40"> recipe </text:span></text:span><text:span text:style-name="Source_20_Text"><text:span text:style-name="T31">in</text:span></text:span><text:span text:style-name="Source_20_Text"><text:span text:style-name="T40"> cookbook</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pantry</text:span></text:span><text:span text:style-name="Source_20_Text"><text:span text:style-name="T58">.</text:span></text:span><text:span text:style-name="Source_20_Text"><text:span text:style-name="T40">containsAll</text:span></text:span><text:span text:style-name="Source_20_Text"><text:span text:style-name="T58">(</text:span></text:span><text:span text:style-name="Source_20_Text"><text:span text:style-name="T40">recip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6"/></text:span></text:span><text:span text:style-name="Source_20_Text"><text:span text:style-name="T40">desserts</text:span></text:span><text:span text:style-name="Source_20_Text"><text:span text:style-name="T58">.</text:span></text:span><text:span text:style-name="Source_20_Text"><text:span text:style-name="T40">add</text:span></text:span><text:span text:style-name="Source_20_Text"><text:span text:style-name="T58">(</text:span></text:span><text:span text:style-name="Source_20_Text"><text:span text:style-name="T40">recipe</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31">return</text:span></text:span><text:span text:style-name="Source_20_Text"><text:span text:style-name="T40"> desserts</text:span></text:span><text:span text:style-name="Source_20_Text"><text:span text:style-name="T58">;</text:span></text:span></text:p>
      <text:p text:style-name="P3"><text:span text:style-name="Source_20_Text"><text:span text:style-name="T58">}</text:span></text:span></text:p>
      <text:p text:style-name="P39"><text:span text:style-name="Source_20_Text"><text:span text:style-name="T23"/></text:span></text:p>
      <text:p text:style-name="P39"><text:soft-page-break/><text:span text:style-name="Source_20_Text"><text:span text:style-name="T23"/></text:span></text:p>
      <text:p text:style-name="P28"><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104">List</text:span></text:span><text:span text:style-name="Source_20_Text"><text:span text:style-name="T68">&lt;</text:span></text:span><text:span text:style-name="Source_20_Text"><text:span text:style-name="T104">List</text:span></text:span><text:span text:style-name="Source_20_Text"><text:span text:style-name="T68">&lt;</text:span></text:span><text:span text:style-name="Source_20_Text"><text:span text:style-name="T104">Ingredient</text:span></text:span><text:span text:style-name="Source_20_Text"><text:span text:style-name="T68">&gt;&gt;</text:span></text:span><text:span text:style-name="Source_20_Text"><text:span text:style-name="T43"> possibleDesserts</text:span></text:span><text:span text:style-name="Source_20_Text"><text:span text:style-name="T68">(</text:span></text:span><text:span text:style-name="Source_20_Text"><text:span text:style-name="T32">Set</text:span></text:span><text:span text:style-name="Source_20_Text"><text:span text:style-name="T68">&lt;</text:span></text:span><text:span text:style-name="Source_20_Text"><text:span text:style-name="T104">Ingredient</text:span></text:span><text:span text:style-name="Source_20_Text"><text:span text:style-name="T68">&gt;</text:span></text:span><text:span text:style-name="Source_20_Text"><text:span text:style-name="T43"> pantry</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101">List</text:span></text:span><text:span text:style-name="Source_20_Text"><text:span text:style-name="T58">&lt;</text:span></text:span><text:span text:style-name="Source_20_Text"><text:span text:style-name="T101">List</text:span></text:span><text:span text:style-name="Source_20_Text"><text:span text:style-name="T58">&lt;</text:span></text:span><text:span text:style-name="Source_20_Text"><text:span text:style-name="T101">Ingredient</text:span></text:span><text:span text:style-name="Source_20_Text"><text:span text:style-name="T58">&gt;&gt;</text:span></text:span><text:span text:style-name="Source_20_Text"><text:span text:style-name="T40"> desserts </text:span></text:span><text:span text:style-name="Source_20_Text"><text:span text:style-name="T58">=</text:span></text:span><text:span text:style-name="Source_20_Text"><text:span text:style-name="T40"> </text:span></text:span><text:span text:style-name="Source_20_Text"><text:span text:style-name="T58">&lt;</text:span></text:span><text:span text:style-name="Source_20_Text"><text:span text:style-name="T101">List</text:span></text:span><text:span text:style-name="Source_20_Text"><text:span text:style-name="T58">&lt;</text:span></text:span><text:span text:style-name="Source_20_Text"><text:span text:style-name="T101">Ingredient</text:span></text:span><text:span text:style-name="Source_20_Text"><text:span text:style-name="T58">&gt;&gt;[];</text:span></text:span></text:p>
      <text:p text:style-name="P3"><text:span text:style-name="Source_20_Text"><text:span text:style-name="T51"><text:s text:c="2"/></text:span></text:span><text:span text:style-name="Source_20_Text"><text:span text:style-name="T31">for</text:span></text:span><text:span text:style-name="Source_20_Text"><text:span text:style-name="T40"> </text:span></text:span><text:span text:style-name="Source_20_Text"><text:span text:style-name="T58">(</text:span></text:span><text:span text:style-name="Source_20_Text"><text:span text:style-name="T101">List</text:span></text:span><text:span text:style-name="Source_20_Text"><text:span text:style-name="T58">&lt;</text:span></text:span><text:span text:style-name="Source_20_Text"><text:span text:style-name="T101">Ingredient</text:span></text:span><text:span text:style-name="Source_20_Text"><text:span text:style-name="T58">&gt;</text:span></text:span><text:span text:style-name="Source_20_Text"><text:span text:style-name="T40"> recipe </text:span></text:span><text:span text:style-name="Source_20_Text"><text:span text:style-name="T31">in</text:span></text:span><text:span text:style-name="Source_20_Text"><text:span text:style-name="T40"> cookbook</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pantry</text:span></text:span><text:span text:style-name="Source_20_Text"><text:span text:style-name="T58">.</text:span></text:span><text:span text:style-name="Source_20_Text"><text:span text:style-name="T40">containsAll</text:span></text:span><text:span text:style-name="Source_20_Text"><text:span text:style-name="T58">(</text:span></text:span><text:span text:style-name="Source_20_Text"><text:span text:style-name="T40">recipe</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6"/></text:span></text:span><text:span text:style-name="Source_20_Text"><text:span text:style-name="T40">desserts</text:span></text:span><text:span text:style-name="Source_20_Text"><text:span text:style-name="T58">.</text:span></text:span><text:span text:style-name="Source_20_Text"><text:span text:style-name="T40">add</text:span></text:span><text:span text:style-name="Source_20_Text"><text:span text:style-name="T58">(</text:span></text:span><text:span text:style-name="Source_20_Text"><text:span text:style-name="T40">recipe</text:span></text:span><text:span text:style-name="Source_20_Text"><text:span text:style-name="T58">);</text:span></text:span></text:p>
      <text:p text:style-name="P3"><text:span text:style-name="Source_20_Text"><text:span text:style-name="T51"><text:s text:c="4"/></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
      <text:p text:style-name="P3"><text:span text:style-name="Source_20_Text"><text:span text:style-name="T51"><text:s text:c="2"/></text:span></text:span><text:span text:style-name="Source_20_Text"><text:span text:style-name="T31">return</text:span></text:span><text:span text:style-name="Source_20_Text"><text:span text:style-name="T40"> desserts</text:span></text:span><text:span text:style-name="Source_20_Text"><text:span text:style-name="T58">;</text:span></text:span></text:p>
      <text:p text:style-name="P3"><text:span text:style-name="Source_20_Text"><text:span text:style-name="T58">}</text:span></text:span></text:p>
      <text:p text:style-name="P39"><text:span text:style-name="Source_20_Text"><text:span text:style-name="T20"/></text:span></text:p>
      <text:p text:style-name="P99"><text:span text:style-name="Source_20_Text"><text:span text:style-name="T2">---------------------------------------------------------------------------------------------------------------</text:span></text:span></text:p>
      <text:p text:style-name="P99"><text:span text:style-name="Source_20_Text"><text:span text:style-name="T28"/></text:span></text:p>
      <text:p text:style-name="P137"><text:span text:style-name="Source_20_Text"><text:span text:style-name="T238">Sempre ‘tipe’ as funções, o retorno das funções</text:span></text:span></text:p>
      <text:p text:style-name="P137"><text:span text:style-name="Source_20_Text"/></text:p>
      <text:p text:style-name="P137"><text:span text:style-name="Source_20_Text"/></text:p>
      <text:p text:style-name="P28"><text:span text:style-name="Source_20_Text"><text:span text:style-name="T89">→ </text:span></text:span><text:span text:style-name="Source_20_Text"><text:span text:style-name="T88">Bom</text:span></text:span><text:span text:style-name="Source_20_Text"><text:span text:style-name="T89"> = </text:span></text:span><text:span text:style-name="Source_20_Text"><text:span text:style-name="T95"><text:s/></text:span></text:span><text:span text:style-name="Source_20_Text"><text:span text:style-name="T104">Widget</text:span></text:span><text:span text:style-name="Source_20_Text"><text:span text:style-name="T43"> build</text:span></text:span><text:span text:style-name="Source_20_Text"><text:span text:style-name="T68">(</text:span></text:span><text:span text:style-name="Source_20_Text"><text:span text:style-name="T104">BuildContext</text:span></text:span><text:span text:style-name="Source_20_Text"><text:span text:style-name="T43"> context</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103">Widget</text:span></text:span><text:span text:style-name="Source_20_Text"><text:span text:style-name="T40"> result </text:span></text:span><text:span text:style-name="Source_20_Text"><text:span text:style-name="T58">=</text:span></text:span><text:span text:style-name="Source_20_Text"><text:span text:style-name="T40"> </text:span></text:span><text:span text:style-name="Source_20_Text"><text:span text:style-name="T101">Text</text:span></text:span><text:span text:style-name="Source_20_Text"><text:span text:style-name="T58">(</text:span></text:span><text:span text:style-name="Source_20_Text"><text:span text:style-name="T52">'You won!'</text:span></text:span><text:span text:style-name="Source_20_Text"><text:span text:style-name="T58">);</text:span></text:span></text:p>
      <text:p text:style-name="P3"><text:span text:style-name="Source_20_Text"><text:span text:style-name="T51"><text:s text:c="2"/></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applyPadding</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result </text:span></text:span><text:span text:style-name="Source_20_Text"><text:span text:style-name="T58">=</text:span></text:span><text:span text:style-name="Source_20_Text"><text:span text:style-name="T40"> </text:span></text:span><text:span text:style-name="Source_20_Text"><text:span text:style-name="T101">Padding</text:span></text:span><text:span text:style-name="Source_20_Text"><text:span text:style-name="T58">(</text:span></text:span><text:span text:style-name="Source_20_Text"><text:span text:style-name="T40">padding</text:span></text:span><text:span text:style-name="Source_20_Text"><text:span text:style-name="T58">:</text:span></text:span><text:span text:style-name="Source_20_Text"><text:span text:style-name="T40"> </text:span></text:span><text:span text:style-name="Source_20_Text"><text:span text:style-name="T101">EdgeInsets</text:span></text:span><text:span text:style-name="Source_20_Text"><text:span text:style-name="T58">.</text:span></text:span><text:span text:style-name="Source_20_Text"><text:span text:style-name="T40">all</text:span></text:span><text:span text:style-name="Source_20_Text"><text:span text:style-name="T58">(</text:span></text:span><text:span text:style-name="Source_20_Text"><text:span text:style-name="T52">8.0</text:span></text:span><text:span text:style-name="Source_20_Text"><text:span text:style-name="T58">),</text:span></text:span><text:span text:style-name="Source_20_Text"><text:span text:style-name="T40"> child</text:span></text:span><text:span text:style-name="Source_20_Text"><text:span text:style-name="T58">:</text:span></text:span><text:span text:style-name="Source_20_Text"><text:span text:style-name="T40"> result</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1"><text:s text:c="2"/></text:span></text:span><text:span text:style-name="Source_20_Text"><text:span text:style-name="T31">return</text:span></text:span><text:span text:style-name="Source_20_Text"><text:span text:style-name="T40"> result</text:span></text:span><text:span text:style-name="Source_20_Text"><text:span text:style-name="T58">;</text:span></text:span></text:p>
      <text:p text:style-name="P3"><text:span text:style-name="Source_20_Text"><text:span text:style-name="T58">}</text:span></text:span></text:p>
      <text:p text:style-name="P39"><text:span text:style-name="Source_20_Text"><text:span text:style-name="T23"/></text:span></text:p>
      <text:p text:style-name="P28"><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text:span></text:span><text:span text:style-name="Source_20_Text"><text:span text:style-name="T104">String</text:span></text:span><text:span text:style-name="Source_20_Text"><text:span text:style-name="T43"> makeGreeting</text:span></text:span><text:span text:style-name="Source_20_Text"><text:span text:style-name="T68">(</text:span></text:span><text:span text:style-name="Source_20_Text"><text:span text:style-name="T104">String</text:span></text:span><text:span text:style-name="Source_20_Text"><text:span text:style-name="T43"> who</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return</text:span></text:span><text:span text:style-name="Source_20_Text"><text:span text:style-name="T40"> </text:span></text:span><text:span text:style-name="Source_20_Text"><text:span text:style-name="T52">'Hello, $who!'</text:span></text:span><text:span text:style-name="Source_20_Text"><text:span text:style-name="T58">;</text:span></text:span></text:p>
      <text:p text:style-name="P3"><text:span text:style-name="Source_20_Text"><text:span text:style-name="T58">}</text:span></text:span></text:p>
      <text:p text:style-name="P39"><text:span text:style-name="Source_20_Text"><text:span text:style-name="T23"/></text:span></text:p>
      <text:p text:style-name="P28"><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text:span></text:span><text:span text:style-name="Source_20_Text"><text:span text:style-name="T43">makeGreeting</text:span></text:span><text:span text:style-name="Source_20_Text"><text:span text:style-name="T68">(</text:span></text:span><text:span text:style-name="Source_20_Text"><text:span text:style-name="T104">String</text:span></text:span><text:span text:style-name="Source_20_Text"><text:span text:style-name="T43"> who</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return</text:span></text:span><text:span text:style-name="Source_20_Text"><text:span text:style-name="T40"> </text:span></text:span><text:span text:style-name="Source_20_Text"><text:span text:style-name="T52">'Hello, $who!'</text:span></text:span><text:span text:style-name="Source_20_Text"><text:span text:style-name="T58">;</text:span></text:span></text:p>
      <text:p text:style-name="P3"><text:span text:style-name="Source_20_Text"><text:span text:style-name="T58">}</text:span></text:span></text:p>
      <text:p text:style-name="P39"><text:span text:style-name="Source_20_Text"><text:span text:style-name="T20"/></text:span></text:p>
      <text:p text:style-name="P39"><text:span text:style-name="Source_20_Text"><text:span text:style-name="T20"/></text:span></text:p>
      <text:p text:style-name="P100"><text:span text:style-name="Source_20_Text"><text:span text:style-name="T2">---------------------------------------------------------------------------------------------------------------</text:span></text:span></text:p>
      <text:p text:style-name="P100"><text:span text:style-name="Source_20_Text"><text:span text:style-name="T2"/></text:span></text:p>
      <text:p text:style-name="P137"><text:soft-page-break/><text:span text:style-name="Source_20_Text"><text:span text:style-name="T238">De nome a os parametros nomeados </text:span></text:span></text:p>
      <text:p text:style-name="P137"><text:span text:style-name="Source_20_Text"/></text:p>
      <text:p text:style-name="P28"><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5"> </text:span></text:span><text:span text:style-name="Source_20_Text"><text:span text:style-name="T104">void</text:span></text:span><text:span text:style-name="Source_20_Text"><text:span text:style-name="T43"> sayRepeatedly</text:span></text:span><text:span text:style-name="Source_20_Text"><text:span text:style-name="T68">(</text:span></text:span><text:span text:style-name="Source_20_Text"><text:span text:style-name="T104">String</text:span></text:span><text:span text:style-name="Source_20_Text"><text:span text:style-name="T43"> message</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104">int</text:span></text:span><text:span text:style-name="Source_20_Text"><text:span text:style-name="T43"> count </text:span></text:span><text:span text:style-name="Source_20_Text"><text:span text:style-name="T68">=</text:span></text:span><text:span text:style-name="Source_20_Text"><text:span text:style-name="T43"> </text:span></text:span><text:span text:style-name="Source_20_Text"><text:span text:style-name="T54">2</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for</text:span></text:span><text:span text:style-name="Source_20_Text"><text:span text:style-name="T40"> </text:span></text:span><text:span text:style-name="Source_20_Text"><text:span text:style-name="T58">(</text:span></text:span><text:span text:style-name="Source_20_Text"><text:span text:style-name="T31">var</text:span></text:span><text:span text:style-name="Source_20_Text"><text:span text:style-name="T40"> i </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span text:style-name="Source_20_Text"><text:span text:style-name="T40"> i </text:span></text:span><text:span text:style-name="Source_20_Text"><text:span text:style-name="T58">&lt;</text:span></text:span><text:span text:style-name="Source_20_Text"><text:span text:style-name="T40"> count</text:span></text:span><text:span text:style-name="Source_20_Text"><text:span text:style-name="T58">;</text:span></text:span><text:span text:style-name="Source_20_Text"><text:span text:style-name="T40"> i</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print</text:span></text:span><text:span text:style-name="Source_20_Text"><text:span text:style-name="T58">(</text:span></text:span><text:span text:style-name="Source_20_Text"><text:span text:style-name="T40">messag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28"><text:span text:style-name="Source_20_Text"><text:span text:style-name="T83">→ </text:span></text:span><text:span text:style-name="Source_20_Text"><text:span text:style-name="T82">Ruim</text:span></text:span><text:span text:style-name="Source_20_Text"><text:span text:style-name="T83"> =</text:span></text:span><text:span text:style-name="Source_20_Text"><text:span text:style-name="T95"> </text:span></text:span><text:span text:style-name="Source_20_Text"><text:span text:style-name="T104">void</text:span></text:span><text:span text:style-name="Source_20_Text"><text:span text:style-name="T43"> sayRepeatedly</text:span></text:span><text:span text:style-name="Source_20_Text"><text:span text:style-name="T68">(</text:span></text:span><text:span text:style-name="Source_20_Text"><text:span text:style-name="T43">message</text:span></text:span><text:span text:style-name="Source_20_Text"><text:span text:style-name="T68">,</text:span></text:span><text:span text:style-name="Source_20_Text"><text:span text:style-name="T43"> </text:span></text:span><text:span text:style-name="Source_20_Text"><text:span text:style-name="T68">{</text:span></text:span><text:span text:style-name="Source_20_Text"><text:span text:style-name="T43">count </text:span></text:span><text:span text:style-name="Source_20_Text"><text:span text:style-name="T68">=</text:span></text:span><text:span text:style-name="Source_20_Text"><text:span text:style-name="T43"> </text:span></text:span><text:span text:style-name="Source_20_Text"><text:span text:style-name="T54">2</text:span></text:span><text:span text:style-name="Source_20_Text"><text:span text:style-name="T68">})</text:span></text:span><text:span text:style-name="Source_20_Text"><text:span text:style-name="T43"> </text:span></text:span><text:span text:style-name="Source_20_Text"><text:span text:style-name="T68">{</text:span></text:span></text:p>
      <text:p text:style-name="P3"><text:span text:style-name="Source_20_Text"><text:span text:style-name="T51"><text:s text:c="2"/></text:span></text:span><text:span text:style-name="Source_20_Text"><text:span text:style-name="T31">for</text:span></text:span><text:span text:style-name="Source_20_Text"><text:span text:style-name="T40"> </text:span></text:span><text:span text:style-name="Source_20_Text"><text:span text:style-name="T58">(</text:span></text:span><text:span text:style-name="Source_20_Text"><text:span text:style-name="T31">var</text:span></text:span><text:span text:style-name="Source_20_Text"><text:span text:style-name="T40"> i </text:span></text:span><text:span text:style-name="Source_20_Text"><text:span text:style-name="T58">=</text:span></text:span><text:span text:style-name="Source_20_Text"><text:span text:style-name="T40"> </text:span></text:span><text:span text:style-name="Source_20_Text"><text:span text:style-name="T52">0</text:span></text:span><text:span text:style-name="Source_20_Text"><text:span text:style-name="T58">;</text:span></text:span><text:span text:style-name="Source_20_Text"><text:span text:style-name="T40"> i </text:span></text:span><text:span text:style-name="Source_20_Text"><text:span text:style-name="T58">&lt;</text:span></text:span><text:span text:style-name="Source_20_Text"><text:span text:style-name="T40"> count</text:span></text:span><text:span text:style-name="Source_20_Text"><text:span text:style-name="T58">;</text:span></text:span><text:span text:style-name="Source_20_Text"><text:span text:style-name="T40"> i</text:span></text:span><text:span text:style-name="Source_20_Text"><text:span text:style-name="T58">++)</text:span></text:span><text:span text:style-name="Source_20_Text"><text:span text:style-name="T40"> </text:span></text:span><text:span text:style-name="Source_20_Text"><text:span text:style-name="T58">{</text:span></text:span></text:p>
      <text:p text:style-name="P3"><text:span text:style-name="Source_20_Text"><text:span text:style-name="T51"><text:s text:c="4"/></text:span></text:span><text:span text:style-name="Source_20_Text"><text:span text:style-name="T40">print</text:span></text:span><text:span text:style-name="Source_20_Text"><text:span text:style-name="T58">(</text:span></text:span><text:span text:style-name="Source_20_Text"><text:span text:style-name="T40">message</text:span></text:span><text:span text:style-name="Source_20_Text"><text:span text:style-name="T58">);</text:span></text:span></text:p>
      <text:p text:style-name="P3"><text:span text:style-name="Source_20_Text"><text:span text:style-name="T51"><text:s text:c="2"/></text:span></text:span><text:span text:style-name="Source_20_Text"><text:span text:style-name="T58">}</text:span></text:span></text:p>
      <text:p text:style-name="P3"><text:span text:style-name="Source_20_Text"><text:span text:style-name="T58">}</text:span></text:span></text:p>
      <text:p text:style-name="P39"><text:span text:style-name="Source_20_Text"><text:span text:style-name="T20"/></text:span></text:p>
      <text:p text:style-name="P100"><text:span text:style-name="Source_20_Text"><text:span text:style-name="T2"/></text:span></text:p>
      <text:p text:style-name="P100"><text:span text:style-name="Source_20_Text"><text:span text:style-name="T2">---------------------------------------------------------------------------------------------------------------</text:span></text:span></text:p>
      <text:p text:style-name="P100"><text:span text:style-name="Source_20_Text"><text:span text:style-name="T2"/></text:span></text:p>
      <text:p text:style-name="P175"><text:span text:style-name="Source_20_Text"><text:span text:style-name="T240">Symbols</text:span></text:span></text:p>
      <text:p text:style-name="P100"><text:span text:style-name="Source_20_Text"><text:span text:style-name="T2"/></text:span></text:p>
      <text:p text:style-name="P100"><text:span text:style-name="Source_20_Text"><text:span text:style-name="T2"/></text:span></text:p>
      <text:p text:style-name="P179"><text:span text:style-name="Source_20_Text"><text:span text:style-name="T239">Os symbols e um reflections, é um mecanismo para obter metadados de um tipo em tempo de execução, como o número de métodos em uma classe, o número de construtores que possui ou o número de parâmetros em uma função. Você pode até invocar um método do tipo que é carregado no tempo de execução.</text:span></text:span><text:span text:style-name="Source_20_Text"><text:span text:style-name="T161"> </text:span></text:span><text:span text:style-name="Source_20_Text"><text:span text:style-name="T239">Em classes específicas de Reflections do Dart estão disponíveis no pacote dart: mirrors . Esta biblioteca funciona tanto em aplicativos da Web quanto em aplicativos de linha de comando.</text:span></text:span><text:span text:style-name="Source_20_Text"><text:span text:style-name="T161"> </text:span></text:span><text:span text:style-name="Source_20_Text"><text:span text:style-name="T239">Lembrando que seu uso, vc NUNCA precise utilizá-lo, como diz a documentação, mas vc pode utilizá-lo para tratar algumas annotations por exemplo.(dart:mirrors)</text:span></text:span><text:span text:style-name="Source_20_Text"><text:span text:style-name="T161"> </text:span></text:span><text:span text:style-name="Source_20_Text"><text:span text:style-name="T238"><text:line-break/></text:span></text:span></text:p>
      <text:p text:style-name="P170"><text:span text:style-name="Source_20_Text"><text:span text:style-name="T2">---------------------------------------------------------------------------------------------------------------</text:span></text:span></text:p>
      <text:p text:style-name="P100"/>
      <text:p text:style-name="P176"><text:span text:style-name="Source_20_Text"><text:span text:style-name="T241">Objects e Dynamic resumo</text:span></text:span></text:p>
      <text:p text:style-name="P176"><text:span text:style-name="Source_20_Text"/></text:p>
      <text:p text:style-name="P180"><text:span text:style-name="Source_20_Text"/></text:p>
      <text:p text:style-name="P174">Objects = Aceita todos os objetos <text:span text:style-name="T242">MENOS</text:span> null (isso no nullSafety, antes do nullSafety ele era utilizado como Dynamic)</text:p>
      <text:p text:style-name="P174"/>
      <text:p text:style-name="P174">Ao utilizar o Objects sempre use junto o ‘<text:span text:style-name="T242">is</text:span>’</text:p>
      <text:p text:style-name="P186"><text:span text:style-name="Source_20_Text"><text:span text:style-name="T89">→ </text:span></text:span><text:span text:style-name="Source_20_Text"><text:span text:style-name="T88">Bom</text:span></text:span><text:span text:style-name="Source_20_Text"><text:span text:style-name="T89"> =</text:span></text:span><text:span text:style-name="Source_20_Text"><text:span text:style-name="T96"> </text:span></text:span><text:span text:style-name="Source_20_Text"><text:span text:style-name="T107">bool</text:span></text:span><text:span text:style-name="Source_20_Text"><text:span text:style-name="T45"> convertToBool</text:span></text:span><text:span text:style-name="Source_20_Text"><text:span text:style-name="T70">(</text:span></text:span><text:span text:style-name="Source_20_Text"><text:span text:style-name="T107">Object</text:span></text:span><text:span text:style-name="Source_20_Text"><text:span text:style-name="T45"> arg</text:span></text:span><text:span text:style-name="Source_20_Text"><text:span text:style-name="T70">)</text:span></text:span><text:span text:style-name="Source_20_Text"><text:span text:style-name="T45"> </text:span></text:span><text:span text:style-name="Source_20_Text"><text:span text:style-name="T70">{</text:span></text:span></text:p>
      <text:p text:style-name="P3"><text:span text:style-name="Source_20_Text"><text:span text:style-name="T51"><text:s text:c="2"/></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arg </text:span></text:span><text:span text:style-name="Source_20_Text"><text:span text:style-name="T31">is</text:span></text:span><text:span text:style-name="Source_20_Text"><text:span text:style-name="T40"> </text:span></text:span><text:span text:style-name="Source_20_Text"><text:span text:style-name="T101">bool</text:span></text:span><text:span text:style-name="Source_20_Text"><text:span text:style-name="T58">)</text:span></text:span><text:span text:style-name="Source_20_Text"><text:span text:style-name="T40"> </text:span></text:span><text:span text:style-name="Source_20_Text"><text:span text:style-name="T31">return</text:span></text:span><text:span text:style-name="Source_20_Text"><text:span text:style-name="T40"> arg</text:span></text:span><text:span text:style-name="Source_20_Text"><text:span text:style-name="T58">;</text:span></text:span></text:p>
      <text:p text:style-name="P3"><text:span text:style-name="Source_20_Text"><text:span text:style-name="T51"><text:s text:c="2"/></text:span></text:span><text:span text:style-name="Source_20_Text"><text:span text:style-name="T31">if</text:span></text:span><text:span text:style-name="Source_20_Text"><text:span text:style-name="T40"> </text:span></text:span><text:span text:style-name="Source_20_Text"><text:span text:style-name="T58">(</text:span></text:span><text:span text:style-name="Source_20_Text"><text:span text:style-name="T40">arg </text:span></text:span><text:span text:style-name="Source_20_Text"><text:span text:style-name="T31">is</text:span></text:span><text:span text:style-name="Source_20_Text"><text:span text:style-name="T40"> </text:span></text:span><text:span text:style-name="Source_20_Text"><text:span text:style-name="T101">String</text:span></text:span><text:span text:style-name="Source_20_Text"><text:span text:style-name="T58">)</text:span></text:span><text:span text:style-name="Source_20_Text"><text:span text:style-name="T40"> </text:span></text:span><text:span text:style-name="Source_20_Text"><text:span text:style-name="T31">return</text:span></text:span><text:span text:style-name="Source_20_Text"><text:span text:style-name="T40"> arg</text:span></text:span><text:span text:style-name="Source_20_Text"><text:span text:style-name="T58">.</text:span></text:span><text:span text:style-name="Source_20_Text"><text:span text:style-name="T40">toLowerCase</text:span></text:span><text:span text:style-name="Source_20_Text"><text:span text:style-name="T58">()</text:span></text:span><text:span text:style-name="Source_20_Text"><text:span text:style-name="T40"> </text:span></text:span><text:span text:style-name="Source_20_Text"><text:span text:style-name="T58">==</text:span></text:span><text:span text:style-name="Source_20_Text"><text:span text:style-name="T40"> </text:span></text:span><text:span text:style-name="Source_20_Text"><text:span text:style-name="T52">'true'</text:span></text:span><text:span text:style-name="Source_20_Text"><text:span text:style-name="T58">;</text:span></text:span></text:p>
      <text:p text:style-name="P3"><text:span text:style-name="Source_20_Text"><text:span text:style-name="T51"><text:s text:c="2"/></text:span></text:span><text:span text:style-name="Source_20_Text"><text:span text:style-name="T31">throw</text:span></text:span><text:span text:style-name="Source_20_Text"><text:span text:style-name="T40"> </text:span></text:span><text:span text:style-name="Source_20_Text"><text:span text:style-name="T101">ArgumentError</text:span></text:span><text:span text:style-name="Source_20_Text"><text:span text:style-name="T58">(</text:span></text:span><text:span text:style-name="Source_20_Text"><text:span text:style-name="T52">'Cannot convert $arg to a bool.'</text:span></text:span><text:span text:style-name="Source_20_Text"><text:span text:style-name="T58">);</text:span></text:span></text:p>
      <text:p text:style-name="P3"><text:span text:style-name="Source_20_Text"><text:span text:style-name="T58">}</text:span></text:span></text:p>
      <text:p text:style-name="P185"><text:span text:style-name="Source_20_Text"><text:span text:style-name="T4"/></text:span></text:p>
      <text:p text:style-name="P174"><text:soft-page-break/></text:p>
      <text:p text:style-name="P174"/>
      <text:p text:style-name="P174">Dynamic = Aceita todos os objetos e aceita os objetos como <text:span text:style-name="T242">NULL</text:span><text:span text:style-name="T179">, mais utilizado em ‘Map’</text:span></text:p>
      <text:p text:style-name="P100"/>
      <text:p text:style-name="P100"/>
      <text:p text:style-name="P100"><text:span text:style-name="Strong_20_Emphasis"><text:span text:style-name="T243">Nota de versão</text:span></text:span><text:span text:style-name="Strong_20_Emphasis"><text:span text:style-name="T212">:</text:span></text:span><text:span text:style-name="T209"> </text:span><text:span text:style-name="T210">no código que ainda não foi migrado para segurança </text:span><text:span text:style-name="T213">null</text:span><text:span text:style-name="T210">, use </text:span><text:span text:style-name="Source_20_Text"><text:span text:style-name="T245">Object </text:span></text:span><text:span text:style-name="T210">para aceitar valores de todos os tipos, inclusive </text:span><text:span text:style-name="Source_20_Text"><text:span text:style-name="T245">null</text:span></text:span><text:span text:style-name="T210">.</text:span></text:p>
      <text:p text:style-name="P100"><text:span text:style-name="T210"/></text:p>
      <text:p text:style-name="P171"><text:span text:style-name="Source_20_Text"><text:span text:style-name="T2">---------------------------------------------------------------------------------------------------------------</text:span></text:span></text:p>
      <text:p text:style-name="P171"><text:span text:style-name="Source_20_Text"><text:span text:style-name="T2"/></text:span></text:p>
      <text:p text:style-name="P177"><text:span text:style-name="Source_20_Text"><text:span text:style-name="T246">Use Future&lt;void&gt; como tipo de retorno de membos async que não produzem valores.</text:span></text:span></text:p>
      <text:p text:style-name="P171"><text:span text:style-name="Source_20_Text"><text:span text:style-name="T2"/></text:span></text:p>
      <text:p text:style-name="P171"><text:span text:style-name="Source_20_Text"><text:span text:style-name="T2"/></text:span></text:p>
      <text:p text:style-name="P171"><text:span text:style-name="Source_20_Text"><text:span text:style-name="T2"/></text:span></text:p>
      <text:p text:style-name="P183"><text:span text:style-name="Source_20_Text"><text:span text:style-name="T140">Quando você tem uma função síncrona que não retorna um valor, você a usa </text:span></text:span><text:span text:style-name="Source_20_Text"><text:span text:style-name="T145">void</text:span></text:span><text:span text:style-name="Source_20_Text"><text:span text:style-name="T140"> como o tipo de retorno. O equivalente assíncrono para um método que não produz um valor, mas que o chamador pode precisar aguardar, é </text:span></text:span><text:span text:style-name="Source_20_Text"><text:span text:style-name="T145">Future&lt;void&gt;</text:span></text:span><text:span text:style-name="Source_20_Text"><text:span text:style-name="T140">.</text:span></text:span></text:p>
      <text:p text:style-name="P183"><text:span text:style-name="Source_20_Text"><text:span text:style-name="T140">Para funções assíncronas que não retornam um valor útil e onde nenhum chamador precisa aguardar o trabalho assíncrono ou lidar com uma falha assíncrona, use um tipo de retorno de </text:span></text:span><text:span text:style-name="Source_20_Text"><text:span text:style-name="T145">void</text:span></text:span><text:span text:style-name="Source_20_Text"><text:span text:style-name="T140">.</text:span></text:span></text:p>
      <text:p text:style-name="P183"><text:span text:style-name="Source_20_Text"><text:span text:style-name="T143"/></text:span></text:p>
      <text:p text:style-name="P172"><text:span text:style-name="Source_20_Text"><text:span text:style-name="T2">---------------------------------------------------------------------------------------------------------------</text:span></text:span></text:p>
      <text:p text:style-name="P172"><text:span text:style-name="Source_20_Text"><text:span text:style-name="T2"/></text:span></text:p>
      <text:p text:style-name="P178"><text:span text:style-name="Source_20_Text"><text:span text:style-name="T247">FutureOr</text:span></text:span></text:p>
      <text:p text:style-name="P178"><text:span text:style-name="Source_20_Text"/></text:p>
      <text:p text:style-name="P181"><text:span text:style-name="Source_20_Text"><text:span text:style-name="T185"/></text:span></text:p>
      <text:p text:style-name="P182"><text:span text:style-name="Source_20_Text"><text:span text:style-name="T248">O uso de </text:span></text:span><text:span text:style-name="Source_20_Text"><text:span text:style-name="T249">FutureOr</text:span></text:span><text:span text:style-name="Source_20_Text"><text:span text:style-name="T248">, conforme apresentado com o Dart 2, é para permitir que você forneça um valor ou um futuro em um ponto onde a API Dart 1 existente permitia a mesma coisa por conveniência, apenas de uma forma que possa ser digitada estaticamente.</text:span></text:span></text:p>
      <text:p text:style-name="P187"><text:span text:style-name="T131">O exemplo canônico é </text:span><text:span text:style-name="Source_20_Text"><text:span text:style-name="T134">Future.then</text:span></text:span><text:span text:style-name="T131">. A assinatura </text:span><text:span text:style-name="Source_20_Text"><text:span text:style-name="T134">Future&lt;T&gt;</text:span></text:span><text:span text:style-name="T131">é </text:span><text:span text:style-name="Source_20_Text"><text:span text:style-name="T134">Future&lt;R&gt; then&lt;R&gt;(FutureOr&lt;R&gt; action(T value), {Function onError})</text:span></text:span><text:span text:style-name="T131">.</text:span></text:p>
      <text:p text:style-name="P187"><text:span text:style-name="T131">A ideia é que você possa ter uma ação sobre o valor do futuro que seja síncrona ou assíncrona. Originalmente, havia uma </text:span><text:span text:style-name="Source_20_Text"><text:span text:style-name="T134">then</text:span></text:span><text:span text:style-name="T131">função que recebia um retorno de chamada síncrono e uma </text:span><text:span text:style-name="Source_20_Text"><text:span text:style-name="T134">chain</text:span></text:span><text:span text:style-name="T131">função que recebia um retorno de chamada assíncrono, mas era muito chato de se trabalhar e, no bom estilo Dart 1, a API foi reduzida a um </text:span><text:span text:style-name="Source_20_Text"><text:span text:style-name="T134">then</text:span></text:span><text:span text:style-name="T131">método que exigia o retorno de uma função </text:span><text:span text:style-name="Source_20_Text"><text:span text:style-name="T134">dynamic</text:span></text:span><text:span text:style-name="T131">e, em seguida, verificou se era um futuro ou não.</text:span></text:p>
      <text:p text:style-name="P187"><text:span text:style-name="T131">No Dart 1, era fácil permitir que você retornasse um valor ou um futuro. O Dart 2 não era tão tolerante, então o </text:span><text:span text:style-name="Source_20_Text"><text:span text:style-name="T134">FutureOr</text:span></text:span><text:span text:style-name="T131">tipo foi introduzido para permitir que a API existente continuasse funcionando. Se tivéssemos escrito a API do zero, provavelmente teríamos feito outra coisa, mas migrar a base de código assíncrona </text:span><text:soft-page-break/><text:span text:style-name="T131">existente para algo completamente diferente não era uma opção, então o </text:span><text:span text:style-name="Source_20_Text"><text:span text:style-name="T134">FutureOr</text:span></text:span><text:span text:style-name="T131">tipo foi introduzido como um hack de nível de tipo.</text:span></text:p>
      <text:p text:style-name="P187"><text:span text:style-name="T131">A </text:span><text:span text:style-name="Source_20_Text"><text:span text:style-name="T134">await</text:span></text:span><text:span text:style-name="T131">operação também foi originalmente definida para funcionar em qualquer objeto, muito antes de </text:span><text:span text:style-name="Source_20_Text"><text:span text:style-name="T134">FutureOr</text:span></text:span><text:span text:style-name="T131">existir. Para consistência e código menor, um </text:span><text:span text:style-name="Source_20_Text"><text:span text:style-name="T134">await e</text:span></text:span><text:span text:style-name="T131">onde </text:span><text:span text:style-name="Source_20_Text"><text:span text:style-name="T134">e</text:span></text:span><text:span text:style-name="T131">avaliado para um não futuro envolveria esse valor em um futuro e esperaria por isso. Isso significa que há apenas uma verificação rápida e reutilizável em um valor (é um futuro, se não embrulhado) e o código restante é o mesmo. Existe apenas um caminho de código. Se o </text:span><text:span text:style-name="Source_20_Text"><text:span text:style-name="T134">await</text:span></text:span><text:span text:style-name="T131">funcionasse de forma síncrona em não </text:span><text:span text:style-name="Source_20_Text"><text:span text:style-name="T134">Future</text:span></text:span><text:span text:style-name="T131">valores, teria que haver um caminho de código síncrono passando pelo </text:span><text:span text:style-name="Source_20_Text"><text:span text:style-name="T134">await</text:span></text:span><text:span text:style-name="T131">, bem como um caminho assíncrono esperando por um futuro. Isso potencialmente dobraria o tamanho do código, por exemplo, ao compilar para JavaScript (ou pior, se houvesse mais</text:span><text:span text:style-name="Source_20_Text"><text:span text:style-name="T134">await</text:span></text:span><text:span text:style-name="T131">s no mesmo fluxo de controle, você poderia obter uma explosão exponencial para uma implementação ingênua). Mesmo se você evitou que por apenas chamar a função de continuação de forma síncrona, é provável que ser confuso para alguns leitores que um </text:span><text:span text:style-name="Source_20_Text"><text:span text:style-name="T134">await</text:span></text:span><text:span text:style-name="T131">seria </text:span><text:span text:style-name="Emphasis"><text:span text:style-name="T137">não</text:span></text:span><text:span text:style-name="T131"> introduzir uma lacuna assíncrona. Um erro que pode causar condições de corrida ou coisas acontecendo na ordem errada.</text:span></text:p>
      <text:p text:style-name="P187"><text:span text:style-name="T131">Portanto, o projeto original, anterior </text:span><text:span text:style-name="Source_20_Text"><text:span text:style-name="T134">FutureOr</text:span></text:span><text:span text:style-name="T131">, era fazer com que todas as </text:span><text:span text:style-name="Source_20_Text"><text:span text:style-name="T134">await</text:span></text:span><text:span text:style-name="T131">operações realmente esperassem.</text:span></text:p>
      <text:p text:style-name="P187"><text:span text:style-name="T131">A introdução de </text:span><text:span text:style-name="Source_20_Text"><text:span text:style-name="T134">FutureOr</text:span></text:span><text:span text:style-name="T131">não mudou esse raciocínio e, mesmo que mudasse, agora seria uma mudança significativa </text:span><text:span text:style-name="Emphasis"><text:span text:style-name="T137">não</text:span></text:span><text:span text:style-name="T131"> esperar em lugares onde as pessoas esperam que seu código realmente dê tempo para que outras microtarefas sejam executadas.</text:span></text:p>
      <text:p text:style-name="P178"><text:span text:style-name="Source_20_Text"><text:span text:style-name="T190"/></text:span></text:p>
      <text:p text:style-name="P172"><text:span text:style-name="Source_20_Text"><text:span text:style-name="T2"/></text:span></text:p>
      <text:p text:style-name="P173"><text:span text:style-name="Source_20_Text"><text:span text:style-name="T2">---------------------------------------------------------------------------------------------------------------</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Google Sans" svg:font-family="'Google Sans', Roboto, sans-serif"/>
    <style:font-face style:name="Roboto Mono" svg:font-family="'Roboto Mono', Menlo, 'Bitstream Vera Sans Mono', 'DejaVu Sans Mono', Monaco, Consolas, monospace"/>
    <style:font-face style:name="Roboto1" svg:font-family="Roboto, Arial, sans-serif"/>
    <style:font-face style:name="Roboto" svg:font-family="Roboto, sans-serif"/>
    <style:font-face style:name="apple-system" svg:font-family="apple-system, BlinkMacSystemFont, 'Segoe UI', 'Liberation Sans', sans-serif"/>
    <style:font-face style:name="inherit" svg:font-family="inherit"/>
    <style:font-face style:name="var ff-mono" svg:font-family="'var ff-mono'"/>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cca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0T18:31:40.186086119</meta:creation-date>
    <dc:date>2021-07-14T21:11:18.919078994</dc:date>
    <meta:editing-duration>PT3H40M36S</meta:editing-duration>
    <meta:editing-cycles>11</meta:editing-cycles>
    <meta:generator>LibreOffice/7.1.4.2$Linux_X86_64 LibreOffice_project/10$Build-2</meta:generator>
    <meta:document-statistic meta:table-count="0" meta:image-count="0" meta:object-count="0" meta:page-count="31" meta:paragraph-count="752" meta:word-count="4094" meta:character-count="31599" meta:non-whitespace-character-count="26997"/>
  </office:meta>
</office:document-meta>
</file>